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09in"/>
    </style:style>
    <style:style style:name="co2" style:family="table-column">
      <style:table-column-properties fo:break-before="auto" style:column-width="0.7098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1.0689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5457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7638in"/>
    </style:style>
    <style:style style:name="co11" style:family="table-column">
      <style:table-column-properties fo:break-before="auto" style:column-width="0.4917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48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number-columns-repeated="5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<text:s/>meanMT</text:p>
          </table:table-cell>
          <table:table-cell office:value-type="string">
            <text:p><text:s/>stdMT</text:p>
          </table:table-cell>
          <table:table-cell office:value-type="string">
            <text:p><text:s/>meanDistance</text:p>
          </table:table-cell>
          <table:table-cell office:value-type="string">
            <text:p><text:s/>stdDistance</text:p>
          </table:table-cell>
          <table:table-cell office:value-type="string">
            <text:p><text:s/>errorRate</text:p>
          </table:table-cell>
          <table:table-cell office:value-type="string">
            <text:p>outlierRate</text:p>
          </table:table-cell>
          <table:table-cell office:value-type="string">
            <text:p><text:s/>IDe</text:p>
          </table:table-cell>
          <table:table-cell office:value-type="string">
            <text:p><text:s/>meanWidth</text:p>
          </table:table-cell>
          <table:table-cell office:value-type="string">
            <text:p><text:s/>meanDist</text:p>
          </table:table-cell>
          <table:table-cell office:value-type="string">
            <text:p><text:s/>ID</text:p>
          </table:table-cell>
          <table:table-cell office:value-type="string">
            <text:p><text:s/>width</text:p>
          </table:table-cell>
          <table:table-cell office:value-type="string">
            <text:p><text:s/>distance</text:p>
          </table:table-cell>
          <table:table-cell office:value-type="string">
            <text:p>TP </text:p>
          </table:table-cell>
          <table:table-cell office:value-type="string">
            <text:p>Is Mouse</text:p>
          </table:table-cell>
          <table:table-cell office:value-type="string">
            <text:p>Is Fingers relative</text:p>
          </table:table-cell>
          <table:table-cell office:value-type="string">
            <text:p>Is Fingers Absolute</text:p>
          </table:table-cell>
          <table:table-cell office:value-type="string">
            <text:p>Is Trackpad</text:p>
          </table:table-cell>
          <table:table-cell office:value-type="string">
            <text:p>ID</text:p>
          </table:table-cell>
        </table:table-row>
        <table:table-row table:style-name="ro2" table:visibility="filter">
          <table:table-cell office:value-type="string">
            <text:p>P32-data/Mouse/P32M1/P32M1mouseB</text:p>
          </table:table-cell>
          <table:table-cell office:value-type="float" office:value="0.736">
            <text:p>0.736</text:p>
          </table:table-cell>
          <table:table-cell office:value-type="float" office:value="0.1281">
            <text:p>0.1281</text:p>
          </table:table-cell>
          <table:table-cell office:value-type="float" office:value="403.5256">
            <text:p>403.5256</text:p>
          </table:table-cell>
          <table:table-cell office:value-type="float" office:value="7.7092">
            <text:p>7.7092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5.0017">
            <text:p>5.0017</text:p>
          </table:table-cell>
          <table:table-cell office:value-type="float" office:value="13.0009">
            <text:p>13.0009</text:p>
          </table:table-cell>
          <table:table-cell office:value-type="float" office:value="403.5256">
            <text:p>403.525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6.7957">
            <text:p>6.7957</text:p>
          </table:table-cell>
          <table:table-cell table:formula="of:=IF(SEARCH(&quot;mouse&quot;;[.A2])&gt;0;&quot;mouse&quot;;&quot;other&quot;)" office:value-type="string" office:string-value="mouse">
            <text:p>mouse</text:p>
          </table:table-cell>
          <table:table-cell table:formula="of:=IF(SEARCH(&quot;FR&quot;;[.A2])&gt;0;&quot;fingers relative&quot;;&quot;other&quot;)" office:value-type="float" office:value="0">
            <text:p>#VALUE!</text:p>
          </table:table-cell>
          <table:table-cell table:formula="of:=IF(SEARCH(&quot;FA&quot;;[.A2])&gt;0;&quot;fingers absolute&quot;;&quot;other&quot;)" office:value-type="float" office:value="0">
            <text:p>#VALUE!</text:p>
          </table:table-cell>
          <table:table-cell table:formula="of:=IF(SEARCH(&quot;Trackpad&quot;;[.A2])&gt;0;&quot;trackpad&quot;;&quot;other&quot;)" office:value-type="float" office:value="0">
            <text:p>#VALUE!</text:p>
          </table:table-cell>
          <table:table-cell table:formula="of:=RIGHT([.A2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2-data/Mouse/P32M1/P32M1mouseA</text:p>
          </table:table-cell>
          <table:table-cell office:value-type="float" office:value="0.5694">
            <text:p>0.5694</text:p>
          </table:table-cell>
          <table:table-cell office:value-type="float" office:value="0.1153">
            <text:p>0.1153</text:p>
          </table:table-cell>
          <table:table-cell office:value-type="float" office:value="406.3429">
            <text:p>406.3429</text:p>
          </table:table-cell>
          <table:table-cell office:value-type="float" office:value="10.4106">
            <text:p>10.410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3.9899">
            <text:p>3.9899</text:p>
          </table:table-cell>
          <table:table-cell office:value-type="float" office:value="27.2918">
            <text:p>27.2918</text:p>
          </table:table-cell>
          <table:table-cell office:value-type="float" office:value="406.3429">
            <text:p>406.3429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7.0073">
            <text:p>7.0073</text:p>
          </table:table-cell>
          <table:table-cell table:formula="of:=IF(SEARCH(&quot;mouse&quot;;[.A3])&gt;0;&quot;mouse&quot;;&quot;other&quot;)" office:value-type="string" office:string-value="mouse">
            <text:p>mouse</text:p>
          </table:table-cell>
          <table:table-cell table:formula="of:=IF(SEARCH(&quot;FR&quot;;[.A3])&gt;0;&quot;fingers relative&quot;;&quot;other&quot;)" office:value-type="float" office:value="0">
            <text:p>#VALUE!</text:p>
          </table:table-cell>
          <table:table-cell table:formula="of:=IF(SEARCH(&quot;FA&quot;;[.A3])&gt;0;&quot;fingers absolute&quot;;&quot;other&quot;)" office:value-type="float" office:value="0">
            <text:p>#VALUE!</text:p>
          </table:table-cell>
          <table:table-cell table:formula="of:=IF(SEARCH(&quot;Trackpad&quot;;[.A3])&gt;0;&quot;trackpad&quot;;&quot;other&quot;)" office:value-type="float" office:value="0">
            <text:p>#VALUE!</text:p>
          </table:table-cell>
          <table:table-cell table:formula="of:=RIGHT([.A3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2-data/Mouse/P32M1/P32M1mouseC</text:p>
          </table:table-cell>
          <table:table-cell office:value-type="float" office:value="1.3643">
            <text:p>1.3643</text:p>
          </table:table-cell>
          <table:table-cell office:value-type="float" office:value="0.6165">
            <text:p>0.6165</text:p>
          </table:table-cell>
          <table:table-cell office:value-type="float" office:value="597.373">
            <text:p>597.373</text:p>
          </table:table-cell>
          <table:table-cell office:value-type="float" office:value="2.9166">
            <text:p>2.9166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.5254">
            <text:p>6.5254</text:p>
          </table:table-cell>
          <table:table-cell office:value-type="float" office:value="6.556">
            <text:p>6.556</text:p>
          </table:table-cell>
          <table:table-cell office:value-type="float" office:value="597.373">
            <text:p>597.373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4.7828">
            <text:p>4.7828</text:p>
          </table:table-cell>
          <table:table-cell table:formula="of:=IF(SEARCH(&quot;mouse&quot;;[.A4])&gt;0;&quot;mouse&quot;;&quot;other&quot;)" office:value-type="string" office:string-value="mouse">
            <text:p>mouse</text:p>
          </table:table-cell>
          <table:table-cell table:formula="of:=IF(SEARCH(&quot;FR&quot;;[.A4])&gt;0;&quot;fingers relative&quot;;&quot;other&quot;)" office:value-type="float" office:value="0">
            <text:p>#VALUE!</text:p>
          </table:table-cell>
          <table:table-cell table:formula="of:=IF(SEARCH(&quot;FA&quot;;[.A4])&gt;0;&quot;fingers absolute&quot;;&quot;other&quot;)" office:value-type="float" office:value="0">
            <text:p>#VALUE!</text:p>
          </table:table-cell>
          <table:table-cell table:formula="of:=IF(SEARCH(&quot;Trackpad&quot;;[.A4])&gt;0;&quot;trackpad&quot;;&quot;other&quot;)" office:value-type="float" office:value="0">
            <text:p>#VALUE!</text:p>
          </table:table-cell>
          <table:table-cell table:formula="of:=RIGHT([.A4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2-data/Mouse/P32M3/P32M3mouseA</text:p>
          </table:table-cell>
          <table:table-cell office:value-type="float" office:value="0.7129">
            <text:p>0.7129</text:p>
          </table:table-cell>
          <table:table-cell office:value-type="float" office:value="0.6402">
            <text:p>0.6402</text:p>
          </table:table-cell>
          <table:table-cell office:value-type="float" office:value="404.1955">
            <text:p>404.1955</text:p>
          </table:table-cell>
          <table:table-cell office:value-type="float" office:value="16.4831">
            <text:p>16.483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4.0046">
            <text:p>4.0046</text:p>
          </table:table-cell>
          <table:table-cell office:value-type="float" office:value="26.8557">
            <text:p>26.8557</text:p>
          </table:table-cell>
          <table:table-cell office:value-type="float" office:value="404.1955">
            <text:p>404.1955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5.617">
            <text:p>5.617</text:p>
          </table:table-cell>
          <table:table-cell table:formula="of:=IF(SEARCH(&quot;mouse&quot;;[.A5])&gt;0;&quot;mouse&quot;;&quot;other&quot;)" office:value-type="string" office:string-value="mouse">
            <text:p>mouse</text:p>
          </table:table-cell>
          <table:table-cell table:formula="of:=IF(SEARCH(&quot;FR&quot;;[.A5])&gt;0;&quot;fingers relative&quot;;&quot;other&quot;)" office:value-type="float" office:value="0">
            <text:p>#VALUE!</text:p>
          </table:table-cell>
          <table:table-cell table:formula="of:=IF(SEARCH(&quot;FA&quot;;[.A5])&gt;0;&quot;fingers absolute&quot;;&quot;other&quot;)" office:value-type="float" office:value="0">
            <text:p>#VALUE!</text:p>
          </table:table-cell>
          <table:table-cell table:formula="of:=IF(SEARCH(&quot;Trackpad&quot;;[.A5])&gt;0;&quot;trackpad&quot;;&quot;other&quot;)" office:value-type="float" office:value="0">
            <text:p>#VALUE!</text:p>
          </table:table-cell>
          <table:table-cell table:formula="of:=RIGHT([.A5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2-data/Mouse/P32M3/P32M3mouseC</text:p>
          </table:table-cell>
          <table:table-cell office:value-type="float" office:value="1.2452">
            <text:p>1.2452</text:p>
          </table:table-cell>
          <table:table-cell office:value-type="float" office:value="0.3916">
            <text:p>0.3916</text:p>
          </table:table-cell>
          <table:table-cell office:value-type="float" office:value="398.7336">
            <text:p>398.7336</text:p>
          </table:table-cell>
          <table:table-cell office:value-type="float" office:value="2.7581">
            <text:p>2.7581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6.0485">
            <text:p>6.0485</text:p>
          </table:table-cell>
          <table:table-cell office:value-type="float" office:value="6.1164">
            <text:p>6.1164</text:p>
          </table:table-cell>
          <table:table-cell office:value-type="float" office:value="398.7336">
            <text:p>398.7336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.8574">
            <text:p>4.8574</text:p>
          </table:table-cell>
          <table:table-cell table:formula="of:=IF(SEARCH(&quot;mouse&quot;;[.A6])&gt;0;&quot;mouse&quot;;&quot;other&quot;)" office:value-type="string" office:string-value="mouse">
            <text:p>mouse</text:p>
          </table:table-cell>
          <table:table-cell table:formula="of:=IF(SEARCH(&quot;FR&quot;;[.A6])&gt;0;&quot;fingers relative&quot;;&quot;other&quot;)" office:value-type="float" office:value="0">
            <text:p>#VALUE!</text:p>
          </table:table-cell>
          <table:table-cell table:formula="of:=IF(SEARCH(&quot;FA&quot;;[.A6])&gt;0;&quot;fingers absolute&quot;;&quot;other&quot;)" office:value-type="float" office:value="0">
            <text:p>#VALUE!</text:p>
          </table:table-cell>
          <table:table-cell table:formula="of:=IF(SEARCH(&quot;Trackpad&quot;;[.A6])&gt;0;&quot;trackpad&quot;;&quot;other&quot;)" office:value-type="float" office:value="0">
            <text:p>#VALUE!</text:p>
          </table:table-cell>
          <table:table-cell table:formula="of:=RIGHT([.A6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2-data/Mouse/P32M3/P32M3mouseB</text:p>
          </table:table-cell>
          <table:table-cell office:value-type="float" office:value="0.8713">
            <text:p>0.8713</text:p>
          </table:table-cell>
          <table:table-cell office:value-type="float" office:value="0.2189">
            <text:p>0.2189</text:p>
          </table:table-cell>
          <table:table-cell office:value-type="float" office:value="400.125">
            <text:p>400.125</text:p>
          </table:table-cell>
          <table:table-cell office:value-type="float" office:value="6.5063">
            <text:p>6.506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.2566">
            <text:p>5.2566</text:p>
          </table:table-cell>
          <table:table-cell office:value-type="float" office:value="10.7473">
            <text:p>10.7473</text:p>
          </table:table-cell>
          <table:table-cell office:value-type="float" office:value="400.125">
            <text:p>400.12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6.033">
            <text:p>6.033</text:p>
          </table:table-cell>
          <table:table-cell table:formula="of:=IF(SEARCH(&quot;mouse&quot;;[.A7])&gt;0;&quot;mouse&quot;;&quot;other&quot;)" office:value-type="string" office:string-value="mouse">
            <text:p>mouse</text:p>
          </table:table-cell>
          <table:table-cell table:formula="of:=IF(SEARCH(&quot;FR&quot;;[.A7])&gt;0;&quot;fingers relative&quot;;&quot;other&quot;)" office:value-type="float" office:value="0">
            <text:p>#VALUE!</text:p>
          </table:table-cell>
          <table:table-cell table:formula="of:=IF(SEARCH(&quot;FA&quot;;[.A7])&gt;0;&quot;fingers absolute&quot;;&quot;other&quot;)" office:value-type="float" office:value="0">
            <text:p>#VALUE!</text:p>
          </table:table-cell>
          <table:table-cell table:formula="of:=IF(SEARCH(&quot;Trackpad&quot;;[.A7])&gt;0;&quot;trackpad&quot;;&quot;other&quot;)" office:value-type="float" office:value="0">
            <text:p>#VALUE!</text:p>
          </table:table-cell>
          <table:table-cell table:formula="of:=RIGHT([.A7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2-data/Mouse/P32M2/P32M2mouseA</text:p>
          </table:table-cell>
          <table:table-cell office:value-type="float" office:value="0.5268">
            <text:p>0.5268</text:p>
          </table:table-cell>
          <table:table-cell office:value-type="float" office:value="0.1061">
            <text:p>0.1061</text:p>
          </table:table-cell>
          <table:table-cell office:value-type="float" office:value="407.6091">
            <text:p>407.6091</text:p>
          </table:table-cell>
          <table:table-cell office:value-type="float" office:value="14.2111">
            <text:p>14.211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3.7867">
            <text:p>3.7867</text:p>
          </table:table-cell>
          <table:table-cell office:value-type="float" office:value="31.8418">
            <text:p>31.8418</text:p>
          </table:table-cell>
          <table:table-cell office:value-type="float" office:value="407.6091">
            <text:p>407.6091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7.1881">
            <text:p>7.1881</text:p>
          </table:table-cell>
          <table:table-cell table:formula="of:=IF(SEARCH(&quot;mouse&quot;;[.A8])&gt;0;&quot;mouse&quot;;&quot;other&quot;)" office:value-type="string" office:string-value="mouse">
            <text:p>mouse</text:p>
          </table:table-cell>
          <table:table-cell table:formula="of:=IF(SEARCH(&quot;FR&quot;;[.A8])&gt;0;&quot;fingers relative&quot;;&quot;other&quot;)" office:value-type="float" office:value="0">
            <text:p>#VALUE!</text:p>
          </table:table-cell>
          <table:table-cell table:formula="of:=IF(SEARCH(&quot;FA&quot;;[.A8])&gt;0;&quot;fingers absolute&quot;;&quot;other&quot;)" office:value-type="float" office:value="0">
            <text:p>#VALUE!</text:p>
          </table:table-cell>
          <table:table-cell table:formula="of:=IF(SEARCH(&quot;Trackpad&quot;;[.A8])&gt;0;&quot;trackpad&quot;;&quot;other&quot;)" office:value-type="float" office:value="0">
            <text:p>#VALUE!</text:p>
          </table:table-cell>
          <table:table-cell table:formula="of:=RIGHT([.A8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2-data/Mouse/P32M2/P32M2mouseC</text:p>
          </table:table-cell>
          <table:table-cell office:value-type="float" office:value="1.1699">
            <text:p>1.1699</text:p>
          </table:table-cell>
          <table:table-cell office:value-type="float" office:value="0.8112">
            <text:p>0.8112</text:p>
          </table:table-cell>
          <table:table-cell office:value-type="float" office:value="397.9283">
            <text:p>397.9283</text:p>
          </table:table-cell>
          <table:table-cell office:value-type="float" office:value="3.8113">
            <text:p>3.811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6.0444">
            <text:p>6.0444</text:p>
          </table:table-cell>
          <table:table-cell office:value-type="float" office:value="6.1218">
            <text:p>6.1218</text:p>
          </table:table-cell>
          <table:table-cell office:value-type="float" office:value="397.9283">
            <text:p>397.9283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1666">
            <text:p>5.1666</text:p>
          </table:table-cell>
          <table:table-cell table:formula="of:=IF(SEARCH(&quot;mouse&quot;;[.A9])&gt;0;&quot;mouse&quot;;&quot;other&quot;)" office:value-type="string" office:string-value="mouse">
            <text:p>mouse</text:p>
          </table:table-cell>
          <table:table-cell table:formula="of:=IF(SEARCH(&quot;FR&quot;;[.A9])&gt;0;&quot;fingers relative&quot;;&quot;other&quot;)" office:value-type="float" office:value="0">
            <text:p>#VALUE!</text:p>
          </table:table-cell>
          <table:table-cell table:formula="of:=IF(SEARCH(&quot;FA&quot;;[.A9])&gt;0;&quot;fingers absolute&quot;;&quot;other&quot;)" office:value-type="float" office:value="0">
            <text:p>#VALUE!</text:p>
          </table:table-cell>
          <table:table-cell table:formula="of:=IF(SEARCH(&quot;Trackpad&quot;;[.A9])&gt;0;&quot;trackpad&quot;;&quot;other&quot;)" office:value-type="float" office:value="0">
            <text:p>#VALUE!</text:p>
          </table:table-cell>
          <table:table-cell table:formula="of:=RIGHT([.A9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2-data/Mouse/P32M2/P32M2mouseB</text:p>
          </table:table-cell>
          <table:table-cell office:value-type="float" office:value="0.7752">
            <text:p>0.7752</text:p>
          </table:table-cell>
          <table:table-cell office:value-type="float" office:value="0.2424">
            <text:p>0.2424</text:p>
          </table:table-cell>
          <table:table-cell office:value-type="float" office:value="399.8208">
            <text:p>399.8208</text:p>
          </table:table-cell>
          <table:table-cell office:value-type="float" office:value="6.9147">
            <text:p>6.9147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5.2722">
            <text:p>5.2722</text:p>
          </table:table-cell>
          <table:table-cell office:value-type="float" office:value="10.6206">
            <text:p>10.6206</text:p>
          </table:table-cell>
          <table:table-cell office:value-type="float" office:value="399.8208">
            <text:p>399.8208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6.8011">
            <text:p>6.8011</text:p>
          </table:table-cell>
          <table:table-cell table:formula="of:=IF(SEARCH(&quot;mouse&quot;;[.A10])&gt;0;&quot;mouse&quot;;&quot;other&quot;)" office:value-type="string" office:string-value="mouse">
            <text:p>mouse</text:p>
          </table:table-cell>
          <table:table-cell table:formula="of:=IF(SEARCH(&quot;FR&quot;;[.A10])&gt;0;&quot;fingers relative&quot;;&quot;other&quot;)" office:value-type="float" office:value="0">
            <text:p>#VALUE!</text:p>
          </table:table-cell>
          <table:table-cell table:formula="of:=IF(SEARCH(&quot;FA&quot;;[.A10])&gt;0;&quot;fingers absolute&quot;;&quot;other&quot;)" office:value-type="float" office:value="0">
            <text:p>#VALUE!</text:p>
          </table:table-cell>
          <table:table-cell table:formula="of:=IF(SEARCH(&quot;Trackpad&quot;;[.A10])&gt;0;&quot;trackpad&quot;;&quot;other&quot;)" office:value-type="float" office:value="0">
            <text:p>#VALUE!</text:p>
          </table:table-cell>
          <table:table-cell table:formula="of:=RIGHT([.A10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2-data/FR/P32FR3/P32FR3fingersB</text:p>
          </table:table-cell>
          <table:table-cell office:value-type="float" office:value="1.6178">
            <text:p>1.6178</text:p>
          </table:table-cell>
          <table:table-cell office:value-type="float" office:value="0.4061">
            <text:p>0.4061</text:p>
          </table:table-cell>
          <table:table-cell office:value-type="float" office:value="399.6074">
            <text:p>399.6074</text:p>
          </table:table-cell>
          <table:table-cell office:value-type="float" office:value="5.1432">
            <text:p>5.143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4.7874">
            <text:p>4.7874</text:p>
          </table:table-cell>
          <table:table-cell office:value-type="float" office:value="15.0145">
            <text:p>15.0145</text:p>
          </table:table-cell>
          <table:table-cell office:value-type="float" office:value="399.6074">
            <text:p>399.6074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9592">
            <text:p>2.9592</text:p>
          </table:table-cell>
          <table:table-cell table:formula="of:=IF(SEARCH(&quot;mouse&quot;;[.A11])&gt;0;&quot;mouse&quot;;&quot;other&quot;)" office:value-type="float" office:value="0">
            <text:p>#VALUE!</text:p>
          </table:table-cell>
          <table:table-cell table:formula="of:=IF(SEARCH(&quot;FR&quot;;[.A11])&gt;0;&quot;fingers relative&quot;;&quot;other&quot;)" office:value-type="string" office:string-value="fingers relative">
            <text:p>fingers relative</text:p>
          </table:table-cell>
          <table:table-cell table:formula="of:=IF(SEARCH(&quot;FA&quot;;[.A11])&gt;0;&quot;fingers absolute&quot;;&quot;other&quot;)" office:value-type="float" office:value="0">
            <text:p>#VALUE!</text:p>
          </table:table-cell>
          <table:table-cell table:formula="of:=IF(SEARCH(&quot;Trackpad&quot;;[.A11])&gt;0;&quot;trackpad&quot;;&quot;other&quot;)" office:value-type="float" office:value="0">
            <text:p>#VALUE!</text:p>
          </table:table-cell>
          <table:table-cell table:formula="of:=RIGHT([.A11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2-data/FR/P32FR3/P32FR3fingersA</text:p>
          </table:table-cell>
          <table:table-cell office:value-type="float" office:value="1.3444">
            <text:p>1.3444</text:p>
          </table:table-cell>
          <table:table-cell office:value-type="float" office:value="0.9141">
            <text:p>0.9141</text:p>
          </table:table-cell>
          <table:table-cell office:value-type="float" office:value="402.0613">
            <text:p>402.0613</text:p>
          </table:table-cell>
          <table:table-cell office:value-type="float" office:value="12.1669">
            <text:p>12.1669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3.9797">
            <text:p>3.9797</text:p>
          </table:table-cell>
          <table:table-cell office:value-type="float" office:value="27.2099">
            <text:p>27.2099</text:p>
          </table:table-cell>
          <table:table-cell office:value-type="float" office:value="402.0613">
            <text:p>402.0613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9602">
            <text:p>2.9602</text:p>
          </table:table-cell>
          <table:table-cell table:formula="of:=IF(SEARCH(&quot;mouse&quot;;[.A12])&gt;0;&quot;mouse&quot;;&quot;other&quot;)" office:value-type="float" office:value="0">
            <text:p>#VALUE!</text:p>
          </table:table-cell>
          <table:table-cell table:formula="of:=IF(SEARCH(&quot;FR&quot;;[.A12])&gt;0;&quot;fingers relative&quot;;&quot;other&quot;)" office:value-type="string" office:string-value="fingers relative">
            <text:p>fingers relative</text:p>
          </table:table-cell>
          <table:table-cell table:formula="of:=IF(SEARCH(&quot;FA&quot;;[.A12])&gt;0;&quot;fingers absolute&quot;;&quot;other&quot;)" office:value-type="float" office:value="0">
            <text:p>#VALUE!</text:p>
          </table:table-cell>
          <table:table-cell table:formula="of:=IF(SEARCH(&quot;Trackpad&quot;;[.A12])&gt;0;&quot;trackpad&quot;;&quot;other&quot;)" office:value-type="float" office:value="0">
            <text:p>#VALUE!</text:p>
          </table:table-cell>
          <table:table-cell table:formula="of:=RIGHT([.A12];1)" office:value-type="string" office:string-value="A">
            <text:p>A</text:p>
          </table:table-cell>
        </table:table-row>
        <table:table-row table:style-name="ro2">
          <table:table-cell office:value-type="string">
            <text:p>P32-data/FR/P32FR3/P32FR3fingersC</text:p>
          </table:table-cell>
          <table:table-cell office:value-type="float" office:value="3.4156">
            <text:p>3.4156</text:p>
          </table:table-cell>
          <table:table-cell office:value-type="float" office:value="1.0811">
            <text:p>1.0811</text:p>
          </table:table-cell>
          <table:table-cell office:value-type="float" office:value="586.809">
            <text:p>586.809</text:p>
          </table:table-cell>
          <table:table-cell office:value-type="float" office:value="44.1507">
            <text:p>44.1507</text:p>
          </table:table-cell>
          <table:table-cell office:value-type="float" office:value="0.24">
            <text:p>0.24</text:p>
          </table:table-cell>
          <table:table-cell office:value-type="float" office:value="0.04">
            <text:p>0.04</text:p>
          </table:table-cell>
          <table:table-cell office:value-type="float" office:value="6.7777">
            <text:p>6.7777</text:p>
          </table:table-cell>
          <table:table-cell office:value-type="float" office:value="5.3975">
            <text:p>5.3975</text:p>
          </table:table-cell>
          <table:table-cell office:value-type="float" office:value="586.809">
            <text:p>586.809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.9843">
            <text:p>1.9843</text:p>
          </table:table-cell>
          <table:table-cell table:formula="of:=IF(SEARCH(&quot;mouse&quot;;[.A13])&gt;0;&quot;mouse&quot;;&quot;other&quot;)" office:value-type="float" office:value="0">
            <text:p>#VALUE!</text:p>
          </table:table-cell>
          <table:table-cell table:formula="of:=IF(SEARCH(&quot;FR&quot;;[.A13])&gt;0;&quot;fingers relative&quot;;&quot;other&quot;)" office:value-type="string" office:string-value="fingers relative">
            <text:p>fingers relative</text:p>
          </table:table-cell>
          <table:table-cell table:formula="of:=IF(SEARCH(&quot;FA&quot;;[.A13])&gt;0;&quot;fingers absolute&quot;;&quot;other&quot;)" office:value-type="float" office:value="0">
            <text:p>#VALUE!</text:p>
          </table:table-cell>
          <table:table-cell table:formula="of:=IF(SEARCH(&quot;Trackpad&quot;;[.A13])&gt;0;&quot;trackpad&quot;;&quot;other&quot;)" office:value-type="float" office:value="0">
            <text:p>#VALUE!</text:p>
          </table:table-cell>
          <table:table-cell table:formula="of:=RIGHT([.A13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2-data/FR/P32FR2/P32FR2fingersA</text:p>
          </table:table-cell>
          <table:table-cell office:value-type="float" office:value="1.1865">
            <text:p>1.1865</text:p>
          </table:table-cell>
          <table:table-cell office:value-type="float" office:value="0.3663">
            <text:p>0.3663</text:p>
          </table:table-cell>
          <table:table-cell office:value-type="float" office:value="403.5848">
            <text:p>403.5848</text:p>
          </table:table-cell>
          <table:table-cell office:value-type="float" office:value="12.4022">
            <text:p>12.402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3.9906">
            <text:p>3.9906</text:p>
          </table:table-cell>
          <table:table-cell office:value-type="float" office:value="27.0934">
            <text:p>27.0934</text:p>
          </table:table-cell>
          <table:table-cell office:value-type="float" office:value="403.5848">
            <text:p>403.584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3634">
            <text:p>3.3634</text:p>
          </table:table-cell>
          <table:table-cell table:formula="of:=IF(SEARCH(&quot;mouse&quot;;[.A14])&gt;0;&quot;mouse&quot;;&quot;other&quot;)" office:value-type="float" office:value="0">
            <text:p>#VALUE!</text:p>
          </table:table-cell>
          <table:table-cell table:formula="of:=IF(SEARCH(&quot;FR&quot;;[.A14])&gt;0;&quot;fingers relative&quot;;&quot;other&quot;)" office:value-type="string" office:string-value="fingers relative">
            <text:p>fingers relative</text:p>
          </table:table-cell>
          <table:table-cell table:formula="of:=IF(SEARCH(&quot;FA&quot;;[.A14])&gt;0;&quot;fingers absolute&quot;;&quot;other&quot;)" office:value-type="float" office:value="0">
            <text:p>#VALUE!</text:p>
          </table:table-cell>
          <table:table-cell table:formula="of:=IF(SEARCH(&quot;Trackpad&quot;;[.A14])&gt;0;&quot;trackpad&quot;;&quot;other&quot;)" office:value-type="float" office:value="0">
            <text:p>#VALUE!</text:p>
          </table:table-cell>
          <table:table-cell table:formula="of:=RIGHT([.A14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2-data/FR/P32FR2/P32FR2fingersB</text:p>
          </table:table-cell>
          <table:table-cell office:value-type="float" office:value="1.4052">
            <text:p>1.4052</text:p>
          </table:table-cell>
          <table:table-cell office:value-type="float" office:value="0.3013">
            <text:p>0.3013</text:p>
          </table:table-cell>
          <table:table-cell office:value-type="float" office:value="397.4647">
            <text:p>397.4647</text:p>
          </table:table-cell>
          <table:table-cell office:value-type="float" office:value="6.4768">
            <text:p>6.4768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.1407">
            <text:p>5.1407</text:p>
          </table:table-cell>
          <table:table-cell office:value-type="float" office:value="11.5956">
            <text:p>11.5956</text:p>
          </table:table-cell>
          <table:table-cell office:value-type="float" office:value="397.4647">
            <text:p>397.4647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6584">
            <text:p>3.6584</text:p>
          </table:table-cell>
          <table:table-cell table:formula="of:=IF(SEARCH(&quot;mouse&quot;;[.A15])&gt;0;&quot;mouse&quot;;&quot;other&quot;)" office:value-type="float" office:value="0">
            <text:p>#VALUE!</text:p>
          </table:table-cell>
          <table:table-cell table:formula="of:=IF(SEARCH(&quot;FR&quot;;[.A15])&gt;0;&quot;fingers relative&quot;;&quot;other&quot;)" office:value-type="string" office:string-value="fingers relative">
            <text:p>fingers relative</text:p>
          </table:table-cell>
          <table:table-cell table:formula="of:=IF(SEARCH(&quot;FA&quot;;[.A15])&gt;0;&quot;fingers absolute&quot;;&quot;other&quot;)" office:value-type="float" office:value="0">
            <text:p>#VALUE!</text:p>
          </table:table-cell>
          <table:table-cell table:formula="of:=IF(SEARCH(&quot;Trackpad&quot;;[.A15])&gt;0;&quot;trackpad&quot;;&quot;other&quot;)" office:value-type="float" office:value="0">
            <text:p>#VALUE!</text:p>
          </table:table-cell>
          <table:table-cell table:formula="of:=RIGHT([.A15];1)" office:value-type="string" office:string-value="B">
            <text:p>B</text:p>
          </table:table-cell>
        </table:table-row>
        <table:table-row table:style-name="ro2">
          <table:table-cell office:value-type="string">
            <text:p>P32-data/FR/P32FR2/P32FR2fingersC</text:p>
          </table:table-cell>
          <table:table-cell office:value-type="float" office:value="3.0651">
            <text:p>3.0651</text:p>
          </table:table-cell>
          <table:table-cell office:value-type="float" office:value="1.2709">
            <text:p>1.2709</text:p>
          </table:table-cell>
          <table:table-cell office:value-type="float" office:value="344.0352">
            <text:p>344.0352</text:p>
          </table:table-cell>
          <table:table-cell office:value-type="float" office:value="127.0688">
            <text:p>127.068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6.2365">
            <text:p>6.2365</text:p>
          </table:table-cell>
          <table:table-cell office:value-type="float" office:value="4.6242">
            <text:p>4.6242</text:p>
          </table:table-cell>
          <table:table-cell office:value-type="float" office:value="344.0352">
            <text:p>344.035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0347">
            <text:p>2.0347</text:p>
          </table:table-cell>
          <table:table-cell table:formula="of:=IF(SEARCH(&quot;mouse&quot;;[.A16])&gt;0;&quot;mouse&quot;;&quot;other&quot;)" office:value-type="float" office:value="0">
            <text:p>#VALUE!</text:p>
          </table:table-cell>
          <table:table-cell table:formula="of:=IF(SEARCH(&quot;FR&quot;;[.A16])&gt;0;&quot;fingers relative&quot;;&quot;other&quot;)" office:value-type="string" office:string-value="fingers relative">
            <text:p>fingers relative</text:p>
          </table:table-cell>
          <table:table-cell table:formula="of:=IF(SEARCH(&quot;FA&quot;;[.A16])&gt;0;&quot;fingers absolute&quot;;&quot;other&quot;)" office:value-type="float" office:value="0">
            <text:p>#VALUE!</text:p>
          </table:table-cell>
          <table:table-cell table:formula="of:=IF(SEARCH(&quot;Trackpad&quot;;[.A16])&gt;0;&quot;trackpad&quot;;&quot;other&quot;)" office:value-type="float" office:value="0">
            <text:p>#VALUE!</text:p>
          </table:table-cell>
          <table:table-cell table:formula="of:=RIGHT([.A16];1)" office:value-type="string" office:string-value="C">
            <text:p>C</text:p>
          </table:table-cell>
        </table:table-row>
        <table:table-row table:style-name="ro2">
          <table:table-cell office:value-type="string">
            <text:p>P32-data/FR/P32FR11/P32FR12ndTimeC</text:p>
          </table:table-cell>
          <table:table-cell office:value-type="float" office:value="3.5073">
            <text:p>3.5073</text:p>
          </table:table-cell>
          <table:table-cell office:value-type="float" office:value="1.9519">
            <text:p>1.9519</text:p>
          </table:table-cell>
          <table:table-cell office:value-type="float" office:value="571.9867">
            <text:p>571.9867</text:p>
          </table:table-cell>
          <table:table-cell office:value-type="float" office:value="110.6688">
            <text:p>110.6688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office:value-type="float" office:value="6.7724">
            <text:p>6.7724</text:p>
          </table:table-cell>
          <table:table-cell office:value-type="float" office:value="5.2807">
            <text:p>5.2807</text:p>
          </table:table-cell>
          <table:table-cell office:value-type="float" office:value="571.9867">
            <text:p>571.9867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.9309">
            <text:p>1.9309</text:p>
          </table:table-cell>
          <table:table-cell table:formula="of:=IF(SEARCH(&quot;mouse&quot;;[.A17])&gt;0;&quot;mouse&quot;;&quot;other&quot;)" office:value-type="float" office:value="0">
            <text:p>#VALUE!</text:p>
          </table:table-cell>
          <table:table-cell table:formula="of:=IF(SEARCH(&quot;FR&quot;;[.A17])&gt;0;&quot;fingers relative&quot;;&quot;other&quot;)" office:value-type="string" office:string-value="fingers relative">
            <text:p>fingers relative</text:p>
          </table:table-cell>
          <table:table-cell table:formula="of:=IF(SEARCH(&quot;FA&quot;;[.A17])&gt;0;&quot;fingers absolute&quot;;&quot;other&quot;)" office:value-type="float" office:value="0">
            <text:p>#VALUE!</text:p>
          </table:table-cell>
          <table:table-cell table:formula="of:=IF(SEARCH(&quot;Trackpad&quot;;[.A17])&gt;0;&quot;trackpad&quot;;&quot;other&quot;)" office:value-type="float" office:value="0">
            <text:p>#VALUE!</text:p>
          </table:table-cell>
          <table:table-cell table:formula="of:=RIGHT([.A17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2-data/FR/P32FR11/P32FR12ndTimeA</text:p>
          </table:table-cell>
          <table:table-cell office:value-type="float" office:value="1.7989">
            <text:p>1.7989</text:p>
          </table:table-cell>
          <table:table-cell office:value-type="float" office:value="0.9218">
            <text:p>0.9218</text:p>
          </table:table-cell>
          <table:table-cell office:value-type="float" office:value="333.4436">
            <text:p>333.4436</text:p>
          </table:table-cell>
          <table:table-cell office:value-type="float" office:value="132.5782">
            <text:p>132.5782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4.0887">
            <text:p>4.0887</text:p>
          </table:table-cell>
          <table:table-cell office:value-type="float" office:value="20.8214">
            <text:p>20.8214</text:p>
          </table:table-cell>
          <table:table-cell office:value-type="float" office:value="333.4436">
            <text:p>333.4436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2729">
            <text:p>2.2729</text:p>
          </table:table-cell>
          <table:table-cell table:formula="of:=IF(SEARCH(&quot;mouse&quot;;[.A18])&gt;0;&quot;mouse&quot;;&quot;other&quot;)" office:value-type="float" office:value="0">
            <text:p>#VALUE!</text:p>
          </table:table-cell>
          <table:table-cell table:formula="of:=IF(SEARCH(&quot;FR&quot;;[.A18])&gt;0;&quot;fingers relative&quot;;&quot;other&quot;)" office:value-type="string" office:string-value="fingers relative">
            <text:p>fingers relative</text:p>
          </table:table-cell>
          <table:table-cell table:formula="of:=IF(SEARCH(&quot;FA&quot;;[.A18])&gt;0;&quot;fingers absolute&quot;;&quot;other&quot;)" office:value-type="float" office:value="0">
            <text:p>#VALUE!</text:p>
          </table:table-cell>
          <table:table-cell table:formula="of:=IF(SEARCH(&quot;Trackpad&quot;;[.A18])&gt;0;&quot;trackpad&quot;;&quot;other&quot;)" office:value-type="float" office:value="0">
            <text:p>#VALUE!</text:p>
          </table:table-cell>
          <table:table-cell table:formula="of:=RIGHT([.A18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2-data/FR/P32FR11/P32FR12ndTimeB</text:p>
          </table:table-cell>
          <table:table-cell office:value-type="float" office:value="2.017">
            <text:p>2.017</text:p>
          </table:table-cell>
          <table:table-cell office:value-type="float" office:value="1.0896">
            <text:p>1.0896</text:p>
          </table:table-cell>
          <table:table-cell office:value-type="float" office:value="397.923">
            <text:p>397.923</text:p>
          </table:table-cell>
          <table:table-cell office:value-type="float" office:value="5.4473">
            <text:p>5.4473</text:p>
          </table:table-cell>
          <table:table-cell table:number-columns-repeated="2" office:value-type="float" office:value="0">
            <text:p>0</text:p>
          </table:table-cell>
          <table:table-cell office:value-type="float" office:value="5.1225">
            <text:p>5.1225</text:p>
          </table:table-cell>
          <table:table-cell office:value-type="float" office:value="11.7606">
            <text:p>11.7606</text:p>
          </table:table-cell>
          <table:table-cell office:value-type="float" office:value="397.923">
            <text:p>397.92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5396">
            <text:p>2.5396</text:p>
          </table:table-cell>
          <table:table-cell table:formula="of:=IF(SEARCH(&quot;mouse&quot;;[.A19])&gt;0;&quot;mouse&quot;;&quot;other&quot;)" office:value-type="float" office:value="0">
            <text:p>#VALUE!</text:p>
          </table:table-cell>
          <table:table-cell table:formula="of:=IF(SEARCH(&quot;FR&quot;;[.A19])&gt;0;&quot;fingers relative&quot;;&quot;other&quot;)" office:value-type="string" office:string-value="fingers relative">
            <text:p>fingers relative</text:p>
          </table:table-cell>
          <table:table-cell table:formula="of:=IF(SEARCH(&quot;FA&quot;;[.A19])&gt;0;&quot;fingers absolute&quot;;&quot;other&quot;)" office:value-type="float" office:value="0">
            <text:p>#VALUE!</text:p>
          </table:table-cell>
          <table:table-cell table:formula="of:=IF(SEARCH(&quot;Trackpad&quot;;[.A19])&gt;0;&quot;trackpad&quot;;&quot;other&quot;)" office:value-type="float" office:value="0">
            <text:p>#VALUE!</text:p>
          </table:table-cell>
          <table:table-cell table:formula="of:=RIGHT([.A19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2-data/FR/P32FR1/P32FR1fingersA</text:p>
          </table:table-cell>
          <table:table-cell office:value-type="float" office:value="1.1841">
            <text:p>1.1841</text:p>
          </table:table-cell>
          <table:table-cell office:value-type="float" office:value="0.512">
            <text:p>0.512</text:p>
          </table:table-cell>
          <table:table-cell office:value-type="float" office:value="396.5687">
            <text:p>396.5687</text:p>
          </table:table-cell>
          <table:table-cell office:value-type="float" office:value="10.7303">
            <text:p>10.73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4.2968">
            <text:p>4.2968</text:p>
          </table:table-cell>
          <table:table-cell office:value-type="float" office:value="21.258">
            <text:p>21.258</text:p>
          </table:table-cell>
          <table:table-cell office:value-type="float" office:value="396.5687">
            <text:p>396.568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6289">
            <text:p>3.6289</text:p>
          </table:table-cell>
          <table:table-cell table:formula="of:=IF(SEARCH(&quot;mouse&quot;;[.A20])&gt;0;&quot;mouse&quot;;&quot;other&quot;)" office:value-type="float" office:value="0">
            <text:p>#VALUE!</text:p>
          </table:table-cell>
          <table:table-cell table:formula="of:=IF(SEARCH(&quot;FR&quot;;[.A20])&gt;0;&quot;fingers relative&quot;;&quot;other&quot;)" office:value-type="string" office:string-value="fingers relative">
            <text:p>fingers relative</text:p>
          </table:table-cell>
          <table:table-cell table:formula="of:=IF(SEARCH(&quot;FA&quot;;[.A20])&gt;0;&quot;fingers absolute&quot;;&quot;other&quot;)" office:value-type="float" office:value="0">
            <text:p>#VALUE!</text:p>
          </table:table-cell>
          <table:table-cell table:formula="of:=IF(SEARCH(&quot;Trackpad&quot;;[.A20])&gt;0;&quot;trackpad&quot;;&quot;other&quot;)" office:value-type="float" office:value="0">
            <text:p>#VALUE!</text:p>
          </table:table-cell>
          <table:table-cell table:formula="of:=RIGHT([.A20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2-data/FR/P32FR1/P32FR1fingersB</text:p>
          </table:table-cell>
          <table:table-cell office:value-type="float" office:value="1.5997">
            <text:p>1.5997</text:p>
          </table:table-cell>
          <table:table-cell office:value-type="float" office:value="0.4112">
            <text:p>0.4112</text:p>
          </table:table-cell>
          <table:table-cell office:value-type="float" office:value="382.5684">
            <text:p>382.5684</text:p>
          </table:table-cell>
          <table:table-cell office:value-type="float" office:value="75.4898">
            <text:p>75.4898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4.9707">
            <text:p>4.9707</text:p>
          </table:table-cell>
          <table:table-cell office:value-type="float" office:value="12.6028">
            <text:p>12.6028</text:p>
          </table:table-cell>
          <table:table-cell office:value-type="float" office:value="382.5684">
            <text:p>382.5684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1072">
            <text:p>3.1072</text:p>
          </table:table-cell>
          <table:table-cell table:formula="of:=IF(SEARCH(&quot;mouse&quot;;[.A21])&gt;0;&quot;mouse&quot;;&quot;other&quot;)" office:value-type="float" office:value="0">
            <text:p>#VALUE!</text:p>
          </table:table-cell>
          <table:table-cell table:formula="of:=IF(SEARCH(&quot;FR&quot;;[.A21])&gt;0;&quot;fingers relative&quot;;&quot;other&quot;)" office:value-type="string" office:string-value="fingers relative">
            <text:p>fingers relative</text:p>
          </table:table-cell>
          <table:table-cell table:formula="of:=IF(SEARCH(&quot;FA&quot;;[.A21])&gt;0;&quot;fingers absolute&quot;;&quot;other&quot;)" office:value-type="float" office:value="0">
            <text:p>#VALUE!</text:p>
          </table:table-cell>
          <table:table-cell table:formula="of:=IF(SEARCH(&quot;Trackpad&quot;;[.A21])&gt;0;&quot;trackpad&quot;;&quot;other&quot;)" office:value-type="float" office:value="0">
            <text:p>#VALUE!</text:p>
          </table:table-cell>
          <table:table-cell table:formula="of:=RIGHT([.A21];1)" office:value-type="string" office:string-value="B">
            <text:p>B</text:p>
          </table:table-cell>
        </table:table-row>
        <table:table-row table:style-name="ro2">
          <table:table-cell office:value-type="string">
            <text:p>P32-data/FR/P32FR1/P32FR1fingersC</text:p>
          </table:table-cell>
          <table:table-cell office:value-type="float" office:value="2.8654">
            <text:p>2.8654</text:p>
          </table:table-cell>
          <table:table-cell office:value-type="float" office:value="1.3675">
            <text:p>1.3675</text:p>
          </table:table-cell>
          <table:table-cell office:value-type="float" office:value="363.9458">
            <text:p>363.9458</text:p>
          </table:table-cell>
          <table:table-cell office:value-type="float" office:value="93.0718">
            <text:p>93.0718</text:p>
          </table:table-cell>
          <table:table-cell office:value-type="float" office:value="0.44">
            <text:p>0.44</text:p>
          </table:table-cell>
          <table:table-cell office:value-type="float" office:value="0.04">
            <text:p>0.04</text:p>
          </table:table-cell>
          <table:table-cell office:value-type="float" office:value="6.0022">
            <text:p>6.0022</text:p>
          </table:table-cell>
          <table:table-cell office:value-type="float" office:value="5.7678">
            <text:p>5.7678</text:p>
          </table:table-cell>
          <table:table-cell office:value-type="float" office:value="363.9458">
            <text:p>363.9458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0947">
            <text:p>2.0947</text:p>
          </table:table-cell>
          <table:table-cell table:formula="of:=IF(SEARCH(&quot;mouse&quot;;[.A22])&gt;0;&quot;mouse&quot;;&quot;other&quot;)" office:value-type="float" office:value="0">
            <text:p>#VALUE!</text:p>
          </table:table-cell>
          <table:table-cell table:formula="of:=IF(SEARCH(&quot;FR&quot;;[.A22])&gt;0;&quot;fingers relative&quot;;&quot;other&quot;)" office:value-type="string" office:string-value="fingers relative">
            <text:p>fingers relative</text:p>
          </table:table-cell>
          <table:table-cell table:formula="of:=IF(SEARCH(&quot;FA&quot;;[.A22])&gt;0;&quot;fingers absolute&quot;;&quot;other&quot;)" office:value-type="float" office:value="0">
            <text:p>#VALUE!</text:p>
          </table:table-cell>
          <table:table-cell table:formula="of:=IF(SEARCH(&quot;Trackpad&quot;;[.A22])&gt;0;&quot;trackpad&quot;;&quot;other&quot;)" office:value-type="float" office:value="0">
            <text:p>#VALUE!</text:p>
          </table:table-cell>
          <table:table-cell table:formula="of:=RIGHT([.A22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2-data/Trackpad/P32T2/P32T2trackpadA</text:p>
          </table:table-cell>
          <table:table-cell office:value-type="float" office:value="0.9851">
            <text:p>0.9851</text:p>
          </table:table-cell>
          <table:table-cell office:value-type="float" office:value="0.2799">
            <text:p>0.2799</text:p>
          </table:table-cell>
          <table:table-cell office:value-type="float" office:value="399.1001">
            <text:p>399.1001</text:p>
          </table:table-cell>
          <table:table-cell office:value-type="float" office:value="11.585">
            <text:p>11.58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4.3891">
            <text:p>4.3891</text:p>
          </table:table-cell>
          <table:table-cell office:value-type="float" office:value="20.0014">
            <text:p>20.0014</text:p>
          </table:table-cell>
          <table:table-cell office:value-type="float" office:value="399.1001">
            <text:p>399.1001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4.4557">
            <text:p>4.4557</text:p>
          </table:table-cell>
          <table:table-cell table:formula="of:=IF(SEARCH(&quot;mouse&quot;;[.A23])&gt;0;&quot;mouse&quot;;&quot;other&quot;)" office:value-type="float" office:value="0">
            <text:p>#VALUE!</text:p>
          </table:table-cell>
          <table:table-cell table:formula="of:=IF(SEARCH(&quot;FR&quot;;[.A23])&gt;0;&quot;fingers relative&quot;;&quot;other&quot;)" office:value-type="float" office:value="0">
            <text:p>#VALUE!</text:p>
          </table:table-cell>
          <table:table-cell table:formula="of:=IF(SEARCH(&quot;FA&quot;;[.A23])&gt;0;&quot;fingers absolute&quot;;&quot;other&quot;)" office:value-type="float" office:value="0">
            <text:p>#VALUE!</text:p>
          </table:table-cell>
          <table:table-cell table:formula="of:=IF(SEARCH(&quot;Trackpad&quot;;[.A23])&gt;0;&quot;trackpad&quot;;&quot;other&quot;)" office:value-type="string" office:string-value="trackpad">
            <text:p>trackpad</text:p>
          </table:table-cell>
          <table:table-cell table:formula="of:=RIGHT([.A23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P32-data/Trackpad/P32T2/P32T2trackpadB</text:p>
          </table:table-cell>
          <table:table-cell office:value-type="float" office:value="1.2589">
            <text:p>1.2589</text:p>
          </table:table-cell>
          <table:table-cell office:value-type="float" office:value="0.3045">
            <text:p>0.3045</text:p>
          </table:table-cell>
          <table:table-cell office:value-type="float" office:value="398.9327">
            <text:p>398.9327</text:p>
          </table:table-cell>
          <table:table-cell office:value-type="float" office:value="4.4559">
            <text:p>4.4559</text:p>
          </table:table-cell>
          <table:table-cell table:number-columns-repeated="2" office:value-type="float" office:value="0">
            <text:p>0</text:p>
          </table:table-cell>
          <table:table-cell office:value-type="float" office:value="4.976">
            <text:p>4.976</text:p>
          </table:table-cell>
          <table:table-cell office:value-type="float" office:value="13.092">
            <text:p>13.092</text:p>
          </table:table-cell>
          <table:table-cell office:value-type="float" office:value="398.9327">
            <text:p>398.9327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9526">
            <text:p>3.9526</text:p>
          </table:table-cell>
          <table:table-cell table:formula="of:=IF(SEARCH(&quot;mouse&quot;;[.A24])&gt;0;&quot;mouse&quot;;&quot;other&quot;)" office:value-type="float" office:value="0">
            <text:p>#VALUE!</text:p>
          </table:table-cell>
          <table:table-cell table:formula="of:=IF(SEARCH(&quot;FR&quot;;[.A24])&gt;0;&quot;fingers relative&quot;;&quot;other&quot;)" office:value-type="float" office:value="0">
            <text:p>#VALUE!</text:p>
          </table:table-cell>
          <table:table-cell table:formula="of:=IF(SEARCH(&quot;FA&quot;;[.A24])&gt;0;&quot;fingers absolute&quot;;&quot;other&quot;)" office:value-type="float" office:value="0">
            <text:p>#VALUE!</text:p>
          </table:table-cell>
          <table:table-cell table:formula="of:=IF(SEARCH(&quot;Trackpad&quot;;[.A24])&gt;0;&quot;trackpad&quot;;&quot;other&quot;)" office:value-type="string" office:string-value="trackpad">
            <text:p>trackpad</text:p>
          </table:table-cell>
          <table:table-cell table:formula="of:=RIGHT([.A24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2-data/Trackpad/P32T2/P32T2trackpadC</text:p>
          </table:table-cell>
          <table:table-cell office:value-type="float" office:value="2.0942">
            <text:p>2.0942</text:p>
          </table:table-cell>
          <table:table-cell office:value-type="float" office:value="0.8426">
            <text:p>0.8426</text:p>
          </table:table-cell>
          <table:table-cell office:value-type="float" office:value="599.6029">
            <text:p>599.6029</text:p>
          </table:table-cell>
          <table:table-cell office:value-type="float" office:value="3.8644">
            <text:p>3.8644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6.62">
            <text:p>6.62</text:p>
          </table:table-cell>
          <table:table-cell office:value-type="float" office:value="6.1586">
            <text:p>6.1586</text:p>
          </table:table-cell>
          <table:table-cell office:value-type="float" office:value="599.6029">
            <text:p>599.6029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3.1612">
            <text:p>3.1612</text:p>
          </table:table-cell>
          <table:table-cell table:formula="of:=IF(SEARCH(&quot;mouse&quot;;[.A25])&gt;0;&quot;mouse&quot;;&quot;other&quot;)" office:value-type="float" office:value="0">
            <text:p>#VALUE!</text:p>
          </table:table-cell>
          <table:table-cell table:formula="of:=IF(SEARCH(&quot;FR&quot;;[.A25])&gt;0;&quot;fingers relative&quot;;&quot;other&quot;)" office:value-type="float" office:value="0">
            <text:p>#VALUE!</text:p>
          </table:table-cell>
          <table:table-cell table:formula="of:=IF(SEARCH(&quot;FA&quot;;[.A25])&gt;0;&quot;fingers absolute&quot;;&quot;other&quot;)" office:value-type="float" office:value="0">
            <text:p>#VALUE!</text:p>
          </table:table-cell>
          <table:table-cell table:formula="of:=IF(SEARCH(&quot;Trackpad&quot;;[.A25])&gt;0;&quot;trackpad&quot;;&quot;other&quot;)" office:value-type="string" office:string-value="trackpad">
            <text:p>trackpad</text:p>
          </table:table-cell>
          <table:table-cell table:formula="of:=RIGHT([.A25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2-data/Trackpad/P32T1/P32T1trackpadC</text:p>
          </table:table-cell>
          <table:table-cell office:value-type="float" office:value="1.8088">
            <text:p>1.8088</text:p>
          </table:table-cell>
          <table:table-cell office:value-type="float" office:value="0.9726">
            <text:p>0.9726</text:p>
          </table:table-cell>
          <table:table-cell office:value-type="float" office:value="383.2137">
            <text:p>383.2137</text:p>
          </table:table-cell>
          <table:table-cell office:value-type="float" office:value="73.7629">
            <text:p>73.7629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6.0067">
            <text:p>6.0067</text:p>
          </table:table-cell>
          <table:table-cell office:value-type="float" office:value="6.0543">
            <text:p>6.0543</text:p>
          </table:table-cell>
          <table:table-cell office:value-type="float" office:value="383.2137">
            <text:p>383.2137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3209">
            <text:p>3.3209</text:p>
          </table:table-cell>
          <table:table-cell table:formula="of:=IF(SEARCH(&quot;mouse&quot;;[.A26])&gt;0;&quot;mouse&quot;;&quot;other&quot;)" office:value-type="float" office:value="0">
            <text:p>#VALUE!</text:p>
          </table:table-cell>
          <table:table-cell table:formula="of:=IF(SEARCH(&quot;FR&quot;;[.A26])&gt;0;&quot;fingers relative&quot;;&quot;other&quot;)" office:value-type="float" office:value="0">
            <text:p>#VALUE!</text:p>
          </table:table-cell>
          <table:table-cell table:formula="of:=IF(SEARCH(&quot;FA&quot;;[.A26])&gt;0;&quot;fingers absolute&quot;;&quot;other&quot;)" office:value-type="float" office:value="0">
            <text:p>#VALUE!</text:p>
          </table:table-cell>
          <table:table-cell table:formula="of:=IF(SEARCH(&quot;Trackpad&quot;;[.A26])&gt;0;&quot;trackpad&quot;;&quot;other&quot;)" office:value-type="string" office:string-value="trackpad">
            <text:p>trackpad</text:p>
          </table:table-cell>
          <table:table-cell table:formula="of:=RIGHT([.A26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2-data/Trackpad/P32T1/P32T1trackpadA</text:p>
          </table:table-cell>
          <table:table-cell office:value-type="float" office:value="1.496">
            <text:p>1.496</text:p>
          </table:table-cell>
          <table:table-cell office:value-type="float" office:value="0.52">
            <text:p>0.52</text:p>
          </table:table-cell>
          <table:table-cell office:value-type="float" office:value="398.9369">
            <text:p>398.9369</text:p>
          </table:table-cell>
          <table:table-cell office:value-type="float" office:value="8.2137">
            <text:p>8.213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4.6152">
            <text:p>4.6152</text:p>
          </table:table-cell>
          <table:table-cell office:value-type="float" office:value="16.9695">
            <text:p>16.9695</text:p>
          </table:table-cell>
          <table:table-cell office:value-type="float" office:value="398.9369">
            <text:p>398.9369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0851">
            <text:p>3.0851</text:p>
          </table:table-cell>
          <table:table-cell table:formula="of:=IF(SEARCH(&quot;mouse&quot;;[.A27])&gt;0;&quot;mouse&quot;;&quot;other&quot;)" office:value-type="float" office:value="0">
            <text:p>#VALUE!</text:p>
          </table:table-cell>
          <table:table-cell table:formula="of:=IF(SEARCH(&quot;FR&quot;;[.A27])&gt;0;&quot;fingers relative&quot;;&quot;other&quot;)" office:value-type="float" office:value="0">
            <text:p>#VALUE!</text:p>
          </table:table-cell>
          <table:table-cell table:formula="of:=IF(SEARCH(&quot;FA&quot;;[.A27])&gt;0;&quot;fingers absolute&quot;;&quot;other&quot;)" office:value-type="float" office:value="0">
            <text:p>#VALUE!</text:p>
          </table:table-cell>
          <table:table-cell table:formula="of:=IF(SEARCH(&quot;Trackpad&quot;;[.A27])&gt;0;&quot;trackpad&quot;;&quot;other&quot;)" office:value-type="string" office:string-value="trackpad">
            <text:p>trackpad</text:p>
          </table:table-cell>
          <table:table-cell table:formula="of:=RIGHT([.A27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P32-data/Trackpad/P32T1/P32T1trackpadB</text:p>
          </table:table-cell>
          <table:table-cell office:value-type="float" office:value="1.1402">
            <text:p>1.1402</text:p>
          </table:table-cell>
          <table:table-cell office:value-type="float" office:value="0.2025">
            <text:p>0.2025</text:p>
          </table:table-cell>
          <table:table-cell office:value-type="float" office:value="397.3">
            <text:p>397.3</text:p>
          </table:table-cell>
          <table:table-cell office:value-type="float" office:value="6.9534">
            <text:p>6.953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4.774">
            <text:p>4.774</text:p>
          </table:table-cell>
          <table:table-cell office:value-type="float" office:value="15.0722">
            <text:p>15.0722</text:p>
          </table:table-cell>
          <table:table-cell office:value-type="float" office:value="397.3">
            <text:p>397.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4.1871">
            <text:p>4.1871</text:p>
          </table:table-cell>
          <table:table-cell table:formula="of:=IF(SEARCH(&quot;mouse&quot;;[.A28])&gt;0;&quot;mouse&quot;;&quot;other&quot;)" office:value-type="float" office:value="0">
            <text:p>#VALUE!</text:p>
          </table:table-cell>
          <table:table-cell table:formula="of:=IF(SEARCH(&quot;FR&quot;;[.A28])&gt;0;&quot;fingers relative&quot;;&quot;other&quot;)" office:value-type="float" office:value="0">
            <text:p>#VALUE!</text:p>
          </table:table-cell>
          <table:table-cell table:formula="of:=IF(SEARCH(&quot;FA&quot;;[.A28])&gt;0;&quot;fingers absolute&quot;;&quot;other&quot;)" office:value-type="float" office:value="0">
            <text:p>#VALUE!</text:p>
          </table:table-cell>
          <table:table-cell table:formula="of:=IF(SEARCH(&quot;Trackpad&quot;;[.A28])&gt;0;&quot;trackpad&quot;;&quot;other&quot;)" office:value-type="string" office:string-value="trackpad">
            <text:p>trackpad</text:p>
          </table:table-cell>
          <table:table-cell table:formula="of:=RIGHT([.A28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2-data/FA/P32FA2/P32FA2fingersC</text:p>
          </table:table-cell>
          <table:table-cell office:value-type="float" office:value="2.5205">
            <text:p>2.5205</text:p>
          </table:table-cell>
          <table:table-cell office:value-type="float" office:value="0.4146">
            <text:p>0.4146</text:p>
          </table:table-cell>
          <table:table-cell office:value-type="float" office:value="367.51">
            <text:p>367.51</text:p>
          </table:table-cell>
          <table:table-cell office:value-type="float" office:value="98.1341">
            <text:p>98.1341</text:p>
          </table:table-cell>
          <table:table-cell office:value-type="float" office:value="0.52">
            <text:p>0.52</text:p>
          </table:table-cell>
          <table:table-cell office:value-type="float" office:value="0.04">
            <text:p>0.04</text:p>
          </table:table-cell>
          <table:table-cell office:value-type="float" office:value="5.7476">
            <text:p>5.7476</text:p>
          </table:table-cell>
          <table:table-cell office:value-type="float" office:value="6.9698">
            <text:p>6.9698</text:p>
          </table:table-cell>
          <table:table-cell office:value-type="float" office:value="367.51">
            <text:p>367.51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2804">
            <text:p>2.2804</text:p>
          </table:table-cell>
          <table:table-cell table:formula="of:=IF(SEARCH(&quot;mouse&quot;;[.A29])&gt;0;&quot;mouse&quot;;&quot;other&quot;)" office:value-type="float" office:value="0">
            <text:p>#VALUE!</text:p>
          </table:table-cell>
          <table:table-cell table:formula="of:=IF(SEARCH(&quot;FR&quot;;[.A29])&gt;0;&quot;fingers relative&quot;;&quot;other&quot;)" office:value-type="float" office:value="0">
            <text:p>#VALUE!</text:p>
          </table:table-cell>
          <table:table-cell table:formula="of:=IF(SEARCH(&quot;FA&quot;;[.A29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9])&gt;0;&quot;trackpad&quot;;&quot;other&quot;)" office:value-type="float" office:value="0">
            <text:p>#VALUE!</text:p>
          </table:table-cell>
          <table:table-cell table:formula="of:=RIGHT([.A29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2-data/FA/P32FA2/P32FA2fingersA</text:p>
          </table:table-cell>
          <table:table-cell office:value-type="float" office:value="1.3097">
            <text:p>1.3097</text:p>
          </table:table-cell>
          <table:table-cell office:value-type="float" office:value="0.4432">
            <text:p>0.4432</text:p>
          </table:table-cell>
          <table:table-cell office:value-type="float" office:value="399.7477">
            <text:p>399.7477</text:p>
          </table:table-cell>
          <table:table-cell office:value-type="float" office:value="10.9801">
            <text:p>10.98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4.0536">
            <text:p>4.0536</text:p>
          </table:table-cell>
          <table:table-cell office:value-type="float" office:value="25.6155">
            <text:p>25.6155</text:p>
          </table:table-cell>
          <table:table-cell office:value-type="float" office:value="399.7477">
            <text:p>399.747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0951">
            <text:p>3.0951</text:p>
          </table:table-cell>
          <table:table-cell table:formula="of:=IF(SEARCH(&quot;mouse&quot;;[.A30])&gt;0;&quot;mouse&quot;;&quot;other&quot;)" office:value-type="float" office:value="0">
            <text:p>#VALUE!</text:p>
          </table:table-cell>
          <table:table-cell table:formula="of:=IF(SEARCH(&quot;FR&quot;;[.A30])&gt;0;&quot;fingers relative&quot;;&quot;other&quot;)" office:value-type="float" office:value="0">
            <text:p>#VALUE!</text:p>
          </table:table-cell>
          <table:table-cell table:formula="of:=IF(SEARCH(&quot;FA&quot;;[.A30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30])&gt;0;&quot;trackpad&quot;;&quot;other&quot;)" office:value-type="float" office:value="0">
            <text:p>#VALUE!</text:p>
          </table:table-cell>
          <table:table-cell table:formula="of:=RIGHT([.A30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2-data/FA/P32FA2/P32FA2fingersB</text:p>
          </table:table-cell>
          <table:table-cell office:value-type="float" office:value="1.4682">
            <text:p>1.4682</text:p>
          </table:table-cell>
          <table:table-cell office:value-type="float" office:value="0.298">
            <text:p>0.298</text:p>
          </table:table-cell>
          <table:table-cell office:value-type="float" office:value="359.6369">
            <text:p>359.6369</text:p>
          </table:table-cell>
          <table:table-cell office:value-type="float" office:value="108.815">
            <text:p>108.815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5.0143">
            <text:p>5.0143</text:p>
          </table:table-cell>
          <table:table-cell office:value-type="float" office:value="11.4829">
            <text:p>11.4829</text:p>
          </table:table-cell>
          <table:table-cell office:value-type="float" office:value="359.6369">
            <text:p>359.6369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4152">
            <text:p>3.4152</text:p>
          </table:table-cell>
          <table:table-cell table:formula="of:=IF(SEARCH(&quot;mouse&quot;;[.A31])&gt;0;&quot;mouse&quot;;&quot;other&quot;)" office:value-type="float" office:value="0">
            <text:p>#VALUE!</text:p>
          </table:table-cell>
          <table:table-cell table:formula="of:=IF(SEARCH(&quot;FR&quot;;[.A31])&gt;0;&quot;fingers relative&quot;;&quot;other&quot;)" office:value-type="float" office:value="0">
            <text:p>#VALUE!</text:p>
          </table:table-cell>
          <table:table-cell table:formula="of:=IF(SEARCH(&quot;FA&quot;;[.A31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31])&gt;0;&quot;trackpad&quot;;&quot;other&quot;)" office:value-type="float" office:value="0">
            <text:p>#VALUE!</text:p>
          </table:table-cell>
          <table:table-cell table:formula="of:=RIGHT([.A31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2-data/FA/P32FA1/P32FA1fingersB</text:p>
          </table:table-cell>
          <table:table-cell office:value-type="float" office:value="2.2956">
            <text:p>2.2956</text:p>
          </table:table-cell>
          <table:table-cell office:value-type="float" office:value="0.7972">
            <text:p>0.7972</text:p>
          </table:table-cell>
          <table:table-cell office:value-type="float" office:value="374.2561">
            <text:p>374.2561</text:p>
          </table:table-cell>
          <table:table-cell office:value-type="float" office:value="85.6183">
            <text:p>85.6183</text:p>
          </table:table-cell>
          <table:table-cell office:value-type="float" office:value="0.36">
            <text:p>0.36</text:p>
          </table:table-cell>
          <table:table-cell office:value-type="float" office:value="0.04">
            <text:p>0.04</text:p>
          </table:table-cell>
          <table:table-cell office:value-type="float" office:value="4.953">
            <text:p>4.953</text:p>
          </table:table-cell>
          <table:table-cell office:value-type="float" office:value="12.4856">
            <text:p>12.4856</text:p>
          </table:table-cell>
          <table:table-cell office:value-type="float" office:value="374.2561">
            <text:p>374.256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1576">
            <text:p>2.1576</text:p>
          </table:table-cell>
          <table:table-cell table:formula="of:=IF(SEARCH(&quot;mouse&quot;;[.A32])&gt;0;&quot;mouse&quot;;&quot;other&quot;)" office:value-type="float" office:value="0">
            <text:p>#VALUE!</text:p>
          </table:table-cell>
          <table:table-cell table:formula="of:=IF(SEARCH(&quot;FR&quot;;[.A32])&gt;0;&quot;fingers relative&quot;;&quot;other&quot;)" office:value-type="float" office:value="0">
            <text:p>#VALUE!</text:p>
          </table:table-cell>
          <table:table-cell table:formula="of:=IF(SEARCH(&quot;FA&quot;;[.A32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32])&gt;0;&quot;trackpad&quot;;&quot;other&quot;)" office:value-type="float" office:value="0">
            <text:p>#VALUE!</text:p>
          </table:table-cell>
          <table:table-cell table:formula="of:=RIGHT([.A32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2-data/FA/P32FA1/P32FA1fingersC</text:p>
          </table:table-cell>
          <table:table-cell office:value-type="float" office:value="2.8363">
            <text:p>2.8363</text:p>
          </table:table-cell>
          <table:table-cell office:value-type="float" office:value="1.0487">
            <text:p>1.0487</text:p>
          </table:table-cell>
          <table:table-cell office:value-type="float" office:value="366.0052">
            <text:p>366.0052</text:p>
          </table:table-cell>
          <table:table-cell office:value-type="float" office:value="99.3025">
            <text:p>99.3025</text:p>
          </table:table-cell>
          <table:table-cell office:value-type="float" office:value="0.52">
            <text:p>0.52</text:p>
          </table:table-cell>
          <table:table-cell office:value-type="float" office:value="0.04">
            <text:p>0.04</text:p>
          </table:table-cell>
          <table:table-cell office:value-type="float" office:value="6.2052">
            <text:p>6.2052</text:p>
          </table:table-cell>
          <table:table-cell office:value-type="float" office:value="5.0289">
            <text:p>5.0289</text:p>
          </table:table-cell>
          <table:table-cell office:value-type="float" office:value="366.0052">
            <text:p>366.005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1878">
            <text:p>2.1878</text:p>
          </table:table-cell>
          <table:table-cell table:formula="of:=IF(SEARCH(&quot;mouse&quot;;[.A33])&gt;0;&quot;mouse&quot;;&quot;other&quot;)" office:value-type="float" office:value="0">
            <text:p>#VALUE!</text:p>
          </table:table-cell>
          <table:table-cell table:formula="of:=IF(SEARCH(&quot;FR&quot;;[.A33])&gt;0;&quot;fingers relative&quot;;&quot;other&quot;)" office:value-type="float" office:value="0">
            <text:p>#VALUE!</text:p>
          </table:table-cell>
          <table:table-cell table:formula="of:=IF(SEARCH(&quot;FA&quot;;[.A33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33])&gt;0;&quot;trackpad&quot;;&quot;other&quot;)" office:value-type="float" office:value="0">
            <text:p>#VALUE!</text:p>
          </table:table-cell>
          <table:table-cell table:formula="of:=RIGHT([.A33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2-data/FA/P32FA1/P32FA1fingersA</text:p>
          </table:table-cell>
          <table:table-cell office:value-type="float" office:value="1.4395">
            <text:p>1.4395</text:p>
          </table:table-cell>
          <table:table-cell office:value-type="float" office:value="0.6456">
            <text:p>0.6456</text:p>
          </table:table-cell>
          <table:table-cell office:value-type="float" office:value="377.4226">
            <text:p>377.4226</text:p>
          </table:table-cell>
          <table:table-cell office:value-type="float" office:value="88.7983">
            <text:p>88.7983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3.6794">
            <text:p>3.6794</text:p>
          </table:table-cell>
          <table:table-cell office:value-type="float" office:value="31.9534">
            <text:p>31.9534</text:p>
          </table:table-cell>
          <table:table-cell office:value-type="float" office:value="377.4226">
            <text:p>377.4226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556">
            <text:p>2.556</text:p>
          </table:table-cell>
          <table:table-cell table:formula="of:=IF(SEARCH(&quot;mouse&quot;;[.A34])&gt;0;&quot;mouse&quot;;&quot;other&quot;)" office:value-type="float" office:value="0">
            <text:p>#VALUE!</text:p>
          </table:table-cell>
          <table:table-cell table:formula="of:=IF(SEARCH(&quot;FR&quot;;[.A34])&gt;0;&quot;fingers relative&quot;;&quot;other&quot;)" office:value-type="float" office:value="0">
            <text:p>#VALUE!</text:p>
          </table:table-cell>
          <table:table-cell table:formula="of:=IF(SEARCH(&quot;FA&quot;;[.A34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34])&gt;0;&quot;trackpad&quot;;&quot;other&quot;)" office:value-type="float" office:value="0">
            <text:p>#VALUE!</text:p>
          </table:table-cell>
          <table:table-cell table:formula="of:=RIGHT([.A34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2-data/FA/P32FA3/P32FA3fingersA</text:p>
          </table:table-cell>
          <table:table-cell office:value-type="float" office:value="1.37">
            <text:p>1.37</text:p>
          </table:table-cell>
          <table:table-cell office:value-type="float" office:value="0.4458">
            <text:p>0.4458</text:p>
          </table:table-cell>
          <table:table-cell office:value-type="float" office:value="404.5291">
            <text:p>404.5291</text:p>
          </table:table-cell>
          <table:table-cell office:value-type="float" office:value="16.6866">
            <text:p>16.686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.7492">
            <text:p>3.7492</text:p>
          </table:table-cell>
          <table:table-cell office:value-type="float" office:value="32.5">
            <text:p>32.5</text:p>
          </table:table-cell>
          <table:table-cell office:value-type="float" office:value="404.5291">
            <text:p>404.5291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7366">
            <text:p>2.7366</text:p>
          </table:table-cell>
          <table:table-cell table:formula="of:=IF(SEARCH(&quot;mouse&quot;;[.A35])&gt;0;&quot;mouse&quot;;&quot;other&quot;)" office:value-type="float" office:value="0">
            <text:p>#VALUE!</text:p>
          </table:table-cell>
          <table:table-cell table:formula="of:=IF(SEARCH(&quot;FR&quot;;[.A35])&gt;0;&quot;fingers relative&quot;;&quot;other&quot;)" office:value-type="float" office:value="0">
            <text:p>#VALUE!</text:p>
          </table:table-cell>
          <table:table-cell table:formula="of:=IF(SEARCH(&quot;FA&quot;;[.A35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35])&gt;0;&quot;trackpad&quot;;&quot;other&quot;)" office:value-type="float" office:value="0">
            <text:p>#VALUE!</text:p>
          </table:table-cell>
          <table:table-cell table:formula="of:=RIGHT([.A35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2-data/FA/P32FA3/P32FA3fingersC</text:p>
          </table:table-cell>
          <table:table-cell office:value-type="float" office:value="2.7293">
            <text:p>2.7293</text:p>
          </table:table-cell>
          <table:table-cell office:value-type="float" office:value="0.9361">
            <text:p>0.9361</text:p>
          </table:table-cell>
          <table:table-cell office:value-type="float" office:value="303.4881">
            <text:p>303.4881</text:p>
          </table:table-cell>
          <table:table-cell office:value-type="float" office:value="155.5855">
            <text:p>155.5855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5.7852">
            <text:p>5.7852</text:p>
          </table:table-cell>
          <table:table-cell office:value-type="float" office:value="5.6051">
            <text:p>5.6051</text:p>
          </table:table-cell>
          <table:table-cell office:value-type="float" office:value="303.4881">
            <text:p>303.4881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1196">
            <text:p>2.1196</text:p>
          </table:table-cell>
          <table:table-cell table:formula="of:=IF(SEARCH(&quot;mouse&quot;;[.A36])&gt;0;&quot;mouse&quot;;&quot;other&quot;)" office:value-type="float" office:value="0">
            <text:p>#VALUE!</text:p>
          </table:table-cell>
          <table:table-cell table:formula="of:=IF(SEARCH(&quot;FR&quot;;[.A36])&gt;0;&quot;fingers relative&quot;;&quot;other&quot;)" office:value-type="float" office:value="0">
            <text:p>#VALUE!</text:p>
          </table:table-cell>
          <table:table-cell table:formula="of:=IF(SEARCH(&quot;FA&quot;;[.A36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36])&gt;0;&quot;trackpad&quot;;&quot;other&quot;)" office:value-type="float" office:value="0">
            <text:p>#VALUE!</text:p>
          </table:table-cell>
          <table:table-cell table:formula="of:=RIGHT([.A36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2-data/FA/P32FA3/P32FA3fingersB</text:p>
          </table:table-cell>
          <table:table-cell office:value-type="float" office:value="1.5484">
            <text:p>1.5484</text:p>
          </table:table-cell>
          <table:table-cell office:value-type="float" office:value="0.319">
            <text:p>0.319</text:p>
          </table:table-cell>
          <table:table-cell office:value-type="float" office:value="397.3267">
            <text:p>397.3267</text:p>
          </table:table-cell>
          <table:table-cell office:value-type="float" office:value="9.2971">
            <text:p>9.2971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5.1919">
            <text:p>5.1919</text:p>
          </table:table-cell>
          <table:table-cell office:value-type="float" office:value="11.1759">
            <text:p>11.1759</text:p>
          </table:table-cell>
          <table:table-cell office:value-type="float" office:value="397.3267">
            <text:p>397.3267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353">
            <text:p>3.353</text:p>
          </table:table-cell>
          <table:table-cell table:formula="of:=IF(SEARCH(&quot;mouse&quot;;[.A37])&gt;0;&quot;mouse&quot;;&quot;other&quot;)" office:value-type="float" office:value="0">
            <text:p>#VALUE!</text:p>
          </table:table-cell>
          <table:table-cell table:formula="of:=IF(SEARCH(&quot;FR&quot;;[.A37])&gt;0;&quot;fingers relative&quot;;&quot;other&quot;)" office:value-type="float" office:value="0">
            <text:p>#VALUE!</text:p>
          </table:table-cell>
          <table:table-cell table:formula="of:=IF(SEARCH(&quot;FA&quot;;[.A37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37])&gt;0;&quot;trackpad&quot;;&quot;other&quot;)" office:value-type="float" office:value="0">
            <text:p>#VALUE!</text:p>
          </table:table-cell>
          <table:table-cell table:formula="of:=RIGHT([.A37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4-data/Mouse/P34M1/P34M1mouseC</text:p>
          </table:table-cell>
          <table:table-cell office:value-type="float" office:value="1.0232">
            <text:p>1.0232</text:p>
          </table:table-cell>
          <table:table-cell office:value-type="float" office:value="0.2284">
            <text:p>0.2284</text:p>
          </table:table-cell>
          <table:table-cell office:value-type="float" office:value="398.7645">
            <text:p>398.7645</text:p>
          </table:table-cell>
          <table:table-cell office:value-type="float" office:value="3.8045">
            <text:p>3.8045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6.0165">
            <text:p>6.0165</text:p>
          </table:table-cell>
          <table:table-cell office:value-type="float" office:value="6.2565">
            <text:p>6.2565</text:p>
          </table:table-cell>
          <table:table-cell office:value-type="float" office:value="398.7645">
            <text:p>398.7645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8802">
            <text:p>5.8802</text:p>
          </table:table-cell>
          <table:table-cell table:formula="of:=IF(SEARCH(&quot;mouse&quot;;[.A38])&gt;0;&quot;mouse&quot;;&quot;other&quot;)" office:value-type="string" office:string-value="mouse">
            <text:p>mouse</text:p>
          </table:table-cell>
          <table:table-cell table:formula="of:=IF(SEARCH(&quot;FR&quot;;[.A38])&gt;0;&quot;fingers relative&quot;;&quot;other&quot;)" office:value-type="float" office:value="0">
            <text:p>#VALUE!</text:p>
          </table:table-cell>
          <table:table-cell table:formula="of:=IF(SEARCH(&quot;FA&quot;;[.A38])&gt;0;&quot;fingers absolute&quot;;&quot;other&quot;)" office:value-type="float" office:value="0">
            <text:p>#VALUE!</text:p>
          </table:table-cell>
          <table:table-cell table:formula="of:=IF(SEARCH(&quot;Trackpad&quot;;[.A38])&gt;0;&quot;trackpad&quot;;&quot;other&quot;)" office:value-type="float" office:value="0">
            <text:p>#VALUE!</text:p>
          </table:table-cell>
          <table:table-cell table:formula="of:=RIGHT([.A38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4-data/Mouse/P34M1/P34M1mouseA</text:p>
          </table:table-cell>
          <table:table-cell office:value-type="float" office:value="0.8235">
            <text:p>0.8235</text:p>
          </table:table-cell>
          <table:table-cell office:value-type="float" office:value="0.5833">
            <text:p>0.5833</text:p>
          </table:table-cell>
          <table:table-cell office:value-type="float" office:value="401.0895">
            <text:p>401.0895</text:p>
          </table:table-cell>
          <table:table-cell office:value-type="float" office:value="11.9917">
            <text:p>11.9917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4.032">
            <text:p>4.032</text:p>
          </table:table-cell>
          <table:table-cell office:value-type="float" office:value="26.1144">
            <text:p>26.1144</text:p>
          </table:table-cell>
          <table:table-cell office:value-type="float" office:value="401.0895">
            <text:p>401.0895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4.8964">
            <text:p>4.8964</text:p>
          </table:table-cell>
          <table:table-cell table:formula="of:=IF(SEARCH(&quot;mouse&quot;;[.A39])&gt;0;&quot;mouse&quot;;&quot;other&quot;)" office:value-type="string" office:string-value="mouse">
            <text:p>mouse</text:p>
          </table:table-cell>
          <table:table-cell table:formula="of:=IF(SEARCH(&quot;FR&quot;;[.A39])&gt;0;&quot;fingers relative&quot;;&quot;other&quot;)" office:value-type="float" office:value="0">
            <text:p>#VALUE!</text:p>
          </table:table-cell>
          <table:table-cell table:formula="of:=IF(SEARCH(&quot;FA&quot;;[.A39])&gt;0;&quot;fingers absolute&quot;;&quot;other&quot;)" office:value-type="float" office:value="0">
            <text:p>#VALUE!</text:p>
          </table:table-cell>
          <table:table-cell table:formula="of:=IF(SEARCH(&quot;Trackpad&quot;;[.A39])&gt;0;&quot;trackpad&quot;;&quot;other&quot;)" office:value-type="float" office:value="0">
            <text:p>#VALUE!</text:p>
          </table:table-cell>
          <table:table-cell table:formula="of:=RIGHT([.A39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4-data/Mouse/P34M1/P34M1mouseB</text:p>
          </table:table-cell>
          <table:table-cell office:value-type="float" office:value="0.853">
            <text:p>0.853</text:p>
          </table:table-cell>
          <table:table-cell office:value-type="float" office:value="0.2236">
            <text:p>0.2236</text:p>
          </table:table-cell>
          <table:table-cell office:value-type="float" office:value="399.791">
            <text:p>399.791</text:p>
          </table:table-cell>
          <table:table-cell office:value-type="float" office:value="5.1051">
            <text:p>5.1051</text:p>
          </table:table-cell>
          <table:table-cell table:number-columns-repeated="2" office:value-type="float" office:value="0">
            <text:p>0</text:p>
          </table:table-cell>
          <table:table-cell office:value-type="float" office:value="4.8973">
            <text:p>4.8973</text:p>
          </table:table-cell>
          <table:table-cell office:value-type="float" office:value="13.8813">
            <text:p>13.8813</text:p>
          </table:table-cell>
          <table:table-cell office:value-type="float" office:value="399.791">
            <text:p>399.79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5.7412">
            <text:p>5.7412</text:p>
          </table:table-cell>
          <table:table-cell table:formula="of:=IF(SEARCH(&quot;mouse&quot;;[.A40])&gt;0;&quot;mouse&quot;;&quot;other&quot;)" office:value-type="string" office:string-value="mouse">
            <text:p>mouse</text:p>
          </table:table-cell>
          <table:table-cell table:formula="of:=IF(SEARCH(&quot;FR&quot;;[.A40])&gt;0;&quot;fingers relative&quot;;&quot;other&quot;)" office:value-type="float" office:value="0">
            <text:p>#VALUE!</text:p>
          </table:table-cell>
          <table:table-cell table:formula="of:=IF(SEARCH(&quot;FA&quot;;[.A40])&gt;0;&quot;fingers absolute&quot;;&quot;other&quot;)" office:value-type="float" office:value="0">
            <text:p>#VALUE!</text:p>
          </table:table-cell>
          <table:table-cell table:formula="of:=IF(SEARCH(&quot;Trackpad&quot;;[.A40])&gt;0;&quot;trackpad&quot;;&quot;other&quot;)" office:value-type="float" office:value="0">
            <text:p>#VALUE!</text:p>
          </table:table-cell>
          <table:table-cell table:formula="of:=RIGHT([.A40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4-data/Mouse/P34M3/P34M3mouseB</text:p>
          </table:table-cell>
          <table:table-cell office:value-type="float" office:value="0.7425">
            <text:p>0.7425</text:p>
          </table:table-cell>
          <table:table-cell office:value-type="float" office:value="0.2637">
            <text:p>0.2637</text:p>
          </table:table-cell>
          <table:table-cell office:value-type="float" office:value="398.499">
            <text:p>398.499</text:p>
          </table:table-cell>
          <table:table-cell office:value-type="float" office:value="5.0282">
            <text:p>5.028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.2947">
            <text:p>5.2947</text:p>
          </table:table-cell>
          <table:table-cell office:value-type="float" office:value="10.4176">
            <text:p>10.4176</text:p>
          </table:table-cell>
          <table:table-cell office:value-type="float" office:value="398.499">
            <text:p>398.499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7.1312">
            <text:p>7.1312</text:p>
          </table:table-cell>
          <table:table-cell table:formula="of:=IF(SEARCH(&quot;mouse&quot;;[.A41])&gt;0;&quot;mouse&quot;;&quot;other&quot;)" office:value-type="string" office:string-value="mouse">
            <text:p>mouse</text:p>
          </table:table-cell>
          <table:table-cell table:formula="of:=IF(SEARCH(&quot;FR&quot;;[.A41])&gt;0;&quot;fingers relative&quot;;&quot;other&quot;)" office:value-type="float" office:value="0">
            <text:p>#VALUE!</text:p>
          </table:table-cell>
          <table:table-cell table:formula="of:=IF(SEARCH(&quot;FA&quot;;[.A41])&gt;0;&quot;fingers absolute&quot;;&quot;other&quot;)" office:value-type="float" office:value="0">
            <text:p>#VALUE!</text:p>
          </table:table-cell>
          <table:table-cell table:formula="of:=IF(SEARCH(&quot;Trackpad&quot;;[.A41])&gt;0;&quot;trackpad&quot;;&quot;other&quot;)" office:value-type="float" office:value="0">
            <text:p>#VALUE!</text:p>
          </table:table-cell>
          <table:table-cell table:formula="of:=RIGHT([.A41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4-data/Mouse/P34M3/P34M3mouseC</text:p>
          </table:table-cell>
          <table:table-cell office:value-type="float" office:value="1.2481">
            <text:p>1.2481</text:p>
          </table:table-cell>
          <table:table-cell office:value-type="float" office:value="0.7654">
            <text:p>0.7654</text:p>
          </table:table-cell>
          <table:table-cell office:value-type="float" office:value="597.5135">
            <text:p>597.5135</text:p>
          </table:table-cell>
          <table:table-cell office:value-type="float" office:value="3.137">
            <text:p>3.13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6.8105">
            <text:p>6.8105</text:p>
          </table:table-cell>
          <table:table-cell office:value-type="float" office:value="5.3713">
            <text:p>5.3713</text:p>
          </table:table-cell>
          <table:table-cell office:value-type="float" office:value="597.5135">
            <text:p>597.5135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5.4565">
            <text:p>5.4565</text:p>
          </table:table-cell>
          <table:table-cell table:formula="of:=IF(SEARCH(&quot;mouse&quot;;[.A42])&gt;0;&quot;mouse&quot;;&quot;other&quot;)" office:value-type="string" office:string-value="mouse">
            <text:p>mouse</text:p>
          </table:table-cell>
          <table:table-cell table:formula="of:=IF(SEARCH(&quot;FR&quot;;[.A42])&gt;0;&quot;fingers relative&quot;;&quot;other&quot;)" office:value-type="float" office:value="0">
            <text:p>#VALUE!</text:p>
          </table:table-cell>
          <table:table-cell table:formula="of:=IF(SEARCH(&quot;FA&quot;;[.A42])&gt;0;&quot;fingers absolute&quot;;&quot;other&quot;)" office:value-type="float" office:value="0">
            <text:p>#VALUE!</text:p>
          </table:table-cell>
          <table:table-cell table:formula="of:=IF(SEARCH(&quot;Trackpad&quot;;[.A42])&gt;0;&quot;trackpad&quot;;&quot;other&quot;)" office:value-type="float" office:value="0">
            <text:p>#VALUE!</text:p>
          </table:table-cell>
          <table:table-cell table:formula="of:=RIGHT([.A42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4-data/Mouse/P34M3/P34M3mouseA</text:p>
          </table:table-cell>
          <table:table-cell office:value-type="float" office:value="0.5967">
            <text:p>0.5967</text:p>
          </table:table-cell>
          <table:table-cell office:value-type="float" office:value="0.2024">
            <text:p>0.2024</text:p>
          </table:table-cell>
          <table:table-cell office:value-type="float" office:value="397.6887">
            <text:p>397.6887</text:p>
          </table:table-cell>
          <table:table-cell office:value-type="float" office:value="8.6823">
            <text:p>8.6823</text:p>
          </table:table-cell>
          <table:table-cell table:number-columns-repeated="2" office:value-type="float" office:value="0">
            <text:p>0</text:p>
          </table:table-cell>
          <table:table-cell office:value-type="float" office:value="4.2702">
            <text:p>4.2702</text:p>
          </table:table-cell>
          <table:table-cell office:value-type="float" office:value="21.7374">
            <text:p>21.7374</text:p>
          </table:table-cell>
          <table:table-cell office:value-type="float" office:value="397.6887">
            <text:p>397.688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7.1562">
            <text:p>7.1562</text:p>
          </table:table-cell>
          <table:table-cell table:formula="of:=IF(SEARCH(&quot;mouse&quot;;[.A43])&gt;0;&quot;mouse&quot;;&quot;other&quot;)" office:value-type="string" office:string-value="mouse">
            <text:p>mouse</text:p>
          </table:table-cell>
          <table:table-cell table:formula="of:=IF(SEARCH(&quot;FR&quot;;[.A43])&gt;0;&quot;fingers relative&quot;;&quot;other&quot;)" office:value-type="float" office:value="0">
            <text:p>#VALUE!</text:p>
          </table:table-cell>
          <table:table-cell table:formula="of:=IF(SEARCH(&quot;FA&quot;;[.A43])&gt;0;&quot;fingers absolute&quot;;&quot;other&quot;)" office:value-type="float" office:value="0">
            <text:p>#VALUE!</text:p>
          </table:table-cell>
          <table:table-cell table:formula="of:=IF(SEARCH(&quot;Trackpad&quot;;[.A43])&gt;0;&quot;trackpad&quot;;&quot;other&quot;)" office:value-type="float" office:value="0">
            <text:p>#VALUE!</text:p>
          </table:table-cell>
          <table:table-cell table:formula="of:=RIGHT([.A43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4-data/Mouse/P34M2/P34M2mouseC</text:p>
          </table:table-cell>
          <table:table-cell office:value-type="float" office:value="1.0354">
            <text:p>1.0354</text:p>
          </table:table-cell>
          <table:table-cell office:value-type="float" office:value="0.4755">
            <text:p>0.4755</text:p>
          </table:table-cell>
          <table:table-cell office:value-type="float" office:value="399.2546">
            <text:p>399.2546</text:p>
          </table:table-cell>
          <table:table-cell office:value-type="float" office:value="2.7741">
            <text:p>2.7741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6.0269">
            <text:p>6.0269</text:p>
          </table:table-cell>
          <table:table-cell office:value-type="float" office:value="6.2185">
            <text:p>6.2185</text:p>
          </table:table-cell>
          <table:table-cell office:value-type="float" office:value="399.2546">
            <text:p>399.2546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8207">
            <text:p>5.8207</text:p>
          </table:table-cell>
          <table:table-cell table:formula="of:=IF(SEARCH(&quot;mouse&quot;;[.A44])&gt;0;&quot;mouse&quot;;&quot;other&quot;)" office:value-type="string" office:string-value="mouse">
            <text:p>mouse</text:p>
          </table:table-cell>
          <table:table-cell table:formula="of:=IF(SEARCH(&quot;FR&quot;;[.A44])&gt;0;&quot;fingers relative&quot;;&quot;other&quot;)" office:value-type="float" office:value="0">
            <text:p>#VALUE!</text:p>
          </table:table-cell>
          <table:table-cell table:formula="of:=IF(SEARCH(&quot;FA&quot;;[.A44])&gt;0;&quot;fingers absolute&quot;;&quot;other&quot;)" office:value-type="float" office:value="0">
            <text:p>#VALUE!</text:p>
          </table:table-cell>
          <table:table-cell table:formula="of:=IF(SEARCH(&quot;Trackpad&quot;;[.A44])&gt;0;&quot;trackpad&quot;;&quot;other&quot;)" office:value-type="float" office:value="0">
            <text:p>#VALUE!</text:p>
          </table:table-cell>
          <table:table-cell table:formula="of:=RIGHT([.A44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4-data/Mouse/P34M2/P34M2mouseB</text:p>
          </table:table-cell>
          <table:table-cell office:value-type="float" office:value="0.8382">
            <text:p>0.8382</text:p>
          </table:table-cell>
          <table:table-cell office:value-type="float" office:value="0.2426">
            <text:p>0.2426</text:p>
          </table:table-cell>
          <table:table-cell office:value-type="float" office:value="399.4411">
            <text:p>399.4411</text:p>
          </table:table-cell>
          <table:table-cell office:value-type="float" office:value="3.6691">
            <text:p>3.6691</text:p>
          </table:table-cell>
          <table:table-cell table:number-columns-repeated="2" office:value-type="float" office:value="0">
            <text:p>0</text:p>
          </table:table-cell>
          <table:table-cell office:value-type="float" office:value="5.3824">
            <text:p>5.3824</text:p>
          </table:table-cell>
          <table:table-cell office:value-type="float" office:value="9.8113">
            <text:p>9.8113</text:p>
          </table:table-cell>
          <table:table-cell office:value-type="float" office:value="399.4411">
            <text:p>399.441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6.4217">
            <text:p>6.4217</text:p>
          </table:table-cell>
          <table:table-cell table:formula="of:=IF(SEARCH(&quot;mouse&quot;;[.A45])&gt;0;&quot;mouse&quot;;&quot;other&quot;)" office:value-type="string" office:string-value="mouse">
            <text:p>mouse</text:p>
          </table:table-cell>
          <table:table-cell table:formula="of:=IF(SEARCH(&quot;FR&quot;;[.A45])&gt;0;&quot;fingers relative&quot;;&quot;other&quot;)" office:value-type="float" office:value="0">
            <text:p>#VALUE!</text:p>
          </table:table-cell>
          <table:table-cell table:formula="of:=IF(SEARCH(&quot;FA&quot;;[.A45])&gt;0;&quot;fingers absolute&quot;;&quot;other&quot;)" office:value-type="float" office:value="0">
            <text:p>#VALUE!</text:p>
          </table:table-cell>
          <table:table-cell table:formula="of:=IF(SEARCH(&quot;Trackpad&quot;;[.A45])&gt;0;&quot;trackpad&quot;;&quot;other&quot;)" office:value-type="float" office:value="0">
            <text:p>#VALUE!</text:p>
          </table:table-cell>
          <table:table-cell table:formula="of:=RIGHT([.A45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4-data/Mouse/P34M2/P34M2mouseA</text:p>
          </table:table-cell>
          <table:table-cell office:value-type="float" office:value="0.6972">
            <text:p>0.6972</text:p>
          </table:table-cell>
          <table:table-cell office:value-type="float" office:value="0.6132">
            <text:p>0.6132</text:p>
          </table:table-cell>
          <table:table-cell office:value-type="float" office:value="398.0728">
            <text:p>398.0728</text:p>
          </table:table-cell>
          <table:table-cell office:value-type="float" office:value="7.1132">
            <text:p>7.1132</text:p>
          </table:table-cell>
          <table:table-cell table:number-columns-repeated="2" office:value-type="float" office:value="0">
            <text:p>0</text:p>
          </table:table-cell>
          <table:table-cell office:value-type="float" office:value="4.3705">
            <text:p>4.3705</text:p>
          </table:table-cell>
          <table:table-cell office:value-type="float" office:value="20.2221">
            <text:p>20.2221</text:p>
          </table:table-cell>
          <table:table-cell office:value-type="float" office:value="398.0728">
            <text:p>398.072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6.2685">
            <text:p>6.2685</text:p>
          </table:table-cell>
          <table:table-cell table:formula="of:=IF(SEARCH(&quot;mouse&quot;;[.A46])&gt;0;&quot;mouse&quot;;&quot;other&quot;)" office:value-type="string" office:string-value="mouse">
            <text:p>mouse</text:p>
          </table:table-cell>
          <table:table-cell table:formula="of:=IF(SEARCH(&quot;FR&quot;;[.A46])&gt;0;&quot;fingers relative&quot;;&quot;other&quot;)" office:value-type="float" office:value="0">
            <text:p>#VALUE!</text:p>
          </table:table-cell>
          <table:table-cell table:formula="of:=IF(SEARCH(&quot;FA&quot;;[.A46])&gt;0;&quot;fingers absolute&quot;;&quot;other&quot;)" office:value-type="float" office:value="0">
            <text:p>#VALUE!</text:p>
          </table:table-cell>
          <table:table-cell table:formula="of:=IF(SEARCH(&quot;Trackpad&quot;;[.A46])&gt;0;&quot;trackpad&quot;;&quot;other&quot;)" office:value-type="float" office:value="0">
            <text:p>#VALUE!</text:p>
          </table:table-cell>
          <table:table-cell table:formula="of:=RIGHT([.A46];1)" office:value-type="string" office:string-value="A">
            <text:p>A</text:p>
          </table:table-cell>
        </table:table-row>
        <table:table-row table:style-name="ro2">
          <table:table-cell office:value-type="string">
            <text:p>P34-data/FR/P34FR3/P34FR3fingersC</text:p>
          </table:table-cell>
          <table:table-cell office:value-type="float" office:value="6.1978">
            <text:p>6.1978</text:p>
          </table:table-cell>
          <table:table-cell office:value-type="float" office:value="8.2503">
            <text:p>8.2503</text:p>
          </table:table-cell>
          <table:table-cell office:value-type="float" office:value="289.7911">
            <text:p>289.7911</text:p>
          </table:table-cell>
          <table:table-cell office:value-type="float" office:value="147.285">
            <text:p>147.285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5.3864">
            <text:p>5.3864</text:p>
          </table:table-cell>
          <table:table-cell office:value-type="float" office:value="7.0978">
            <text:p>7.0978</text:p>
          </table:table-cell>
          <table:table-cell office:value-type="float" office:value="289.7911">
            <text:p>289.7911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0.8691">
            <text:p>0.8691</text:p>
          </table:table-cell>
          <table:table-cell table:formula="of:=IF(SEARCH(&quot;mouse&quot;;[.A47])&gt;0;&quot;mouse&quot;;&quot;other&quot;)" office:value-type="float" office:value="0">
            <text:p>#VALUE!</text:p>
          </table:table-cell>
          <table:table-cell table:formula="of:=IF(SEARCH(&quot;FR&quot;;[.A47])&gt;0;&quot;fingers relative&quot;;&quot;other&quot;)" office:value-type="string" office:string-value="fingers relative">
            <text:p>fingers relative</text:p>
          </table:table-cell>
          <table:table-cell table:formula="of:=IF(SEARCH(&quot;FA&quot;;[.A47])&gt;0;&quot;fingers absolute&quot;;&quot;other&quot;)" office:value-type="float" office:value="0">
            <text:p>#VALUE!</text:p>
          </table:table-cell>
          <table:table-cell table:formula="of:=IF(SEARCH(&quot;Trackpad&quot;;[.A47])&gt;0;&quot;trackpad&quot;;&quot;other&quot;)" office:value-type="float" office:value="0">
            <text:p>#VALUE!</text:p>
          </table:table-cell>
          <table:table-cell table:formula="of:=RIGHT([.A47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4-data/FR/P34FR3/P34FR3fingersB</text:p>
          </table:table-cell>
          <table:table-cell office:value-type="float" office:value="2.4151">
            <text:p>2.4151</text:p>
          </table:table-cell>
          <table:table-cell office:value-type="float" office:value="4.1725">
            <text:p>4.1725</text:p>
          </table:table-cell>
          <table:table-cell office:value-type="float" office:value="370.8666">
            <text:p>370.8666</text:p>
          </table:table-cell>
          <table:table-cell office:value-type="float" office:value="85.1065">
            <text:p>85.1065</text:p>
          </table:table-cell>
          <table:table-cell office:value-type="float" office:value="0.32">
            <text:p>0.32</text:p>
          </table:table-cell>
          <table:table-cell office:value-type="float" office:value="0.08">
            <text:p>0.08</text:p>
          </table:table-cell>
          <table:table-cell office:value-type="float" office:value="4.5536">
            <text:p>4.5536</text:p>
          </table:table-cell>
          <table:table-cell office:value-type="float" office:value="16.4952">
            <text:p>16.4952</text:p>
          </table:table-cell>
          <table:table-cell office:value-type="float" office:value="370.8666">
            <text:p>370.866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1.8855">
            <text:p>1.8855</text:p>
          </table:table-cell>
          <table:table-cell table:formula="of:=IF(SEARCH(&quot;mouse&quot;;[.A48])&gt;0;&quot;mouse&quot;;&quot;other&quot;)" office:value-type="float" office:value="0">
            <text:p>#VALUE!</text:p>
          </table:table-cell>
          <table:table-cell table:formula="of:=IF(SEARCH(&quot;FR&quot;;[.A48])&gt;0;&quot;fingers relative&quot;;&quot;other&quot;)" office:value-type="string" office:string-value="fingers relative">
            <text:p>fingers relative</text:p>
          </table:table-cell>
          <table:table-cell table:formula="of:=IF(SEARCH(&quot;FA&quot;;[.A48])&gt;0;&quot;fingers absolute&quot;;&quot;other&quot;)" office:value-type="float" office:value="0">
            <text:p>#VALUE!</text:p>
          </table:table-cell>
          <table:table-cell table:formula="of:=IF(SEARCH(&quot;Trackpad&quot;;[.A48])&gt;0;&quot;trackpad&quot;;&quot;other&quot;)" office:value-type="float" office:value="0">
            <text:p>#VALUE!</text:p>
          </table:table-cell>
          <table:table-cell table:formula="of:=RIGHT([.A48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4-data/FR/P34FR3/P34FR3fingersA</text:p>
          </table:table-cell>
          <table:table-cell office:value-type="float" office:value="1.4483">
            <text:p>1.4483</text:p>
          </table:table-cell>
          <table:table-cell office:value-type="float" office:value="2.0071">
            <text:p>2.0071</text:p>
          </table:table-cell>
          <table:table-cell office:value-type="float" office:value="363.4407">
            <text:p>363.4407</text:p>
          </table:table-cell>
          <table:table-cell office:value-type="float" office:value="101.7993">
            <text:p>101.7993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4.0046">
            <text:p>4.0046</text:p>
          </table:table-cell>
          <table:table-cell office:value-type="float" office:value="24.1473">
            <text:p>24.1473</text:p>
          </table:table-cell>
          <table:table-cell office:value-type="float" office:value="363.4407">
            <text:p>363.440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765">
            <text:p>2.765</text:p>
          </table:table-cell>
          <table:table-cell table:formula="of:=IF(SEARCH(&quot;mouse&quot;;[.A49])&gt;0;&quot;mouse&quot;;&quot;other&quot;)" office:value-type="float" office:value="0">
            <text:p>#VALUE!</text:p>
          </table:table-cell>
          <table:table-cell table:formula="of:=IF(SEARCH(&quot;FR&quot;;[.A49])&gt;0;&quot;fingers relative&quot;;&quot;other&quot;)" office:value-type="string" office:string-value="fingers relative">
            <text:p>fingers relative</text:p>
          </table:table-cell>
          <table:table-cell table:formula="of:=IF(SEARCH(&quot;FA&quot;;[.A49])&gt;0;&quot;fingers absolute&quot;;&quot;other&quot;)" office:value-type="float" office:value="0">
            <text:p>#VALUE!</text:p>
          </table:table-cell>
          <table:table-cell table:formula="of:=IF(SEARCH(&quot;Trackpad&quot;;[.A49])&gt;0;&quot;trackpad&quot;;&quot;other&quot;)" office:value-type="float" office:value="0">
            <text:p>#VALUE!</text:p>
          </table:table-cell>
          <table:table-cell table:formula="of:=RIGHT([.A49];1)" office:value-type="string" office:string-value="A">
            <text:p>A</text:p>
          </table:table-cell>
        </table:table-row>
        <table:table-row table:style-name="ro2">
          <table:table-cell office:value-type="string">
            <text:p>P34-data/FR/P34FR2/P34FR2fingersC</text:p>
          </table:table-cell>
          <table:table-cell office:value-type="float" office:value="1.9961">
            <text:p>1.9961</text:p>
          </table:table-cell>
          <table:table-cell office:value-type="float" office:value="0.567">
            <text:p>0.567</text:p>
          </table:table-cell>
          <table:table-cell office:value-type="float" office:value="270.3677">
            <text:p>270.3677</text:p>
          </table:table-cell>
          <table:table-cell office:value-type="float" office:value="118.3638">
            <text:p>118.3638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5.7131">
            <text:p>5.7131</text:p>
          </table:table-cell>
          <table:table-cell office:value-type="float" office:value="5.2539">
            <text:p>5.2539</text:p>
          </table:table-cell>
          <table:table-cell office:value-type="float" office:value="270.3677">
            <text:p>270.3677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8622">
            <text:p>2.8622</text:p>
          </table:table-cell>
          <table:table-cell table:formula="of:=IF(SEARCH(&quot;mouse&quot;;[.A50])&gt;0;&quot;mouse&quot;;&quot;other&quot;)" office:value-type="float" office:value="0">
            <text:p>#VALUE!</text:p>
          </table:table-cell>
          <table:table-cell table:formula="of:=IF(SEARCH(&quot;FR&quot;;[.A50])&gt;0;&quot;fingers relative&quot;;&quot;other&quot;)" office:value-type="string" office:string-value="fingers relative">
            <text:p>fingers relative</text:p>
          </table:table-cell>
          <table:table-cell table:formula="of:=IF(SEARCH(&quot;FA&quot;;[.A50])&gt;0;&quot;fingers absolute&quot;;&quot;other&quot;)" office:value-type="float" office:value="0">
            <text:p>#VALUE!</text:p>
          </table:table-cell>
          <table:table-cell table:formula="of:=IF(SEARCH(&quot;Trackpad&quot;;[.A50])&gt;0;&quot;trackpad&quot;;&quot;other&quot;)" office:value-type="float" office:value="0">
            <text:p>#VALUE!</text:p>
          </table:table-cell>
          <table:table-cell table:formula="of:=RIGHT([.A50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4-data/FR/P34FR2/P34FR2fingersA</text:p>
          </table:table-cell>
          <table:table-cell office:value-type="float" office:value="1.4628">
            <text:p>1.4628</text:p>
          </table:table-cell>
          <table:table-cell office:value-type="float" office:value="0.5723">
            <text:p>0.5723</text:p>
          </table:table-cell>
          <table:table-cell office:value-type="float" office:value="383.4361">
            <text:p>383.4361</text:p>
          </table:table-cell>
          <table:table-cell office:value-type="float" office:value="25.0665">
            <text:p>25.0665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4.0706">
            <text:p>4.0706</text:p>
          </table:table-cell>
          <table:table-cell office:value-type="float" office:value="24.2638">
            <text:p>24.2638</text:p>
          </table:table-cell>
          <table:table-cell office:value-type="float" office:value="383.4361">
            <text:p>383.4361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7828">
            <text:p>2.7828</text:p>
          </table:table-cell>
          <table:table-cell table:formula="of:=IF(SEARCH(&quot;mouse&quot;;[.A51])&gt;0;&quot;mouse&quot;;&quot;other&quot;)" office:value-type="float" office:value="0">
            <text:p>#VALUE!</text:p>
          </table:table-cell>
          <table:table-cell table:formula="of:=IF(SEARCH(&quot;FR&quot;;[.A51])&gt;0;&quot;fingers relative&quot;;&quot;other&quot;)" office:value-type="string" office:string-value="fingers relative">
            <text:p>fingers relative</text:p>
          </table:table-cell>
          <table:table-cell table:formula="of:=IF(SEARCH(&quot;FA&quot;;[.A51])&gt;0;&quot;fingers absolute&quot;;&quot;other&quot;)" office:value-type="float" office:value="0">
            <text:p>#VALUE!</text:p>
          </table:table-cell>
          <table:table-cell table:formula="of:=IF(SEARCH(&quot;Trackpad&quot;;[.A51])&gt;0;&quot;trackpad&quot;;&quot;other&quot;)" office:value-type="float" office:value="0">
            <text:p>#VALUE!</text:p>
          </table:table-cell>
          <table:table-cell table:formula="of:=RIGHT([.A51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4-data/FR/P34FR2/P34FR2fingersB</text:p>
          </table:table-cell>
          <table:table-cell office:value-type="float" office:value="1.352">
            <text:p>1.352</text:p>
          </table:table-cell>
          <table:table-cell office:value-type="float" office:value="0.1694">
            <text:p>0.1694</text:p>
          </table:table-cell>
          <table:table-cell office:value-type="float" office:value="270.4037">
            <text:p>270.4037</text:p>
          </table:table-cell>
          <table:table-cell office:value-type="float" office:value="125.7516">
            <text:p>125.751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4.2535">
            <text:p>4.2535</text:p>
          </table:table-cell>
          <table:table-cell office:value-type="float" office:value="14.9609">
            <text:p>14.9609</text:p>
          </table:table-cell>
          <table:table-cell office:value-type="float" office:value="270.4037">
            <text:p>270.4037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1462">
            <text:p>3.1462</text:p>
          </table:table-cell>
          <table:table-cell table:formula="of:=IF(SEARCH(&quot;mouse&quot;;[.A52])&gt;0;&quot;mouse&quot;;&quot;other&quot;)" office:value-type="float" office:value="0">
            <text:p>#VALUE!</text:p>
          </table:table-cell>
          <table:table-cell table:formula="of:=IF(SEARCH(&quot;FR&quot;;[.A52])&gt;0;&quot;fingers relative&quot;;&quot;other&quot;)" office:value-type="string" office:string-value="fingers relative">
            <text:p>fingers relative</text:p>
          </table:table-cell>
          <table:table-cell table:formula="of:=IF(SEARCH(&quot;FA&quot;;[.A52])&gt;0;&quot;fingers absolute&quot;;&quot;other&quot;)" office:value-type="float" office:value="0">
            <text:p>#VALUE!</text:p>
          </table:table-cell>
          <table:table-cell table:formula="of:=IF(SEARCH(&quot;Trackpad&quot;;[.A52])&gt;0;&quot;trackpad&quot;;&quot;other&quot;)" office:value-type="float" office:value="0">
            <text:p>#VALUE!</text:p>
          </table:table-cell>
          <table:table-cell table:formula="of:=RIGHT([.A52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4-data/FR/P34FR1/P34FR1fingersB</text:p>
          </table:table-cell>
          <table:table-cell office:value-type="float" office:value="1.5948">
            <text:p>1.5948</text:p>
          </table:table-cell>
          <table:table-cell office:value-type="float" office:value="0.5649">
            <text:p>0.5649</text:p>
          </table:table-cell>
          <table:table-cell office:value-type="float" office:value="345.8633">
            <text:p>345.8633</text:p>
          </table:table-cell>
          <table:table-cell office:value-type="float" office:value="124.0875">
            <text:p>124.0875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5.1795">
            <text:p>5.1795</text:p>
          </table:table-cell>
          <table:table-cell office:value-type="float" office:value="9.8146">
            <text:p>9.8146</text:p>
          </table:table-cell>
          <table:table-cell office:value-type="float" office:value="345.8633">
            <text:p>345.863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2477">
            <text:p>3.2477</text:p>
          </table:table-cell>
          <table:table-cell table:formula="of:=IF(SEARCH(&quot;mouse&quot;;[.A53])&gt;0;&quot;mouse&quot;;&quot;other&quot;)" office:value-type="float" office:value="0">
            <text:p>#VALUE!</text:p>
          </table:table-cell>
          <table:table-cell table:formula="of:=IF(SEARCH(&quot;FR&quot;;[.A53])&gt;0;&quot;fingers relative&quot;;&quot;other&quot;)" office:value-type="string" office:string-value="fingers relative">
            <text:p>fingers relative</text:p>
          </table:table-cell>
          <table:table-cell table:formula="of:=IF(SEARCH(&quot;FA&quot;;[.A53])&gt;0;&quot;fingers absolute&quot;;&quot;other&quot;)" office:value-type="float" office:value="0">
            <text:p>#VALUE!</text:p>
          </table:table-cell>
          <table:table-cell table:formula="of:=IF(SEARCH(&quot;Trackpad&quot;;[.A53])&gt;0;&quot;trackpad&quot;;&quot;other&quot;)" office:value-type="float" office:value="0">
            <text:p>#VALUE!</text:p>
          </table:table-cell>
          <table:table-cell table:formula="of:=RIGHT([.A53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4-data/FR/P34FR1/P34FR1fingersA</text:p>
          </table:table-cell>
          <table:table-cell office:value-type="float" office:value="1.35">
            <text:p>1.35</text:p>
          </table:table-cell>
          <table:table-cell office:value-type="float" office:value="0.9594">
            <text:p>0.9594</text:p>
          </table:table-cell>
          <table:table-cell office:value-type="float" office:value="387.1798">
            <text:p>387.1798</text:p>
          </table:table-cell>
          <table:table-cell office:value-type="float" office:value="16.9054">
            <text:p>16.905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3.8709">
            <text:p>3.8709</text:p>
          </table:table-cell>
          <table:table-cell office:value-type="float" office:value="28.4045">
            <text:p>28.4045</text:p>
          </table:table-cell>
          <table:table-cell office:value-type="float" office:value="387.1798">
            <text:p>387.179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8673">
            <text:p>2.8673</text:p>
          </table:table-cell>
          <table:table-cell table:formula="of:=IF(SEARCH(&quot;mouse&quot;;[.A54])&gt;0;&quot;mouse&quot;;&quot;other&quot;)" office:value-type="float" office:value="0">
            <text:p>#VALUE!</text:p>
          </table:table-cell>
          <table:table-cell table:formula="of:=IF(SEARCH(&quot;FR&quot;;[.A54])&gt;0;&quot;fingers relative&quot;;&quot;other&quot;)" office:value-type="string" office:string-value="fingers relative">
            <text:p>fingers relative</text:p>
          </table:table-cell>
          <table:table-cell table:formula="of:=IF(SEARCH(&quot;FA&quot;;[.A54])&gt;0;&quot;fingers absolute&quot;;&quot;other&quot;)" office:value-type="float" office:value="0">
            <text:p>#VALUE!</text:p>
          </table:table-cell>
          <table:table-cell table:formula="of:=IF(SEARCH(&quot;Trackpad&quot;;[.A54])&gt;0;&quot;trackpad&quot;;&quot;other&quot;)" office:value-type="float" office:value="0">
            <text:p>#VALUE!</text:p>
          </table:table-cell>
          <table:table-cell table:formula="of:=RIGHT([.A54];1)" office:value-type="string" office:string-value="A">
            <text:p>A</text:p>
          </table:table-cell>
        </table:table-row>
        <table:table-row table:style-name="ro2">
          <table:table-cell office:value-type="string">
            <text:p>P34-data/FR/P34FR1/P34FR1fingersC</text:p>
          </table:table-cell>
          <table:table-cell office:value-type="float" office:value="6.6322">
            <text:p>6.6322</text:p>
          </table:table-cell>
          <table:table-cell office:value-type="float" office:value="6.8135">
            <text:p>6.8135</text:p>
          </table:table-cell>
          <table:table-cell office:value-type="float" office:value="373.4507">
            <text:p>373.4507</text:p>
          </table:table-cell>
          <table:table-cell office:value-type="float" office:value="44.9107">
            <text:p>44.9107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5.8372">
            <text:p>5.8372</text:p>
          </table:table-cell>
          <table:table-cell office:value-type="float" office:value="6.6486">
            <text:p>6.6486</text:p>
          </table:table-cell>
          <table:table-cell office:value-type="float" office:value="373.4507">
            <text:p>373.4507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0.8801">
            <text:p>0.8801</text:p>
          </table:table-cell>
          <table:table-cell table:formula="of:=IF(SEARCH(&quot;mouse&quot;;[.A55])&gt;0;&quot;mouse&quot;;&quot;other&quot;)" office:value-type="float" office:value="0">
            <text:p>#VALUE!</text:p>
          </table:table-cell>
          <table:table-cell table:formula="of:=IF(SEARCH(&quot;FR&quot;;[.A55])&gt;0;&quot;fingers relative&quot;;&quot;other&quot;)" office:value-type="string" office:string-value="fingers relative">
            <text:p>fingers relative</text:p>
          </table:table-cell>
          <table:table-cell table:formula="of:=IF(SEARCH(&quot;FA&quot;;[.A55])&gt;0;&quot;fingers absolute&quot;;&quot;other&quot;)" office:value-type="float" office:value="0">
            <text:p>#VALUE!</text:p>
          </table:table-cell>
          <table:table-cell table:formula="of:=IF(SEARCH(&quot;Trackpad&quot;;[.A55])&gt;0;&quot;trackpad&quot;;&quot;other&quot;)" office:value-type="float" office:value="0">
            <text:p>#VALUE!</text:p>
          </table:table-cell>
          <table:table-cell table:formula="of:=RIGHT([.A55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4-data/Trackpad/P34T3/P34T3trackpadB</text:p>
          </table:table-cell>
          <table:table-cell office:value-type="float" office:value="1.653">
            <text:p>1.653</text:p>
          </table:table-cell>
          <table:table-cell office:value-type="float" office:value="0.7319">
            <text:p>0.7319</text:p>
          </table:table-cell>
          <table:table-cell office:value-type="float" office:value="401.0315">
            <text:p>401.0315</text:p>
          </table:table-cell>
          <table:table-cell office:value-type="float" office:value="4.6094">
            <text:p>4.609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5.2446">
            <text:p>5.2446</text:p>
          </table:table-cell>
          <table:table-cell office:value-type="float" office:value="10.8645">
            <text:p>10.8645</text:p>
          </table:table-cell>
          <table:table-cell office:value-type="float" office:value="401.0315">
            <text:p>401.031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1728">
            <text:p>3.1728</text:p>
          </table:table-cell>
          <table:table-cell table:formula="of:=IF(SEARCH(&quot;mouse&quot;;[.A56])&gt;0;&quot;mouse&quot;;&quot;other&quot;)" office:value-type="float" office:value="0">
            <text:p>#VALUE!</text:p>
          </table:table-cell>
          <table:table-cell table:formula="of:=IF(SEARCH(&quot;FR&quot;;[.A56])&gt;0;&quot;fingers relative&quot;;&quot;other&quot;)" office:value-type="float" office:value="0">
            <text:p>#VALUE!</text:p>
          </table:table-cell>
          <table:table-cell table:formula="of:=IF(SEARCH(&quot;FA&quot;;[.A56])&gt;0;&quot;fingers absolute&quot;;&quot;other&quot;)" office:value-type="float" office:value="0">
            <text:p>#VALUE!</text:p>
          </table:table-cell>
          <table:table-cell table:formula="of:=IF(SEARCH(&quot;Trackpad&quot;;[.A56])&gt;0;&quot;trackpad&quot;;&quot;other&quot;)" office:value-type="string" office:string-value="trackpad">
            <text:p>trackpad</text:p>
          </table:table-cell>
          <table:table-cell table:formula="of:=RIGHT([.A56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4-data/Trackpad/P34T3/P34T3trackpadC</text:p>
          </table:table-cell>
          <table:table-cell office:value-type="float" office:value="1.9707">
            <text:p>1.9707</text:p>
          </table:table-cell>
          <table:table-cell office:value-type="float" office:value="0.8118">
            <text:p>0.8118</text:p>
          </table:table-cell>
          <table:table-cell office:value-type="float" office:value="598.55">
            <text:p>598.55</text:p>
          </table:table-cell>
          <table:table-cell office:value-type="float" office:value="2.6507">
            <text:p>2.650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7.041">
            <text:p>7.041</text:p>
          </table:table-cell>
          <table:table-cell office:value-type="float" office:value="4.5798">
            <text:p>4.5798</text:p>
          </table:table-cell>
          <table:table-cell office:value-type="float" office:value="598.55">
            <text:p>598.55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3.5728">
            <text:p>3.5728</text:p>
          </table:table-cell>
          <table:table-cell table:formula="of:=IF(SEARCH(&quot;mouse&quot;;[.A57])&gt;0;&quot;mouse&quot;;&quot;other&quot;)" office:value-type="float" office:value="0">
            <text:p>#VALUE!</text:p>
          </table:table-cell>
          <table:table-cell table:formula="of:=IF(SEARCH(&quot;FR&quot;;[.A57])&gt;0;&quot;fingers relative&quot;;&quot;other&quot;)" office:value-type="float" office:value="0">
            <text:p>#VALUE!</text:p>
          </table:table-cell>
          <table:table-cell table:formula="of:=IF(SEARCH(&quot;FA&quot;;[.A57])&gt;0;&quot;fingers absolute&quot;;&quot;other&quot;)" office:value-type="float" office:value="0">
            <text:p>#VALUE!</text:p>
          </table:table-cell>
          <table:table-cell table:formula="of:=IF(SEARCH(&quot;Trackpad&quot;;[.A57])&gt;0;&quot;trackpad&quot;;&quot;other&quot;)" office:value-type="string" office:string-value="trackpad">
            <text:p>trackpad</text:p>
          </table:table-cell>
          <table:table-cell table:formula="of:=RIGHT([.A57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4-data/Trackpad/P34T3/P34T3trackpadA</text:p>
          </table:table-cell>
          <table:table-cell office:value-type="float" office:value="1.327">
            <text:p>1.327</text:p>
          </table:table-cell>
          <table:table-cell office:value-type="float" office:value="0.4945">
            <text:p>0.4945</text:p>
          </table:table-cell>
          <table:table-cell office:value-type="float" office:value="397.7521">
            <text:p>397.7521</text:p>
          </table:table-cell>
          <table:table-cell office:value-type="float" office:value="9.6254">
            <text:p>9.6254</text:p>
          </table:table-cell>
          <table:table-cell table:number-columns-repeated="2" office:value-type="float" office:value="0">
            <text:p>0</text:p>
          </table:table-cell>
          <table:table-cell office:value-type="float" office:value="4.2994">
            <text:p>4.2994</text:p>
          </table:table-cell>
          <table:table-cell office:value-type="float" office:value="21.2816">
            <text:p>21.2816</text:p>
          </table:table-cell>
          <table:table-cell office:value-type="float" office:value="397.7521">
            <text:p>397.7521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24">
            <text:p>3.24</text:p>
          </table:table-cell>
          <table:table-cell table:formula="of:=IF(SEARCH(&quot;mouse&quot;;[.A58])&gt;0;&quot;mouse&quot;;&quot;other&quot;)" office:value-type="float" office:value="0">
            <text:p>#VALUE!</text:p>
          </table:table-cell>
          <table:table-cell table:formula="of:=IF(SEARCH(&quot;FR&quot;;[.A58])&gt;0;&quot;fingers relative&quot;;&quot;other&quot;)" office:value-type="float" office:value="0">
            <text:p>#VALUE!</text:p>
          </table:table-cell>
          <table:table-cell table:formula="of:=IF(SEARCH(&quot;FA&quot;;[.A58])&gt;0;&quot;fingers absolute&quot;;&quot;other&quot;)" office:value-type="float" office:value="0">
            <text:p>#VALUE!</text:p>
          </table:table-cell>
          <table:table-cell table:formula="of:=IF(SEARCH(&quot;Trackpad&quot;;[.A58])&gt;0;&quot;trackpad&quot;;&quot;other&quot;)" office:value-type="string" office:string-value="trackpad">
            <text:p>trackpad</text:p>
          </table:table-cell>
          <table:table-cell table:formula="of:=RIGHT([.A58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P34-data/Trackpad/P34T1/P34T1trackpadA</text:p>
          </table:table-cell>
          <table:table-cell office:value-type="float" office:value="1.4873">
            <text:p>1.4873</text:p>
          </table:table-cell>
          <table:table-cell office:value-type="float" office:value="0.4262">
            <text:p>0.4262</text:p>
          </table:table-cell>
          <table:table-cell office:value-type="float" office:value="404.0955">
            <text:p>404.0955</text:p>
          </table:table-cell>
          <table:table-cell office:value-type="float" office:value="7.0072">
            <text:p>7.0072</text:p>
          </table:table-cell>
          <table:table-cell table:number-columns-repeated="2" office:value-type="float" office:value="0">
            <text:p>0</text:p>
          </table:table-cell>
          <table:table-cell office:value-type="float" office:value="4.2677">
            <text:p>4.2677</text:p>
          </table:table-cell>
          <table:table-cell office:value-type="float" office:value="22.1267">
            <text:p>22.1267</text:p>
          </table:table-cell>
          <table:table-cell office:value-type="float" office:value="404.0955">
            <text:p>404.0955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8694">
            <text:p>2.8694</text:p>
          </table:table-cell>
          <table:table-cell table:formula="of:=IF(SEARCH(&quot;mouse&quot;;[.A59])&gt;0;&quot;mouse&quot;;&quot;other&quot;)" office:value-type="float" office:value="0">
            <text:p>#VALUE!</text:p>
          </table:table-cell>
          <table:table-cell table:formula="of:=IF(SEARCH(&quot;FR&quot;;[.A59])&gt;0;&quot;fingers relative&quot;;&quot;other&quot;)" office:value-type="float" office:value="0">
            <text:p>#VALUE!</text:p>
          </table:table-cell>
          <table:table-cell table:formula="of:=IF(SEARCH(&quot;FA&quot;;[.A59])&gt;0;&quot;fingers absolute&quot;;&quot;other&quot;)" office:value-type="float" office:value="0">
            <text:p>#VALUE!</text:p>
          </table:table-cell>
          <table:table-cell table:formula="of:=IF(SEARCH(&quot;Trackpad&quot;;[.A59])&gt;0;&quot;trackpad&quot;;&quot;other&quot;)" office:value-type="string" office:string-value="trackpad">
            <text:p>trackpad</text:p>
          </table:table-cell>
          <table:table-cell table:formula="of:=RIGHT([.A59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P34-data/Trackpad/P34T1/P34T1trackpadC</text:p>
          </table:table-cell>
          <table:table-cell office:value-type="float" office:value="2.0407">
            <text:p>2.0407</text:p>
          </table:table-cell>
          <table:table-cell office:value-type="float" office:value="0.5567">
            <text:p>0.5567</text:p>
          </table:table-cell>
          <table:table-cell office:value-type="float" office:value="381.9849">
            <text:p>381.9849</text:p>
          </table:table-cell>
          <table:table-cell office:value-type="float" office:value="73.239">
            <text:p>73.239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6.242">
            <text:p>6.242</text:p>
          </table:table-cell>
          <table:table-cell office:value-type="float" office:value="5.1143">
            <text:p>5.1143</text:p>
          </table:table-cell>
          <table:table-cell office:value-type="float" office:value="381.9849">
            <text:p>381.9849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0588">
            <text:p>3.0588</text:p>
          </table:table-cell>
          <table:table-cell table:formula="of:=IF(SEARCH(&quot;mouse&quot;;[.A60])&gt;0;&quot;mouse&quot;;&quot;other&quot;)" office:value-type="float" office:value="0">
            <text:p>#VALUE!</text:p>
          </table:table-cell>
          <table:table-cell table:formula="of:=IF(SEARCH(&quot;FR&quot;;[.A60])&gt;0;&quot;fingers relative&quot;;&quot;other&quot;)" office:value-type="float" office:value="0">
            <text:p>#VALUE!</text:p>
          </table:table-cell>
          <table:table-cell table:formula="of:=IF(SEARCH(&quot;FA&quot;;[.A60])&gt;0;&quot;fingers absolute&quot;;&quot;other&quot;)" office:value-type="float" office:value="0">
            <text:p>#VALUE!</text:p>
          </table:table-cell>
          <table:table-cell table:formula="of:=IF(SEARCH(&quot;Trackpad&quot;;[.A60])&gt;0;&quot;trackpad&quot;;&quot;other&quot;)" office:value-type="string" office:string-value="trackpad">
            <text:p>trackpad</text:p>
          </table:table-cell>
          <table:table-cell table:formula="of:=RIGHT([.A60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4-data/Trackpad/P34T1/P34T1trackpad</text:p>
          </table:table-cell>
          <table:table-cell office:value-type="float" office:value="1.4811">
            <text:p>1.4811</text:p>
          </table:table-cell>
          <table:table-cell office:value-type="float" office:value="0.4145">
            <text:p>0.4145</text:p>
          </table:table-cell>
          <table:table-cell office:value-type="float" office:value="399.1368">
            <text:p>399.1368</text:p>
          </table:table-cell>
          <table:table-cell office:value-type="float" office:value="5.4542">
            <text:p>5.4542</text:p>
          </table:table-cell>
          <table:table-cell table:number-columns-repeated="2" office:value-type="float" office:value="0">
            <text:p>0</text:p>
          </table:table-cell>
          <table:table-cell office:value-type="float" office:value="5.2274">
            <text:p>5.2274</text:p>
          </table:table-cell>
          <table:table-cell office:value-type="float" office:value="10.9463">
            <text:p>10.9463</text:p>
          </table:table-cell>
          <table:table-cell office:value-type="float" office:value="399.1368">
            <text:p>399.1368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5293">
            <text:p>3.5293</text:p>
          </table:table-cell>
          <table:table-cell table:formula="of:=IF(SEARCH(&quot;mouse&quot;;[.A61])&gt;0;&quot;mouse&quot;;&quot;other&quot;)" office:value-type="float" office:value="0">
            <text:p>#VALUE!</text:p>
          </table:table-cell>
          <table:table-cell table:formula="of:=IF(SEARCH(&quot;FR&quot;;[.A61])&gt;0;&quot;fingers relative&quot;;&quot;other&quot;)" office:value-type="float" office:value="0">
            <text:p>#VALUE!</text:p>
          </table:table-cell>
          <table:table-cell table:formula="of:=IF(SEARCH(&quot;FA&quot;;[.A61])&gt;0;&quot;fingers absolute&quot;;&quot;other&quot;)" office:value-type="float" office:value="0">
            <text:p>#VALUE!</text:p>
          </table:table-cell>
          <table:table-cell table:formula="of:=IF(SEARCH(&quot;Trackpad&quot;;[.A61])&gt;0;&quot;trackpad&quot;;&quot;other&quot;)" office:value-type="string" office:string-value="trackpad">
            <text:p>trackpad</text:p>
          </table:table-cell>
          <table:table-cell table:formula="of:=RIGHT([.A61];1)" office:value-type="string" office:string-value="d">
            <text:p>d</text:p>
          </table:table-cell>
        </table:table-row>
        <table:table-row table:style-name="ro3" table:visibility="filter">
          <table:table-cell office:value-type="string">
            <text:p>P34-data/Trackpad/P34T1/P34T1trackpadB</text:p>
          </table:table-cell>
          <table:table-cell office:value-type="float" office:value="1.5717">
            <text:p>1.5717</text:p>
          </table:table-cell>
          <table:table-cell office:value-type="float" office:value="0.3729">
            <text:p>0.3729</text:p>
          </table:table-cell>
          <table:table-cell office:value-type="float" office:value="400.0654">
            <text:p>400.0654</text:p>
          </table:table-cell>
          <table:table-cell office:value-type="float" office:value="4.8625">
            <text:p>4.8625</text:p>
          </table:table-cell>
          <table:table-cell table:number-columns-repeated="2" office:value-type="float" office:value="0">
            <text:p>0</text:p>
          </table:table-cell>
          <table:table-cell office:value-type="float" office:value="5.3057">
            <text:p>5.3057</text:p>
          </table:table-cell>
          <table:table-cell office:value-type="float" office:value="10.3771">
            <text:p>10.3771</text:p>
          </table:table-cell>
          <table:table-cell office:value-type="float" office:value="400.0654">
            <text:p>400.0654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3757">
            <text:p>3.3757</text:p>
          </table:table-cell>
          <table:table-cell table:formula="of:=IF(SEARCH(&quot;mouse&quot;;[.A62])&gt;0;&quot;mouse&quot;;&quot;other&quot;)" office:value-type="float" office:value="0">
            <text:p>#VALUE!</text:p>
          </table:table-cell>
          <table:table-cell table:formula="of:=IF(SEARCH(&quot;FR&quot;;[.A62])&gt;0;&quot;fingers relative&quot;;&quot;other&quot;)" office:value-type="float" office:value="0">
            <text:p>#VALUE!</text:p>
          </table:table-cell>
          <table:table-cell table:formula="of:=IF(SEARCH(&quot;FA&quot;;[.A62])&gt;0;&quot;fingers absolute&quot;;&quot;other&quot;)" office:value-type="float" office:value="0">
            <text:p>#VALUE!</text:p>
          </table:table-cell>
          <table:table-cell table:formula="of:=IF(SEARCH(&quot;Trackpad&quot;;[.A62])&gt;0;&quot;trackpad&quot;;&quot;other&quot;)" office:value-type="string" office:string-value="trackpad">
            <text:p>trackpad</text:p>
          </table:table-cell>
          <table:table-cell table:formula="of:=RIGHT([.A62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4-data/Trackpad/P34T2/P34T2trackpadC</text:p>
          </table:table-cell>
          <table:table-cell office:value-type="float" office:value="1.7624">
            <text:p>1.7624</text:p>
          </table:table-cell>
          <table:table-cell office:value-type="float" office:value="0.2777">
            <text:p>0.2777</text:p>
          </table:table-cell>
          <table:table-cell office:value-type="float" office:value="399.1092">
            <text:p>399.1092</text:p>
          </table:table-cell>
          <table:table-cell office:value-type="float" office:value="3.0192">
            <text:p>3.019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6.3053">
            <text:p>6.3053</text:p>
          </table:table-cell>
          <table:table-cell office:value-type="float" office:value="5.1115">
            <text:p>5.1115</text:p>
          </table:table-cell>
          <table:table-cell office:value-type="float" office:value="399.1092">
            <text:p>399.109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5777">
            <text:p>3.5777</text:p>
          </table:table-cell>
          <table:table-cell table:formula="of:=IF(SEARCH(&quot;mouse&quot;;[.A63])&gt;0;&quot;mouse&quot;;&quot;other&quot;)" office:value-type="float" office:value="0">
            <text:p>#VALUE!</text:p>
          </table:table-cell>
          <table:table-cell table:formula="of:=IF(SEARCH(&quot;FR&quot;;[.A63])&gt;0;&quot;fingers relative&quot;;&quot;other&quot;)" office:value-type="float" office:value="0">
            <text:p>#VALUE!</text:p>
          </table:table-cell>
          <table:table-cell table:formula="of:=IF(SEARCH(&quot;FA&quot;;[.A63])&gt;0;&quot;fingers absolute&quot;;&quot;other&quot;)" office:value-type="float" office:value="0">
            <text:p>#VALUE!</text:p>
          </table:table-cell>
          <table:table-cell table:formula="of:=IF(SEARCH(&quot;Trackpad&quot;;[.A63])&gt;0;&quot;trackpad&quot;;&quot;other&quot;)" office:value-type="string" office:string-value="trackpad">
            <text:p>trackpad</text:p>
          </table:table-cell>
          <table:table-cell table:formula="of:=RIGHT([.A63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4-data/Trackpad/P34T2/P34T2trackpadB</text:p>
          </table:table-cell>
          <table:table-cell office:value-type="float" office:value="1.4937">
            <text:p>1.4937</text:p>
          </table:table-cell>
          <table:table-cell office:value-type="float" office:value="0.3872">
            <text:p>0.3872</text:p>
          </table:table-cell>
          <table:table-cell office:value-type="float" office:value="396.6472">
            <text:p>396.6472</text:p>
          </table:table-cell>
          <table:table-cell office:value-type="float" office:value="2.8349">
            <text:p>2.8349</text:p>
          </table:table-cell>
          <table:table-cell table:number-columns-repeated="2" office:value-type="float" office:value="0">
            <text:p>0</text:p>
          </table:table-cell>
          <table:table-cell office:value-type="float" office:value="5.4767">
            <text:p>5.4767</text:p>
          </table:table-cell>
          <table:table-cell office:value-type="float" office:value="9.1118">
            <text:p>9.1118</text:p>
          </table:table-cell>
          <table:table-cell office:value-type="float" office:value="396.6472">
            <text:p>396.6472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6665">
            <text:p>3.6665</text:p>
          </table:table-cell>
          <table:table-cell table:formula="of:=IF(SEARCH(&quot;mouse&quot;;[.A64])&gt;0;&quot;mouse&quot;;&quot;other&quot;)" office:value-type="float" office:value="0">
            <text:p>#VALUE!</text:p>
          </table:table-cell>
          <table:table-cell table:formula="of:=IF(SEARCH(&quot;FR&quot;;[.A64])&gt;0;&quot;fingers relative&quot;;&quot;other&quot;)" office:value-type="float" office:value="0">
            <text:p>#VALUE!</text:p>
          </table:table-cell>
          <table:table-cell table:formula="of:=IF(SEARCH(&quot;FA&quot;;[.A64])&gt;0;&quot;fingers absolute&quot;;&quot;other&quot;)" office:value-type="float" office:value="0">
            <text:p>#VALUE!</text:p>
          </table:table-cell>
          <table:table-cell table:formula="of:=IF(SEARCH(&quot;Trackpad&quot;;[.A64])&gt;0;&quot;trackpad&quot;;&quot;other&quot;)" office:value-type="string" office:string-value="trackpad">
            <text:p>trackpad</text:p>
          </table:table-cell>
          <table:table-cell table:formula="of:=RIGHT([.A64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4-data/Trackpad/P34T2/P34T2trackpadA</text:p>
          </table:table-cell>
          <table:table-cell office:value-type="float" office:value="1.3783">
            <text:p>1.3783</text:p>
          </table:table-cell>
          <table:table-cell office:value-type="float" office:value="0.636">
            <text:p>0.636</text:p>
          </table:table-cell>
          <table:table-cell office:value-type="float" office:value="382.6722">
            <text:p>382.6722</text:p>
          </table:table-cell>
          <table:table-cell office:value-type="float" office:value="69.89">
            <text:p>69.89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4.7076">
            <text:p>4.7076</text:p>
          </table:table-cell>
          <table:table-cell office:value-type="float" office:value="15.2277">
            <text:p>15.2277</text:p>
          </table:table-cell>
          <table:table-cell office:value-type="float" office:value="382.6722">
            <text:p>382.6722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4155">
            <text:p>3.4155</text:p>
          </table:table-cell>
          <table:table-cell table:formula="of:=IF(SEARCH(&quot;mouse&quot;;[.A65])&gt;0;&quot;mouse&quot;;&quot;other&quot;)" office:value-type="float" office:value="0">
            <text:p>#VALUE!</text:p>
          </table:table-cell>
          <table:table-cell table:formula="of:=IF(SEARCH(&quot;FR&quot;;[.A65])&gt;0;&quot;fingers relative&quot;;&quot;other&quot;)" office:value-type="float" office:value="0">
            <text:p>#VALUE!</text:p>
          </table:table-cell>
          <table:table-cell table:formula="of:=IF(SEARCH(&quot;FA&quot;;[.A65])&gt;0;&quot;fingers absolute&quot;;&quot;other&quot;)" office:value-type="float" office:value="0">
            <text:p>#VALUE!</text:p>
          </table:table-cell>
          <table:table-cell table:formula="of:=IF(SEARCH(&quot;Trackpad&quot;;[.A65])&gt;0;&quot;trackpad&quot;;&quot;other&quot;)" office:value-type="string" office:string-value="trackpad">
            <text:p>trackpad</text:p>
          </table:table-cell>
          <table:table-cell table:formula="of:=RIGHT([.A65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4-data/FA/P34FA3/P34FA3fingersC</text:p>
          </table:table-cell>
          <table:table-cell office:value-type="float" office:value="1.7505">
            <text:p>1.7505</text:p>
          </table:table-cell>
          <table:table-cell office:value-type="float" office:value="0.2821">
            <text:p>0.2821</text:p>
          </table:table-cell>
          <table:table-cell office:value-type="float" office:value="502.1325">
            <text:p>502.1325</text:p>
          </table:table-cell>
          <table:table-cell office:value-type="float" office:value="173.8472">
            <text:p>173.8472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6.7437">
            <text:p>6.7437</text:p>
          </table:table-cell>
          <table:table-cell office:value-type="float" office:value="4.7298">
            <text:p>4.7298</text:p>
          </table:table-cell>
          <table:table-cell office:value-type="float" office:value="502.1325">
            <text:p>502.1325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3.8525">
            <text:p>3.8525</text:p>
          </table:table-cell>
          <table:table-cell table:formula="of:=IF(SEARCH(&quot;mouse&quot;;[.A66])&gt;0;&quot;mouse&quot;;&quot;other&quot;)" office:value-type="float" office:value="0">
            <text:p>#VALUE!</text:p>
          </table:table-cell>
          <table:table-cell table:formula="of:=IF(SEARCH(&quot;FR&quot;;[.A66])&gt;0;&quot;fingers relative&quot;;&quot;other&quot;)" office:value-type="float" office:value="0">
            <text:p>#VALUE!</text:p>
          </table:table-cell>
          <table:table-cell table:formula="of:=IF(SEARCH(&quot;FA&quot;;[.A66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66])&gt;0;&quot;trackpad&quot;;&quot;other&quot;)" office:value-type="float" office:value="0">
            <text:p>#VALUE!</text:p>
          </table:table-cell>
          <table:table-cell table:formula="of:=RIGHT([.A66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4-data/FA/P34FA3/P34FA3fingersA</text:p>
          </table:table-cell>
          <table:table-cell office:value-type="float" office:value="1.236">
            <text:p>1.236</text:p>
          </table:table-cell>
          <table:table-cell office:value-type="float" office:value="0.7604">
            <text:p>0.7604</text:p>
          </table:table-cell>
          <table:table-cell office:value-type="float" office:value="399.3858">
            <text:p>399.3858</text:p>
          </table:table-cell>
          <table:table-cell office:value-type="float" office:value="9.8997">
            <text:p>9.899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4.1338">
            <text:p>4.1338</text:p>
          </table:table-cell>
          <table:table-cell office:value-type="float" office:value="24.1246">
            <text:p>24.1246</text:p>
          </table:table-cell>
          <table:table-cell office:value-type="float" office:value="399.3858">
            <text:p>399.385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3445">
            <text:p>3.3445</text:p>
          </table:table-cell>
          <table:table-cell table:formula="of:=IF(SEARCH(&quot;mouse&quot;;[.A67])&gt;0;&quot;mouse&quot;;&quot;other&quot;)" office:value-type="float" office:value="0">
            <text:p>#VALUE!</text:p>
          </table:table-cell>
          <table:table-cell table:formula="of:=IF(SEARCH(&quot;FR&quot;;[.A67])&gt;0;&quot;fingers relative&quot;;&quot;other&quot;)" office:value-type="float" office:value="0">
            <text:p>#VALUE!</text:p>
          </table:table-cell>
          <table:table-cell table:formula="of:=IF(SEARCH(&quot;FA&quot;;[.A67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67])&gt;0;&quot;trackpad&quot;;&quot;other&quot;)" office:value-type="float" office:value="0">
            <text:p>#VALUE!</text:p>
          </table:table-cell>
          <table:table-cell table:formula="of:=RIGHT([.A67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4-data/FA/P34FA3/P34FA3fingersB</text:p>
          </table:table-cell>
          <table:table-cell office:value-type="float" office:value="1.628">
            <text:p>1.628</text:p>
          </table:table-cell>
          <table:table-cell office:value-type="float" office:value="0.2601">
            <text:p>0.2601</text:p>
          </table:table-cell>
          <table:table-cell office:value-type="float" office:value="154.0661">
            <text:p>154.0661</text:p>
          </table:table-cell>
          <table:table-cell office:value-type="float" office:value="144.3267">
            <text:p>144.3267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4.2768">
            <text:p>4.2768</text:p>
          </table:table-cell>
          <table:table-cell office:value-type="float" office:value="8.3804">
            <text:p>8.3804</text:p>
          </table:table-cell>
          <table:table-cell office:value-type="float" office:value="154.0661">
            <text:p>154.066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627">
            <text:p>2.627</text:p>
          </table:table-cell>
          <table:table-cell table:formula="of:=IF(SEARCH(&quot;mouse&quot;;[.A68])&gt;0;&quot;mouse&quot;;&quot;other&quot;)" office:value-type="float" office:value="0">
            <text:p>#VALUE!</text:p>
          </table:table-cell>
          <table:table-cell table:formula="of:=IF(SEARCH(&quot;FR&quot;;[.A68])&gt;0;&quot;fingers relative&quot;;&quot;other&quot;)" office:value-type="float" office:value="0">
            <text:p>#VALUE!</text:p>
          </table:table-cell>
          <table:table-cell table:formula="of:=IF(SEARCH(&quot;FA&quot;;[.A68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68])&gt;0;&quot;trackpad&quot;;&quot;other&quot;)" office:value-type="float" office:value="0">
            <text:p>#VALUE!</text:p>
          </table:table-cell>
          <table:table-cell table:formula="of:=RIGHT([.A68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4-data/FA/P34FA1/P34FA1fingersB</text:p>
          </table:table-cell>
          <table:table-cell office:value-type="float" office:value="1.8074">
            <text:p>1.8074</text:p>
          </table:table-cell>
          <table:table-cell office:value-type="float" office:value="0.1672">
            <text:p>0.1672</text:p>
          </table:table-cell>
          <table:table-cell office:value-type="float" office:value="343.2457">
            <text:p>343.2457</text:p>
          </table:table-cell>
          <table:table-cell office:value-type="float" office:value="128.6117">
            <text:p>128.6117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5.1097">
            <text:p>5.1097</text:p>
          </table:table-cell>
          <table:table-cell office:value-type="float" office:value="10.2373">
            <text:p>10.2373</text:p>
          </table:table-cell>
          <table:table-cell office:value-type="float" office:value="343.2457">
            <text:p>343.2457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8272">
            <text:p>2.8272</text:p>
          </table:table-cell>
          <table:table-cell table:formula="of:=IF(SEARCH(&quot;mouse&quot;;[.A69])&gt;0;&quot;mouse&quot;;&quot;other&quot;)" office:value-type="float" office:value="0">
            <text:p>#VALUE!</text:p>
          </table:table-cell>
          <table:table-cell table:formula="of:=IF(SEARCH(&quot;FR&quot;;[.A69])&gt;0;&quot;fingers relative&quot;;&quot;other&quot;)" office:value-type="float" office:value="0">
            <text:p>#VALUE!</text:p>
          </table:table-cell>
          <table:table-cell table:formula="of:=IF(SEARCH(&quot;FA&quot;;[.A69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69])&gt;0;&quot;trackpad&quot;;&quot;other&quot;)" office:value-type="float" office:value="0">
            <text:p>#VALUE!</text:p>
          </table:table-cell>
          <table:table-cell table:formula="of:=RIGHT([.A69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4-data/FA/P34FA1/P34FA1fingersA</text:p>
          </table:table-cell>
          <table:table-cell office:value-type="float" office:value="1.1924">
            <text:p>1.1924</text:p>
          </table:table-cell>
          <table:table-cell office:value-type="float" office:value="0.3625">
            <text:p>0.3625</text:p>
          </table:table-cell>
          <table:table-cell office:value-type="float" office:value="376.2031">
            <text:p>376.2031</text:p>
          </table:table-cell>
          <table:table-cell office:value-type="float" office:value="75.6257">
            <text:p>75.6257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3.9367">
            <text:p>3.9367</text:p>
          </table:table-cell>
          <table:table-cell office:value-type="float" office:value="26.2829">
            <text:p>26.2829</text:p>
          </table:table-cell>
          <table:table-cell office:value-type="float" office:value="376.2031">
            <text:p>376.2031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3016">
            <text:p>3.3016</text:p>
          </table:table-cell>
          <table:table-cell table:formula="of:=IF(SEARCH(&quot;mouse&quot;;[.A70])&gt;0;&quot;mouse&quot;;&quot;other&quot;)" office:value-type="float" office:value="0">
            <text:p>#VALUE!</text:p>
          </table:table-cell>
          <table:table-cell table:formula="of:=IF(SEARCH(&quot;FR&quot;;[.A70])&gt;0;&quot;fingers relative&quot;;&quot;other&quot;)" office:value-type="float" office:value="0">
            <text:p>#VALUE!</text:p>
          </table:table-cell>
          <table:table-cell table:formula="of:=IF(SEARCH(&quot;FA&quot;;[.A70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70])&gt;0;&quot;trackpad&quot;;&quot;other&quot;)" office:value-type="float" office:value="0">
            <text:p>#VALUE!</text:p>
          </table:table-cell>
          <table:table-cell table:formula="of:=RIGHT([.A70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4-data/FA/P34FA1/P34FA1fingersC</text:p>
          </table:table-cell>
          <table:table-cell office:value-type="float" office:value="1.5609">
            <text:p>1.5609</text:p>
          </table:table-cell>
          <table:table-cell office:value-type="float" office:value="0.0362">
            <text:p>0.0362</text:p>
          </table:table-cell>
          <table:table-cell office:value-type="float" office:value="602.6496">
            <text:p>602.6496</text:p>
          </table:table-cell>
          <table:table-cell office:value-type="float" office:value="7.1803">
            <text:p>7.1803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7.0607">
            <text:p>7.0607</text:p>
          </table:table-cell>
          <table:table-cell office:value-type="float" office:value="4.5484">
            <text:p>4.5484</text:p>
          </table:table-cell>
          <table:table-cell office:value-type="float" office:value="602.6496">
            <text:p>602.6496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4.5236">
            <text:p>4.5236</text:p>
          </table:table-cell>
          <table:table-cell table:formula="of:=IF(SEARCH(&quot;mouse&quot;;[.A71])&gt;0;&quot;mouse&quot;;&quot;other&quot;)" office:value-type="float" office:value="0">
            <text:p>#VALUE!</text:p>
          </table:table-cell>
          <table:table-cell table:formula="of:=IF(SEARCH(&quot;FR&quot;;[.A71])&gt;0;&quot;fingers relative&quot;;&quot;other&quot;)" office:value-type="float" office:value="0">
            <text:p>#VALUE!</text:p>
          </table:table-cell>
          <table:table-cell table:formula="of:=IF(SEARCH(&quot;FA&quot;;[.A71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71])&gt;0;&quot;trackpad&quot;;&quot;other&quot;)" office:value-type="float" office:value="0">
            <text:p>#VALUE!</text:p>
          </table:table-cell>
          <table:table-cell table:formula="of:=RIGHT([.A71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4-data/FA/P34FA2/P34FA2fingersA</text:p>
          </table:table-cell>
          <table:table-cell office:value-type="float" office:value="1.1543">
            <text:p>1.1543</text:p>
          </table:table-cell>
          <table:table-cell office:value-type="float" office:value="0.3769">
            <text:p>0.3769</text:p>
          </table:table-cell>
          <table:table-cell office:value-type="float" office:value="381.8852">
            <text:p>381.8852</text:p>
          </table:table-cell>
          <table:table-cell office:value-type="float" office:value="78.4197">
            <text:p>78.4197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3.9294">
            <text:p>3.9294</text:p>
          </table:table-cell>
          <table:table-cell office:value-type="float" office:value="26.8255">
            <text:p>26.8255</text:p>
          </table:table-cell>
          <table:table-cell office:value-type="float" office:value="381.8852">
            <text:p>381.8852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4041">
            <text:p>3.4041</text:p>
          </table:table-cell>
          <table:table-cell table:formula="of:=IF(SEARCH(&quot;mouse&quot;;[.A72])&gt;0;&quot;mouse&quot;;&quot;other&quot;)" office:value-type="float" office:value="0">
            <text:p>#VALUE!</text:p>
          </table:table-cell>
          <table:table-cell table:formula="of:=IF(SEARCH(&quot;FR&quot;;[.A72])&gt;0;&quot;fingers relative&quot;;&quot;other&quot;)" office:value-type="float" office:value="0">
            <text:p>#VALUE!</text:p>
          </table:table-cell>
          <table:table-cell table:formula="of:=IF(SEARCH(&quot;FA&quot;;[.A72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72])&gt;0;&quot;trackpad&quot;;&quot;other&quot;)" office:value-type="float" office:value="0">
            <text:p>#VALUE!</text:p>
          </table:table-cell>
          <table:table-cell table:formula="of:=RIGHT([.A72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4-data/FA/P34FA2/P34FA2fingersC</text:p>
          </table:table-cell>
          <table:table-cell office:value-type="float" office:value="3.4166">
            <text:p>3.4166</text:p>
          </table:table-cell>
          <table:table-cell office:value-type="float" office:value="4.7814">
            <text:p>4.7814</text:p>
          </table:table-cell>
          <table:table-cell office:value-type="float" office:value="594.2049">
            <text:p>594.2049</text:p>
          </table:table-cell>
          <table:table-cell office:value-type="float" office:value="2.4894">
            <text:p>2.4894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6.5086">
            <text:p>6.5086</text:p>
          </table:table-cell>
          <table:table-cell office:value-type="float" office:value="6.5983">
            <text:p>6.5983</text:p>
          </table:table-cell>
          <table:table-cell office:value-type="float" office:value="594.2049">
            <text:p>594.2049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.905">
            <text:p>1.905</text:p>
          </table:table-cell>
          <table:table-cell table:formula="of:=IF(SEARCH(&quot;mouse&quot;;[.A73])&gt;0;&quot;mouse&quot;;&quot;other&quot;)" office:value-type="float" office:value="0">
            <text:p>#VALUE!</text:p>
          </table:table-cell>
          <table:table-cell table:formula="of:=IF(SEARCH(&quot;FR&quot;;[.A73])&gt;0;&quot;fingers relative&quot;;&quot;other&quot;)" office:value-type="float" office:value="0">
            <text:p>#VALUE!</text:p>
          </table:table-cell>
          <table:table-cell table:formula="of:=IF(SEARCH(&quot;FA&quot;;[.A73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73])&gt;0;&quot;trackpad&quot;;&quot;other&quot;)" office:value-type="float" office:value="0">
            <text:p>#VALUE!</text:p>
          </table:table-cell>
          <table:table-cell table:formula="of:=RIGHT([.A73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4-data/FA/P34FA2/P34FA2fingersB</text:p>
          </table:table-cell>
          <table:table-cell office:value-type="float" office:value="1.297">
            <text:p>1.297</text:p>
          </table:table-cell>
          <table:table-cell office:value-type="float" office:value="0.1404">
            <text:p>0.1404</text:p>
          </table:table-cell>
          <table:table-cell office:value-type="float" office:value="365.1016">
            <text:p>365.1016</text:p>
          </table:table-cell>
          <table:table-cell office:value-type="float" office:value="93.7421">
            <text:p>93.7421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5.2961">
            <text:p>5.2961</text:p>
          </table:table-cell>
          <table:table-cell office:value-type="float" office:value="9.5354">
            <text:p>9.5354</text:p>
          </table:table-cell>
          <table:table-cell office:value-type="float" office:value="365.1016">
            <text:p>365.101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4.0832">
            <text:p>4.0832</text:p>
          </table:table-cell>
          <table:table-cell table:formula="of:=IF(SEARCH(&quot;mouse&quot;;[.A74])&gt;0;&quot;mouse&quot;;&quot;other&quot;)" office:value-type="float" office:value="0">
            <text:p>#VALUE!</text:p>
          </table:table-cell>
          <table:table-cell table:formula="of:=IF(SEARCH(&quot;FR&quot;;[.A74])&gt;0;&quot;fingers relative&quot;;&quot;other&quot;)" office:value-type="float" office:value="0">
            <text:p>#VALUE!</text:p>
          </table:table-cell>
          <table:table-cell table:formula="of:=IF(SEARCH(&quot;FA&quot;;[.A74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74])&gt;0;&quot;trackpad&quot;;&quot;other&quot;)" office:value-type="float" office:value="0">
            <text:p>#VALUE!</text:p>
          </table:table-cell>
          <table:table-cell table:formula="of:=RIGHT([.A74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Mouse/11p13/11p13mouseC</text:p>
          </table:table-cell>
          <table:table-cell office:value-type="float" office:value="1.0977">
            <text:p>1.0977</text:p>
          </table:table-cell>
          <table:table-cell office:value-type="float" office:value="0.3113">
            <text:p>0.3113</text:p>
          </table:table-cell>
          <table:table-cell office:value-type="float" office:value="399.5396">
            <text:p>399.5396</text:p>
          </table:table-cell>
          <table:table-cell office:value-type="float" office:value="2.6282">
            <text:p>2.628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6.2578">
            <text:p>6.2578</text:p>
          </table:table-cell>
          <table:table-cell office:value-type="float" office:value="5.2902">
            <text:p>5.2902</text:p>
          </table:table-cell>
          <table:table-cell office:value-type="float" office:value="399.5396">
            <text:p>399.5396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7011">
            <text:p>5.7011</text:p>
          </table:table-cell>
          <table:table-cell table:formula="of:=IF(SEARCH(&quot;mouse&quot;;[.A75])&gt;0;&quot;mouse&quot;;&quot;other&quot;)" office:value-type="string" office:string-value="mouse">
            <text:p>mouse</text:p>
          </table:table-cell>
          <table:table-cell table:formula="of:=IF(SEARCH(&quot;FR&quot;;[.A75])&gt;0;&quot;fingers relative&quot;;&quot;other&quot;)" office:value-type="float" office:value="0">
            <text:p>#VALUE!</text:p>
          </table:table-cell>
          <table:table-cell table:formula="of:=IF(SEARCH(&quot;FA&quot;;[.A75])&gt;0;&quot;fingers absolute&quot;;&quot;other&quot;)" office:value-type="float" office:value="0">
            <text:p>#VALUE!</text:p>
          </table:table-cell>
          <table:table-cell table:formula="of:=IF(SEARCH(&quot;Trackpad&quot;;[.A75])&gt;0;&quot;trackpad&quot;;&quot;other&quot;)" office:value-type="float" office:value="0">
            <text:p>#VALUE!</text:p>
          </table:table-cell>
          <table:table-cell table:formula="of:=RIGHT([.A75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Mouse/11p13/11p13mouseA</text:p>
          </table:table-cell>
          <table:table-cell office:value-type="float" office:value="0.639">
            <text:p>0.639</text:p>
          </table:table-cell>
          <table:table-cell office:value-type="float" office:value="0.1871">
            <text:p>0.1871</text:p>
          </table:table-cell>
          <table:table-cell office:value-type="float" office:value="392.9652">
            <text:p>392.9652</text:p>
          </table:table-cell>
          <table:table-cell office:value-type="float" office:value="7.4992">
            <text:p>7.4992</text:p>
          </table:table-cell>
          <table:table-cell table:number-columns-repeated="2" office:value-type="float" office:value="0">
            <text:p>0</text:p>
          </table:table-cell>
          <table:table-cell office:value-type="float" office:value="4.4226">
            <text:p>4.4226</text:p>
          </table:table-cell>
          <table:table-cell office:value-type="float" office:value="19.2195">
            <text:p>19.2195</text:p>
          </table:table-cell>
          <table:table-cell office:value-type="float" office:value="392.9652">
            <text:p>392.9652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6.9213">
            <text:p>6.9213</text:p>
          </table:table-cell>
          <table:table-cell table:formula="of:=IF(SEARCH(&quot;mouse&quot;;[.A76])&gt;0;&quot;mouse&quot;;&quot;other&quot;)" office:value-type="string" office:string-value="mouse">
            <text:p>mouse</text:p>
          </table:table-cell>
          <table:table-cell table:formula="of:=IF(SEARCH(&quot;FR&quot;;[.A76])&gt;0;&quot;fingers relative&quot;;&quot;other&quot;)" office:value-type="float" office:value="0">
            <text:p>#VALUE!</text:p>
          </table:table-cell>
          <table:table-cell table:formula="of:=IF(SEARCH(&quot;FA&quot;;[.A76])&gt;0;&quot;fingers absolute&quot;;&quot;other&quot;)" office:value-type="float" office:value="0">
            <text:p>#VALUE!</text:p>
          </table:table-cell>
          <table:table-cell table:formula="of:=IF(SEARCH(&quot;Trackpad&quot;;[.A76])&gt;0;&quot;trackpad&quot;;&quot;other&quot;)" office:value-type="float" office:value="0">
            <text:p>#VALUE!</text:p>
          </table:table-cell>
          <table:table-cell table:formula="of:=RIGHT([.A76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Mouse/11p13/11p13mouseB</text:p>
          </table:table-cell>
          <table:table-cell office:value-type="float" office:value="0.7954">
            <text:p>0.7954</text:p>
          </table:table-cell>
          <table:table-cell office:value-type="float" office:value="0.1457">
            <text:p>0.1457</text:p>
          </table:table-cell>
          <table:table-cell office:value-type="float" office:value="397.6644">
            <text:p>397.6644</text:p>
          </table:table-cell>
          <table:table-cell office:value-type="float" office:value="4.4873">
            <text:p>4.4873</text:p>
          </table:table-cell>
          <table:table-cell table:number-columns-repeated="2" office:value-type="float" office:value="0">
            <text:p>0</text:p>
          </table:table-cell>
          <table:table-cell office:value-type="float" office:value="5.0482">
            <text:p>5.0482</text:p>
          </table:table-cell>
          <table:table-cell office:value-type="float" office:value="12.3934">
            <text:p>12.3934</text:p>
          </table:table-cell>
          <table:table-cell office:value-type="float" office:value="397.6644">
            <text:p>397.6644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6.3466">
            <text:p>6.3466</text:p>
          </table:table-cell>
          <table:table-cell table:formula="of:=IF(SEARCH(&quot;mouse&quot;;[.A77])&gt;0;&quot;mouse&quot;;&quot;other&quot;)" office:value-type="string" office:string-value="mouse">
            <text:p>mouse</text:p>
          </table:table-cell>
          <table:table-cell table:formula="of:=IF(SEARCH(&quot;FR&quot;;[.A77])&gt;0;&quot;fingers relative&quot;;&quot;other&quot;)" office:value-type="float" office:value="0">
            <text:p>#VALUE!</text:p>
          </table:table-cell>
          <table:table-cell table:formula="of:=IF(SEARCH(&quot;FA&quot;;[.A77])&gt;0;&quot;fingers absolute&quot;;&quot;other&quot;)" office:value-type="float" office:value="0">
            <text:p>#VALUE!</text:p>
          </table:table-cell>
          <table:table-cell table:formula="of:=IF(SEARCH(&quot;Trackpad&quot;;[.A77])&gt;0;&quot;trackpad&quot;;&quot;other&quot;)" office:value-type="float" office:value="0">
            <text:p>#VALUE!</text:p>
          </table:table-cell>
          <table:table-cell table:formula="of:=RIGHT([.A77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Mouse/11p12/11p12mouseB</text:p>
          </table:table-cell>
          <table:table-cell office:value-type="float" office:value="0.9019">
            <text:p>0.9019</text:p>
          </table:table-cell>
          <table:table-cell office:value-type="float" office:value="0.1901">
            <text:p>0.1901</text:p>
          </table:table-cell>
          <table:table-cell office:value-type="float" office:value="397.9159">
            <text:p>397.9159</text:p>
          </table:table-cell>
          <table:table-cell office:value-type="float" office:value="5.7761">
            <text:p>5.7761</text:p>
          </table:table-cell>
          <table:table-cell table:number-columns-repeated="2" office:value-type="float" office:value="0">
            <text:p>0</text:p>
          </table:table-cell>
          <table:table-cell office:value-type="float" office:value="4.9597">
            <text:p>4.9597</text:p>
          </table:table-cell>
          <table:table-cell office:value-type="float" office:value="13.2115">
            <text:p>13.2115</text:p>
          </table:table-cell>
          <table:table-cell office:value-type="float" office:value="397.9159">
            <text:p>397.9159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5.4992">
            <text:p>5.4992</text:p>
          </table:table-cell>
          <table:table-cell table:formula="of:=IF(SEARCH(&quot;mouse&quot;;[.A78])&gt;0;&quot;mouse&quot;;&quot;other&quot;)" office:value-type="string" office:string-value="mouse">
            <text:p>mouse</text:p>
          </table:table-cell>
          <table:table-cell table:formula="of:=IF(SEARCH(&quot;FR&quot;;[.A78])&gt;0;&quot;fingers relative&quot;;&quot;other&quot;)" office:value-type="float" office:value="0">
            <text:p>#VALUE!</text:p>
          </table:table-cell>
          <table:table-cell table:formula="of:=IF(SEARCH(&quot;FA&quot;;[.A78])&gt;0;&quot;fingers absolute&quot;;&quot;other&quot;)" office:value-type="float" office:value="0">
            <text:p>#VALUE!</text:p>
          </table:table-cell>
          <table:table-cell table:formula="of:=IF(SEARCH(&quot;Trackpad&quot;;[.A78])&gt;0;&quot;trackpad&quot;;&quot;other&quot;)" office:value-type="float" office:value="0">
            <text:p>#VALUE!</text:p>
          </table:table-cell>
          <table:table-cell table:formula="of:=RIGHT([.A78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Mouse/11p12/11p12mouseC</text:p>
          </table:table-cell>
          <table:table-cell office:value-type="float" office:value="1.3885">
            <text:p>1.3885</text:p>
          </table:table-cell>
          <table:table-cell office:value-type="float" office:value="0.5754">
            <text:p>0.5754</text:p>
          </table:table-cell>
          <table:table-cell office:value-type="float" office:value="598.0466">
            <text:p>598.0466</text:p>
          </table:table-cell>
          <table:table-cell office:value-type="float" office:value="3.1095">
            <text:p>3.109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7.0072">
            <text:p>7.0072</text:p>
          </table:table-cell>
          <table:table-cell office:value-type="float" office:value="4.6854">
            <text:p>4.6854</text:p>
          </table:table-cell>
          <table:table-cell office:value-type="float" office:value="598.0466">
            <text:p>598.0466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5.0467">
            <text:p>5.0467</text:p>
          </table:table-cell>
          <table:table-cell table:formula="of:=IF(SEARCH(&quot;mouse&quot;;[.A79])&gt;0;&quot;mouse&quot;;&quot;other&quot;)" office:value-type="string" office:string-value="mouse">
            <text:p>mouse</text:p>
          </table:table-cell>
          <table:table-cell table:formula="of:=IF(SEARCH(&quot;FR&quot;;[.A79])&gt;0;&quot;fingers relative&quot;;&quot;other&quot;)" office:value-type="float" office:value="0">
            <text:p>#VALUE!</text:p>
          </table:table-cell>
          <table:table-cell table:formula="of:=IF(SEARCH(&quot;FA&quot;;[.A79])&gt;0;&quot;fingers absolute&quot;;&quot;other&quot;)" office:value-type="float" office:value="0">
            <text:p>#VALUE!</text:p>
          </table:table-cell>
          <table:table-cell table:formula="of:=IF(SEARCH(&quot;Trackpad&quot;;[.A79])&gt;0;&quot;trackpad&quot;;&quot;other&quot;)" office:value-type="float" office:value="0">
            <text:p>#VALUE!</text:p>
          </table:table-cell>
          <table:table-cell table:formula="of:=RIGHT([.A79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Mouse/11p12/11p12mouseA</text:p>
          </table:table-cell>
          <table:table-cell office:value-type="float" office:value="0.6911">
            <text:p>0.6911</text:p>
          </table:table-cell>
          <table:table-cell office:value-type="float" office:value="0.2009">
            <text:p>0.2009</text:p>
          </table:table-cell>
          <table:table-cell office:value-type="float" office:value="396.2327">
            <text:p>396.2327</text:p>
          </table:table-cell>
          <table:table-cell office:value-type="float" office:value="6.3808">
            <text:p>6.3808</text:p>
          </table:table-cell>
          <table:table-cell table:number-columns-repeated="2" office:value-type="float" office:value="0">
            <text:p>0</text:p>
          </table:table-cell>
          <table:table-cell office:value-type="float" office:value="4.9034">
            <text:p>4.9034</text:p>
          </table:table-cell>
          <table:table-cell office:value-type="float" office:value="13.6979">
            <text:p>13.6979</text:p>
          </table:table-cell>
          <table:table-cell office:value-type="float" office:value="396.2327">
            <text:p>396.232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7.0953">
            <text:p>7.0953</text:p>
          </table:table-cell>
          <table:table-cell table:formula="of:=IF(SEARCH(&quot;mouse&quot;;[.A80])&gt;0;&quot;mouse&quot;;&quot;other&quot;)" office:value-type="string" office:string-value="mouse">
            <text:p>mouse</text:p>
          </table:table-cell>
          <table:table-cell table:formula="of:=IF(SEARCH(&quot;FR&quot;;[.A80])&gt;0;&quot;fingers relative&quot;;&quot;other&quot;)" office:value-type="float" office:value="0">
            <text:p>#VALUE!</text:p>
          </table:table-cell>
          <table:table-cell table:formula="of:=IF(SEARCH(&quot;FA&quot;;[.A80])&gt;0;&quot;fingers absolute&quot;;&quot;other&quot;)" office:value-type="float" office:value="0">
            <text:p>#VALUE!</text:p>
          </table:table-cell>
          <table:table-cell table:formula="of:=IF(SEARCH(&quot;Trackpad&quot;;[.A80])&gt;0;&quot;trackpad&quot;;&quot;other&quot;)" office:value-type="float" office:value="0">
            <text:p>#VALUE!</text:p>
          </table:table-cell>
          <table:table-cell table:formula="of:=RIGHT([.A80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Mouse/11p11/11p11mouseA</text:p>
          </table:table-cell>
          <table:table-cell office:value-type="float" office:value="0.8281">
            <text:p>0.8281</text:p>
          </table:table-cell>
          <table:table-cell office:value-type="float" office:value="0.3019">
            <text:p>0.3019</text:p>
          </table:table-cell>
          <table:table-cell office:value-type="float" office:value="393.7287">
            <text:p>393.7287</text:p>
          </table:table-cell>
          <table:table-cell office:value-type="float" office:value="7.0975">
            <text:p>7.097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4.4318">
            <text:p>4.4318</text:p>
          </table:table-cell>
          <table:table-cell office:value-type="float" office:value="19.1287">
            <text:p>19.1287</text:p>
          </table:table-cell>
          <table:table-cell office:value-type="float" office:value="393.7287">
            <text:p>393.728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5.3519">
            <text:p>5.3519</text:p>
          </table:table-cell>
          <table:table-cell table:formula="of:=IF(SEARCH(&quot;mouse&quot;;[.A81])&gt;0;&quot;mouse&quot;;&quot;other&quot;)" office:value-type="string" office:string-value="mouse">
            <text:p>mouse</text:p>
          </table:table-cell>
          <table:table-cell table:formula="of:=IF(SEARCH(&quot;FR&quot;;[.A81])&gt;0;&quot;fingers relative&quot;;&quot;other&quot;)" office:value-type="float" office:value="0">
            <text:p>#VALUE!</text:p>
          </table:table-cell>
          <table:table-cell table:formula="of:=IF(SEARCH(&quot;FA&quot;;[.A81])&gt;0;&quot;fingers absolute&quot;;&quot;other&quot;)" office:value-type="float" office:value="0">
            <text:p>#VALUE!</text:p>
          </table:table-cell>
          <table:table-cell table:formula="of:=IF(SEARCH(&quot;Trackpad&quot;;[.A81])&gt;0;&quot;trackpad&quot;;&quot;other&quot;)" office:value-type="float" office:value="0">
            <text:p>#VALUE!</text:p>
          </table:table-cell>
          <table:table-cell table:formula="of:=RIGHT([.A81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Mouse/11p11/11p11mouseC</text:p>
          </table:table-cell>
          <table:table-cell office:value-type="float" office:value="1.4308">
            <text:p>1.4308</text:p>
          </table:table-cell>
          <table:table-cell office:value-type="float" office:value="0.517">
            <text:p>0.517</text:p>
          </table:table-cell>
          <table:table-cell office:value-type="float" office:value="397.2005">
            <text:p>397.2005</text:p>
          </table:table-cell>
          <table:table-cell office:value-type="float" office:value="2.4521">
            <text:p>2.452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.9622">
            <text:p>5.9622</text:p>
          </table:table-cell>
          <table:table-cell office:value-type="float" office:value="6.475">
            <text:p>6.475</text:p>
          </table:table-cell>
          <table:table-cell office:value-type="float" office:value="397.2005">
            <text:p>397.2005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.1671">
            <text:p>4.1671</text:p>
          </table:table-cell>
          <table:table-cell table:formula="of:=IF(SEARCH(&quot;mouse&quot;;[.A82])&gt;0;&quot;mouse&quot;;&quot;other&quot;)" office:value-type="string" office:string-value="mouse">
            <text:p>mouse</text:p>
          </table:table-cell>
          <table:table-cell table:formula="of:=IF(SEARCH(&quot;FR&quot;;[.A82])&gt;0;&quot;fingers relative&quot;;&quot;other&quot;)" office:value-type="float" office:value="0">
            <text:p>#VALUE!</text:p>
          </table:table-cell>
          <table:table-cell table:formula="of:=IF(SEARCH(&quot;FA&quot;;[.A82])&gt;0;&quot;fingers absolute&quot;;&quot;other&quot;)" office:value-type="float" office:value="0">
            <text:p>#VALUE!</text:p>
          </table:table-cell>
          <table:table-cell table:formula="of:=IF(SEARCH(&quot;Trackpad&quot;;[.A82])&gt;0;&quot;trackpad&quot;;&quot;other&quot;)" office:value-type="float" office:value="0">
            <text:p>#VALUE!</text:p>
          </table:table-cell>
          <table:table-cell table:formula="of:=RIGHT([.A82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Mouse/11p11/11p11mouseB</text:p>
          </table:table-cell>
          <table:table-cell office:value-type="float" office:value="1.0333">
            <text:p>1.0333</text:p>
          </table:table-cell>
          <table:table-cell office:value-type="float" office:value="0.3218">
            <text:p>0.3218</text:p>
          </table:table-cell>
          <table:table-cell office:value-type="float" office:value="400.6745">
            <text:p>400.6745</text:p>
          </table:table-cell>
          <table:table-cell office:value-type="float" office:value="6.4682">
            <text:p>6.468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.0764">
            <text:p>5.0764</text:p>
          </table:table-cell>
          <table:table-cell office:value-type="float" office:value="12.2378">
            <text:p>12.2378</text:p>
          </table:table-cell>
          <table:table-cell office:value-type="float" office:value="400.6745">
            <text:p>400.674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4.9128">
            <text:p>4.9128</text:p>
          </table:table-cell>
          <table:table-cell table:formula="of:=IF(SEARCH(&quot;mouse&quot;;[.A83])&gt;0;&quot;mouse&quot;;&quot;other&quot;)" office:value-type="string" office:string-value="mouse">
            <text:p>mouse</text:p>
          </table:table-cell>
          <table:table-cell table:formula="of:=IF(SEARCH(&quot;FR&quot;;[.A83])&gt;0;&quot;fingers relative&quot;;&quot;other&quot;)" office:value-type="float" office:value="0">
            <text:p>#VALUE!</text:p>
          </table:table-cell>
          <table:table-cell table:formula="of:=IF(SEARCH(&quot;FA&quot;;[.A83])&gt;0;&quot;fingers absolute&quot;;&quot;other&quot;)" office:value-type="float" office:value="0">
            <text:p>#VALUE!</text:p>
          </table:table-cell>
          <table:table-cell table:formula="of:=IF(SEARCH(&quot;Trackpad&quot;;[.A83])&gt;0;&quot;trackpad&quot;;&quot;other&quot;)" office:value-type="float" office:value="0">
            <text:p>#VALUE!</text:p>
          </table:table-cell>
          <table:table-cell table:formula="of:=RIGHT([.A83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Mouse/11p14/11p14mouseB</text:p>
          </table:table-cell>
          <table:table-cell office:value-type="float" office:value="0.7753">
            <text:p>0.7753</text:p>
          </table:table-cell>
          <table:table-cell office:value-type="float" office:value="0.1462">
            <text:p>0.1462</text:p>
          </table:table-cell>
          <table:table-cell office:value-type="float" office:value="396.6774">
            <text:p>396.6774</text:p>
          </table:table-cell>
          <table:table-cell office:value-type="float" office:value="4.2669">
            <text:p>4.2669</text:p>
          </table:table-cell>
          <table:table-cell table:number-columns-repeated="2" office:value-type="float" office:value="0">
            <text:p>0</text:p>
          </table:table-cell>
          <table:table-cell office:value-type="float" office:value="5.2573">
            <text:p>5.2573</text:p>
          </table:table-cell>
          <table:table-cell office:value-type="float" office:value="10.6494">
            <text:p>10.6494</text:p>
          </table:table-cell>
          <table:table-cell office:value-type="float" office:value="396.6774">
            <text:p>396.6774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6.7812">
            <text:p>6.7812</text:p>
          </table:table-cell>
          <table:table-cell table:formula="of:=IF(SEARCH(&quot;mouse&quot;;[.A84])&gt;0;&quot;mouse&quot;;&quot;other&quot;)" office:value-type="string" office:string-value="mouse">
            <text:p>mouse</text:p>
          </table:table-cell>
          <table:table-cell table:formula="of:=IF(SEARCH(&quot;FR&quot;;[.A84])&gt;0;&quot;fingers relative&quot;;&quot;other&quot;)" office:value-type="float" office:value="0">
            <text:p>#VALUE!</text:p>
          </table:table-cell>
          <table:table-cell table:formula="of:=IF(SEARCH(&quot;FA&quot;;[.A84])&gt;0;&quot;fingers absolute&quot;;&quot;other&quot;)" office:value-type="float" office:value="0">
            <text:p>#VALUE!</text:p>
          </table:table-cell>
          <table:table-cell table:formula="of:=IF(SEARCH(&quot;Trackpad&quot;;[.A84])&gt;0;&quot;trackpad&quot;;&quot;other&quot;)" office:value-type="float" office:value="0">
            <text:p>#VALUE!</text:p>
          </table:table-cell>
          <table:table-cell table:formula="of:=RIGHT([.A84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Mouse/11p14/11p14mouseC</text:p>
          </table:table-cell>
          <table:table-cell office:value-type="float" office:value="1.1457">
            <text:p>1.1457</text:p>
          </table:table-cell>
          <table:table-cell office:value-type="float" office:value="0.3773">
            <text:p>0.3773</text:p>
          </table:table-cell>
          <table:table-cell office:value-type="float" office:value="398.5015">
            <text:p>398.5015</text:p>
          </table:table-cell>
          <table:table-cell office:value-type="float" office:value="3.1305">
            <text:p>3.1305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.0915">
            <text:p>6.0915</text:p>
          </table:table-cell>
          <table:table-cell office:value-type="float" office:value="5.9308">
            <text:p>5.9308</text:p>
          </table:table-cell>
          <table:table-cell office:value-type="float" office:value="398.5015">
            <text:p>398.5015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317">
            <text:p>5.317</text:p>
          </table:table-cell>
          <table:table-cell table:formula="of:=IF(SEARCH(&quot;mouse&quot;;[.A85])&gt;0;&quot;mouse&quot;;&quot;other&quot;)" office:value-type="string" office:string-value="mouse">
            <text:p>mouse</text:p>
          </table:table-cell>
          <table:table-cell table:formula="of:=IF(SEARCH(&quot;FR&quot;;[.A85])&gt;0;&quot;fingers relative&quot;;&quot;other&quot;)" office:value-type="float" office:value="0">
            <text:p>#VALUE!</text:p>
          </table:table-cell>
          <table:table-cell table:formula="of:=IF(SEARCH(&quot;FA&quot;;[.A85])&gt;0;&quot;fingers absolute&quot;;&quot;other&quot;)" office:value-type="float" office:value="0">
            <text:p>#VALUE!</text:p>
          </table:table-cell>
          <table:table-cell table:formula="of:=IF(SEARCH(&quot;Trackpad&quot;;[.A85])&gt;0;&quot;trackpad&quot;;&quot;other&quot;)" office:value-type="float" office:value="0">
            <text:p>#VALUE!</text:p>
          </table:table-cell>
          <table:table-cell table:formula="of:=RIGHT([.A85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Mouse/11p14/11p14mouseA</text:p>
          </table:table-cell>
          <table:table-cell office:value-type="float" office:value="0.6342">
            <text:p>0.6342</text:p>
          </table:table-cell>
          <table:table-cell office:value-type="float" office:value="0.1877">
            <text:p>0.1877</text:p>
          </table:table-cell>
          <table:table-cell office:value-type="float" office:value="395.3507">
            <text:p>395.3507</text:p>
          </table:table-cell>
          <table:table-cell office:value-type="float" office:value="10.8243">
            <text:p>10.824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4.2543">
            <text:p>4.2543</text:p>
          </table:table-cell>
          <table:table-cell office:value-type="float" office:value="21.8621">
            <text:p>21.8621</text:p>
          </table:table-cell>
          <table:table-cell office:value-type="float" office:value="395.3507">
            <text:p>395.350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6.7076">
            <text:p>6.7076</text:p>
          </table:table-cell>
          <table:table-cell table:formula="of:=IF(SEARCH(&quot;mouse&quot;;[.A86])&gt;0;&quot;mouse&quot;;&quot;other&quot;)" office:value-type="string" office:string-value="mouse">
            <text:p>mouse</text:p>
          </table:table-cell>
          <table:table-cell table:formula="of:=IF(SEARCH(&quot;FR&quot;;[.A86])&gt;0;&quot;fingers relative&quot;;&quot;other&quot;)" office:value-type="float" office:value="0">
            <text:p>#VALUE!</text:p>
          </table:table-cell>
          <table:table-cell table:formula="of:=IF(SEARCH(&quot;FA&quot;;[.A86])&gt;0;&quot;fingers absolute&quot;;&quot;other&quot;)" office:value-type="float" office:value="0">
            <text:p>#VALUE!</text:p>
          </table:table-cell>
          <table:table-cell table:formula="of:=IF(SEARCH(&quot;Trackpad&quot;;[.A86])&gt;0;&quot;trackpad&quot;;&quot;other&quot;)" office:value-type="float" office:value="0">
            <text:p>#VALUE!</text:p>
          </table:table-cell>
          <table:table-cell table:formula="of:=RIGHT([.A86];1)" office:value-type="string" office:string-value="A">
            <text:p>A</text:p>
          </table:table-cell>
        </table:table-row>
        <table:table-row table:style-name="ro2">
          <table:table-cell office:value-type="string">
            <text:p>11-data/FR/11p23/11p23fingersC</text:p>
          </table:table-cell>
          <table:table-cell office:value-type="float" office:value="3.9714">
            <text:p>3.9714</text:p>
          </table:table-cell>
          <table:table-cell office:value-type="float" office:value="1.8261">
            <text:p>1.8261</text:p>
          </table:table-cell>
          <table:table-cell office:value-type="float" office:value="563.3915">
            <text:p>563.3915</text:p>
          </table:table-cell>
          <table:table-cell office:value-type="float" office:value="108.4051">
            <text:p>108.4051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6.7298">
            <text:p>6.7298</text:p>
          </table:table-cell>
          <table:table-cell office:value-type="float" office:value="5.3585">
            <text:p>5.3585</text:p>
          </table:table-cell>
          <table:table-cell office:value-type="float" office:value="563.3915">
            <text:p>563.3915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.6946">
            <text:p>1.6946</text:p>
          </table:table-cell>
          <table:table-cell table:formula="of:=IF(SEARCH(&quot;mouse&quot;;[.A87])&gt;0;&quot;mouse&quot;;&quot;other&quot;)" office:value-type="float" office:value="0">
            <text:p>#VALUE!</text:p>
          </table:table-cell>
          <table:table-cell table:formula="of:=IF(SEARCH(&quot;FR&quot;;[.A87])&gt;0;&quot;fingers relative&quot;;&quot;other&quot;)" office:value-type="string" office:string-value="fingers relative">
            <text:p>fingers relative</text:p>
          </table:table-cell>
          <table:table-cell table:formula="of:=IF(SEARCH(&quot;FA&quot;;[.A87])&gt;0;&quot;fingers absolute&quot;;&quot;other&quot;)" office:value-type="float" office:value="0">
            <text:p>#VALUE!</text:p>
          </table:table-cell>
          <table:table-cell table:formula="of:=IF(SEARCH(&quot;Trackpad&quot;;[.A87])&gt;0;&quot;trackpad&quot;;&quot;other&quot;)" office:value-type="float" office:value="0">
            <text:p>#VALUE!</text:p>
          </table:table-cell>
          <table:table-cell table:formula="of:=RIGHT([.A87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FR/11p23/11p23fingersA</text:p>
          </table:table-cell>
          <table:table-cell office:value-type="float" office:value="1.8525">
            <text:p>1.8525</text:p>
          </table:table-cell>
          <table:table-cell office:value-type="float" office:value="1.1745">
            <text:p>1.1745</text:p>
          </table:table-cell>
          <table:table-cell office:value-type="float" office:value="399.4094">
            <text:p>399.4094</text:p>
          </table:table-cell>
          <table:table-cell office:value-type="float" office:value="11.3568">
            <text:p>11.3568</text:p>
          </table:table-cell>
          <table:table-cell table:number-columns-repeated="2" office:value-type="float" office:value="0">
            <text:p>0</text:p>
          </table:table-cell>
          <table:table-cell office:value-type="float" office:value="4.2892">
            <text:p>4.2892</text:p>
          </table:table-cell>
          <table:table-cell office:value-type="float" office:value="21.5295">
            <text:p>21.5295</text:p>
          </table:table-cell>
          <table:table-cell office:value-type="float" office:value="399.4094">
            <text:p>399.409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3154">
            <text:p>2.3154</text:p>
          </table:table-cell>
          <table:table-cell table:formula="of:=IF(SEARCH(&quot;mouse&quot;;[.A88])&gt;0;&quot;mouse&quot;;&quot;other&quot;)" office:value-type="float" office:value="0">
            <text:p>#VALUE!</text:p>
          </table:table-cell>
          <table:table-cell table:formula="of:=IF(SEARCH(&quot;FR&quot;;[.A88])&gt;0;&quot;fingers relative&quot;;&quot;other&quot;)" office:value-type="string" office:string-value="fingers relative">
            <text:p>fingers relative</text:p>
          </table:table-cell>
          <table:table-cell table:formula="of:=IF(SEARCH(&quot;FA&quot;;[.A88])&gt;0;&quot;fingers absolute&quot;;&quot;other&quot;)" office:value-type="float" office:value="0">
            <text:p>#VALUE!</text:p>
          </table:table-cell>
          <table:table-cell table:formula="of:=IF(SEARCH(&quot;Trackpad&quot;;[.A88])&gt;0;&quot;trackpad&quot;;&quot;other&quot;)" office:value-type="float" office:value="0">
            <text:p>#VALUE!</text:p>
          </table:table-cell>
          <table:table-cell table:formula="of:=RIGHT([.A88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FR/11p23/11p23fingersB</text:p>
          </table:table-cell>
          <table:table-cell office:value-type="float" office:value="1.9132">
            <text:p>1.9132</text:p>
          </table:table-cell>
          <table:table-cell office:value-type="float" office:value="0.8449">
            <text:p>0.8449</text:p>
          </table:table-cell>
          <table:table-cell office:value-type="float" office:value="396.4415">
            <text:p>396.4415</text:p>
          </table:table-cell>
          <table:table-cell office:value-type="float" office:value="6.0752">
            <text:p>6.075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5.0737">
            <text:p>5.0737</text:p>
          </table:table-cell>
          <table:table-cell office:value-type="float" office:value="12.1323">
            <text:p>12.1323</text:p>
          </table:table-cell>
          <table:table-cell office:value-type="float" office:value="396.4415">
            <text:p>396.441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6519">
            <text:p>2.6519</text:p>
          </table:table-cell>
          <table:table-cell table:formula="of:=IF(SEARCH(&quot;mouse&quot;;[.A89])&gt;0;&quot;mouse&quot;;&quot;other&quot;)" office:value-type="float" office:value="0">
            <text:p>#VALUE!</text:p>
          </table:table-cell>
          <table:table-cell table:formula="of:=IF(SEARCH(&quot;FR&quot;;[.A89])&gt;0;&quot;fingers relative&quot;;&quot;other&quot;)" office:value-type="string" office:string-value="fingers relative">
            <text:p>fingers relative</text:p>
          </table:table-cell>
          <table:table-cell table:formula="of:=IF(SEARCH(&quot;FA&quot;;[.A89])&gt;0;&quot;fingers absolute&quot;;&quot;other&quot;)" office:value-type="float" office:value="0">
            <text:p>#VALUE!</text:p>
          </table:table-cell>
          <table:table-cell table:formula="of:=IF(SEARCH(&quot;Trackpad&quot;;[.A89])&gt;0;&quot;trackpad&quot;;&quot;other&quot;)" office:value-type="float" office:value="0">
            <text:p>#VALUE!</text:p>
          </table:table-cell>
          <table:table-cell table:formula="of:=RIGHT([.A89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FR/11p22/11p22fingersB</text:p>
          </table:table-cell>
          <table:table-cell office:value-type="float" office:value="2.4837">
            <text:p>2.4837</text:p>
          </table:table-cell>
          <table:table-cell office:value-type="float" office:value="1.0032">
            <text:p>1.0032</text:p>
          </table:table-cell>
          <table:table-cell office:value-type="float" office:value="400.6603">
            <text:p>400.6603</text:p>
          </table:table-cell>
          <table:table-cell office:value-type="float" office:value="5.6581">
            <text:p>5.6581</text:p>
          </table:table-cell>
          <table:table-cell table:number-columns-repeated="2" office:value-type="float" office:value="0">
            <text:p>0</text:p>
          </table:table-cell>
          <table:table-cell office:value-type="float" office:value="5.0743">
            <text:p>5.0743</text:p>
          </table:table-cell>
          <table:table-cell office:value-type="float" office:value="12.2557">
            <text:p>12.2557</text:p>
          </table:table-cell>
          <table:table-cell office:value-type="float" office:value="400.6603">
            <text:p>400.660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043">
            <text:p>2.043</text:p>
          </table:table-cell>
          <table:table-cell table:formula="of:=IF(SEARCH(&quot;mouse&quot;;[.A90])&gt;0;&quot;mouse&quot;;&quot;other&quot;)" office:value-type="float" office:value="0">
            <text:p>#VALUE!</text:p>
          </table:table-cell>
          <table:table-cell table:formula="of:=IF(SEARCH(&quot;FR&quot;;[.A90])&gt;0;&quot;fingers relative&quot;;&quot;other&quot;)" office:value-type="string" office:string-value="fingers relative">
            <text:p>fingers relative</text:p>
          </table:table-cell>
          <table:table-cell table:formula="of:=IF(SEARCH(&quot;FA&quot;;[.A90])&gt;0;&quot;fingers absolute&quot;;&quot;other&quot;)" office:value-type="float" office:value="0">
            <text:p>#VALUE!</text:p>
          </table:table-cell>
          <table:table-cell table:formula="of:=IF(SEARCH(&quot;Trackpad&quot;;[.A90])&gt;0;&quot;trackpad&quot;;&quot;other&quot;)" office:value-type="float" office:value="0">
            <text:p>#VALUE!</text:p>
          </table:table-cell>
          <table:table-cell table:formula="of:=RIGHT([.A90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FR/11p22/11p22fingersA</text:p>
          </table:table-cell>
          <table:table-cell office:value-type="float" office:value="1.456">
            <text:p>1.456</text:p>
          </table:table-cell>
          <table:table-cell office:value-type="float" office:value="1.0588">
            <text:p>1.0588</text:p>
          </table:table-cell>
          <table:table-cell office:value-type="float" office:value="397.5767">
            <text:p>397.5767</text:p>
          </table:table-cell>
          <table:table-cell office:value-type="float" office:value="12.6511">
            <text:p>12.651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4.0101">
            <text:p>4.0101</text:p>
          </table:table-cell>
          <table:table-cell office:value-type="float" office:value="26.3071">
            <text:p>26.3071</text:p>
          </table:table-cell>
          <table:table-cell office:value-type="float" office:value="397.5767">
            <text:p>397.576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7543">
            <text:p>2.7543</text:p>
          </table:table-cell>
          <table:table-cell table:formula="of:=IF(SEARCH(&quot;mouse&quot;;[.A91])&gt;0;&quot;mouse&quot;;&quot;other&quot;)" office:value-type="float" office:value="0">
            <text:p>#VALUE!</text:p>
          </table:table-cell>
          <table:table-cell table:formula="of:=IF(SEARCH(&quot;FR&quot;;[.A91])&gt;0;&quot;fingers relative&quot;;&quot;other&quot;)" office:value-type="string" office:string-value="fingers relative">
            <text:p>fingers relative</text:p>
          </table:table-cell>
          <table:table-cell table:formula="of:=IF(SEARCH(&quot;FA&quot;;[.A91])&gt;0;&quot;fingers absolute&quot;;&quot;other&quot;)" office:value-type="float" office:value="0">
            <text:p>#VALUE!</text:p>
          </table:table-cell>
          <table:table-cell table:formula="of:=IF(SEARCH(&quot;Trackpad&quot;;[.A91])&gt;0;&quot;trackpad&quot;;&quot;other&quot;)" office:value-type="float" office:value="0">
            <text:p>#VALUE!</text:p>
          </table:table-cell>
          <table:table-cell table:formula="of:=RIGHT([.A91];1)" office:value-type="string" office:string-value="A">
            <text:p>A</text:p>
          </table:table-cell>
        </table:table-row>
        <table:table-row table:style-name="ro2">
          <table:table-cell office:value-type="string">
            <text:p>11-data/FR/11p22/11p22fingersC</text:p>
          </table:table-cell>
          <table:table-cell office:value-type="float" office:value="2.6689">
            <text:p>2.6689</text:p>
          </table:table-cell>
          <table:table-cell office:value-type="float" office:value="1.0508">
            <text:p>1.0508</text:p>
          </table:table-cell>
          <table:table-cell office:value-type="float" office:value="400.1034">
            <text:p>400.1034</text:p>
          </table:table-cell>
          <table:table-cell office:value-type="float" office:value="2.5933">
            <text:p>2.5933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6.1613">
            <text:p>6.1613</text:p>
          </table:table-cell>
          <table:table-cell office:value-type="float" office:value="5.6697">
            <text:p>5.6697</text:p>
          </table:table-cell>
          <table:table-cell office:value-type="float" office:value="400.1034">
            <text:p>400.1034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3085">
            <text:p>2.3085</text:p>
          </table:table-cell>
          <table:table-cell table:formula="of:=IF(SEARCH(&quot;mouse&quot;;[.A92])&gt;0;&quot;mouse&quot;;&quot;other&quot;)" office:value-type="float" office:value="0">
            <text:p>#VALUE!</text:p>
          </table:table-cell>
          <table:table-cell table:formula="of:=IF(SEARCH(&quot;FR&quot;;[.A92])&gt;0;&quot;fingers relative&quot;;&quot;other&quot;)" office:value-type="string" office:string-value="fingers relative">
            <text:p>fingers relative</text:p>
          </table:table-cell>
          <table:table-cell table:formula="of:=IF(SEARCH(&quot;FA&quot;;[.A92])&gt;0;&quot;fingers absolute&quot;;&quot;other&quot;)" office:value-type="float" office:value="0">
            <text:p>#VALUE!</text:p>
          </table:table-cell>
          <table:table-cell table:formula="of:=IF(SEARCH(&quot;Trackpad&quot;;[.A92])&gt;0;&quot;trackpad&quot;;&quot;other&quot;)" office:value-type="float" office:value="0">
            <text:p>#VALUE!</text:p>
          </table:table-cell>
          <table:table-cell table:formula="of:=RIGHT([.A92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FR/11p24/11p24fingersB</text:p>
          </table:table-cell>
          <table:table-cell office:value-type="float" office:value="1.5688">
            <text:p>1.5688</text:p>
          </table:table-cell>
          <table:table-cell office:value-type="float" office:value="0.4139">
            <text:p>0.4139</text:p>
          </table:table-cell>
          <table:table-cell office:value-type="float" office:value="395.2043">
            <text:p>395.2043</text:p>
          </table:table-cell>
          <table:table-cell office:value-type="float" office:value="10.0416">
            <text:p>10.0416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4.834">
            <text:p>4.834</text:p>
          </table:table-cell>
          <table:table-cell office:value-type="float" office:value="14.3599">
            <text:p>14.3599</text:p>
          </table:table-cell>
          <table:table-cell office:value-type="float" office:value="395.2043">
            <text:p>395.204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0813">
            <text:p>3.0813</text:p>
          </table:table-cell>
          <table:table-cell table:formula="of:=IF(SEARCH(&quot;mouse&quot;;[.A93])&gt;0;&quot;mouse&quot;;&quot;other&quot;)" office:value-type="float" office:value="0">
            <text:p>#VALUE!</text:p>
          </table:table-cell>
          <table:table-cell table:formula="of:=IF(SEARCH(&quot;FR&quot;;[.A93])&gt;0;&quot;fingers relative&quot;;&quot;other&quot;)" office:value-type="string" office:string-value="fingers relative">
            <text:p>fingers relative</text:p>
          </table:table-cell>
          <table:table-cell table:formula="of:=IF(SEARCH(&quot;FA&quot;;[.A93])&gt;0;&quot;fingers absolute&quot;;&quot;other&quot;)" office:value-type="float" office:value="0">
            <text:p>#VALUE!</text:p>
          </table:table-cell>
          <table:table-cell table:formula="of:=IF(SEARCH(&quot;Trackpad&quot;;[.A93])&gt;0;&quot;trackpad&quot;;&quot;other&quot;)" office:value-type="float" office:value="0">
            <text:p>#VALUE!</text:p>
          </table:table-cell>
          <table:table-cell table:formula="of:=RIGHT([.A93];1)" office:value-type="string" office:string-value="B">
            <text:p>B</text:p>
          </table:table-cell>
        </table:table-row>
        <table:table-row table:style-name="ro2">
          <table:table-cell office:value-type="string">
            <text:p>11-data/FR/11p24/11p24fingersC</text:p>
          </table:table-cell>
          <table:table-cell office:value-type="float" office:value="3.2044">
            <text:p>3.2044</text:p>
          </table:table-cell>
          <table:table-cell office:value-type="float" office:value="1.6384">
            <text:p>1.6384</text:p>
          </table:table-cell>
          <table:table-cell office:value-type="float" office:value="397.6493">
            <text:p>397.6493</text:p>
          </table:table-cell>
          <table:table-cell office:value-type="float" office:value="5.8309">
            <text:p>5.8309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6.1955">
            <text:p>6.1955</text:p>
          </table:table-cell>
          <table:table-cell office:value-type="float" office:value="5.5009">
            <text:p>5.5009</text:p>
          </table:table-cell>
          <table:table-cell office:value-type="float" office:value="397.6493">
            <text:p>397.6493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1.9335">
            <text:p>1.9335</text:p>
          </table:table-cell>
          <table:table-cell table:formula="of:=IF(SEARCH(&quot;mouse&quot;;[.A94])&gt;0;&quot;mouse&quot;;&quot;other&quot;)" office:value-type="float" office:value="0">
            <text:p>#VALUE!</text:p>
          </table:table-cell>
          <table:table-cell table:formula="of:=IF(SEARCH(&quot;FR&quot;;[.A94])&gt;0;&quot;fingers relative&quot;;&quot;other&quot;)" office:value-type="string" office:string-value="fingers relative">
            <text:p>fingers relative</text:p>
          </table:table-cell>
          <table:table-cell table:formula="of:=IF(SEARCH(&quot;FA&quot;;[.A94])&gt;0;&quot;fingers absolute&quot;;&quot;other&quot;)" office:value-type="float" office:value="0">
            <text:p>#VALUE!</text:p>
          </table:table-cell>
          <table:table-cell table:formula="of:=IF(SEARCH(&quot;Trackpad&quot;;[.A94])&gt;0;&quot;trackpad&quot;;&quot;other&quot;)" office:value-type="float" office:value="0">
            <text:p>#VALUE!</text:p>
          </table:table-cell>
          <table:table-cell table:formula="of:=RIGHT([.A94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FR/11p24/11p24fingersA</text:p>
          </table:table-cell>
          <table:table-cell office:value-type="float" office:value="1.3469">
            <text:p>1.3469</text:p>
          </table:table-cell>
          <table:table-cell office:value-type="float" office:value="0.7848">
            <text:p>0.7848</text:p>
          </table:table-cell>
          <table:table-cell office:value-type="float" office:value="391.6805">
            <text:p>391.6805</text:p>
          </table:table-cell>
          <table:table-cell office:value-type="float" office:value="8.7933">
            <text:p>8.793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4.2421">
            <text:p>4.2421</text:p>
          </table:table-cell>
          <table:table-cell office:value-type="float" office:value="21.8531">
            <text:p>21.8531</text:p>
          </table:table-cell>
          <table:table-cell office:value-type="float" office:value="391.6805">
            <text:p>391.6805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1496">
            <text:p>3.1496</text:p>
          </table:table-cell>
          <table:table-cell table:formula="of:=IF(SEARCH(&quot;mouse&quot;;[.A95])&gt;0;&quot;mouse&quot;;&quot;other&quot;)" office:value-type="float" office:value="0">
            <text:p>#VALUE!</text:p>
          </table:table-cell>
          <table:table-cell table:formula="of:=IF(SEARCH(&quot;FR&quot;;[.A95])&gt;0;&quot;fingers relative&quot;;&quot;other&quot;)" office:value-type="string" office:string-value="fingers relative">
            <text:p>fingers relative</text:p>
          </table:table-cell>
          <table:table-cell table:formula="of:=IF(SEARCH(&quot;FA&quot;;[.A95])&gt;0;&quot;fingers absolute&quot;;&quot;other&quot;)" office:value-type="float" office:value="0">
            <text:p>#VALUE!</text:p>
          </table:table-cell>
          <table:table-cell table:formula="of:=IF(SEARCH(&quot;Trackpad&quot;;[.A95])&gt;0;&quot;trackpad&quot;;&quot;other&quot;)" office:value-type="float" office:value="0">
            <text:p>#VALUE!</text:p>
          </table:table-cell>
          <table:table-cell table:formula="of:=RIGHT([.A95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FR/11p21/11p21fingersB</text:p>
          </table:table-cell>
          <table:table-cell office:value-type="float" office:value="2.3052">
            <text:p>2.3052</text:p>
          </table:table-cell>
          <table:table-cell office:value-type="float" office:value="2.0763">
            <text:p>2.0763</text:p>
          </table:table-cell>
          <table:table-cell office:value-type="float" office:value="398.5031">
            <text:p>398.5031</text:p>
          </table:table-cell>
          <table:table-cell office:value-type="float" office:value="8.5621">
            <text:p>8.5621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5.1452">
            <text:p>5.1452</text:p>
          </table:table-cell>
          <table:table-cell office:value-type="float" office:value="11.5886">
            <text:p>11.5886</text:p>
          </table:table-cell>
          <table:table-cell office:value-type="float" office:value="398.5031">
            <text:p>398.503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2319">
            <text:p>2.2319</text:p>
          </table:table-cell>
          <table:table-cell table:formula="of:=IF(SEARCH(&quot;mouse&quot;;[.A96])&gt;0;&quot;mouse&quot;;&quot;other&quot;)" office:value-type="float" office:value="0">
            <text:p>#VALUE!</text:p>
          </table:table-cell>
          <table:table-cell table:formula="of:=IF(SEARCH(&quot;FR&quot;;[.A96])&gt;0;&quot;fingers relative&quot;;&quot;other&quot;)" office:value-type="string" office:string-value="fingers relative">
            <text:p>fingers relative</text:p>
          </table:table-cell>
          <table:table-cell table:formula="of:=IF(SEARCH(&quot;FA&quot;;[.A96])&gt;0;&quot;fingers absolute&quot;;&quot;other&quot;)" office:value-type="float" office:value="0">
            <text:p>#VALUE!</text:p>
          </table:table-cell>
          <table:table-cell table:formula="of:=IF(SEARCH(&quot;Trackpad&quot;;[.A96])&gt;0;&quot;trackpad&quot;;&quot;other&quot;)" office:value-type="float" office:value="0">
            <text:p>#VALUE!</text:p>
          </table:table-cell>
          <table:table-cell table:formula="of:=RIGHT([.A96];1)" office:value-type="string" office:string-value="B">
            <text:p>B</text:p>
          </table:table-cell>
        </table:table-row>
        <table:table-row table:style-name="ro2">
          <table:table-cell office:value-type="string">
            <text:p>11-data/FR/11p21/11p21fingersC</text:p>
          </table:table-cell>
          <table:table-cell office:value-type="float" office:value="4.7373">
            <text:p>4.7373</text:p>
          </table:table-cell>
          <table:table-cell office:value-type="float" office:value="2.4947">
            <text:p>2.4947</text:p>
          </table:table-cell>
          <table:table-cell office:value-type="float" office:value="599.6412">
            <text:p>599.6412</text:p>
          </table:table-cell>
          <table:table-cell office:value-type="float" office:value="4.3066">
            <text:p>4.3066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6.7232">
            <text:p>6.7232</text:p>
          </table:table-cell>
          <table:table-cell office:value-type="float" office:value="5.7298">
            <text:p>5.7298</text:p>
          </table:table-cell>
          <table:table-cell office:value-type="float" office:value="599.6412">
            <text:p>599.6412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.4192">
            <text:p>1.4192</text:p>
          </table:table-cell>
          <table:table-cell table:formula="of:=IF(SEARCH(&quot;mouse&quot;;[.A97])&gt;0;&quot;mouse&quot;;&quot;other&quot;)" office:value-type="float" office:value="0">
            <text:p>#VALUE!</text:p>
          </table:table-cell>
          <table:table-cell table:formula="of:=IF(SEARCH(&quot;FR&quot;;[.A97])&gt;0;&quot;fingers relative&quot;;&quot;other&quot;)" office:value-type="string" office:string-value="fingers relative">
            <text:p>fingers relative</text:p>
          </table:table-cell>
          <table:table-cell table:formula="of:=IF(SEARCH(&quot;FA&quot;;[.A97])&gt;0;&quot;fingers absolute&quot;;&quot;other&quot;)" office:value-type="float" office:value="0">
            <text:p>#VALUE!</text:p>
          </table:table-cell>
          <table:table-cell table:formula="of:=IF(SEARCH(&quot;Trackpad&quot;;[.A97])&gt;0;&quot;trackpad&quot;;&quot;other&quot;)" office:value-type="float" office:value="0">
            <text:p>#VALUE!</text:p>
          </table:table-cell>
          <table:table-cell table:formula="of:=RIGHT([.A97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FR/11p21/11p21fingersA</text:p>
          </table:table-cell>
          <table:table-cell office:value-type="float" office:value="1.9199">
            <text:p>1.9199</text:p>
          </table:table-cell>
          <table:table-cell office:value-type="float" office:value="1.2875">
            <text:p>1.2875</text:p>
          </table:table-cell>
          <table:table-cell office:value-type="float" office:value="394.5144">
            <text:p>394.5144</text:p>
          </table:table-cell>
          <table:table-cell office:value-type="float" office:value="14.4862">
            <text:p>14.486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3.7429">
            <text:p>3.7429</text:p>
          </table:table-cell>
          <table:table-cell office:value-type="float" office:value="31.8462">
            <text:p>31.8462</text:p>
          </table:table-cell>
          <table:table-cell office:value-type="float" office:value="394.5144">
            <text:p>394.514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1.9495">
            <text:p>1.9495</text:p>
          </table:table-cell>
          <table:table-cell table:formula="of:=IF(SEARCH(&quot;mouse&quot;;[.A98])&gt;0;&quot;mouse&quot;;&quot;other&quot;)" office:value-type="float" office:value="0">
            <text:p>#VALUE!</text:p>
          </table:table-cell>
          <table:table-cell table:formula="of:=IF(SEARCH(&quot;FR&quot;;[.A98])&gt;0;&quot;fingers relative&quot;;&quot;other&quot;)" office:value-type="string" office:string-value="fingers relative">
            <text:p>fingers relative</text:p>
          </table:table-cell>
          <table:table-cell table:formula="of:=IF(SEARCH(&quot;FA&quot;;[.A98])&gt;0;&quot;fingers absolute&quot;;&quot;other&quot;)" office:value-type="float" office:value="0">
            <text:p>#VALUE!</text:p>
          </table:table-cell>
          <table:table-cell table:formula="of:=IF(SEARCH(&quot;Trackpad&quot;;[.A98])&gt;0;&quot;trackpad&quot;;&quot;other&quot;)" office:value-type="float" office:value="0">
            <text:p>#VALUE!</text:p>
          </table:table-cell>
          <table:table-cell table:formula="of:=RIGHT([.A98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11-data/Trackpad/11p34/11p34trackpadA</text:p>
          </table:table-cell>
          <table:table-cell office:value-type="float" office:value="1.0956">
            <text:p>1.0956</text:p>
          </table:table-cell>
          <table:table-cell office:value-type="float" office:value="0.3336">
            <text:p>0.3336</text:p>
          </table:table-cell>
          <table:table-cell office:value-type="float" office:value="384.9497">
            <text:p>384.9497</text:p>
          </table:table-cell>
          <table:table-cell office:value-type="float" office:value="71.1234">
            <text:p>71.1234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4.3666">
            <text:p>4.3666</text:p>
          </table:table-cell>
          <table:table-cell office:value-type="float" office:value="19.6115">
            <text:p>19.6115</text:p>
          </table:table-cell>
          <table:table-cell office:value-type="float" office:value="384.9497">
            <text:p>384.949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9855">
            <text:p>3.9855</text:p>
          </table:table-cell>
          <table:table-cell table:formula="of:=IF(SEARCH(&quot;mouse&quot;;[.A99])&gt;0;&quot;mouse&quot;;&quot;other&quot;)" office:value-type="float" office:value="0">
            <text:p>#VALUE!</text:p>
          </table:table-cell>
          <table:table-cell table:formula="of:=IF(SEARCH(&quot;FR&quot;;[.A99])&gt;0;&quot;fingers relative&quot;;&quot;other&quot;)" office:value-type="float" office:value="0">
            <text:p>#VALUE!</text:p>
          </table:table-cell>
          <table:table-cell table:formula="of:=IF(SEARCH(&quot;FA&quot;;[.A99])&gt;0;&quot;fingers absolute&quot;;&quot;other&quot;)" office:value-type="float" office:value="0">
            <text:p>#VALUE!</text:p>
          </table:table-cell>
          <table:table-cell table:formula="of:=IF(SEARCH(&quot;Trackpad&quot;;[.A99])&gt;0;&quot;trackpad&quot;;&quot;other&quot;)" office:value-type="string" office:string-value="trackpad">
            <text:p>trackpad</text:p>
          </table:table-cell>
          <table:table-cell table:formula="of:=RIGHT([.A99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11-data/Trackpad/11p34/11p34trackpadC</text:p>
          </table:table-cell>
          <table:table-cell office:value-type="float" office:value="1.8703">
            <text:p>1.8703</text:p>
          </table:table-cell>
          <table:table-cell office:value-type="float" office:value="0.4593">
            <text:p>0.4593</text:p>
          </table:table-cell>
          <table:table-cell office:value-type="float" office:value="599.121">
            <text:p>599.121</text:p>
          </table:table-cell>
          <table:table-cell office:value-type="float" office:value="2.5743">
            <text:p>2.574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6.515">
            <text:p>6.515</text:p>
          </table:table-cell>
          <table:table-cell office:value-type="float" office:value="6.6236">
            <text:p>6.6236</text:p>
          </table:table-cell>
          <table:table-cell office:value-type="float" office:value="599.121">
            <text:p>599.121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3.4833">
            <text:p>3.4833</text:p>
          </table:table-cell>
          <table:table-cell table:formula="of:=IF(SEARCH(&quot;mouse&quot;;[.A100])&gt;0;&quot;mouse&quot;;&quot;other&quot;)" office:value-type="float" office:value="0">
            <text:p>#VALUE!</text:p>
          </table:table-cell>
          <table:table-cell table:formula="of:=IF(SEARCH(&quot;FR&quot;;[.A100])&gt;0;&quot;fingers relative&quot;;&quot;other&quot;)" office:value-type="float" office:value="0">
            <text:p>#VALUE!</text:p>
          </table:table-cell>
          <table:table-cell table:formula="of:=IF(SEARCH(&quot;FA&quot;;[.A100])&gt;0;&quot;fingers absolute&quot;;&quot;other&quot;)" office:value-type="float" office:value="0">
            <text:p>#VALUE!</text:p>
          </table:table-cell>
          <table:table-cell table:formula="of:=IF(SEARCH(&quot;Trackpad&quot;;[.A100])&gt;0;&quot;trackpad&quot;;&quot;other&quot;)" office:value-type="string" office:string-value="trackpad">
            <text:p>trackpad</text:p>
          </table:table-cell>
          <table:table-cell table:formula="of:=RIGHT([.A100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11-data/Trackpad/11p34/11p34trackpadB</text:p>
          </table:table-cell>
          <table:table-cell office:value-type="float" office:value="1.3112">
            <text:p>1.3112</text:p>
          </table:table-cell>
          <table:table-cell office:value-type="float" office:value="0.577">
            <text:p>0.577</text:p>
          </table:table-cell>
          <table:table-cell office:value-type="float" office:value="399.4035">
            <text:p>399.4035</text:p>
          </table:table-cell>
          <table:table-cell office:value-type="float" office:value="6.4062">
            <text:p>6.406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.3091">
            <text:p>5.3091</text:p>
          </table:table-cell>
          <table:table-cell office:value-type="float" office:value="10.3353">
            <text:p>10.3353</text:p>
          </table:table-cell>
          <table:table-cell office:value-type="float" office:value="399.4035">
            <text:p>399.403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4.0489">
            <text:p>4.0489</text:p>
          </table:table-cell>
          <table:table-cell table:formula="of:=IF(SEARCH(&quot;mouse&quot;;[.A101])&gt;0;&quot;mouse&quot;;&quot;other&quot;)" office:value-type="float" office:value="0">
            <text:p>#VALUE!</text:p>
          </table:table-cell>
          <table:table-cell table:formula="of:=IF(SEARCH(&quot;FR&quot;;[.A101])&gt;0;&quot;fingers relative&quot;;&quot;other&quot;)" office:value-type="float" office:value="0">
            <text:p>#VALUE!</text:p>
          </table:table-cell>
          <table:table-cell table:formula="of:=IF(SEARCH(&quot;FA&quot;;[.A101])&gt;0;&quot;fingers absolute&quot;;&quot;other&quot;)" office:value-type="float" office:value="0">
            <text:p>#VALUE!</text:p>
          </table:table-cell>
          <table:table-cell table:formula="of:=IF(SEARCH(&quot;Trackpad&quot;;[.A101])&gt;0;&quot;trackpad&quot;;&quot;other&quot;)" office:value-type="string" office:string-value="trackpad">
            <text:p>trackpad</text:p>
          </table:table-cell>
          <table:table-cell table:formula="of:=RIGHT([.A101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11-data/Trackpad/11p31/11p31trackpadC</text:p>
          </table:table-cell>
          <table:table-cell office:value-type="float" office:value="2.117">
            <text:p>2.117</text:p>
          </table:table-cell>
          <table:table-cell office:value-type="float" office:value="1.1425">
            <text:p>1.1425</text:p>
          </table:table-cell>
          <table:table-cell office:value-type="float" office:value="398.5021">
            <text:p>398.5021</text:p>
          </table:table-cell>
          <table:table-cell office:value-type="float" office:value="2.6464">
            <text:p>2.646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6.1897">
            <text:p>6.1897</text:p>
          </table:table-cell>
          <table:table-cell office:value-type="float" office:value="5.5353">
            <text:p>5.5353</text:p>
          </table:table-cell>
          <table:table-cell office:value-type="float" office:value="398.5021">
            <text:p>398.5021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9238">
            <text:p>2.9238</text:p>
          </table:table-cell>
          <table:table-cell table:formula="of:=IF(SEARCH(&quot;mouse&quot;;[.A102])&gt;0;&quot;mouse&quot;;&quot;other&quot;)" office:value-type="float" office:value="0">
            <text:p>#VALUE!</text:p>
          </table:table-cell>
          <table:table-cell table:formula="of:=IF(SEARCH(&quot;FR&quot;;[.A102])&gt;0;&quot;fingers relative&quot;;&quot;other&quot;)" office:value-type="float" office:value="0">
            <text:p>#VALUE!</text:p>
          </table:table-cell>
          <table:table-cell table:formula="of:=IF(SEARCH(&quot;FA&quot;;[.A102])&gt;0;&quot;fingers absolute&quot;;&quot;other&quot;)" office:value-type="float" office:value="0">
            <text:p>#VALUE!</text:p>
          </table:table-cell>
          <table:table-cell table:formula="of:=IF(SEARCH(&quot;Trackpad&quot;;[.A102])&gt;0;&quot;trackpad&quot;;&quot;other&quot;)" office:value-type="string" office:string-value="trackpad">
            <text:p>trackpad</text:p>
          </table:table-cell>
          <table:table-cell table:formula="of:=RIGHT([.A102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11-data/Trackpad/11p31/11p31trackpadA</text:p>
          </table:table-cell>
          <table:table-cell office:value-type="float" office:value="1.2217">
            <text:p>1.2217</text:p>
          </table:table-cell>
          <table:table-cell office:value-type="float" office:value="0.3143">
            <text:p>0.3143</text:p>
          </table:table-cell>
          <table:table-cell office:value-type="float" office:value="396.247">
            <text:p>396.247</text:p>
          </table:table-cell>
          <table:table-cell office:value-type="float" office:value="9.8074">
            <text:p>9.8074</text:p>
          </table:table-cell>
          <table:table-cell table:number-columns-repeated="2" office:value-type="float" office:value="0">
            <text:p>0</text:p>
          </table:table-cell>
          <table:table-cell office:value-type="float" office:value="3.9782">
            <text:p>3.9782</text:p>
          </table:table-cell>
          <table:table-cell office:value-type="float" office:value="26.845">
            <text:p>26.845</text:p>
          </table:table-cell>
          <table:table-cell office:value-type="float" office:value="396.247">
            <text:p>396.24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2564">
            <text:p>3.2564</text:p>
          </table:table-cell>
          <table:table-cell table:formula="of:=IF(SEARCH(&quot;mouse&quot;;[.A103])&gt;0;&quot;mouse&quot;;&quot;other&quot;)" office:value-type="float" office:value="0">
            <text:p>#VALUE!</text:p>
          </table:table-cell>
          <table:table-cell table:formula="of:=IF(SEARCH(&quot;FR&quot;;[.A103])&gt;0;&quot;fingers relative&quot;;&quot;other&quot;)" office:value-type="float" office:value="0">
            <text:p>#VALUE!</text:p>
          </table:table-cell>
          <table:table-cell table:formula="of:=IF(SEARCH(&quot;FA&quot;;[.A103])&gt;0;&quot;fingers absolute&quot;;&quot;other&quot;)" office:value-type="float" office:value="0">
            <text:p>#VALUE!</text:p>
          </table:table-cell>
          <table:table-cell table:formula="of:=IF(SEARCH(&quot;Trackpad&quot;;[.A103])&gt;0;&quot;trackpad&quot;;&quot;other&quot;)" office:value-type="string" office:string-value="trackpad">
            <text:p>trackpad</text:p>
          </table:table-cell>
          <table:table-cell table:formula="of:=RIGHT([.A103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11-data/Trackpad/11p31/11p31trackpadB</text:p>
          </table:table-cell>
          <table:table-cell office:value-type="float" office:value="1.3637">
            <text:p>1.3637</text:p>
          </table:table-cell>
          <table:table-cell office:value-type="float" office:value="0.4337">
            <text:p>0.4337</text:p>
          </table:table-cell>
          <table:table-cell office:value-type="float" office:value="399.1011">
            <text:p>399.1011</text:p>
          </table:table-cell>
          <table:table-cell office:value-type="float" office:value="4.3732">
            <text:p>4.3732</text:p>
          </table:table-cell>
          <table:table-cell table:number-columns-repeated="2" office:value-type="float" office:value="0">
            <text:p>0</text:p>
          </table:table-cell>
          <table:table-cell office:value-type="float" office:value="5.0958">
            <text:p>5.0958</text:p>
          </table:table-cell>
          <table:table-cell office:value-type="float" office:value="12.0226">
            <text:p>12.0226</text:p>
          </table:table-cell>
          <table:table-cell office:value-type="float" office:value="399.1011">
            <text:p>399.101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7366">
            <text:p>3.7366</text:p>
          </table:table-cell>
          <table:table-cell table:formula="of:=IF(SEARCH(&quot;mouse&quot;;[.A104])&gt;0;&quot;mouse&quot;;&quot;other&quot;)" office:value-type="float" office:value="0">
            <text:p>#VALUE!</text:p>
          </table:table-cell>
          <table:table-cell table:formula="of:=IF(SEARCH(&quot;FR&quot;;[.A104])&gt;0;&quot;fingers relative&quot;;&quot;other&quot;)" office:value-type="float" office:value="0">
            <text:p>#VALUE!</text:p>
          </table:table-cell>
          <table:table-cell table:formula="of:=IF(SEARCH(&quot;FA&quot;;[.A104])&gt;0;&quot;fingers absolute&quot;;&quot;other&quot;)" office:value-type="float" office:value="0">
            <text:p>#VALUE!</text:p>
          </table:table-cell>
          <table:table-cell table:formula="of:=IF(SEARCH(&quot;Trackpad&quot;;[.A104])&gt;0;&quot;trackpad&quot;;&quot;other&quot;)" office:value-type="string" office:string-value="trackpad">
            <text:p>trackpad</text:p>
          </table:table-cell>
          <table:table-cell table:formula="of:=RIGHT([.A104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11-data/Trackpad/11p33/11p33trackpadC</text:p>
          </table:table-cell>
          <table:table-cell office:value-type="float" office:value="1.5964">
            <text:p>1.5964</text:p>
          </table:table-cell>
          <table:table-cell office:value-type="float" office:value="0.4871">
            <text:p>0.4871</text:p>
          </table:table-cell>
          <table:table-cell office:value-type="float" office:value="398.3281">
            <text:p>398.3281</text:p>
          </table:table-cell>
          <table:table-cell office:value-type="float" office:value="2.8982">
            <text:p>2.898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6.3079">
            <text:p>6.3079</text:p>
          </table:table-cell>
          <table:table-cell office:value-type="float" office:value="5.092">
            <text:p>5.092</text:p>
          </table:table-cell>
          <table:table-cell office:value-type="float" office:value="398.3281">
            <text:p>398.3281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9514">
            <text:p>3.9514</text:p>
          </table:table-cell>
          <table:table-cell table:formula="of:=IF(SEARCH(&quot;mouse&quot;;[.A105])&gt;0;&quot;mouse&quot;;&quot;other&quot;)" office:value-type="float" office:value="0">
            <text:p>#VALUE!</text:p>
          </table:table-cell>
          <table:table-cell table:formula="of:=IF(SEARCH(&quot;FR&quot;;[.A105])&gt;0;&quot;fingers relative&quot;;&quot;other&quot;)" office:value-type="float" office:value="0">
            <text:p>#VALUE!</text:p>
          </table:table-cell>
          <table:table-cell table:formula="of:=IF(SEARCH(&quot;FA&quot;;[.A105])&gt;0;&quot;fingers absolute&quot;;&quot;other&quot;)" office:value-type="float" office:value="0">
            <text:p>#VALUE!</text:p>
          </table:table-cell>
          <table:table-cell table:formula="of:=IF(SEARCH(&quot;Trackpad&quot;;[.A105])&gt;0;&quot;trackpad&quot;;&quot;other&quot;)" office:value-type="string" office:string-value="trackpad">
            <text:p>trackpad</text:p>
          </table:table-cell>
          <table:table-cell table:formula="of:=RIGHT([.A105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11-data/Trackpad/11p33/11p33trackpadA</text:p>
          </table:table-cell>
          <table:table-cell office:value-type="float" office:value="0.9309">
            <text:p>0.9309</text:p>
          </table:table-cell>
          <table:table-cell office:value-type="float" office:value="0.2037">
            <text:p>0.2037</text:p>
          </table:table-cell>
          <table:table-cell office:value-type="float" office:value="400.8875">
            <text:p>400.8875</text:p>
          </table:table-cell>
          <table:table-cell office:value-type="float" office:value="10.3649">
            <text:p>10.3649</text:p>
          </table:table-cell>
          <table:table-cell table:number-columns-repeated="2" office:value-type="float" office:value="0">
            <text:p>0</text:p>
          </table:table-cell>
          <table:table-cell office:value-type="float" office:value="4.1868">
            <text:p>4.1868</text:p>
          </table:table-cell>
          <table:table-cell office:value-type="float" office:value="23.2913">
            <text:p>23.2913</text:p>
          </table:table-cell>
          <table:table-cell office:value-type="float" office:value="400.8875">
            <text:p>400.8875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4.4977">
            <text:p>4.4977</text:p>
          </table:table-cell>
          <table:table-cell table:formula="of:=IF(SEARCH(&quot;mouse&quot;;[.A106])&gt;0;&quot;mouse&quot;;&quot;other&quot;)" office:value-type="float" office:value="0">
            <text:p>#VALUE!</text:p>
          </table:table-cell>
          <table:table-cell table:formula="of:=IF(SEARCH(&quot;FR&quot;;[.A106])&gt;0;&quot;fingers relative&quot;;&quot;other&quot;)" office:value-type="float" office:value="0">
            <text:p>#VALUE!</text:p>
          </table:table-cell>
          <table:table-cell table:formula="of:=IF(SEARCH(&quot;FA&quot;;[.A106])&gt;0;&quot;fingers absolute&quot;;&quot;other&quot;)" office:value-type="float" office:value="0">
            <text:p>#VALUE!</text:p>
          </table:table-cell>
          <table:table-cell table:formula="of:=IF(SEARCH(&quot;Trackpad&quot;;[.A106])&gt;0;&quot;trackpad&quot;;&quot;other&quot;)" office:value-type="string" office:string-value="trackpad">
            <text:p>trackpad</text:p>
          </table:table-cell>
          <table:table-cell table:formula="of:=RIGHT([.A106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11-data/Trackpad/11p33/11p33trackpadB</text:p>
          </table:table-cell>
          <table:table-cell office:value-type="float" office:value="1.3138">
            <text:p>1.3138</text:p>
          </table:table-cell>
          <table:table-cell office:value-type="float" office:value="0.3178">
            <text:p>0.3178</text:p>
          </table:table-cell>
          <table:table-cell office:value-type="float" office:value="398.3636">
            <text:p>398.3636</text:p>
          </table:table-cell>
          <table:table-cell office:value-type="float" office:value="4.0437">
            <text:p>4.0437</text:p>
          </table:table-cell>
          <table:table-cell table:number-columns-repeated="2" office:value-type="float" office:value="0">
            <text:p>0</text:p>
          </table:table-cell>
          <table:table-cell office:value-type="float" office:value="5.648">
            <text:p>5.648</text:p>
          </table:table-cell>
          <table:table-cell office:value-type="float" office:value="8.106">
            <text:p>8.106</text:p>
          </table:table-cell>
          <table:table-cell office:value-type="float" office:value="398.3636">
            <text:p>398.363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4.299">
            <text:p>4.299</text:p>
          </table:table-cell>
          <table:table-cell table:formula="of:=IF(SEARCH(&quot;mouse&quot;;[.A107])&gt;0;&quot;mouse&quot;;&quot;other&quot;)" office:value-type="float" office:value="0">
            <text:p>#VALUE!</text:p>
          </table:table-cell>
          <table:table-cell table:formula="of:=IF(SEARCH(&quot;FR&quot;;[.A107])&gt;0;&quot;fingers relative&quot;;&quot;other&quot;)" office:value-type="float" office:value="0">
            <text:p>#VALUE!</text:p>
          </table:table-cell>
          <table:table-cell table:formula="of:=IF(SEARCH(&quot;FA&quot;;[.A107])&gt;0;&quot;fingers absolute&quot;;&quot;other&quot;)" office:value-type="float" office:value="0">
            <text:p>#VALUE!</text:p>
          </table:table-cell>
          <table:table-cell table:formula="of:=IF(SEARCH(&quot;Trackpad&quot;;[.A107])&gt;0;&quot;trackpad&quot;;&quot;other&quot;)" office:value-type="string" office:string-value="trackpad">
            <text:p>trackpad</text:p>
          </table:table-cell>
          <table:table-cell table:formula="of:=RIGHT([.A107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11-data/Trackpad/11p32/11p32trackpadC</text:p>
          </table:table-cell>
          <table:table-cell office:value-type="float" office:value="1.616">
            <text:p>1.616</text:p>
          </table:table-cell>
          <table:table-cell office:value-type="float" office:value="0.4166">
            <text:p>0.4166</text:p>
          </table:table-cell>
          <table:table-cell office:value-type="float" office:value="399.179">
            <text:p>399.179</text:p>
          </table:table-cell>
          <table:table-cell office:value-type="float" office:value="2.9244">
            <text:p>2.924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6.4264">
            <text:p>6.4264</text:p>
          </table:table-cell>
          <table:table-cell office:value-type="float" office:value="4.6957">
            <text:p>4.6957</text:p>
          </table:table-cell>
          <table:table-cell office:value-type="float" office:value="399.179">
            <text:p>399.179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9767">
            <text:p>3.9767</text:p>
          </table:table-cell>
          <table:table-cell table:formula="of:=IF(SEARCH(&quot;mouse&quot;;[.A108])&gt;0;&quot;mouse&quot;;&quot;other&quot;)" office:value-type="float" office:value="0">
            <text:p>#VALUE!</text:p>
          </table:table-cell>
          <table:table-cell table:formula="of:=IF(SEARCH(&quot;FR&quot;;[.A108])&gt;0;&quot;fingers relative&quot;;&quot;other&quot;)" office:value-type="float" office:value="0">
            <text:p>#VALUE!</text:p>
          </table:table-cell>
          <table:table-cell table:formula="of:=IF(SEARCH(&quot;FA&quot;;[.A108])&gt;0;&quot;fingers absolute&quot;;&quot;other&quot;)" office:value-type="float" office:value="0">
            <text:p>#VALUE!</text:p>
          </table:table-cell>
          <table:table-cell table:formula="of:=IF(SEARCH(&quot;Trackpad&quot;;[.A108])&gt;0;&quot;trackpad&quot;;&quot;other&quot;)" office:value-type="string" office:string-value="trackpad">
            <text:p>trackpad</text:p>
          </table:table-cell>
          <table:table-cell table:formula="of:=RIGHT([.A108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11-data/Trackpad/11p32/11p32trackpadB</text:p>
          </table:table-cell>
          <table:table-cell office:value-type="float" office:value="1.2993">
            <text:p>1.2993</text:p>
          </table:table-cell>
          <table:table-cell office:value-type="float" office:value="0.3256">
            <text:p>0.3256</text:p>
          </table:table-cell>
          <table:table-cell office:value-type="float" office:value="399.4562">
            <text:p>399.4562</text:p>
          </table:table-cell>
          <table:table-cell office:value-type="float" office:value="4.0994">
            <text:p>4.0994</text:p>
          </table:table-cell>
          <table:table-cell table:number-columns-repeated="2" office:value-type="float" office:value="0">
            <text:p>0</text:p>
          </table:table-cell>
          <table:table-cell office:value-type="float" office:value="5.2881">
            <text:p>5.2881</text:p>
          </table:table-cell>
          <table:table-cell office:value-type="float" office:value="10.4917">
            <text:p>10.4917</text:p>
          </table:table-cell>
          <table:table-cell office:value-type="float" office:value="399.4562">
            <text:p>399.4562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4.0698">
            <text:p>4.0698</text:p>
          </table:table-cell>
          <table:table-cell table:formula="of:=IF(SEARCH(&quot;mouse&quot;;[.A109])&gt;0;&quot;mouse&quot;;&quot;other&quot;)" office:value-type="float" office:value="0">
            <text:p>#VALUE!</text:p>
          </table:table-cell>
          <table:table-cell table:formula="of:=IF(SEARCH(&quot;FR&quot;;[.A109])&gt;0;&quot;fingers relative&quot;;&quot;other&quot;)" office:value-type="float" office:value="0">
            <text:p>#VALUE!</text:p>
          </table:table-cell>
          <table:table-cell table:formula="of:=IF(SEARCH(&quot;FA&quot;;[.A109])&gt;0;&quot;fingers absolute&quot;;&quot;other&quot;)" office:value-type="float" office:value="0">
            <text:p>#VALUE!</text:p>
          </table:table-cell>
          <table:table-cell table:formula="of:=IF(SEARCH(&quot;Trackpad&quot;;[.A109])&gt;0;&quot;trackpad&quot;;&quot;other&quot;)" office:value-type="string" office:string-value="trackpad">
            <text:p>trackpad</text:p>
          </table:table-cell>
          <table:table-cell table:formula="of:=RIGHT([.A109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11-data/Trackpad/11p32/11p32trackpadA</text:p>
          </table:table-cell>
          <table:table-cell office:value-type="float" office:value="1.0538">
            <text:p>1.0538</text:p>
          </table:table-cell>
          <table:table-cell office:value-type="float" office:value="0.3521">
            <text:p>0.3521</text:p>
          </table:table-cell>
          <table:table-cell office:value-type="float" office:value="395.2706">
            <text:p>395.2706</text:p>
          </table:table-cell>
          <table:table-cell office:value-type="float" office:value="9.012">
            <text:p>9.012</text:p>
          </table:table-cell>
          <table:table-cell table:number-columns-repeated="2" office:value-type="float" office:value="0">
            <text:p>0</text:p>
          </table:table-cell>
          <table:table-cell office:value-type="float" office:value="4.1151">
            <text:p>4.1151</text:p>
          </table:table-cell>
          <table:table-cell office:value-type="float" office:value="24.2076">
            <text:p>24.2076</text:p>
          </table:table-cell>
          <table:table-cell office:value-type="float" office:value="395.2706">
            <text:p>395.2706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905">
            <text:p>3.905</text:p>
          </table:table-cell>
          <table:table-cell table:formula="of:=IF(SEARCH(&quot;mouse&quot;;[.A110])&gt;0;&quot;mouse&quot;;&quot;other&quot;)" office:value-type="float" office:value="0">
            <text:p>#VALUE!</text:p>
          </table:table-cell>
          <table:table-cell table:formula="of:=IF(SEARCH(&quot;FR&quot;;[.A110])&gt;0;&quot;fingers relative&quot;;&quot;other&quot;)" office:value-type="float" office:value="0">
            <text:p>#VALUE!</text:p>
          </table:table-cell>
          <table:table-cell table:formula="of:=IF(SEARCH(&quot;FA&quot;;[.A110])&gt;0;&quot;fingers absolute&quot;;&quot;other&quot;)" office:value-type="float" office:value="0">
            <text:p>#VALUE!</text:p>
          </table:table-cell>
          <table:table-cell table:formula="of:=IF(SEARCH(&quot;Trackpad&quot;;[.A110])&gt;0;&quot;trackpad&quot;;&quot;other&quot;)" office:value-type="string" office:string-value="trackpad">
            <text:p>trackpad</text:p>
          </table:table-cell>
          <table:table-cell table:formula="of:=RIGHT([.A110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FA/11p41/11p41fingersC</text:p>
          </table:table-cell>
          <table:table-cell office:value-type="float" office:value="2.3732">
            <text:p>2.3732</text:p>
          </table:table-cell>
          <table:table-cell office:value-type="float" office:value="0.6879">
            <text:p>0.6879</text:p>
          </table:table-cell>
          <table:table-cell office:value-type="float" office:value="597.9271">
            <text:p>597.9271</text:p>
          </table:table-cell>
          <table:table-cell office:value-type="float" office:value="4.3273">
            <text:p>4.3273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6.7211">
            <text:p>6.7211</text:p>
          </table:table-cell>
          <table:table-cell office:value-type="float" office:value="5.7217">
            <text:p>5.7217</text:p>
          </table:table-cell>
          <table:table-cell office:value-type="float" office:value="597.9271">
            <text:p>597.9271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2.8321">
            <text:p>2.8321</text:p>
          </table:table-cell>
          <table:table-cell table:formula="of:=IF(SEARCH(&quot;mouse&quot;;[.A111])&gt;0;&quot;mouse&quot;;&quot;other&quot;)" office:value-type="float" office:value="0">
            <text:p>#VALUE!</text:p>
          </table:table-cell>
          <table:table-cell table:formula="of:=IF(SEARCH(&quot;FR&quot;;[.A111])&gt;0;&quot;fingers relative&quot;;&quot;other&quot;)" office:value-type="float" office:value="0">
            <text:p>#VALUE!</text:p>
          </table:table-cell>
          <table:table-cell table:formula="of:=IF(SEARCH(&quot;FA&quot;;[.A111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11])&gt;0;&quot;trackpad&quot;;&quot;other&quot;)" office:value-type="float" office:value="0">
            <text:p>#VALUE!</text:p>
          </table:table-cell>
          <table:table-cell table:formula="of:=RIGHT([.A111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FA/11p41/11p41fingersA</text:p>
          </table:table-cell>
          <table:table-cell office:value-type="float" office:value="1.1606">
            <text:p>1.1606</text:p>
          </table:table-cell>
          <table:table-cell office:value-type="float" office:value="0.3362">
            <text:p>0.3362</text:p>
          </table:table-cell>
          <table:table-cell office:value-type="float" office:value="407.488">
            <text:p>407.488</text:p>
          </table:table-cell>
          <table:table-cell office:value-type="float" office:value="12.3439">
            <text:p>12.3439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9641">
            <text:p>3.9641</text:p>
          </table:table-cell>
          <table:table-cell office:value-type="float" office:value="27.8963">
            <text:p>27.8963</text:p>
          </table:table-cell>
          <table:table-cell office:value-type="float" office:value="407.488">
            <text:p>407.48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4156">
            <text:p>3.4156</text:p>
          </table:table-cell>
          <table:table-cell table:formula="of:=IF(SEARCH(&quot;mouse&quot;;[.A112])&gt;0;&quot;mouse&quot;;&quot;other&quot;)" office:value-type="float" office:value="0">
            <text:p>#VALUE!</text:p>
          </table:table-cell>
          <table:table-cell table:formula="of:=IF(SEARCH(&quot;FR&quot;;[.A112])&gt;0;&quot;fingers relative&quot;;&quot;other&quot;)" office:value-type="float" office:value="0">
            <text:p>#VALUE!</text:p>
          </table:table-cell>
          <table:table-cell table:formula="of:=IF(SEARCH(&quot;FA&quot;;[.A112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12])&gt;0;&quot;trackpad&quot;;&quot;other&quot;)" office:value-type="float" office:value="0">
            <text:p>#VALUE!</text:p>
          </table:table-cell>
          <table:table-cell table:formula="of:=RIGHT([.A112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FA/11p41/11p41fingersB</text:p>
          </table:table-cell>
          <table:table-cell office:value-type="float" office:value="1.7081">
            <text:p>1.7081</text:p>
          </table:table-cell>
          <table:table-cell office:value-type="float" office:value="0.9013">
            <text:p>0.9013</text:p>
          </table:table-cell>
          <table:table-cell office:value-type="float" office:value="382.4084">
            <text:p>382.4084</text:p>
          </table:table-cell>
          <table:table-cell office:value-type="float" office:value="74.8837">
            <text:p>74.8837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4.9949">
            <text:p>4.9949</text:p>
          </table:table-cell>
          <table:table-cell office:value-type="float" office:value="12.3805">
            <text:p>12.3805</text:p>
          </table:table-cell>
          <table:table-cell office:value-type="float" office:value="382.4084">
            <text:p>382.4084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9243">
            <text:p>2.9243</text:p>
          </table:table-cell>
          <table:table-cell table:formula="of:=IF(SEARCH(&quot;mouse&quot;;[.A113])&gt;0;&quot;mouse&quot;;&quot;other&quot;)" office:value-type="float" office:value="0">
            <text:p>#VALUE!</text:p>
          </table:table-cell>
          <table:table-cell table:formula="of:=IF(SEARCH(&quot;FR&quot;;[.A113])&gt;0;&quot;fingers relative&quot;;&quot;other&quot;)" office:value-type="float" office:value="0">
            <text:p>#VALUE!</text:p>
          </table:table-cell>
          <table:table-cell table:formula="of:=IF(SEARCH(&quot;FA&quot;;[.A113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13])&gt;0;&quot;trackpad&quot;;&quot;other&quot;)" office:value-type="float" office:value="0">
            <text:p>#VALUE!</text:p>
          </table:table-cell>
          <table:table-cell table:formula="of:=RIGHT([.A113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FA/11p43/11p43fingersB</text:p>
          </table:table-cell>
          <table:table-cell office:value-type="float" office:value="1.4389">
            <text:p>1.4389</text:p>
          </table:table-cell>
          <table:table-cell office:value-type="float" office:value="0.6316">
            <text:p>0.6316</text:p>
          </table:table-cell>
          <table:table-cell office:value-type="float" office:value="364.9127">
            <text:p>364.9127</text:p>
          </table:table-cell>
          <table:table-cell office:value-type="float" office:value="102.2793">
            <text:p>102.2793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4.9077">
            <text:p>4.9077</text:p>
          </table:table-cell>
          <table:table-cell office:value-type="float" office:value="12.5757">
            <text:p>12.5757</text:p>
          </table:table-cell>
          <table:table-cell office:value-type="float" office:value="364.9127">
            <text:p>364.9127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4107">
            <text:p>3.4107</text:p>
          </table:table-cell>
          <table:table-cell table:formula="of:=IF(SEARCH(&quot;mouse&quot;;[.A114])&gt;0;&quot;mouse&quot;;&quot;other&quot;)" office:value-type="float" office:value="0">
            <text:p>#VALUE!</text:p>
          </table:table-cell>
          <table:table-cell table:formula="of:=IF(SEARCH(&quot;FR&quot;;[.A114])&gt;0;&quot;fingers relative&quot;;&quot;other&quot;)" office:value-type="float" office:value="0">
            <text:p>#VALUE!</text:p>
          </table:table-cell>
          <table:table-cell table:formula="of:=IF(SEARCH(&quot;FA&quot;;[.A114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14])&gt;0;&quot;trackpad&quot;;&quot;other&quot;)" office:value-type="float" office:value="0">
            <text:p>#VALUE!</text:p>
          </table:table-cell>
          <table:table-cell table:formula="of:=RIGHT([.A114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FA/11p43/11p43fingersC</text:p>
          </table:table-cell>
          <table:table-cell office:value-type="float" office:value="1.757">
            <text:p>1.757</text:p>
          </table:table-cell>
          <table:table-cell office:value-type="float" office:value="0.6367">
            <text:p>0.6367</text:p>
          </table:table-cell>
          <table:table-cell office:value-type="float" office:value="394.4087">
            <text:p>394.4087</text:p>
          </table:table-cell>
          <table:table-cell office:value-type="float" office:value="10.5607">
            <text:p>10.5607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6.1737">
            <text:p>6.1737</text:p>
          </table:table-cell>
          <table:table-cell office:value-type="float" office:value="5.5404">
            <text:p>5.5404</text:p>
          </table:table-cell>
          <table:table-cell office:value-type="float" office:value="394.4087">
            <text:p>394.4087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5137">
            <text:p>3.5137</text:p>
          </table:table-cell>
          <table:table-cell table:formula="of:=IF(SEARCH(&quot;mouse&quot;;[.A115])&gt;0;&quot;mouse&quot;;&quot;other&quot;)" office:value-type="float" office:value="0">
            <text:p>#VALUE!</text:p>
          </table:table-cell>
          <table:table-cell table:formula="of:=IF(SEARCH(&quot;FR&quot;;[.A115])&gt;0;&quot;fingers relative&quot;;&quot;other&quot;)" office:value-type="float" office:value="0">
            <text:p>#VALUE!</text:p>
          </table:table-cell>
          <table:table-cell table:formula="of:=IF(SEARCH(&quot;FA&quot;;[.A115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15])&gt;0;&quot;trackpad&quot;;&quot;other&quot;)" office:value-type="float" office:value="0">
            <text:p>#VALUE!</text:p>
          </table:table-cell>
          <table:table-cell table:formula="of:=RIGHT([.A115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FA/11p43/11p43fingersA</text:p>
          </table:table-cell>
          <table:table-cell office:value-type="float" office:value="1.1003">
            <text:p>1.1003</text:p>
          </table:table-cell>
          <table:table-cell office:value-type="float" office:value="0.5112">
            <text:p>0.5112</text:p>
          </table:table-cell>
          <table:table-cell office:value-type="float" office:value="398.3398">
            <text:p>398.3398</text:p>
          </table:table-cell>
          <table:table-cell office:value-type="float" office:value="7.7771">
            <text:p>7.7771</text:p>
          </table:table-cell>
          <table:table-cell table:number-columns-repeated="2" office:value-type="float" office:value="0">
            <text:p>0</text:p>
          </table:table-cell>
          <table:table-cell office:value-type="float" office:value="4.5385">
            <text:p>4.5385</text:p>
          </table:table-cell>
          <table:table-cell office:value-type="float" office:value="17.9118">
            <text:p>17.9118</text:p>
          </table:table-cell>
          <table:table-cell office:value-type="float" office:value="398.3398">
            <text:p>398.339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4.1249">
            <text:p>4.1249</text:p>
          </table:table-cell>
          <table:table-cell table:formula="of:=IF(SEARCH(&quot;mouse&quot;;[.A116])&gt;0;&quot;mouse&quot;;&quot;other&quot;)" office:value-type="float" office:value="0">
            <text:p>#VALUE!</text:p>
          </table:table-cell>
          <table:table-cell table:formula="of:=IF(SEARCH(&quot;FR&quot;;[.A116])&gt;0;&quot;fingers relative&quot;;&quot;other&quot;)" office:value-type="float" office:value="0">
            <text:p>#VALUE!</text:p>
          </table:table-cell>
          <table:table-cell table:formula="of:=IF(SEARCH(&quot;FA&quot;;[.A116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16])&gt;0;&quot;trackpad&quot;;&quot;other&quot;)" office:value-type="float" office:value="0">
            <text:p>#VALUE!</text:p>
          </table:table-cell>
          <table:table-cell table:formula="of:=RIGHT([.A116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FA/11p42/11p42fingersC</text:p>
          </table:table-cell>
          <table:table-cell office:value-type="float" office:value="2.2581">
            <text:p>2.2581</text:p>
          </table:table-cell>
          <table:table-cell office:value-type="float" office:value="1.8402">
            <text:p>1.8402</text:p>
          </table:table-cell>
          <table:table-cell office:value-type="float" office:value="398.4553">
            <text:p>398.4553</text:p>
          </table:table-cell>
          <table:table-cell office:value-type="float" office:value="3.5235">
            <text:p>3.5235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6.0739">
            <text:p>6.0739</text:p>
          </table:table-cell>
          <table:table-cell office:value-type="float" office:value="6.0042">
            <text:p>6.0042</text:p>
          </table:table-cell>
          <table:table-cell office:value-type="float" office:value="398.4553">
            <text:p>398.4553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6899">
            <text:p>2.6899</text:p>
          </table:table-cell>
          <table:table-cell table:formula="of:=IF(SEARCH(&quot;mouse&quot;;[.A117])&gt;0;&quot;mouse&quot;;&quot;other&quot;)" office:value-type="float" office:value="0">
            <text:p>#VALUE!</text:p>
          </table:table-cell>
          <table:table-cell table:formula="of:=IF(SEARCH(&quot;FR&quot;;[.A117])&gt;0;&quot;fingers relative&quot;;&quot;other&quot;)" office:value-type="float" office:value="0">
            <text:p>#VALUE!</text:p>
          </table:table-cell>
          <table:table-cell table:formula="of:=IF(SEARCH(&quot;FA&quot;;[.A117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17])&gt;0;&quot;trackpad&quot;;&quot;other&quot;)" office:value-type="float" office:value="0">
            <text:p>#VALUE!</text:p>
          </table:table-cell>
          <table:table-cell table:formula="of:=RIGHT([.A117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11-data/FA/11p42/11p42fingersA</text:p>
          </table:table-cell>
          <table:table-cell office:value-type="float" office:value="1.0629">
            <text:p>1.0629</text:p>
          </table:table-cell>
          <table:table-cell office:value-type="float" office:value="0.35">
            <text:p>0.35</text:p>
          </table:table-cell>
          <table:table-cell office:value-type="float" office:value="404.9576">
            <text:p>404.9576</text:p>
          </table:table-cell>
          <table:table-cell office:value-type="float" office:value="13.8606">
            <text:p>13.8606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4.0183">
            <text:p>4.0183</text:p>
          </table:table-cell>
          <table:table-cell office:value-type="float" office:value="26.6354">
            <text:p>26.6354</text:p>
          </table:table-cell>
          <table:table-cell office:value-type="float" office:value="404.9576">
            <text:p>404.9576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7805">
            <text:p>3.7805</text:p>
          </table:table-cell>
          <table:table-cell table:formula="of:=IF(SEARCH(&quot;mouse&quot;;[.A118])&gt;0;&quot;mouse&quot;;&quot;other&quot;)" office:value-type="float" office:value="0">
            <text:p>#VALUE!</text:p>
          </table:table-cell>
          <table:table-cell table:formula="of:=IF(SEARCH(&quot;FR&quot;;[.A118])&gt;0;&quot;fingers relative&quot;;&quot;other&quot;)" office:value-type="float" office:value="0">
            <text:p>#VALUE!</text:p>
          </table:table-cell>
          <table:table-cell table:formula="of:=IF(SEARCH(&quot;FA&quot;;[.A118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18])&gt;0;&quot;trackpad&quot;;&quot;other&quot;)" office:value-type="float" office:value="0">
            <text:p>#VALUE!</text:p>
          </table:table-cell>
          <table:table-cell table:formula="of:=RIGHT([.A118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FA/11p42/11p42fingersB</text:p>
          </table:table-cell>
          <table:table-cell office:value-type="float" office:value="1.3086">
            <text:p>1.3086</text:p>
          </table:table-cell>
          <table:table-cell office:value-type="float" office:value="0.4537">
            <text:p>0.4537</text:p>
          </table:table-cell>
          <table:table-cell office:value-type="float" office:value="402.2485">
            <text:p>402.2485</text:p>
          </table:table-cell>
          <table:table-cell office:value-type="float" office:value="6.9584">
            <text:p>6.958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5.083">
            <text:p>5.083</text:p>
          </table:table-cell>
          <table:table-cell office:value-type="float" office:value="12.2282">
            <text:p>12.2282</text:p>
          </table:table-cell>
          <table:table-cell office:value-type="float" office:value="402.2485">
            <text:p>402.248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8844">
            <text:p>3.8844</text:p>
          </table:table-cell>
          <table:table-cell table:formula="of:=IF(SEARCH(&quot;mouse&quot;;[.A119])&gt;0;&quot;mouse&quot;;&quot;other&quot;)" office:value-type="float" office:value="0">
            <text:p>#VALUE!</text:p>
          </table:table-cell>
          <table:table-cell table:formula="of:=IF(SEARCH(&quot;FR&quot;;[.A119])&gt;0;&quot;fingers relative&quot;;&quot;other&quot;)" office:value-type="float" office:value="0">
            <text:p>#VALUE!</text:p>
          </table:table-cell>
          <table:table-cell table:formula="of:=IF(SEARCH(&quot;FA&quot;;[.A119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19])&gt;0;&quot;trackpad&quot;;&quot;other&quot;)" office:value-type="float" office:value="0">
            <text:p>#VALUE!</text:p>
          </table:table-cell>
          <table:table-cell table:formula="of:=RIGHT([.A119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FA/11p44/11p44fingersA</text:p>
          </table:table-cell>
          <table:table-cell office:value-type="float" office:value="1.0597">
            <text:p>1.0597</text:p>
          </table:table-cell>
          <table:table-cell office:value-type="float" office:value="0.3372">
            <text:p>0.3372</text:p>
          </table:table-cell>
          <table:table-cell office:value-type="float" office:value="385.4285">
            <text:p>385.4285</text:p>
          </table:table-cell>
          <table:table-cell office:value-type="float" office:value="75.6192">
            <text:p>75.619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4.0926">
            <text:p>4.0926</text:p>
          </table:table-cell>
          <table:table-cell office:value-type="float" office:value="23.9979">
            <text:p>23.9979</text:p>
          </table:table-cell>
          <table:table-cell office:value-type="float" office:value="385.4285">
            <text:p>385.4285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8621">
            <text:p>3.8621</text:p>
          </table:table-cell>
          <table:table-cell table:formula="of:=IF(SEARCH(&quot;mouse&quot;;[.A120])&gt;0;&quot;mouse&quot;;&quot;other&quot;)" office:value-type="float" office:value="0">
            <text:p>#VALUE!</text:p>
          </table:table-cell>
          <table:table-cell table:formula="of:=IF(SEARCH(&quot;FR&quot;;[.A120])&gt;0;&quot;fingers relative&quot;;&quot;other&quot;)" office:value-type="float" office:value="0">
            <text:p>#VALUE!</text:p>
          </table:table-cell>
          <table:table-cell table:formula="of:=IF(SEARCH(&quot;FA&quot;;[.A120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20])&gt;0;&quot;trackpad&quot;;&quot;other&quot;)" office:value-type="float" office:value="0">
            <text:p>#VALUE!</text:p>
          </table:table-cell>
          <table:table-cell table:formula="of:=RIGHT([.A120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11-data/FA/11p44/11p44fingersB</text:p>
          </table:table-cell>
          <table:table-cell office:value-type="float" office:value="1.3244">
            <text:p>1.3244</text:p>
          </table:table-cell>
          <table:table-cell office:value-type="float" office:value="0.2951">
            <text:p>0.2951</text:p>
          </table:table-cell>
          <table:table-cell office:value-type="float" office:value="399.2613">
            <text:p>399.2613</text:p>
          </table:table-cell>
          <table:table-cell office:value-type="float" office:value="6.1432">
            <text:p>6.143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5.0674">
            <text:p>5.0674</text:p>
          </table:table-cell>
          <table:table-cell office:value-type="float" office:value="12.2738">
            <text:p>12.2738</text:p>
          </table:table-cell>
          <table:table-cell office:value-type="float" office:value="399.2613">
            <text:p>399.261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8263">
            <text:p>3.8263</text:p>
          </table:table-cell>
          <table:table-cell table:formula="of:=IF(SEARCH(&quot;mouse&quot;;[.A121])&gt;0;&quot;mouse&quot;;&quot;other&quot;)" office:value-type="float" office:value="0">
            <text:p>#VALUE!</text:p>
          </table:table-cell>
          <table:table-cell table:formula="of:=IF(SEARCH(&quot;FR&quot;;[.A121])&gt;0;&quot;fingers relative&quot;;&quot;other&quot;)" office:value-type="float" office:value="0">
            <text:p>#VALUE!</text:p>
          </table:table-cell>
          <table:table-cell table:formula="of:=IF(SEARCH(&quot;FA&quot;;[.A121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21])&gt;0;&quot;trackpad&quot;;&quot;other&quot;)" office:value-type="float" office:value="0">
            <text:p>#VALUE!</text:p>
          </table:table-cell>
          <table:table-cell table:formula="of:=RIGHT([.A121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11-data/FA/11p44/11p44fingersC</text:p>
          </table:table-cell>
          <table:table-cell office:value-type="float" office:value="2.1635">
            <text:p>2.1635</text:p>
          </table:table-cell>
          <table:table-cell office:value-type="float" office:value="1.3832">
            <text:p>1.3832</text:p>
          </table:table-cell>
          <table:table-cell office:value-type="float" office:value="596.864">
            <text:p>596.864</text:p>
          </table:table-cell>
          <table:table-cell office:value-type="float" office:value="8.995">
            <text:p>8.995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6.7391">
            <text:p>6.7391</text:p>
          </table:table-cell>
          <table:table-cell office:value-type="float" office:value="5.6402">
            <text:p>5.6402</text:p>
          </table:table-cell>
          <table:table-cell office:value-type="float" office:value="596.864">
            <text:p>596.864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3.1149">
            <text:p>3.1149</text:p>
          </table:table-cell>
          <table:table-cell table:formula="of:=IF(SEARCH(&quot;mouse&quot;;[.A122])&gt;0;&quot;mouse&quot;;&quot;other&quot;)" office:value-type="float" office:value="0">
            <text:p>#VALUE!</text:p>
          </table:table-cell>
          <table:table-cell table:formula="of:=IF(SEARCH(&quot;FR&quot;;[.A122])&gt;0;&quot;fingers relative&quot;;&quot;other&quot;)" office:value-type="float" office:value="0">
            <text:p>#VALUE!</text:p>
          </table:table-cell>
          <table:table-cell table:formula="of:=IF(SEARCH(&quot;FA&quot;;[.A122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22])&gt;0;&quot;trackpad&quot;;&quot;other&quot;)" office:value-type="float" office:value="0">
            <text:p>#VALUE!</text:p>
          </table:table-cell>
          <table:table-cell table:formula="of:=RIGHT([.A122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Mouse/divya723/divya7232ndTimeB</text:p>
          </table:table-cell>
          <table:table-cell office:value-type="float" office:value="0.9981">
            <text:p>0.9981</text:p>
          </table:table-cell>
          <table:table-cell office:value-type="float" office:value="0.2064">
            <text:p>0.2064</text:p>
          </table:table-cell>
          <table:table-cell office:value-type="float" office:value="399.349">
            <text:p>399.349</text:p>
          </table:table-cell>
          <table:table-cell office:value-type="float" office:value="6.3602">
            <text:p>6.360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.0227">
            <text:p>5.0227</text:p>
          </table:table-cell>
          <table:table-cell office:value-type="float" office:value="12.6748">
            <text:p>12.6748</text:p>
          </table:table-cell>
          <table:table-cell office:value-type="float" office:value="399.349">
            <text:p>399.349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5.0324">
            <text:p>5.0324</text:p>
          </table:table-cell>
          <table:table-cell table:formula="of:=IF(SEARCH(&quot;mouse&quot;;[.A123])&gt;0;&quot;mouse&quot;;&quot;other&quot;)" office:value-type="string" office:string-value="mouse">
            <text:p>mouse</text:p>
          </table:table-cell>
          <table:table-cell table:formula="of:=IF(SEARCH(&quot;FR&quot;;[.A123])&gt;0;&quot;fingers relative&quot;;&quot;other&quot;)" office:value-type="float" office:value="0">
            <text:p>#VALUE!</text:p>
          </table:table-cell>
          <table:table-cell table:formula="of:=IF(SEARCH(&quot;FA&quot;;[.A123])&gt;0;&quot;fingers absolute&quot;;&quot;other&quot;)" office:value-type="float" office:value="0">
            <text:p>#VALUE!</text:p>
          </table:table-cell>
          <table:table-cell table:formula="of:=IF(SEARCH(&quot;Trackpad&quot;;[.A123])&gt;0;&quot;trackpad&quot;;&quot;other&quot;)" office:value-type="float" office:value="0">
            <text:p>#VALUE!</text:p>
          </table:table-cell>
          <table:table-cell table:formula="of:=RIGHT([.A123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Mouse/divya723/divya7232ndTimeA</text:p>
          </table:table-cell>
          <table:table-cell office:value-type="float" office:value="0.7529">
            <text:p>0.7529</text:p>
          </table:table-cell>
          <table:table-cell office:value-type="float" office:value="0.1904">
            <text:p>0.1904</text:p>
          </table:table-cell>
          <table:table-cell office:value-type="float" office:value="400.8302">
            <text:p>400.8302</text:p>
          </table:table-cell>
          <table:table-cell office:value-type="float" office:value="10.8855">
            <text:p>10.8855</text:p>
          </table:table-cell>
          <table:table-cell table:number-columns-repeated="2" office:value-type="float" office:value="0">
            <text:p>0</text:p>
          </table:table-cell>
          <table:table-cell office:value-type="float" office:value="4.1018">
            <text:p>4.1018</text:p>
          </table:table-cell>
          <table:table-cell office:value-type="float" office:value="24.7898">
            <text:p>24.7898</text:p>
          </table:table-cell>
          <table:table-cell office:value-type="float" office:value="400.8302">
            <text:p>400.8302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5.4482">
            <text:p>5.4482</text:p>
          </table:table-cell>
          <table:table-cell table:formula="of:=IF(SEARCH(&quot;mouse&quot;;[.A124])&gt;0;&quot;mouse&quot;;&quot;other&quot;)" office:value-type="string" office:string-value="mouse">
            <text:p>mouse</text:p>
          </table:table-cell>
          <table:table-cell table:formula="of:=IF(SEARCH(&quot;FR&quot;;[.A124])&gt;0;&quot;fingers relative&quot;;&quot;other&quot;)" office:value-type="float" office:value="0">
            <text:p>#VALUE!</text:p>
          </table:table-cell>
          <table:table-cell table:formula="of:=IF(SEARCH(&quot;FA&quot;;[.A124])&gt;0;&quot;fingers absolute&quot;;&quot;other&quot;)" office:value-type="float" office:value="0">
            <text:p>#VALUE!</text:p>
          </table:table-cell>
          <table:table-cell table:formula="of:=IF(SEARCH(&quot;Trackpad&quot;;[.A124])&gt;0;&quot;trackpad&quot;;&quot;other&quot;)" office:value-type="float" office:value="0">
            <text:p>#VALUE!</text:p>
          </table:table-cell>
          <table:table-cell table:formula="of:=RIGHT([.A124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Mouse/divya723/divya7232ndTimeC</text:p>
          </table:table-cell>
          <table:table-cell office:value-type="float" office:value="1.2076">
            <text:p>1.2076</text:p>
          </table:table-cell>
          <table:table-cell office:value-type="float" office:value="0.2529">
            <text:p>0.2529</text:p>
          </table:table-cell>
          <table:table-cell office:value-type="float" office:value="399.0716">
            <text:p>399.0716</text:p>
          </table:table-cell>
          <table:table-cell office:value-type="float" office:value="2.9507">
            <text:p>2.950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6.0407">
            <text:p>6.0407</text:p>
          </table:table-cell>
          <table:table-cell office:value-type="float" office:value="6.1557">
            <text:p>6.1557</text:p>
          </table:table-cell>
          <table:table-cell office:value-type="float" office:value="399.0716">
            <text:p>399.0716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0024">
            <text:p>5.0024</text:p>
          </table:table-cell>
          <table:table-cell table:formula="of:=IF(SEARCH(&quot;mouse&quot;;[.A125])&gt;0;&quot;mouse&quot;;&quot;other&quot;)" office:value-type="string" office:string-value="mouse">
            <text:p>mouse</text:p>
          </table:table-cell>
          <table:table-cell table:formula="of:=IF(SEARCH(&quot;FR&quot;;[.A125])&gt;0;&quot;fingers relative&quot;;&quot;other&quot;)" office:value-type="float" office:value="0">
            <text:p>#VALUE!</text:p>
          </table:table-cell>
          <table:table-cell table:formula="of:=IF(SEARCH(&quot;FA&quot;;[.A125])&gt;0;&quot;fingers absolute&quot;;&quot;other&quot;)" office:value-type="float" office:value="0">
            <text:p>#VALUE!</text:p>
          </table:table-cell>
          <table:table-cell table:formula="of:=IF(SEARCH(&quot;Trackpad&quot;;[.A125])&gt;0;&quot;trackpad&quot;;&quot;other&quot;)" office:value-type="float" office:value="0">
            <text:p>#VALUE!</text:p>
          </table:table-cell>
          <table:table-cell table:formula="of:=RIGHT([.A125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Mouse/divya722/divya722mouseC</text:p>
          </table:table-cell>
          <table:table-cell office:value-type="float" office:value="1.3099">
            <text:p>1.3099</text:p>
          </table:table-cell>
          <table:table-cell office:value-type="float" office:value="0.4391">
            <text:p>0.4391</text:p>
          </table:table-cell>
          <table:table-cell office:value-type="float" office:value="399.0803">
            <text:p>399.0803</text:p>
          </table:table-cell>
          <table:table-cell office:value-type="float" office:value="2.7231">
            <text:p>2.723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6.1588">
            <text:p>6.1588</text:p>
          </table:table-cell>
          <table:table-cell office:value-type="float" office:value="5.6651">
            <text:p>5.6651</text:p>
          </table:table-cell>
          <table:table-cell office:value-type="float" office:value="399.0803">
            <text:p>399.0803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.7016">
            <text:p>4.7016</text:p>
          </table:table-cell>
          <table:table-cell table:formula="of:=IF(SEARCH(&quot;mouse&quot;;[.A126])&gt;0;&quot;mouse&quot;;&quot;other&quot;)" office:value-type="string" office:string-value="mouse">
            <text:p>mouse</text:p>
          </table:table-cell>
          <table:table-cell table:formula="of:=IF(SEARCH(&quot;FR&quot;;[.A126])&gt;0;&quot;fingers relative&quot;;&quot;other&quot;)" office:value-type="float" office:value="0">
            <text:p>#VALUE!</text:p>
          </table:table-cell>
          <table:table-cell table:formula="of:=IF(SEARCH(&quot;FA&quot;;[.A126])&gt;0;&quot;fingers absolute&quot;;&quot;other&quot;)" office:value-type="float" office:value="0">
            <text:p>#VALUE!</text:p>
          </table:table-cell>
          <table:table-cell table:formula="of:=IF(SEARCH(&quot;Trackpad&quot;;[.A126])&gt;0;&quot;trackpad&quot;;&quot;other&quot;)" office:value-type="float" office:value="0">
            <text:p>#VALUE!</text:p>
          </table:table-cell>
          <table:table-cell table:formula="of:=RIGHT([.A126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Mouse/divya722/divya722mouseB</text:p>
          </table:table-cell>
          <table:table-cell office:value-type="float" office:value="0.9848">
            <text:p>0.9848</text:p>
          </table:table-cell>
          <table:table-cell office:value-type="float" office:value="0.2268">
            <text:p>0.2268</text:p>
          </table:table-cell>
          <table:table-cell office:value-type="float" office:value="401.2205">
            <text:p>401.2205</text:p>
          </table:table-cell>
          <table:table-cell office:value-type="float" office:value="4.9131">
            <text:p>4.913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.2786">
            <text:p>5.2786</text:p>
          </table:table-cell>
          <table:table-cell office:value-type="float" office:value="10.6098">
            <text:p>10.6098</text:p>
          </table:table-cell>
          <table:table-cell office:value-type="float" office:value="401.2205">
            <text:p>401.220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5.3601">
            <text:p>5.3601</text:p>
          </table:table-cell>
          <table:table-cell table:formula="of:=IF(SEARCH(&quot;mouse&quot;;[.A127])&gt;0;&quot;mouse&quot;;&quot;other&quot;)" office:value-type="string" office:string-value="mouse">
            <text:p>mouse</text:p>
          </table:table-cell>
          <table:table-cell table:formula="of:=IF(SEARCH(&quot;FR&quot;;[.A127])&gt;0;&quot;fingers relative&quot;;&quot;other&quot;)" office:value-type="float" office:value="0">
            <text:p>#VALUE!</text:p>
          </table:table-cell>
          <table:table-cell table:formula="of:=IF(SEARCH(&quot;FA&quot;;[.A127])&gt;0;&quot;fingers absolute&quot;;&quot;other&quot;)" office:value-type="float" office:value="0">
            <text:p>#VALUE!</text:p>
          </table:table-cell>
          <table:table-cell table:formula="of:=IF(SEARCH(&quot;Trackpad&quot;;[.A127])&gt;0;&quot;trackpad&quot;;&quot;other&quot;)" office:value-type="float" office:value="0">
            <text:p>#VALUE!</text:p>
          </table:table-cell>
          <table:table-cell table:formula="of:=RIGHT([.A127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Mouse/divya722/divya722mouseA</text:p>
          </table:table-cell>
          <table:table-cell office:value-type="float" office:value="0.6581">
            <text:p>0.6581</text:p>
          </table:table-cell>
          <table:table-cell office:value-type="float" office:value="0.1084">
            <text:p>0.1084</text:p>
          </table:table-cell>
          <table:table-cell office:value-type="float" office:value="397.7697">
            <text:p>397.7697</text:p>
          </table:table-cell>
          <table:table-cell office:value-type="float" office:value="14.6587">
            <text:p>14.658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4.3455">
            <text:p>4.3455</text:p>
          </table:table-cell>
          <table:table-cell office:value-type="float" office:value="20.5787">
            <text:p>20.5787</text:p>
          </table:table-cell>
          <table:table-cell office:value-type="float" office:value="397.7697">
            <text:p>397.769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6.6026">
            <text:p>6.6026</text:p>
          </table:table-cell>
          <table:table-cell table:formula="of:=IF(SEARCH(&quot;mouse&quot;;[.A128])&gt;0;&quot;mouse&quot;;&quot;other&quot;)" office:value-type="string" office:string-value="mouse">
            <text:p>mouse</text:p>
          </table:table-cell>
          <table:table-cell table:formula="of:=IF(SEARCH(&quot;FR&quot;;[.A128])&gt;0;&quot;fingers relative&quot;;&quot;other&quot;)" office:value-type="float" office:value="0">
            <text:p>#VALUE!</text:p>
          </table:table-cell>
          <table:table-cell table:formula="of:=IF(SEARCH(&quot;FA&quot;;[.A128])&gt;0;&quot;fingers absolute&quot;;&quot;other&quot;)" office:value-type="float" office:value="0">
            <text:p>#VALUE!</text:p>
          </table:table-cell>
          <table:table-cell table:formula="of:=IF(SEARCH(&quot;Trackpad&quot;;[.A128])&gt;0;&quot;trackpad&quot;;&quot;other&quot;)" office:value-type="float" office:value="0">
            <text:p>#VALUE!</text:p>
          </table:table-cell>
          <table:table-cell table:formula="of:=RIGHT([.A128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Mouse/divya724/divya724mouseC</text:p>
          </table:table-cell>
          <table:table-cell office:value-type="float" office:value="1.3723">
            <text:p>1.3723</text:p>
          </table:table-cell>
          <table:table-cell office:value-type="float" office:value="0.2643">
            <text:p>0.2643</text:p>
          </table:table-cell>
          <table:table-cell office:value-type="float" office:value="600.293">
            <text:p>600.293</text:p>
          </table:table-cell>
          <table:table-cell office:value-type="float" office:value="4.1255">
            <text:p>4.1255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6.6895">
            <text:p>6.6895</text:p>
          </table:table-cell>
          <table:table-cell office:value-type="float" office:value="5.8728">
            <text:p>5.8728</text:p>
          </table:table-cell>
          <table:table-cell office:value-type="float" office:value="600.293">
            <text:p>600.293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4.8745">
            <text:p>4.8745</text:p>
          </table:table-cell>
          <table:table-cell table:formula="of:=IF(SEARCH(&quot;mouse&quot;;[.A129])&gt;0;&quot;mouse&quot;;&quot;other&quot;)" office:value-type="string" office:string-value="mouse">
            <text:p>mouse</text:p>
          </table:table-cell>
          <table:table-cell table:formula="of:=IF(SEARCH(&quot;FR&quot;;[.A129])&gt;0;&quot;fingers relative&quot;;&quot;other&quot;)" office:value-type="float" office:value="0">
            <text:p>#VALUE!</text:p>
          </table:table-cell>
          <table:table-cell table:formula="of:=IF(SEARCH(&quot;FA&quot;;[.A129])&gt;0;&quot;fingers absolute&quot;;&quot;other&quot;)" office:value-type="float" office:value="0">
            <text:p>#VALUE!</text:p>
          </table:table-cell>
          <table:table-cell table:formula="of:=IF(SEARCH(&quot;Trackpad&quot;;[.A129])&gt;0;&quot;trackpad&quot;;&quot;other&quot;)" office:value-type="float" office:value="0">
            <text:p>#VALUE!</text:p>
          </table:table-cell>
          <table:table-cell table:formula="of:=RIGHT([.A129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Mouse/divya724/divya724mouseA</text:p>
          </table:table-cell>
          <table:table-cell office:value-type="float" office:value="0.7007">
            <text:p>0.7007</text:p>
          </table:table-cell>
          <table:table-cell office:value-type="float" office:value="0.2711">
            <text:p>0.2711</text:p>
          </table:table-cell>
          <table:table-cell office:value-type="float" office:value="395.7341">
            <text:p>395.7341</text:p>
          </table:table-cell>
          <table:table-cell office:value-type="float" office:value="13.0904">
            <text:p>13.090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4.3068">
            <text:p>4.3068</text:p>
          </table:table-cell>
          <table:table-cell office:value-type="float" office:value="21.0601">
            <text:p>21.0601</text:p>
          </table:table-cell>
          <table:table-cell office:value-type="float" office:value="395.7341">
            <text:p>395.7341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6.1462">
            <text:p>6.1462</text:p>
          </table:table-cell>
          <table:table-cell table:formula="of:=IF(SEARCH(&quot;mouse&quot;;[.A130])&gt;0;&quot;mouse&quot;;&quot;other&quot;)" office:value-type="string" office:string-value="mouse">
            <text:p>mouse</text:p>
          </table:table-cell>
          <table:table-cell table:formula="of:=IF(SEARCH(&quot;FR&quot;;[.A130])&gt;0;&quot;fingers relative&quot;;&quot;other&quot;)" office:value-type="float" office:value="0">
            <text:p>#VALUE!</text:p>
          </table:table-cell>
          <table:table-cell table:formula="of:=IF(SEARCH(&quot;FA&quot;;[.A130])&gt;0;&quot;fingers absolute&quot;;&quot;other&quot;)" office:value-type="float" office:value="0">
            <text:p>#VALUE!</text:p>
          </table:table-cell>
          <table:table-cell table:formula="of:=IF(SEARCH(&quot;Trackpad&quot;;[.A130])&gt;0;&quot;trackpad&quot;;&quot;other&quot;)" office:value-type="float" office:value="0">
            <text:p>#VALUE!</text:p>
          </table:table-cell>
          <table:table-cell table:formula="of:=RIGHT([.A130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Mouse/divya724/divya724mouseB</text:p>
          </table:table-cell>
          <table:table-cell office:value-type="float" office:value="0.9384">
            <text:p>0.9384</text:p>
          </table:table-cell>
          <table:table-cell office:value-type="float" office:value="0.3119">
            <text:p>0.3119</text:p>
          </table:table-cell>
          <table:table-cell office:value-type="float" office:value="399.561">
            <text:p>399.561</text:p>
          </table:table-cell>
          <table:table-cell office:value-type="float" office:value="6.7045">
            <text:p>6.704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5.0671">
            <text:p>5.0671</text:p>
          </table:table-cell>
          <table:table-cell office:value-type="float" office:value="12.2856">
            <text:p>12.2856</text:p>
          </table:table-cell>
          <table:table-cell office:value-type="float" office:value="399.561">
            <text:p>399.56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5.3996">
            <text:p>5.3996</text:p>
          </table:table-cell>
          <table:table-cell table:formula="of:=IF(SEARCH(&quot;mouse&quot;;[.A131])&gt;0;&quot;mouse&quot;;&quot;other&quot;)" office:value-type="string" office:string-value="mouse">
            <text:p>mouse</text:p>
          </table:table-cell>
          <table:table-cell table:formula="of:=IF(SEARCH(&quot;FR&quot;;[.A131])&gt;0;&quot;fingers relative&quot;;&quot;other&quot;)" office:value-type="float" office:value="0">
            <text:p>#VALUE!</text:p>
          </table:table-cell>
          <table:table-cell table:formula="of:=IF(SEARCH(&quot;FA&quot;;[.A131])&gt;0;&quot;fingers absolute&quot;;&quot;other&quot;)" office:value-type="float" office:value="0">
            <text:p>#VALUE!</text:p>
          </table:table-cell>
          <table:table-cell table:formula="of:=IF(SEARCH(&quot;Trackpad&quot;;[.A131])&gt;0;&quot;trackpad&quot;;&quot;other&quot;)" office:value-type="float" office:value="0">
            <text:p>#VALUE!</text:p>
          </table:table-cell>
          <table:table-cell table:formula="of:=RIGHT([.A131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Mouse/divya721/divya721mouseB</text:p>
          </table:table-cell>
          <table:table-cell office:value-type="float" office:value="1.1151">
            <text:p>1.1151</text:p>
          </table:table-cell>
          <table:table-cell office:value-type="float" office:value="0.242">
            <text:p>0.242</text:p>
          </table:table-cell>
          <table:table-cell office:value-type="float" office:value="401.469">
            <text:p>401.469</text:p>
          </table:table-cell>
          <table:table-cell office:value-type="float" office:value="7.4606">
            <text:p>7.460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4.946">
            <text:p>4.946</text:p>
          </table:table-cell>
          <table:table-cell office:value-type="float" office:value="13.4615">
            <text:p>13.4615</text:p>
          </table:table-cell>
          <table:table-cell office:value-type="float" office:value="401.469">
            <text:p>401.469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4.4352">
            <text:p>4.4352</text:p>
          </table:table-cell>
          <table:table-cell table:formula="of:=IF(SEARCH(&quot;mouse&quot;;[.A132])&gt;0;&quot;mouse&quot;;&quot;other&quot;)" office:value-type="string" office:string-value="mouse">
            <text:p>mouse</text:p>
          </table:table-cell>
          <table:table-cell table:formula="of:=IF(SEARCH(&quot;FR&quot;;[.A132])&gt;0;&quot;fingers relative&quot;;&quot;other&quot;)" office:value-type="float" office:value="0">
            <text:p>#VALUE!</text:p>
          </table:table-cell>
          <table:table-cell table:formula="of:=IF(SEARCH(&quot;FA&quot;;[.A132])&gt;0;&quot;fingers absolute&quot;;&quot;other&quot;)" office:value-type="float" office:value="0">
            <text:p>#VALUE!</text:p>
          </table:table-cell>
          <table:table-cell table:formula="of:=IF(SEARCH(&quot;Trackpad&quot;;[.A132])&gt;0;&quot;trackpad&quot;;&quot;other&quot;)" office:value-type="float" office:value="0">
            <text:p>#VALUE!</text:p>
          </table:table-cell>
          <table:table-cell table:formula="of:=RIGHT([.A132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Mouse/divya721/divya721mouseA</text:p>
          </table:table-cell>
          <table:table-cell office:value-type="float" office:value="0.7084">
            <text:p>0.7084</text:p>
          </table:table-cell>
          <table:table-cell office:value-type="float" office:value="0.2666">
            <text:p>0.2666</text:p>
          </table:table-cell>
          <table:table-cell office:value-type="float" office:value="397.8228">
            <text:p>397.8228</text:p>
          </table:table-cell>
          <table:table-cell office:value-type="float" office:value="13.9824">
            <text:p>13.982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3.7745">
            <text:p>3.7745</text:p>
          </table:table-cell>
          <table:table-cell office:value-type="float" office:value="31.3631">
            <text:p>31.3631</text:p>
          </table:table-cell>
          <table:table-cell office:value-type="float" office:value="397.8228">
            <text:p>397.822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5.328">
            <text:p>5.328</text:p>
          </table:table-cell>
          <table:table-cell table:formula="of:=IF(SEARCH(&quot;mouse&quot;;[.A133])&gt;0;&quot;mouse&quot;;&quot;other&quot;)" office:value-type="string" office:string-value="mouse">
            <text:p>mouse</text:p>
          </table:table-cell>
          <table:table-cell table:formula="of:=IF(SEARCH(&quot;FR&quot;;[.A133])&gt;0;&quot;fingers relative&quot;;&quot;other&quot;)" office:value-type="float" office:value="0">
            <text:p>#VALUE!</text:p>
          </table:table-cell>
          <table:table-cell table:formula="of:=IF(SEARCH(&quot;FA&quot;;[.A133])&gt;0;&quot;fingers absolute&quot;;&quot;other&quot;)" office:value-type="float" office:value="0">
            <text:p>#VALUE!</text:p>
          </table:table-cell>
          <table:table-cell table:formula="of:=IF(SEARCH(&quot;Trackpad&quot;;[.A133])&gt;0;&quot;trackpad&quot;;&quot;other&quot;)" office:value-type="float" office:value="0">
            <text:p>#VALUE!</text:p>
          </table:table-cell>
          <table:table-cell table:formula="of:=RIGHT([.A133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Mouse/divya721/divya721mouseC</text:p>
          </table:table-cell>
          <table:table-cell office:value-type="float" office:value="1.4724">
            <text:p>1.4724</text:p>
          </table:table-cell>
          <table:table-cell office:value-type="float" office:value="0.3124">
            <text:p>0.3124</text:p>
          </table:table-cell>
          <table:table-cell office:value-type="float" office:value="599.467">
            <text:p>599.467</text:p>
          </table:table-cell>
          <table:table-cell office:value-type="float" office:value="3.9846">
            <text:p>3.9846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6.6731">
            <text:p>6.6731</text:p>
          </table:table-cell>
          <table:table-cell office:value-type="float" office:value="5.9326">
            <text:p>5.9326</text:p>
          </table:table-cell>
          <table:table-cell office:value-type="float" office:value="599.467">
            <text:p>599.467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4.5322">
            <text:p>4.5322</text:p>
          </table:table-cell>
          <table:table-cell table:formula="of:=IF(SEARCH(&quot;mouse&quot;;[.A134])&gt;0;&quot;mouse&quot;;&quot;other&quot;)" office:value-type="string" office:string-value="mouse">
            <text:p>mouse</text:p>
          </table:table-cell>
          <table:table-cell table:formula="of:=IF(SEARCH(&quot;FR&quot;;[.A134])&gt;0;&quot;fingers relative&quot;;&quot;other&quot;)" office:value-type="float" office:value="0">
            <text:p>#VALUE!</text:p>
          </table:table-cell>
          <table:table-cell table:formula="of:=IF(SEARCH(&quot;FA&quot;;[.A134])&gt;0;&quot;fingers absolute&quot;;&quot;other&quot;)" office:value-type="float" office:value="0">
            <text:p>#VALUE!</text:p>
          </table:table-cell>
          <table:table-cell table:formula="of:=IF(SEARCH(&quot;Trackpad&quot;;[.A134])&gt;0;&quot;trackpad&quot;;&quot;other&quot;)" office:value-type="float" office:value="0">
            <text:p>#VALUE!</text:p>
          </table:table-cell>
          <table:table-cell table:formula="of:=RIGHT([.A134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FR/divya732/divya732fingersA</text:p>
          </table:table-cell>
          <table:table-cell office:value-type="float" office:value="1.357">
            <text:p>1.357</text:p>
          </table:table-cell>
          <table:table-cell office:value-type="float" office:value="0.4716">
            <text:p>0.4716</text:p>
          </table:table-cell>
          <table:table-cell office:value-type="float" office:value="360.5259">
            <text:p>360.5259</text:p>
          </table:table-cell>
          <table:table-cell office:value-type="float" office:value="90.9448">
            <text:p>90.9448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4.0376">
            <text:p>4.0376</text:p>
          </table:table-cell>
          <table:table-cell office:value-type="float" office:value="23.3765">
            <text:p>23.3765</text:p>
          </table:table-cell>
          <table:table-cell office:value-type="float" office:value="360.5259">
            <text:p>360.5259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9755">
            <text:p>2.9755</text:p>
          </table:table-cell>
          <table:table-cell table:formula="of:=IF(SEARCH(&quot;mouse&quot;;[.A135])&gt;0;&quot;mouse&quot;;&quot;other&quot;)" office:value-type="float" office:value="0">
            <text:p>#VALUE!</text:p>
          </table:table-cell>
          <table:table-cell table:formula="of:=IF(SEARCH(&quot;FR&quot;;[.A135])&gt;0;&quot;fingers relative&quot;;&quot;other&quot;)" office:value-type="string" office:string-value="fingers relative">
            <text:p>fingers relative</text:p>
          </table:table-cell>
          <table:table-cell table:formula="of:=IF(SEARCH(&quot;FA&quot;;[.A135])&gt;0;&quot;fingers absolute&quot;;&quot;other&quot;)" office:value-type="float" office:value="0">
            <text:p>#VALUE!</text:p>
          </table:table-cell>
          <table:table-cell table:formula="of:=IF(SEARCH(&quot;Trackpad&quot;;[.A135])&gt;0;&quot;trackpad&quot;;&quot;other&quot;)" office:value-type="float" office:value="0">
            <text:p>#VALUE!</text:p>
          </table:table-cell>
          <table:table-cell table:formula="of:=RIGHT([.A135];1)" office:value-type="string" office:string-value="A">
            <text:p>A</text:p>
          </table:table-cell>
        </table:table-row>
        <table:table-row table:style-name="ro3">
          <table:table-cell office:value-type="string">
            <text:p>divya-data/FR/divya732/divya732fingersC</text:p>
          </table:table-cell>
          <table:table-cell office:value-type="float" office:value="2.7957">
            <text:p>2.7957</text:p>
          </table:table-cell>
          <table:table-cell office:value-type="float" office:value="0.9079">
            <text:p>0.9079</text:p>
          </table:table-cell>
          <table:table-cell office:value-type="float" office:value="586.3953">
            <text:p>586.3953</text:p>
          </table:table-cell>
          <table:table-cell office:value-type="float" office:value="38.7113">
            <text:p>38.7113</text:p>
          </table:table-cell>
          <table:table-cell office:value-type="float" office:value="0.36">
            <text:p>0.36</text:p>
          </table:table-cell>
          <table:table-cell office:value-type="float" office:value="0.04">
            <text:p>0.04</text:p>
          </table:table-cell>
          <table:table-cell office:value-type="float" office:value="6.7254">
            <text:p>6.7254</text:p>
          </table:table-cell>
          <table:table-cell office:value-type="float" office:value="5.5947">
            <text:p>5.5947</text:p>
          </table:table-cell>
          <table:table-cell office:value-type="float" office:value="586.3953">
            <text:p>586.3953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2.4056">
            <text:p>2.4056</text:p>
          </table:table-cell>
          <table:table-cell table:formula="of:=IF(SEARCH(&quot;mouse&quot;;[.A136])&gt;0;&quot;mouse&quot;;&quot;other&quot;)" office:value-type="float" office:value="0">
            <text:p>#VALUE!</text:p>
          </table:table-cell>
          <table:table-cell table:formula="of:=IF(SEARCH(&quot;FR&quot;;[.A136])&gt;0;&quot;fingers relative&quot;;&quot;other&quot;)" office:value-type="string" office:string-value="fingers relative">
            <text:p>fingers relative</text:p>
          </table:table-cell>
          <table:table-cell table:formula="of:=IF(SEARCH(&quot;FA&quot;;[.A136])&gt;0;&quot;fingers absolute&quot;;&quot;other&quot;)" office:value-type="float" office:value="0">
            <text:p>#VALUE!</text:p>
          </table:table-cell>
          <table:table-cell table:formula="of:=IF(SEARCH(&quot;Trackpad&quot;;[.A136])&gt;0;&quot;trackpad&quot;;&quot;other&quot;)" office:value-type="float" office:value="0">
            <text:p>#VALUE!</text:p>
          </table:table-cell>
          <table:table-cell table:formula="of:=RIGHT([.A136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FR/divya732/divya732fingersB</text:p>
          </table:table-cell>
          <table:table-cell office:value-type="float" office:value="1.8335">
            <text:p>1.8335</text:p>
          </table:table-cell>
          <table:table-cell office:value-type="float" office:value="0.6778">
            <text:p>0.6778</text:p>
          </table:table-cell>
          <table:table-cell office:value-type="float" office:value="396.1228">
            <text:p>396.1228</text:p>
          </table:table-cell>
          <table:table-cell office:value-type="float" office:value="6.0208">
            <text:p>6.0208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5.3496">
            <text:p>5.3496</text:p>
          </table:table-cell>
          <table:table-cell office:value-type="float" office:value="9.9592">
            <text:p>9.9592</text:p>
          </table:table-cell>
          <table:table-cell office:value-type="float" office:value="396.1228">
            <text:p>396.1228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9176">
            <text:p>2.9176</text:p>
          </table:table-cell>
          <table:table-cell table:formula="of:=IF(SEARCH(&quot;mouse&quot;;[.A137])&gt;0;&quot;mouse&quot;;&quot;other&quot;)" office:value-type="float" office:value="0">
            <text:p>#VALUE!</text:p>
          </table:table-cell>
          <table:table-cell table:formula="of:=IF(SEARCH(&quot;FR&quot;;[.A137])&gt;0;&quot;fingers relative&quot;;&quot;other&quot;)" office:value-type="string" office:string-value="fingers relative">
            <text:p>fingers relative</text:p>
          </table:table-cell>
          <table:table-cell table:formula="of:=IF(SEARCH(&quot;FA&quot;;[.A137])&gt;0;&quot;fingers absolute&quot;;&quot;other&quot;)" office:value-type="float" office:value="0">
            <text:p>#VALUE!</text:p>
          </table:table-cell>
          <table:table-cell table:formula="of:=IF(SEARCH(&quot;Trackpad&quot;;[.A137])&gt;0;&quot;trackpad&quot;;&quot;other&quot;)" office:value-type="float" office:value="0">
            <text:p>#VALUE!</text:p>
          </table:table-cell>
          <table:table-cell table:formula="of:=RIGHT([.A137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FR/divya731/divya731fingersA</text:p>
          </table:table-cell>
          <table:table-cell office:value-type="float" office:value="1.3796">
            <text:p>1.3796</text:p>
          </table:table-cell>
          <table:table-cell office:value-type="float" office:value="0.4563">
            <text:p>0.4563</text:p>
          </table:table-cell>
          <table:table-cell office:value-type="float" office:value="372.2099">
            <text:p>372.2099</text:p>
          </table:table-cell>
          <table:table-cell office:value-type="float" office:value="73.2391">
            <text:p>73.2391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4.0356">
            <text:p>4.0356</text:p>
          </table:table-cell>
          <table:table-cell office:value-type="float" office:value="24.1706">
            <text:p>24.1706</text:p>
          </table:table-cell>
          <table:table-cell office:value-type="float" office:value="372.2099">
            <text:p>372.2099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9251">
            <text:p>2.9251</text:p>
          </table:table-cell>
          <table:table-cell table:formula="of:=IF(SEARCH(&quot;mouse&quot;;[.A138])&gt;0;&quot;mouse&quot;;&quot;other&quot;)" office:value-type="float" office:value="0">
            <text:p>#VALUE!</text:p>
          </table:table-cell>
          <table:table-cell table:formula="of:=IF(SEARCH(&quot;FR&quot;;[.A138])&gt;0;&quot;fingers relative&quot;;&quot;other&quot;)" office:value-type="string" office:string-value="fingers relative">
            <text:p>fingers relative</text:p>
          </table:table-cell>
          <table:table-cell table:formula="of:=IF(SEARCH(&quot;FA&quot;;[.A138])&gt;0;&quot;fingers absolute&quot;;&quot;other&quot;)" office:value-type="float" office:value="0">
            <text:p>#VALUE!</text:p>
          </table:table-cell>
          <table:table-cell table:formula="of:=IF(SEARCH(&quot;Trackpad&quot;;[.A138])&gt;0;&quot;trackpad&quot;;&quot;other&quot;)" office:value-type="float" office:value="0">
            <text:p>#VALUE!</text:p>
          </table:table-cell>
          <table:table-cell table:formula="of:=RIGHT([.A138];1)" office:value-type="string" office:string-value="A">
            <text:p>A</text:p>
          </table:table-cell>
        </table:table-row>
        <table:table-row table:style-name="ro3">
          <table:table-cell office:value-type="string">
            <text:p>divya-data/FR/divya731/divya731fingersC</text:p>
          </table:table-cell>
          <table:table-cell office:value-type="float" office:value="3.4178">
            <text:p>3.4178</text:p>
          </table:table-cell>
          <table:table-cell office:value-type="float" office:value="1.9473">
            <text:p>1.9473</text:p>
          </table:table-cell>
          <table:table-cell office:value-type="float" office:value="398.6865">
            <text:p>398.6865</text:p>
          </table:table-cell>
          <table:table-cell office:value-type="float" office:value="5.2168">
            <text:p>5.2168</text:p>
          </table:table-cell>
          <table:table-cell office:value-type="float" office:value="0.28">
            <text:p>0.28</text:p>
          </table:table-cell>
          <table:table-cell office:value-type="float" office:value="0.08">
            <text:p>0.08</text:p>
          </table:table-cell>
          <table:table-cell office:value-type="float" office:value="6.4069">
            <text:p>6.4069</text:p>
          </table:table-cell>
          <table:table-cell office:value-type="float" office:value="4.7544">
            <text:p>4.7544</text:p>
          </table:table-cell>
          <table:table-cell office:value-type="float" office:value="398.6865">
            <text:p>398.6865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1.8746">
            <text:p>1.8746</text:p>
          </table:table-cell>
          <table:table-cell table:formula="of:=IF(SEARCH(&quot;mouse&quot;;[.A139])&gt;0;&quot;mouse&quot;;&quot;other&quot;)" office:value-type="float" office:value="0">
            <text:p>#VALUE!</text:p>
          </table:table-cell>
          <table:table-cell table:formula="of:=IF(SEARCH(&quot;FR&quot;;[.A139])&gt;0;&quot;fingers relative&quot;;&quot;other&quot;)" office:value-type="string" office:string-value="fingers relative">
            <text:p>fingers relative</text:p>
          </table:table-cell>
          <table:table-cell table:formula="of:=IF(SEARCH(&quot;FA&quot;;[.A139])&gt;0;&quot;fingers absolute&quot;;&quot;other&quot;)" office:value-type="float" office:value="0">
            <text:p>#VALUE!</text:p>
          </table:table-cell>
          <table:table-cell table:formula="of:=IF(SEARCH(&quot;Trackpad&quot;;[.A139])&gt;0;&quot;trackpad&quot;;&quot;other&quot;)" office:value-type="float" office:value="0">
            <text:p>#VALUE!</text:p>
          </table:table-cell>
          <table:table-cell table:formula="of:=RIGHT([.A139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FR/divya731/divya731fingersB</text:p>
          </table:table-cell>
          <table:table-cell office:value-type="float" office:value="2.5719">
            <text:p>2.5719</text:p>
          </table:table-cell>
          <table:table-cell office:value-type="float" office:value="2.444">
            <text:p>2.444</text:p>
          </table:table-cell>
          <table:table-cell office:value-type="float" office:value="396.536">
            <text:p>396.536</text:p>
          </table:table-cell>
          <table:table-cell office:value-type="float" office:value="5.814">
            <text:p>5.81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.2075">
            <text:p>5.2075</text:p>
          </table:table-cell>
          <table:table-cell office:value-type="float" office:value="11.03">
            <text:p>11.03</text:p>
          </table:table-cell>
          <table:table-cell office:value-type="float" office:value="396.536">
            <text:p>396.53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0248">
            <text:p>2.0248</text:p>
          </table:table-cell>
          <table:table-cell table:formula="of:=IF(SEARCH(&quot;mouse&quot;;[.A140])&gt;0;&quot;mouse&quot;;&quot;other&quot;)" office:value-type="float" office:value="0">
            <text:p>#VALUE!</text:p>
          </table:table-cell>
          <table:table-cell table:formula="of:=IF(SEARCH(&quot;FR&quot;;[.A140])&gt;0;&quot;fingers relative&quot;;&quot;other&quot;)" office:value-type="string" office:string-value="fingers relative">
            <text:p>fingers relative</text:p>
          </table:table-cell>
          <table:table-cell table:formula="of:=IF(SEARCH(&quot;FA&quot;;[.A140])&gt;0;&quot;fingers absolute&quot;;&quot;other&quot;)" office:value-type="float" office:value="0">
            <text:p>#VALUE!</text:p>
          </table:table-cell>
          <table:table-cell table:formula="of:=IF(SEARCH(&quot;Trackpad&quot;;[.A140])&gt;0;&quot;trackpad&quot;;&quot;other&quot;)" office:value-type="float" office:value="0">
            <text:p>#VALUE!</text:p>
          </table:table-cell>
          <table:table-cell table:formula="of:=RIGHT([.A140];1)" office:value-type="string" office:string-value="B">
            <text:p>B</text:p>
          </table:table-cell>
        </table:table-row>
        <table:table-row table:style-name="ro3">
          <table:table-cell office:value-type="string">
            <text:p>divya-data/FR/divya734/divya734fingersC</text:p>
          </table:table-cell>
          <table:table-cell office:value-type="float" office:value="2.2654">
            <text:p>2.2654</text:p>
          </table:table-cell>
          <table:table-cell office:value-type="float" office:value="0.8347">
            <text:p>0.8347</text:p>
          </table:table-cell>
          <table:table-cell office:value-type="float" office:value="398.4246">
            <text:p>398.4246</text:p>
          </table:table-cell>
          <table:table-cell office:value-type="float" office:value="3.8408">
            <text:p>3.8408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6.3916">
            <text:p>6.3916</text:p>
          </table:table-cell>
          <table:table-cell office:value-type="float" office:value="4.8026">
            <text:p>4.8026</text:p>
          </table:table-cell>
          <table:table-cell office:value-type="float" office:value="398.4246">
            <text:p>398.4246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8214">
            <text:p>2.8214</text:p>
          </table:table-cell>
          <table:table-cell table:formula="of:=IF(SEARCH(&quot;mouse&quot;;[.A141])&gt;0;&quot;mouse&quot;;&quot;other&quot;)" office:value-type="float" office:value="0">
            <text:p>#VALUE!</text:p>
          </table:table-cell>
          <table:table-cell table:formula="of:=IF(SEARCH(&quot;FR&quot;;[.A141])&gt;0;&quot;fingers relative&quot;;&quot;other&quot;)" office:value-type="string" office:string-value="fingers relative">
            <text:p>fingers relative</text:p>
          </table:table-cell>
          <table:table-cell table:formula="of:=IF(SEARCH(&quot;FA&quot;;[.A141])&gt;0;&quot;fingers absolute&quot;;&quot;other&quot;)" office:value-type="float" office:value="0">
            <text:p>#VALUE!</text:p>
          </table:table-cell>
          <table:table-cell table:formula="of:=IF(SEARCH(&quot;Trackpad&quot;;[.A141])&gt;0;&quot;trackpad&quot;;&quot;other&quot;)" office:value-type="float" office:value="0">
            <text:p>#VALUE!</text:p>
          </table:table-cell>
          <table:table-cell table:formula="of:=RIGHT([.A141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FR/divya734/divya734fingersB</text:p>
          </table:table-cell>
          <table:table-cell office:value-type="float" office:value="2.1776">
            <text:p>2.1776</text:p>
          </table:table-cell>
          <table:table-cell office:value-type="float" office:value="1.4485">
            <text:p>1.4485</text:p>
          </table:table-cell>
          <table:table-cell office:value-type="float" office:value="393.9022">
            <text:p>393.9022</text:p>
          </table:table-cell>
          <table:table-cell office:value-type="float" office:value="12.483">
            <text:p>12.483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5.1322">
            <text:p>5.1322</text:p>
          </table:table-cell>
          <table:table-cell office:value-type="float" office:value="11.5612">
            <text:p>11.5612</text:p>
          </table:table-cell>
          <table:table-cell office:value-type="float" office:value="393.9022">
            <text:p>393.9022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3568">
            <text:p>2.3568</text:p>
          </table:table-cell>
          <table:table-cell table:formula="of:=IF(SEARCH(&quot;mouse&quot;;[.A142])&gt;0;&quot;mouse&quot;;&quot;other&quot;)" office:value-type="float" office:value="0">
            <text:p>#VALUE!</text:p>
          </table:table-cell>
          <table:table-cell table:formula="of:=IF(SEARCH(&quot;FR&quot;;[.A142])&gt;0;&quot;fingers relative&quot;;&quot;other&quot;)" office:value-type="string" office:string-value="fingers relative">
            <text:p>fingers relative</text:p>
          </table:table-cell>
          <table:table-cell table:formula="of:=IF(SEARCH(&quot;FA&quot;;[.A142])&gt;0;&quot;fingers absolute&quot;;&quot;other&quot;)" office:value-type="float" office:value="0">
            <text:p>#VALUE!</text:p>
          </table:table-cell>
          <table:table-cell table:formula="of:=IF(SEARCH(&quot;Trackpad&quot;;[.A142])&gt;0;&quot;trackpad&quot;;&quot;other&quot;)" office:value-type="float" office:value="0">
            <text:p>#VALUE!</text:p>
          </table:table-cell>
          <table:table-cell table:formula="of:=RIGHT([.A142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FR/divya734/divya734fingersA</text:p>
          </table:table-cell>
          <table:table-cell office:value-type="float" office:value="1.174">
            <text:p>1.174</text:p>
          </table:table-cell>
          <table:table-cell office:value-type="float" office:value="0.3751">
            <text:p>0.3751</text:p>
          </table:table-cell>
          <table:table-cell office:value-type="float" office:value="395.7154">
            <text:p>395.7154</text:p>
          </table:table-cell>
          <table:table-cell office:value-type="float" office:value="9.5782">
            <text:p>9.5782</text:p>
          </table:table-cell>
          <table:table-cell table:number-columns-repeated="2" office:value-type="float" office:value="0">
            <text:p>0</text:p>
          </table:table-cell>
          <table:table-cell office:value-type="float" office:value="4.2802">
            <text:p>4.2802</text:p>
          </table:table-cell>
          <table:table-cell office:value-type="float" office:value="21.4711">
            <text:p>21.4711</text:p>
          </table:table-cell>
          <table:table-cell office:value-type="float" office:value="395.7154">
            <text:p>395.715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6457">
            <text:p>3.6457</text:p>
          </table:table-cell>
          <table:table-cell table:formula="of:=IF(SEARCH(&quot;mouse&quot;;[.A143])&gt;0;&quot;mouse&quot;;&quot;other&quot;)" office:value-type="float" office:value="0">
            <text:p>#VALUE!</text:p>
          </table:table-cell>
          <table:table-cell table:formula="of:=IF(SEARCH(&quot;FR&quot;;[.A143])&gt;0;&quot;fingers relative&quot;;&quot;other&quot;)" office:value-type="string" office:string-value="fingers relative">
            <text:p>fingers relative</text:p>
          </table:table-cell>
          <table:table-cell table:formula="of:=IF(SEARCH(&quot;FA&quot;;[.A143])&gt;0;&quot;fingers absolute&quot;;&quot;other&quot;)" office:value-type="float" office:value="0">
            <text:p>#VALUE!</text:p>
          </table:table-cell>
          <table:table-cell table:formula="of:=IF(SEARCH(&quot;Trackpad&quot;;[.A143])&gt;0;&quot;trackpad&quot;;&quot;other&quot;)" office:value-type="float" office:value="0">
            <text:p>#VALUE!</text:p>
          </table:table-cell>
          <table:table-cell table:formula="of:=RIGHT([.A143];1)" office:value-type="string" office:string-value="A">
            <text:p>A</text:p>
          </table:table-cell>
        </table:table-row>
        <table:table-row table:style-name="ro3">
          <table:table-cell office:value-type="string">
            <text:p>divya-data/FR/divya733/divya733fingersC</text:p>
          </table:table-cell>
          <table:table-cell office:value-type="float" office:value="2.2656">
            <text:p>2.2656</text:p>
          </table:table-cell>
          <table:table-cell office:value-type="float" office:value="1.1158">
            <text:p>1.1158</text:p>
          </table:table-cell>
          <table:table-cell office:value-type="float" office:value="398.612">
            <text:p>398.612</text:p>
          </table:table-cell>
          <table:table-cell office:value-type="float" office:value="2.491">
            <text:p>2.491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6.2088">
            <text:p>6.2088</text:p>
          </table:table-cell>
          <table:table-cell office:value-type="float" office:value="5.4629">
            <text:p>5.4629</text:p>
          </table:table-cell>
          <table:table-cell office:value-type="float" office:value="398.612">
            <text:p>398.61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7405">
            <text:p>2.7405</text:p>
          </table:table-cell>
          <table:table-cell table:formula="of:=IF(SEARCH(&quot;mouse&quot;;[.A144])&gt;0;&quot;mouse&quot;;&quot;other&quot;)" office:value-type="float" office:value="0">
            <text:p>#VALUE!</text:p>
          </table:table-cell>
          <table:table-cell table:formula="of:=IF(SEARCH(&quot;FR&quot;;[.A144])&gt;0;&quot;fingers relative&quot;;&quot;other&quot;)" office:value-type="string" office:string-value="fingers relative">
            <text:p>fingers relative</text:p>
          </table:table-cell>
          <table:table-cell table:formula="of:=IF(SEARCH(&quot;FA&quot;;[.A144])&gt;0;&quot;fingers absolute&quot;;&quot;other&quot;)" office:value-type="float" office:value="0">
            <text:p>#VALUE!</text:p>
          </table:table-cell>
          <table:table-cell table:formula="of:=IF(SEARCH(&quot;Trackpad&quot;;[.A144])&gt;0;&quot;trackpad&quot;;&quot;other&quot;)" office:value-type="float" office:value="0">
            <text:p>#VALUE!</text:p>
          </table:table-cell>
          <table:table-cell table:formula="of:=RIGHT([.A144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FR/divya733/divya733fingersA</text:p>
          </table:table-cell>
          <table:table-cell office:value-type="float" office:value="1.1846">
            <text:p>1.1846</text:p>
          </table:table-cell>
          <table:table-cell office:value-type="float" office:value="0.3384">
            <text:p>0.3384</text:p>
          </table:table-cell>
          <table:table-cell office:value-type="float" office:value="394.5861">
            <text:p>394.5861</text:p>
          </table:table-cell>
          <table:table-cell office:value-type="float" office:value="11.9212">
            <text:p>11.9212</text:p>
          </table:table-cell>
          <table:table-cell table:number-columns-repeated="2" office:value-type="float" office:value="0">
            <text:p>0</text:p>
          </table:table-cell>
          <table:table-cell office:value-type="float" office:value="3.9587">
            <text:p>3.9587</text:p>
          </table:table-cell>
          <table:table-cell office:value-type="float" office:value="27.122">
            <text:p>27.122</text:p>
          </table:table-cell>
          <table:table-cell office:value-type="float" office:value="394.5861">
            <text:p>394.5861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3418">
            <text:p>3.3418</text:p>
          </table:table-cell>
          <table:table-cell table:formula="of:=IF(SEARCH(&quot;mouse&quot;;[.A145])&gt;0;&quot;mouse&quot;;&quot;other&quot;)" office:value-type="float" office:value="0">
            <text:p>#VALUE!</text:p>
          </table:table-cell>
          <table:table-cell table:formula="of:=IF(SEARCH(&quot;FR&quot;;[.A145])&gt;0;&quot;fingers relative&quot;;&quot;other&quot;)" office:value-type="string" office:string-value="fingers relative">
            <text:p>fingers relative</text:p>
          </table:table-cell>
          <table:table-cell table:formula="of:=IF(SEARCH(&quot;FA&quot;;[.A145])&gt;0;&quot;fingers absolute&quot;;&quot;other&quot;)" office:value-type="float" office:value="0">
            <text:p>#VALUE!</text:p>
          </table:table-cell>
          <table:table-cell table:formula="of:=IF(SEARCH(&quot;Trackpad&quot;;[.A145])&gt;0;&quot;trackpad&quot;;&quot;other&quot;)" office:value-type="float" office:value="0">
            <text:p>#VALUE!</text:p>
          </table:table-cell>
          <table:table-cell table:formula="of:=RIGHT([.A145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FR/divya733/divya733fingersB</text:p>
          </table:table-cell>
          <table:table-cell office:value-type="float" office:value="2.0025">
            <text:p>2.0025</text:p>
          </table:table-cell>
          <table:table-cell office:value-type="float" office:value="1.4954">
            <text:p>1.4954</text:p>
          </table:table-cell>
          <table:table-cell office:value-type="float" office:value="397.956">
            <text:p>397.956</text:p>
          </table:table-cell>
          <table:table-cell office:value-type="float" office:value="5.1144">
            <text:p>5.114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4.9331">
            <text:p>4.9331</text:p>
          </table:table-cell>
          <table:table-cell office:value-type="float" office:value="13.4677">
            <text:p>13.4677</text:p>
          </table:table-cell>
          <table:table-cell office:value-type="float" office:value="397.956">
            <text:p>397.95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4634">
            <text:p>2.4634</text:p>
          </table:table-cell>
          <table:table-cell table:formula="of:=IF(SEARCH(&quot;mouse&quot;;[.A146])&gt;0;&quot;mouse&quot;;&quot;other&quot;)" office:value-type="float" office:value="0">
            <text:p>#VALUE!</text:p>
          </table:table-cell>
          <table:table-cell table:formula="of:=IF(SEARCH(&quot;FR&quot;;[.A146])&gt;0;&quot;fingers relative&quot;;&quot;other&quot;)" office:value-type="string" office:string-value="fingers relative">
            <text:p>fingers relative</text:p>
          </table:table-cell>
          <table:table-cell table:formula="of:=IF(SEARCH(&quot;FA&quot;;[.A146])&gt;0;&quot;fingers absolute&quot;;&quot;other&quot;)" office:value-type="float" office:value="0">
            <text:p>#VALUE!</text:p>
          </table:table-cell>
          <table:table-cell table:formula="of:=IF(SEARCH(&quot;Trackpad&quot;;[.A146])&gt;0;&quot;trackpad&quot;;&quot;other&quot;)" office:value-type="float" office:value="0">
            <text:p>#VALUE!</text:p>
          </table:table-cell>
          <table:table-cell table:formula="of:=RIGHT([.A146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Trackpad/divya741/divya741trackpadA</text:p>
          </table:table-cell>
          <table:table-cell office:value-type="float" office:value="0.7854">
            <text:p>0.7854</text:p>
          </table:table-cell>
          <table:table-cell office:value-type="float" office:value="0.2292">
            <text:p>0.2292</text:p>
          </table:table-cell>
          <table:table-cell office:value-type="float" office:value="392.4633">
            <text:p>392.4633</text:p>
          </table:table-cell>
          <table:table-cell office:value-type="float" office:value="9.254">
            <text:p>9.254</text:p>
          </table:table-cell>
          <table:table-cell table:number-columns-repeated="2" office:value-type="float" office:value="0">
            <text:p>0</text:p>
          </table:table-cell>
          <table:table-cell office:value-type="float" office:value="4.1966">
            <text:p>4.1966</text:p>
          </table:table-cell>
          <table:table-cell office:value-type="float" office:value="22.6387">
            <text:p>22.6387</text:p>
          </table:table-cell>
          <table:table-cell office:value-type="float" office:value="392.4633">
            <text:p>392.4633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5.3435">
            <text:p>5.3435</text:p>
          </table:table-cell>
          <table:table-cell table:formula="of:=IF(SEARCH(&quot;mouse&quot;;[.A147])&gt;0;&quot;mouse&quot;;&quot;other&quot;)" office:value-type="float" office:value="0">
            <text:p>#VALUE!</text:p>
          </table:table-cell>
          <table:table-cell table:formula="of:=IF(SEARCH(&quot;FR&quot;;[.A147])&gt;0;&quot;fingers relative&quot;;&quot;other&quot;)" office:value-type="float" office:value="0">
            <text:p>#VALUE!</text:p>
          </table:table-cell>
          <table:table-cell table:formula="of:=IF(SEARCH(&quot;FA&quot;;[.A147])&gt;0;&quot;fingers absolute&quot;;&quot;other&quot;)" office:value-type="float" office:value="0">
            <text:p>#VALUE!</text:p>
          </table:table-cell>
          <table:table-cell table:formula="of:=IF(SEARCH(&quot;Trackpad&quot;;[.A147])&gt;0;&quot;trackpad&quot;;&quot;other&quot;)" office:value-type="string" office:string-value="trackpad">
            <text:p>trackpad</text:p>
          </table:table-cell>
          <table:table-cell table:formula="of:=RIGHT([.A147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Trackpad/divya741/divya741trackpadC</text:p>
          </table:table-cell>
          <table:table-cell office:value-type="float" office:value="1.1596">
            <text:p>1.1596</text:p>
          </table:table-cell>
          <table:table-cell office:value-type="float" office:value="0.3175">
            <text:p>0.3175</text:p>
          </table:table-cell>
          <table:table-cell office:value-type="float" office:value="399.2053">
            <text:p>399.2053</text:p>
          </table:table-cell>
          <table:table-cell office:value-type="float" office:value="2.3308">
            <text:p>2.3308</text:p>
          </table:table-cell>
          <table:table-cell table:number-columns-repeated="2" office:value-type="float" office:value="0">
            <text:p>0</text:p>
          </table:table-cell>
          <table:table-cell office:value-type="float" office:value="6.3799">
            <text:p>6.3799</text:p>
          </table:table-cell>
          <table:table-cell office:value-type="float" office:value="4.8519">
            <text:p>4.8519</text:p>
          </table:table-cell>
          <table:table-cell office:value-type="float" office:value="399.2053">
            <text:p>399.2053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5016">
            <text:p>5.5016</text:p>
          </table:table-cell>
          <table:table-cell table:formula="of:=IF(SEARCH(&quot;mouse&quot;;[.A148])&gt;0;&quot;mouse&quot;;&quot;other&quot;)" office:value-type="float" office:value="0">
            <text:p>#VALUE!</text:p>
          </table:table-cell>
          <table:table-cell table:formula="of:=IF(SEARCH(&quot;FR&quot;;[.A148])&gt;0;&quot;fingers relative&quot;;&quot;other&quot;)" office:value-type="float" office:value="0">
            <text:p>#VALUE!</text:p>
          </table:table-cell>
          <table:table-cell table:formula="of:=IF(SEARCH(&quot;FA&quot;;[.A148])&gt;0;&quot;fingers absolute&quot;;&quot;other&quot;)" office:value-type="float" office:value="0">
            <text:p>#VALUE!</text:p>
          </table:table-cell>
          <table:table-cell table:formula="of:=IF(SEARCH(&quot;Trackpad&quot;;[.A148])&gt;0;&quot;trackpad&quot;;&quot;other&quot;)" office:value-type="string" office:string-value="trackpad">
            <text:p>trackpad</text:p>
          </table:table-cell>
          <table:table-cell table:formula="of:=RIGHT([.A148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Trackpad/divya741/divya741trackpadB</text:p>
          </table:table-cell>
          <table:table-cell office:value-type="float" office:value="0.947">
            <text:p>0.947</text:p>
          </table:table-cell>
          <table:table-cell office:value-type="float" office:value="0.2785">
            <text:p>0.2785</text:p>
          </table:table-cell>
          <table:table-cell office:value-type="float" office:value="396.6496">
            <text:p>396.6496</text:p>
          </table:table-cell>
          <table:table-cell office:value-type="float" office:value="4.4847">
            <text:p>4.4847</text:p>
          </table:table-cell>
          <table:table-cell table:number-columns-repeated="2" office:value-type="float" office:value="0">
            <text:p>0</text:p>
          </table:table-cell>
          <table:table-cell office:value-type="float" office:value="5.028">
            <text:p>5.028</text:p>
          </table:table-cell>
          <table:table-cell office:value-type="float" office:value="12.541">
            <text:p>12.541</text:p>
          </table:table-cell>
          <table:table-cell office:value-type="float" office:value="396.6496">
            <text:p>396.649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5.3093">
            <text:p>5.3093</text:p>
          </table:table-cell>
          <table:table-cell table:formula="of:=IF(SEARCH(&quot;mouse&quot;;[.A149])&gt;0;&quot;mouse&quot;;&quot;other&quot;)" office:value-type="float" office:value="0">
            <text:p>#VALUE!</text:p>
          </table:table-cell>
          <table:table-cell table:formula="of:=IF(SEARCH(&quot;FR&quot;;[.A149])&gt;0;&quot;fingers relative&quot;;&quot;other&quot;)" office:value-type="float" office:value="0">
            <text:p>#VALUE!</text:p>
          </table:table-cell>
          <table:table-cell table:formula="of:=IF(SEARCH(&quot;FA&quot;;[.A149])&gt;0;&quot;fingers absolute&quot;;&quot;other&quot;)" office:value-type="float" office:value="0">
            <text:p>#VALUE!</text:p>
          </table:table-cell>
          <table:table-cell table:formula="of:=IF(SEARCH(&quot;Trackpad&quot;;[.A149])&gt;0;&quot;trackpad&quot;;&quot;other&quot;)" office:value-type="string" office:string-value="trackpad">
            <text:p>trackpad</text:p>
          </table:table-cell>
          <table:table-cell table:formula="of:=RIGHT([.A149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Trackpad/Divya742/Divya742trackpadC</text:p>
          </table:table-cell>
          <table:table-cell office:value-type="float" office:value="1.2733">
            <text:p>1.2733</text:p>
          </table:table-cell>
          <table:table-cell office:value-type="float" office:value="0.2962">
            <text:p>0.2962</text:p>
          </table:table-cell>
          <table:table-cell office:value-type="float" office:value="400.0173">
            <text:p>400.0173</text:p>
          </table:table-cell>
          <table:table-cell office:value-type="float" office:value="3.6584">
            <text:p>3.658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6.184">
            <text:p>6.184</text:p>
          </table:table-cell>
          <table:table-cell office:value-type="float" office:value="5.5787">
            <text:p>5.5787</text:p>
          </table:table-cell>
          <table:table-cell office:value-type="float" office:value="400.0173">
            <text:p>400.0173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.8565">
            <text:p>4.8565</text:p>
          </table:table-cell>
          <table:table-cell table:formula="of:=IF(SEARCH(&quot;mouse&quot;;[.A150])&gt;0;&quot;mouse&quot;;&quot;other&quot;)" office:value-type="float" office:value="0">
            <text:p>#VALUE!</text:p>
          </table:table-cell>
          <table:table-cell table:formula="of:=IF(SEARCH(&quot;FR&quot;;[.A150])&gt;0;&quot;fingers relative&quot;;&quot;other&quot;)" office:value-type="float" office:value="0">
            <text:p>#VALUE!</text:p>
          </table:table-cell>
          <table:table-cell table:formula="of:=IF(SEARCH(&quot;FA&quot;;[.A150])&gt;0;&quot;fingers absolute&quot;;&quot;other&quot;)" office:value-type="float" office:value="0">
            <text:p>#VALUE!</text:p>
          </table:table-cell>
          <table:table-cell table:formula="of:=IF(SEARCH(&quot;Trackpad&quot;;[.A150])&gt;0;&quot;trackpad&quot;;&quot;other&quot;)" office:value-type="string" office:string-value="trackpad">
            <text:p>trackpad</text:p>
          </table:table-cell>
          <table:table-cell table:formula="of:=RIGHT([.A150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Trackpad/Divya742/Divya742trackpadB</text:p>
          </table:table-cell>
          <table:table-cell office:value-type="float" office:value="0.9501">
            <text:p>0.9501</text:p>
          </table:table-cell>
          <table:table-cell office:value-type="float" office:value="0.2624">
            <text:p>0.2624</text:p>
          </table:table-cell>
          <table:table-cell office:value-type="float" office:value="398.1566">
            <text:p>398.1566</text:p>
          </table:table-cell>
          <table:table-cell office:value-type="float" office:value="4.0573">
            <text:p>4.0573</text:p>
          </table:table-cell>
          <table:table-cell table:number-columns-repeated="2" office:value-type="float" office:value="0">
            <text:p>0</text:p>
          </table:table-cell>
          <table:table-cell office:value-type="float" office:value="5.4915">
            <text:p>5.4915</text:p>
          </table:table-cell>
          <table:table-cell office:value-type="float" office:value="9.0511">
            <text:p>9.0511</text:p>
          </table:table-cell>
          <table:table-cell office:value-type="float" office:value="398.1566">
            <text:p>398.156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5.7802">
            <text:p>5.7802</text:p>
          </table:table-cell>
          <table:table-cell table:formula="of:=IF(SEARCH(&quot;mouse&quot;;[.A151])&gt;0;&quot;mouse&quot;;&quot;other&quot;)" office:value-type="float" office:value="0">
            <text:p>#VALUE!</text:p>
          </table:table-cell>
          <table:table-cell table:formula="of:=IF(SEARCH(&quot;FR&quot;;[.A151])&gt;0;&quot;fingers relative&quot;;&quot;other&quot;)" office:value-type="float" office:value="0">
            <text:p>#VALUE!</text:p>
          </table:table-cell>
          <table:table-cell table:formula="of:=IF(SEARCH(&quot;FA&quot;;[.A151])&gt;0;&quot;fingers absolute&quot;;&quot;other&quot;)" office:value-type="float" office:value="0">
            <text:p>#VALUE!</text:p>
          </table:table-cell>
          <table:table-cell table:formula="of:=IF(SEARCH(&quot;Trackpad&quot;;[.A151])&gt;0;&quot;trackpad&quot;;&quot;other&quot;)" office:value-type="string" office:string-value="trackpad">
            <text:p>trackpad</text:p>
          </table:table-cell>
          <table:table-cell table:formula="of:=RIGHT([.A151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Trackpad/Divya742/Divya742trackpadA</text:p>
          </table:table-cell>
          <table:table-cell office:value-type="float" office:value="0.8033">
            <text:p>0.8033</text:p>
          </table:table-cell>
          <table:table-cell office:value-type="float" office:value="0.719">
            <text:p>0.719</text:p>
          </table:table-cell>
          <table:table-cell office:value-type="float" office:value="395.7212">
            <text:p>395.7212</text:p>
          </table:table-cell>
          <table:table-cell office:value-type="float" office:value="11.2028">
            <text:p>11.2028</text:p>
          </table:table-cell>
          <table:table-cell table:number-columns-repeated="2" office:value-type="float" office:value="0">
            <text:p>0</text:p>
          </table:table-cell>
          <table:table-cell office:value-type="float" office:value="4.4153">
            <text:p>4.4153</text:p>
          </table:table-cell>
          <table:table-cell office:value-type="float" office:value="19.4577">
            <text:p>19.4577</text:p>
          </table:table-cell>
          <table:table-cell office:value-type="float" office:value="395.7212">
            <text:p>395.7212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5.4966">
            <text:p>5.4966</text:p>
          </table:table-cell>
          <table:table-cell table:formula="of:=IF(SEARCH(&quot;mouse&quot;;[.A152])&gt;0;&quot;mouse&quot;;&quot;other&quot;)" office:value-type="float" office:value="0">
            <text:p>#VALUE!</text:p>
          </table:table-cell>
          <table:table-cell table:formula="of:=IF(SEARCH(&quot;FR&quot;;[.A152])&gt;0;&quot;fingers relative&quot;;&quot;other&quot;)" office:value-type="float" office:value="0">
            <text:p>#VALUE!</text:p>
          </table:table-cell>
          <table:table-cell table:formula="of:=IF(SEARCH(&quot;FA&quot;;[.A152])&gt;0;&quot;fingers absolute&quot;;&quot;other&quot;)" office:value-type="float" office:value="0">
            <text:p>#VALUE!</text:p>
          </table:table-cell>
          <table:table-cell table:formula="of:=IF(SEARCH(&quot;Trackpad&quot;;[.A152])&gt;0;&quot;trackpad&quot;;&quot;other&quot;)" office:value-type="string" office:string-value="trackpad">
            <text:p>trackpad</text:p>
          </table:table-cell>
          <table:table-cell table:formula="of:=RIGHT([.A152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Trackpad/divya743/divya743trackpadB</text:p>
          </table:table-cell>
          <table:table-cell office:value-type="float" office:value="1.7021">
            <text:p>1.7021</text:p>
          </table:table-cell>
          <table:table-cell office:value-type="float" office:value="0.4374">
            <text:p>0.4374</text:p>
          </table:table-cell>
          <table:table-cell office:value-type="float" office:value="397.6526">
            <text:p>397.6526</text:p>
          </table:table-cell>
          <table:table-cell office:value-type="float" office:value="5.1447">
            <text:p>5.144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5.281">
            <text:p>5.281</text:p>
          </table:table-cell>
          <table:table-cell office:value-type="float" office:value="10.4971">
            <text:p>10.4971</text:p>
          </table:table-cell>
          <table:table-cell office:value-type="float" office:value="397.6526">
            <text:p>397.652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1027">
            <text:p>3.1027</text:p>
          </table:table-cell>
          <table:table-cell table:formula="of:=IF(SEARCH(&quot;mouse&quot;;[.A153])&gt;0;&quot;mouse&quot;;&quot;other&quot;)" office:value-type="float" office:value="0">
            <text:p>#VALUE!</text:p>
          </table:table-cell>
          <table:table-cell table:formula="of:=IF(SEARCH(&quot;FR&quot;;[.A153])&gt;0;&quot;fingers relative&quot;;&quot;other&quot;)" office:value-type="float" office:value="0">
            <text:p>#VALUE!</text:p>
          </table:table-cell>
          <table:table-cell table:formula="of:=IF(SEARCH(&quot;FA&quot;;[.A153])&gt;0;&quot;fingers absolute&quot;;&quot;other&quot;)" office:value-type="float" office:value="0">
            <text:p>#VALUE!</text:p>
          </table:table-cell>
          <table:table-cell table:formula="of:=IF(SEARCH(&quot;Trackpad&quot;;[.A153])&gt;0;&quot;trackpad&quot;;&quot;other&quot;)" office:value-type="string" office:string-value="trackpad">
            <text:p>trackpad</text:p>
          </table:table-cell>
          <table:table-cell table:formula="of:=RIGHT([.A153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Trackpad/divya743/divya743trackpadC</text:p>
          </table:table-cell>
          <table:table-cell office:value-type="float" office:value="1.7921">
            <text:p>1.7921</text:p>
          </table:table-cell>
          <table:table-cell office:value-type="float" office:value="0.3559">
            <text:p>0.3559</text:p>
          </table:table-cell>
          <table:table-cell office:value-type="float" office:value="396.9254">
            <text:p>396.9254</text:p>
          </table:table-cell>
          <table:table-cell office:value-type="float" office:value="2.5412">
            <text:p>2.5412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6.3344">
            <text:p>6.3344</text:p>
          </table:table-cell>
          <table:table-cell office:value-type="float" office:value="4.9805">
            <text:p>4.9805</text:p>
          </table:table-cell>
          <table:table-cell office:value-type="float" office:value="396.9254">
            <text:p>396.9254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5346">
            <text:p>3.5346</text:p>
          </table:table-cell>
          <table:table-cell table:formula="of:=IF(SEARCH(&quot;mouse&quot;;[.A154])&gt;0;&quot;mouse&quot;;&quot;other&quot;)" office:value-type="float" office:value="0">
            <text:p>#VALUE!</text:p>
          </table:table-cell>
          <table:table-cell table:formula="of:=IF(SEARCH(&quot;FR&quot;;[.A154])&gt;0;&quot;fingers relative&quot;;&quot;other&quot;)" office:value-type="float" office:value="0">
            <text:p>#VALUE!</text:p>
          </table:table-cell>
          <table:table-cell table:formula="of:=IF(SEARCH(&quot;FA&quot;;[.A154])&gt;0;&quot;fingers absolute&quot;;&quot;other&quot;)" office:value-type="float" office:value="0">
            <text:p>#VALUE!</text:p>
          </table:table-cell>
          <table:table-cell table:formula="of:=IF(SEARCH(&quot;Trackpad&quot;;[.A154])&gt;0;&quot;trackpad&quot;;&quot;other&quot;)" office:value-type="string" office:string-value="trackpad">
            <text:p>trackpad</text:p>
          </table:table-cell>
          <table:table-cell table:formula="of:=RIGHT([.A154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Trackpad/divya743/divya743trackpadA</text:p>
          </table:table-cell>
          <table:table-cell office:value-type="float" office:value="1.256">
            <text:p>1.256</text:p>
          </table:table-cell>
          <table:table-cell office:value-type="float" office:value="0.2483">
            <text:p>0.2483</text:p>
          </table:table-cell>
          <table:table-cell office:value-type="float" office:value="395.0199">
            <text:p>395.0199</text:p>
          </table:table-cell>
          <table:table-cell office:value-type="float" office:value="11.5145">
            <text:p>11.5145</text:p>
          </table:table-cell>
          <table:table-cell table:number-columns-repeated="2" office:value-type="float" office:value="0">
            <text:p>0</text:p>
          </table:table-cell>
          <table:table-cell office:value-type="float" office:value="4.0015">
            <text:p>4.0015</text:p>
          </table:table-cell>
          <table:table-cell office:value-type="float" office:value="26.3046">
            <text:p>26.3046</text:p>
          </table:table-cell>
          <table:table-cell office:value-type="float" office:value="395.0199">
            <text:p>395.0199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1859">
            <text:p>3.1859</text:p>
          </table:table-cell>
          <table:table-cell table:formula="of:=IF(SEARCH(&quot;mouse&quot;;[.A155])&gt;0;&quot;mouse&quot;;&quot;other&quot;)" office:value-type="float" office:value="0">
            <text:p>#VALUE!</text:p>
          </table:table-cell>
          <table:table-cell table:formula="of:=IF(SEARCH(&quot;FR&quot;;[.A155])&gt;0;&quot;fingers relative&quot;;&quot;other&quot;)" office:value-type="float" office:value="0">
            <text:p>#VALUE!</text:p>
          </table:table-cell>
          <table:table-cell table:formula="of:=IF(SEARCH(&quot;FA&quot;;[.A155])&gt;0;&quot;fingers absolute&quot;;&quot;other&quot;)" office:value-type="float" office:value="0">
            <text:p>#VALUE!</text:p>
          </table:table-cell>
          <table:table-cell table:formula="of:=IF(SEARCH(&quot;Trackpad&quot;;[.A155])&gt;0;&quot;trackpad&quot;;&quot;other&quot;)" office:value-type="string" office:string-value="trackpad">
            <text:p>trackpad</text:p>
          </table:table-cell>
          <table:table-cell table:formula="of:=RIGHT([.A155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Trackpad/divya744/divya744trackpadC</text:p>
          </table:table-cell>
          <table:table-cell office:value-type="float" office:value="2.1615">
            <text:p>2.1615</text:p>
          </table:table-cell>
          <table:table-cell office:value-type="float" office:value="0.805">
            <text:p>0.805</text:p>
          </table:table-cell>
          <table:table-cell office:value-type="float" office:value="597.9951">
            <text:p>597.9951</text:p>
          </table:table-cell>
          <table:table-cell office:value-type="float" office:value="2.3865">
            <text:p>2.3865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.7392">
            <text:p>6.7392</text:p>
          </table:table-cell>
          <table:table-cell office:value-type="float" office:value="5.6504">
            <text:p>5.6504</text:p>
          </table:table-cell>
          <table:table-cell office:value-type="float" office:value="597.9951">
            <text:p>597.9951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3.1179">
            <text:p>3.1179</text:p>
          </table:table-cell>
          <table:table-cell table:formula="of:=IF(SEARCH(&quot;mouse&quot;;[.A156])&gt;0;&quot;mouse&quot;;&quot;other&quot;)" office:value-type="float" office:value="0">
            <text:p>#VALUE!</text:p>
          </table:table-cell>
          <table:table-cell table:formula="of:=IF(SEARCH(&quot;FR&quot;;[.A156])&gt;0;&quot;fingers relative&quot;;&quot;other&quot;)" office:value-type="float" office:value="0">
            <text:p>#VALUE!</text:p>
          </table:table-cell>
          <table:table-cell table:formula="of:=IF(SEARCH(&quot;FA&quot;;[.A156])&gt;0;&quot;fingers absolute&quot;;&quot;other&quot;)" office:value-type="float" office:value="0">
            <text:p>#VALUE!</text:p>
          </table:table-cell>
          <table:table-cell table:formula="of:=IF(SEARCH(&quot;Trackpad&quot;;[.A156])&gt;0;&quot;trackpad&quot;;&quot;other&quot;)" office:value-type="string" office:string-value="trackpad">
            <text:p>trackpad</text:p>
          </table:table-cell>
          <table:table-cell table:formula="of:=RIGHT([.A156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Trackpad/divya744/divya744trackpadA</text:p>
          </table:table-cell>
          <table:table-cell office:value-type="float" office:value="1.2933">
            <text:p>1.2933</text:p>
          </table:table-cell>
          <table:table-cell office:value-type="float" office:value="0.352">
            <text:p>0.352</text:p>
          </table:table-cell>
          <table:table-cell office:value-type="float" office:value="393.615">
            <text:p>393.615</text:p>
          </table:table-cell>
          <table:table-cell office:value-type="float" office:value="11.5715">
            <text:p>11.5715</text:p>
          </table:table-cell>
          <table:table-cell table:number-columns-repeated="2" office:value-type="float" office:value="0">
            <text:p>0</text:p>
          </table:table-cell>
          <table:table-cell office:value-type="float" office:value="4.0372">
            <text:p>4.0372</text:p>
          </table:table-cell>
          <table:table-cell office:value-type="float" office:value="25.5298">
            <text:p>25.5298</text:p>
          </table:table-cell>
          <table:table-cell office:value-type="float" office:value="393.615">
            <text:p>393.615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1216">
            <text:p>3.1216</text:p>
          </table:table-cell>
          <table:table-cell table:formula="of:=IF(SEARCH(&quot;mouse&quot;;[.A157])&gt;0;&quot;mouse&quot;;&quot;other&quot;)" office:value-type="float" office:value="0">
            <text:p>#VALUE!</text:p>
          </table:table-cell>
          <table:table-cell table:formula="of:=IF(SEARCH(&quot;FR&quot;;[.A157])&gt;0;&quot;fingers relative&quot;;&quot;other&quot;)" office:value-type="float" office:value="0">
            <text:p>#VALUE!</text:p>
          </table:table-cell>
          <table:table-cell table:formula="of:=IF(SEARCH(&quot;FA&quot;;[.A157])&gt;0;&quot;fingers absolute&quot;;&quot;other&quot;)" office:value-type="float" office:value="0">
            <text:p>#VALUE!</text:p>
          </table:table-cell>
          <table:table-cell table:formula="of:=IF(SEARCH(&quot;Trackpad&quot;;[.A157])&gt;0;&quot;trackpad&quot;;&quot;other&quot;)" office:value-type="string" office:string-value="trackpad">
            <text:p>trackpad</text:p>
          </table:table-cell>
          <table:table-cell table:formula="of:=RIGHT([.A157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Trackpad/divya744/divya744trackpadB</text:p>
          </table:table-cell>
          <table:table-cell office:value-type="float" office:value="1.3922">
            <text:p>1.3922</text:p>
          </table:table-cell>
          <table:table-cell office:value-type="float" office:value="0.3563">
            <text:p>0.3563</text:p>
          </table:table-cell>
          <table:table-cell office:value-type="float" office:value="397.7198">
            <text:p>397.7198</text:p>
          </table:table-cell>
          <table:table-cell office:value-type="float" office:value="5.2071">
            <text:p>5.207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.2681">
            <text:p>5.2681</text:p>
          </table:table-cell>
          <table:table-cell office:value-type="float" office:value="10.5957">
            <text:p>10.5957</text:p>
          </table:table-cell>
          <table:table-cell office:value-type="float" office:value="397.7198">
            <text:p>397.7198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7839">
            <text:p>3.7839</text:p>
          </table:table-cell>
          <table:table-cell table:formula="of:=IF(SEARCH(&quot;mouse&quot;;[.A158])&gt;0;&quot;mouse&quot;;&quot;other&quot;)" office:value-type="float" office:value="0">
            <text:p>#VALUE!</text:p>
          </table:table-cell>
          <table:table-cell table:formula="of:=IF(SEARCH(&quot;FR&quot;;[.A158])&gt;0;&quot;fingers relative&quot;;&quot;other&quot;)" office:value-type="float" office:value="0">
            <text:p>#VALUE!</text:p>
          </table:table-cell>
          <table:table-cell table:formula="of:=IF(SEARCH(&quot;FA&quot;;[.A158])&gt;0;&quot;fingers absolute&quot;;&quot;other&quot;)" office:value-type="float" office:value="0">
            <text:p>#VALUE!</text:p>
          </table:table-cell>
          <table:table-cell table:formula="of:=IF(SEARCH(&quot;Trackpad&quot;;[.A158])&gt;0;&quot;trackpad&quot;;&quot;other&quot;)" office:value-type="string" office:string-value="trackpad">
            <text:p>trackpad</text:p>
          </table:table-cell>
          <table:table-cell table:formula="of:=RIGHT([.A158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FA/divya713/divya7132ndTimeA</text:p>
          </table:table-cell>
          <table:table-cell office:value-type="float" office:value="1.2331">
            <text:p>1.2331</text:p>
          </table:table-cell>
          <table:table-cell office:value-type="float" office:value="0.5275">
            <text:p>0.5275</text:p>
          </table:table-cell>
          <table:table-cell office:value-type="float" office:value="402.2159">
            <text:p>402.2159</text:p>
          </table:table-cell>
          <table:table-cell office:value-type="float" office:value="12.9936">
            <text:p>12.9936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4.0647">
            <text:p>4.0647</text:p>
          </table:table-cell>
          <table:table-cell office:value-type="float" office:value="25.5642">
            <text:p>25.5642</text:p>
          </table:table-cell>
          <table:table-cell office:value-type="float" office:value="402.2159">
            <text:p>402.2159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2962">
            <text:p>3.2962</text:p>
          </table:table-cell>
          <table:table-cell table:formula="of:=IF(SEARCH(&quot;mouse&quot;;[.A159])&gt;0;&quot;mouse&quot;;&quot;other&quot;)" office:value-type="float" office:value="0">
            <text:p>#VALUE!</text:p>
          </table:table-cell>
          <table:table-cell table:formula="of:=IF(SEARCH(&quot;FR&quot;;[.A159])&gt;0;&quot;fingers relative&quot;;&quot;other&quot;)" office:value-type="float" office:value="0">
            <text:p>#VALUE!</text:p>
          </table:table-cell>
          <table:table-cell table:formula="of:=IF(SEARCH(&quot;FA&quot;;[.A159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59])&gt;0;&quot;trackpad&quot;;&quot;other&quot;)" office:value-type="float" office:value="0">
            <text:p>#VALUE!</text:p>
          </table:table-cell>
          <table:table-cell table:formula="of:=RIGHT([.A159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FA/divya713/divya7132ndTimeC</text:p>
          </table:table-cell>
          <table:table-cell office:value-type="float" office:value="2.2544">
            <text:p>2.2544</text:p>
          </table:table-cell>
          <table:table-cell office:value-type="float" office:value="0.6125">
            <text:p>0.6125</text:p>
          </table:table-cell>
          <table:table-cell office:value-type="float" office:value="377.7382">
            <text:p>377.7382</text:p>
          </table:table-cell>
          <table:table-cell office:value-type="float" office:value="75.8119">
            <text:p>75.8119</text:p>
          </table:table-cell>
          <table:table-cell office:value-type="float" office:value="0.24">
            <text:p>0.24</text:p>
          </table:table-cell>
          <table:table-cell office:value-type="float" office:value="0.04">
            <text:p>0.04</text:p>
          </table:table-cell>
          <table:table-cell office:value-type="float" office:value="5.8605">
            <text:p>5.8605</text:p>
          </table:table-cell>
          <table:table-cell office:value-type="float" office:value="6.6153">
            <text:p>6.6153</text:p>
          </table:table-cell>
          <table:table-cell office:value-type="float" office:value="377.7382">
            <text:p>377.738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5996">
            <text:p>2.5996</text:p>
          </table:table-cell>
          <table:table-cell table:formula="of:=IF(SEARCH(&quot;mouse&quot;;[.A160])&gt;0;&quot;mouse&quot;;&quot;other&quot;)" office:value-type="float" office:value="0">
            <text:p>#VALUE!</text:p>
          </table:table-cell>
          <table:table-cell table:formula="of:=IF(SEARCH(&quot;FR&quot;;[.A160])&gt;0;&quot;fingers relative&quot;;&quot;other&quot;)" office:value-type="float" office:value="0">
            <text:p>#VALUE!</text:p>
          </table:table-cell>
          <table:table-cell table:formula="of:=IF(SEARCH(&quot;FA&quot;;[.A160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60])&gt;0;&quot;trackpad&quot;;&quot;other&quot;)" office:value-type="float" office:value="0">
            <text:p>#VALUE!</text:p>
          </table:table-cell>
          <table:table-cell table:formula="of:=RIGHT([.A160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FA/divya713/divya7132ndTimeB</text:p>
          </table:table-cell>
          <table:table-cell office:value-type="float" office:value="1.6162">
            <text:p>1.6162</text:p>
          </table:table-cell>
          <table:table-cell office:value-type="float" office:value="0.4622">
            <text:p>0.4622</text:p>
          </table:table-cell>
          <table:table-cell office:value-type="float" office:value="365.9938">
            <text:p>365.9938</text:p>
          </table:table-cell>
          <table:table-cell office:value-type="float" office:value="104.0349">
            <text:p>104.0349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4.9626">
            <text:p>4.9626</text:p>
          </table:table-cell>
          <table:table-cell office:value-type="float" office:value="12.1265">
            <text:p>12.1265</text:p>
          </table:table-cell>
          <table:table-cell office:value-type="float" office:value="365.9938">
            <text:p>365.9938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0705">
            <text:p>3.0705</text:p>
          </table:table-cell>
          <table:table-cell table:formula="of:=IF(SEARCH(&quot;mouse&quot;;[.A161])&gt;0;&quot;mouse&quot;;&quot;other&quot;)" office:value-type="float" office:value="0">
            <text:p>#VALUE!</text:p>
          </table:table-cell>
          <table:table-cell table:formula="of:=IF(SEARCH(&quot;FR&quot;;[.A161])&gt;0;&quot;fingers relative&quot;;&quot;other&quot;)" office:value-type="float" office:value="0">
            <text:p>#VALUE!</text:p>
          </table:table-cell>
          <table:table-cell table:formula="of:=IF(SEARCH(&quot;FA&quot;;[.A161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61])&gt;0;&quot;trackpad&quot;;&quot;other&quot;)" office:value-type="float" office:value="0">
            <text:p>#VALUE!</text:p>
          </table:table-cell>
          <table:table-cell table:formula="of:=RIGHT([.A161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FA/divya714/divya714fingersA</text:p>
          </table:table-cell>
          <table:table-cell office:value-type="float" office:value="1.3452">
            <text:p>1.3452</text:p>
          </table:table-cell>
          <table:table-cell office:value-type="float" office:value="0.6354">
            <text:p>0.6354</text:p>
          </table:table-cell>
          <table:table-cell office:value-type="float" office:value="397.7525">
            <text:p>397.7525</text:p>
          </table:table-cell>
          <table:table-cell office:value-type="float" office:value="10.0017">
            <text:p>10.0017</text:p>
          </table:table-cell>
          <table:table-cell table:number-columns-repeated="2" office:value-type="float" office:value="0">
            <text:p>0</text:p>
          </table:table-cell>
          <table:table-cell office:value-type="float" office:value="4.0636">
            <text:p>4.0636</text:p>
          </table:table-cell>
          <table:table-cell office:value-type="float" office:value="25.3006">
            <text:p>25.3006</text:p>
          </table:table-cell>
          <table:table-cell office:value-type="float" office:value="397.7525">
            <text:p>397.7525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0209">
            <text:p>3.0209</text:p>
          </table:table-cell>
          <table:table-cell table:formula="of:=IF(SEARCH(&quot;mouse&quot;;[.A162])&gt;0;&quot;mouse&quot;;&quot;other&quot;)" office:value-type="float" office:value="0">
            <text:p>#VALUE!</text:p>
          </table:table-cell>
          <table:table-cell table:formula="of:=IF(SEARCH(&quot;FR&quot;;[.A162])&gt;0;&quot;fingers relative&quot;;&quot;other&quot;)" office:value-type="float" office:value="0">
            <text:p>#VALUE!</text:p>
          </table:table-cell>
          <table:table-cell table:formula="of:=IF(SEARCH(&quot;FA&quot;;[.A162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62])&gt;0;&quot;trackpad&quot;;&quot;other&quot;)" office:value-type="float" office:value="0">
            <text:p>#VALUE!</text:p>
          </table:table-cell>
          <table:table-cell table:formula="of:=RIGHT([.A162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divya-data/FA/divya714/divya714fingersC</text:p>
          </table:table-cell>
          <table:table-cell office:value-type="float" office:value="2.4917">
            <text:p>2.4917</text:p>
          </table:table-cell>
          <table:table-cell office:value-type="float" office:value="0.6144">
            <text:p>0.6144</text:p>
          </table:table-cell>
          <table:table-cell office:value-type="float" office:value="543.5091">
            <text:p>543.5091</text:p>
          </table:table-cell>
          <table:table-cell office:value-type="float" office:value="160.0964">
            <text:p>160.0964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6.9642">
            <text:p>6.9642</text:p>
          </table:table-cell>
          <table:table-cell office:value-type="float" office:value="4.388">
            <text:p>4.388</text:p>
          </table:table-cell>
          <table:table-cell office:value-type="float" office:value="543.5091">
            <text:p>543.5091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2.795">
            <text:p>2.795</text:p>
          </table:table-cell>
          <table:table-cell table:formula="of:=IF(SEARCH(&quot;mouse&quot;;[.A163])&gt;0;&quot;mouse&quot;;&quot;other&quot;)" office:value-type="float" office:value="0">
            <text:p>#VALUE!</text:p>
          </table:table-cell>
          <table:table-cell table:formula="of:=IF(SEARCH(&quot;FR&quot;;[.A163])&gt;0;&quot;fingers relative&quot;;&quot;other&quot;)" office:value-type="float" office:value="0">
            <text:p>#VALUE!</text:p>
          </table:table-cell>
          <table:table-cell table:formula="of:=IF(SEARCH(&quot;FA&quot;;[.A163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63])&gt;0;&quot;trackpad&quot;;&quot;other&quot;)" office:value-type="float" office:value="0">
            <text:p>#VALUE!</text:p>
          </table:table-cell>
          <table:table-cell table:formula="of:=RIGHT([.A163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FA/divya714/divya714fingersB</text:p>
          </table:table-cell>
          <table:table-cell office:value-type="float" office:value="1.6666">
            <text:p>1.6666</text:p>
          </table:table-cell>
          <table:table-cell office:value-type="float" office:value="0.5259">
            <text:p>0.5259</text:p>
          </table:table-cell>
          <table:table-cell office:value-type="float" office:value="399.8642">
            <text:p>399.8642</text:p>
          </table:table-cell>
          <table:table-cell office:value-type="float" office:value="7.6767">
            <text:p>7.6767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5.2734">
            <text:p>5.2734</text:p>
          </table:table-cell>
          <table:table-cell office:value-type="float" office:value="10.6132">
            <text:p>10.6132</text:p>
          </table:table-cell>
          <table:table-cell office:value-type="float" office:value="399.8642">
            <text:p>399.8642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1642">
            <text:p>3.1642</text:p>
          </table:table-cell>
          <table:table-cell table:formula="of:=IF(SEARCH(&quot;mouse&quot;;[.A164])&gt;0;&quot;mouse&quot;;&quot;other&quot;)" office:value-type="float" office:value="0">
            <text:p>#VALUE!</text:p>
          </table:table-cell>
          <table:table-cell table:formula="of:=IF(SEARCH(&quot;FR&quot;;[.A164])&gt;0;&quot;fingers relative&quot;;&quot;other&quot;)" office:value-type="float" office:value="0">
            <text:p>#VALUE!</text:p>
          </table:table-cell>
          <table:table-cell table:formula="of:=IF(SEARCH(&quot;FA&quot;;[.A164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64])&gt;0;&quot;trackpad&quot;;&quot;other&quot;)" office:value-type="float" office:value="0">
            <text:p>#VALUE!</text:p>
          </table:table-cell>
          <table:table-cell table:formula="of:=RIGHT([.A164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FA/divya712/divya712fingersC</text:p>
          </table:table-cell>
          <table:table-cell office:value-type="float" office:value="3.0034">
            <text:p>3.0034</text:p>
          </table:table-cell>
          <table:table-cell office:value-type="float" office:value="2.0159">
            <text:p>2.0159</text:p>
          </table:table-cell>
          <table:table-cell office:value-type="float" office:value="498.3234">
            <text:p>498.3234</text:p>
          </table:table-cell>
          <table:table-cell office:value-type="float" office:value="195.4042">
            <text:p>195.404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6.1651">
            <text:p>6.1651</text:p>
          </table:table-cell>
          <table:table-cell office:value-type="float" office:value="7.0425">
            <text:p>7.0425</text:p>
          </table:table-cell>
          <table:table-cell office:value-type="float" office:value="498.3234">
            <text:p>498.3234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2.0527">
            <text:p>2.0527</text:p>
          </table:table-cell>
          <table:table-cell table:formula="of:=IF(SEARCH(&quot;mouse&quot;;[.A165])&gt;0;&quot;mouse&quot;;&quot;other&quot;)" office:value-type="float" office:value="0">
            <text:p>#VALUE!</text:p>
          </table:table-cell>
          <table:table-cell table:formula="of:=IF(SEARCH(&quot;FR&quot;;[.A165])&gt;0;&quot;fingers relative&quot;;&quot;other&quot;)" office:value-type="float" office:value="0">
            <text:p>#VALUE!</text:p>
          </table:table-cell>
          <table:table-cell table:formula="of:=IF(SEARCH(&quot;FA&quot;;[.A165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65])&gt;0;&quot;trackpad&quot;;&quot;other&quot;)" office:value-type="float" office:value="0">
            <text:p>#VALUE!</text:p>
          </table:table-cell>
          <table:table-cell table:formula="of:=RIGHT([.A165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divya-data/FA/divya712/divya712fingersB</text:p>
          </table:table-cell>
          <table:table-cell office:value-type="float" office:value="1.7517">
            <text:p>1.7517</text:p>
          </table:table-cell>
          <table:table-cell office:value-type="float" office:value="0.2463">
            <text:p>0.2463</text:p>
          </table:table-cell>
          <table:table-cell office:value-type="float" office:value="384.5293">
            <text:p>384.5293</text:p>
          </table:table-cell>
          <table:table-cell office:value-type="float" office:value="48.2899">
            <text:p>48.28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4.7951">
            <text:p>4.7951</text:p>
          </table:table-cell>
          <table:table-cell office:value-type="float" office:value="14.3679">
            <text:p>14.3679</text:p>
          </table:table-cell>
          <table:table-cell office:value-type="float" office:value="384.5293">
            <text:p>384.529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7375">
            <text:p>2.7375</text:p>
          </table:table-cell>
          <table:table-cell table:formula="of:=IF(SEARCH(&quot;mouse&quot;;[.A166])&gt;0;&quot;mouse&quot;;&quot;other&quot;)" office:value-type="float" office:value="0">
            <text:p>#VALUE!</text:p>
          </table:table-cell>
          <table:table-cell table:formula="of:=IF(SEARCH(&quot;FR&quot;;[.A166])&gt;0;&quot;fingers relative&quot;;&quot;other&quot;)" office:value-type="float" office:value="0">
            <text:p>#VALUE!</text:p>
          </table:table-cell>
          <table:table-cell table:formula="of:=IF(SEARCH(&quot;FA&quot;;[.A166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66])&gt;0;&quot;trackpad&quot;;&quot;other&quot;)" office:value-type="float" office:value="0">
            <text:p>#VALUE!</text:p>
          </table:table-cell>
          <table:table-cell table:formula="of:=RIGHT([.A166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divya-data/FA/divya712/divya712fingersA</text:p>
          </table:table-cell>
          <table:table-cell office:value-type="float" office:value="1.984">
            <text:p>1.984</text:p>
          </table:table-cell>
          <table:table-cell office:value-type="float" office:value="1.9075">
            <text:p>1.9075</text:p>
          </table:table-cell>
          <table:table-cell office:value-type="float" office:value="403.7634">
            <text:p>403.7634</text:p>
          </table:table-cell>
          <table:table-cell office:value-type="float" office:value="10.6301">
            <text:p>10.63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4.1395">
            <text:p>4.1395</text:p>
          </table:table-cell>
          <table:table-cell office:value-type="float" office:value="24.2872">
            <text:p>24.2872</text:p>
          </table:table-cell>
          <table:table-cell office:value-type="float" office:value="403.7634">
            <text:p>403.763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0864">
            <text:p>2.0864</text:p>
          </table:table-cell>
          <table:table-cell table:formula="of:=IF(SEARCH(&quot;mouse&quot;;[.A167])&gt;0;&quot;mouse&quot;;&quot;other&quot;)" office:value-type="float" office:value="0">
            <text:p>#VALUE!</text:p>
          </table:table-cell>
          <table:table-cell table:formula="of:=IF(SEARCH(&quot;FR&quot;;[.A167])&gt;0;&quot;fingers relative&quot;;&quot;other&quot;)" office:value-type="float" office:value="0">
            <text:p>#VALUE!</text:p>
          </table:table-cell>
          <table:table-cell table:formula="of:=IF(SEARCH(&quot;FA&quot;;[.A167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167])&gt;0;&quot;trackpad&quot;;&quot;other&quot;)" office:value-type="float" office:value="0">
            <text:p>#VALUE!</text:p>
          </table:table-cell>
          <table:table-cell table:formula="of:=RIGHT([.A167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Mouse/P33M3/P33M3mouseB</text:p>
          </table:table-cell>
          <table:table-cell office:value-type="float" office:value="0.8711">
            <text:p>0.8711</text:p>
          </table:table-cell>
          <table:table-cell office:value-type="float" office:value="0.6356">
            <text:p>0.6356</text:p>
          </table:table-cell>
          <table:table-cell office:value-type="float" office:value="398.5588">
            <text:p>398.5588</text:p>
          </table:table-cell>
          <table:table-cell office:value-type="float" office:value="7.1236">
            <text:p>7.1236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5.1395">
            <text:p>5.1395</text:p>
          </table:table-cell>
          <table:table-cell office:value-type="float" office:value="11.6372">
            <text:p>11.6372</text:p>
          </table:table-cell>
          <table:table-cell office:value-type="float" office:value="398.5588">
            <text:p>398.5588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5.9002">
            <text:p>5.9002</text:p>
          </table:table-cell>
          <table:table-cell table:formula="of:=IF(SEARCH(&quot;mouse&quot;;[.A168])&gt;0;&quot;mouse&quot;;&quot;other&quot;)" office:value-type="string" office:string-value="mouse">
            <text:p>mouse</text:p>
          </table:table-cell>
          <table:table-cell table:formula="of:=IF(SEARCH(&quot;FR&quot;;[.A168])&gt;0;&quot;fingers relative&quot;;&quot;other&quot;)" office:value-type="float" office:value="0">
            <text:p>#VALUE!</text:p>
          </table:table-cell>
          <table:table-cell table:formula="of:=IF(SEARCH(&quot;FA&quot;;[.A168])&gt;0;&quot;fingers absolute&quot;;&quot;other&quot;)" office:value-type="float" office:value="0">
            <text:p>#VALUE!</text:p>
          </table:table-cell>
          <table:table-cell table:formula="of:=IF(SEARCH(&quot;Trackpad&quot;;[.A168])&gt;0;&quot;trackpad&quot;;&quot;other&quot;)" office:value-type="float" office:value="0">
            <text:p>#VALUE!</text:p>
          </table:table-cell>
          <table:table-cell table:formula="of:=RIGHT([.A168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Mouse/P33M3/P33M3mouseA</text:p>
          </table:table-cell>
          <table:table-cell office:value-type="float" office:value="0.5912">
            <text:p>0.5912</text:p>
          </table:table-cell>
          <table:table-cell office:value-type="float" office:value="0.1787">
            <text:p>0.1787</text:p>
          </table:table-cell>
          <table:table-cell office:value-type="float" office:value="398.8955">
            <text:p>398.8955</text:p>
          </table:table-cell>
          <table:table-cell office:value-type="float" office:value="10.9742">
            <text:p>10.9742</text:p>
          </table:table-cell>
          <table:table-cell table:number-columns-repeated="2" office:value-type="float" office:value="0">
            <text:p>0</text:p>
          </table:table-cell>
          <table:table-cell office:value-type="float" office:value="3.9158">
            <text:p>3.9158</text:p>
          </table:table-cell>
          <table:table-cell office:value-type="float" office:value="28.3045">
            <text:p>28.3045</text:p>
          </table:table-cell>
          <table:table-cell office:value-type="float" office:value="398.8955">
            <text:p>398.8955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6.6239">
            <text:p>6.6239</text:p>
          </table:table-cell>
          <table:table-cell table:formula="of:=IF(SEARCH(&quot;mouse&quot;;[.A169])&gt;0;&quot;mouse&quot;;&quot;other&quot;)" office:value-type="string" office:string-value="mouse">
            <text:p>mouse</text:p>
          </table:table-cell>
          <table:table-cell table:formula="of:=IF(SEARCH(&quot;FR&quot;;[.A169])&gt;0;&quot;fingers relative&quot;;&quot;other&quot;)" office:value-type="float" office:value="0">
            <text:p>#VALUE!</text:p>
          </table:table-cell>
          <table:table-cell table:formula="of:=IF(SEARCH(&quot;FA&quot;;[.A169])&gt;0;&quot;fingers absolute&quot;;&quot;other&quot;)" office:value-type="float" office:value="0">
            <text:p>#VALUE!</text:p>
          </table:table-cell>
          <table:table-cell table:formula="of:=IF(SEARCH(&quot;Trackpad&quot;;[.A169])&gt;0;&quot;trackpad&quot;;&quot;other&quot;)" office:value-type="float" office:value="0">
            <text:p>#VALUE!</text:p>
          </table:table-cell>
          <table:table-cell table:formula="of:=RIGHT([.A169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Mouse/P33M3/P33M3mouseC</text:p>
          </table:table-cell>
          <table:table-cell office:value-type="float" office:value="1.2538">
            <text:p>1.2538</text:p>
          </table:table-cell>
          <table:table-cell office:value-type="float" office:value="0.2748">
            <text:p>0.2748</text:p>
          </table:table-cell>
          <table:table-cell office:value-type="float" office:value="598.0494">
            <text:p>598.0494</text:p>
          </table:table-cell>
          <table:table-cell office:value-type="float" office:value="3.2227">
            <text:p>3.222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6.6034">
            <text:p>6.6034</text:p>
          </table:table-cell>
          <table:table-cell office:value-type="float" office:value="6.2147">
            <text:p>6.2147</text:p>
          </table:table-cell>
          <table:table-cell office:value-type="float" office:value="598.0494">
            <text:p>598.0494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5.2665">
            <text:p>5.2665</text:p>
          </table:table-cell>
          <table:table-cell table:formula="of:=IF(SEARCH(&quot;mouse&quot;;[.A170])&gt;0;&quot;mouse&quot;;&quot;other&quot;)" office:value-type="string" office:string-value="mouse">
            <text:p>mouse</text:p>
          </table:table-cell>
          <table:table-cell table:formula="of:=IF(SEARCH(&quot;FR&quot;;[.A170])&gt;0;&quot;fingers relative&quot;;&quot;other&quot;)" office:value-type="float" office:value="0">
            <text:p>#VALUE!</text:p>
          </table:table-cell>
          <table:table-cell table:formula="of:=IF(SEARCH(&quot;FA&quot;;[.A170])&gt;0;&quot;fingers absolute&quot;;&quot;other&quot;)" office:value-type="float" office:value="0">
            <text:p>#VALUE!</text:p>
          </table:table-cell>
          <table:table-cell table:formula="of:=IF(SEARCH(&quot;Trackpad&quot;;[.A170])&gt;0;&quot;trackpad&quot;;&quot;other&quot;)" office:value-type="float" office:value="0">
            <text:p>#VALUE!</text:p>
          </table:table-cell>
          <table:table-cell table:formula="of:=RIGHT([.A170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Mouse/P33M1/P33M1mouse</text:p>
          </table:table-cell>
          <table:table-cell office:value-type="float" office:value="0.7182">
            <text:p>0.7182</text:p>
          </table:table-cell>
          <table:table-cell office:value-type="float" office:value="0.2043">
            <text:p>0.2043</text:p>
          </table:table-cell>
          <table:table-cell office:value-type="float" office:value="398.6506">
            <text:p>398.6506</text:p>
          </table:table-cell>
          <table:table-cell office:value-type="float" office:value="6.6307">
            <text:p>6.630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.2239">
            <text:p>5.2239</text:p>
          </table:table-cell>
          <table:table-cell office:value-type="float" office:value="10.9602">
            <text:p>10.9602</text:p>
          </table:table-cell>
          <table:table-cell office:value-type="float" office:value="398.6506">
            <text:p>398.650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7.2731">
            <text:p>7.2731</text:p>
          </table:table-cell>
          <table:table-cell table:formula="of:=IF(SEARCH(&quot;mouse&quot;;[.A171])&gt;0;&quot;mouse&quot;;&quot;other&quot;)" office:value-type="string" office:string-value="mouse">
            <text:p>mouse</text:p>
          </table:table-cell>
          <table:table-cell table:formula="of:=IF(SEARCH(&quot;FR&quot;;[.A171])&gt;0;&quot;fingers relative&quot;;&quot;other&quot;)" office:value-type="float" office:value="0">
            <text:p>#VALUE!</text:p>
          </table:table-cell>
          <table:table-cell table:formula="of:=IF(SEARCH(&quot;FA&quot;;[.A171])&gt;0;&quot;fingers absolute&quot;;&quot;other&quot;)" office:value-type="float" office:value="0">
            <text:p>#VALUE!</text:p>
          </table:table-cell>
          <table:table-cell table:formula="of:=IF(SEARCH(&quot;Trackpad&quot;;[.A171])&gt;0;&quot;trackpad&quot;;&quot;other&quot;)" office:value-type="float" office:value="0">
            <text:p>#VALUE!</text:p>
          </table:table-cell>
          <table:table-cell table:formula="of:=RIGHT([.A171];1)" office:value-type="string" office:string-value="e">
            <text:p>e</text:p>
          </table:table-cell>
        </table:table-row>
        <table:table-row table:style-name="ro2" table:visibility="filter">
          <table:table-cell office:value-type="string">
            <text:p>P33-data/Mouse/P33M1/P33M1mouseB</text:p>
          </table:table-cell>
          <table:table-cell office:value-type="float" office:value="0.7226">
            <text:p>0.7226</text:p>
          </table:table-cell>
          <table:table-cell office:value-type="float" office:value="0.0993">
            <text:p>0.0993</text:p>
          </table:table-cell>
          <table:table-cell office:value-type="float" office:value="394.2823">
            <text:p>394.2823</text:p>
          </table:table-cell>
          <table:table-cell office:value-type="float" office:value="16.6538">
            <text:p>16.6538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5.5588">
            <text:p>5.5588</text:p>
          </table:table-cell>
          <table:table-cell office:value-type="float" office:value="8.546">
            <text:p>8.546</text:p>
          </table:table-cell>
          <table:table-cell office:value-type="float" office:value="394.2823">
            <text:p>394.282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7.6931">
            <text:p>7.6931</text:p>
          </table:table-cell>
          <table:table-cell table:formula="of:=IF(SEARCH(&quot;mouse&quot;;[.A172])&gt;0;&quot;mouse&quot;;&quot;other&quot;)" office:value-type="string" office:string-value="mouse">
            <text:p>mouse</text:p>
          </table:table-cell>
          <table:table-cell table:formula="of:=IF(SEARCH(&quot;FR&quot;;[.A172])&gt;0;&quot;fingers relative&quot;;&quot;other&quot;)" office:value-type="float" office:value="0">
            <text:p>#VALUE!</text:p>
          </table:table-cell>
          <table:table-cell table:formula="of:=IF(SEARCH(&quot;FA&quot;;[.A172])&gt;0;&quot;fingers absolute&quot;;&quot;other&quot;)" office:value-type="float" office:value="0">
            <text:p>#VALUE!</text:p>
          </table:table-cell>
          <table:table-cell table:formula="of:=IF(SEARCH(&quot;Trackpad&quot;;[.A172])&gt;0;&quot;trackpad&quot;;&quot;other&quot;)" office:value-type="float" office:value="0">
            <text:p>#VALUE!</text:p>
          </table:table-cell>
          <table:table-cell table:formula="of:=RIGHT([.A172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Mouse/P33M1/P33M1mouseA</text:p>
          </table:table-cell>
          <table:table-cell office:value-type="float" office:value="0.8428">
            <text:p>0.8428</text:p>
          </table:table-cell>
          <table:table-cell office:value-type="float" office:value="0.6968">
            <text:p>0.6968</text:p>
          </table:table-cell>
          <table:table-cell office:value-type="float" office:value="402.4144">
            <text:p>402.4144</text:p>
          </table:table-cell>
          <table:table-cell office:value-type="float" office:value="8.2466">
            <text:p>8.2466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4.2776">
            <text:p>4.2776</text:p>
          </table:table-cell>
          <table:table-cell office:value-type="float" office:value="21.8766">
            <text:p>21.8766</text:p>
          </table:table-cell>
          <table:table-cell office:value-type="float" office:value="402.4144">
            <text:p>402.414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5.0757">
            <text:p>5.0757</text:p>
          </table:table-cell>
          <table:table-cell table:formula="of:=IF(SEARCH(&quot;mouse&quot;;[.A173])&gt;0;&quot;mouse&quot;;&quot;other&quot;)" office:value-type="string" office:string-value="mouse">
            <text:p>mouse</text:p>
          </table:table-cell>
          <table:table-cell table:formula="of:=IF(SEARCH(&quot;FR&quot;;[.A173])&gt;0;&quot;fingers relative&quot;;&quot;other&quot;)" office:value-type="float" office:value="0">
            <text:p>#VALUE!</text:p>
          </table:table-cell>
          <table:table-cell table:formula="of:=IF(SEARCH(&quot;FA&quot;;[.A173])&gt;0;&quot;fingers absolute&quot;;&quot;other&quot;)" office:value-type="float" office:value="0">
            <text:p>#VALUE!</text:p>
          </table:table-cell>
          <table:table-cell table:formula="of:=IF(SEARCH(&quot;Trackpad&quot;;[.A173])&gt;0;&quot;trackpad&quot;;&quot;other&quot;)" office:value-type="float" office:value="0">
            <text:p>#VALUE!</text:p>
          </table:table-cell>
          <table:table-cell table:formula="of:=RIGHT([.A173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Mouse/P33M1/P33M1mouseC</text:p>
          </table:table-cell>
          <table:table-cell office:value-type="float" office:value="1.1048">
            <text:p>1.1048</text:p>
          </table:table-cell>
          <table:table-cell office:value-type="float" office:value="0.1545">
            <text:p>0.1545</text:p>
          </table:table-cell>
          <table:table-cell office:value-type="float" office:value="399.0362">
            <text:p>399.0362</text:p>
          </table:table-cell>
          <table:table-cell office:value-type="float" office:value="3.6806">
            <text:p>3.680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.8053">
            <text:p>5.8053</text:p>
          </table:table-cell>
          <table:table-cell office:value-type="float" office:value="7.266">
            <text:p>7.266</text:p>
          </table:table-cell>
          <table:table-cell office:value-type="float" office:value="399.0362">
            <text:p>399.036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2547">
            <text:p>5.2547</text:p>
          </table:table-cell>
          <table:table-cell table:formula="of:=IF(SEARCH(&quot;mouse&quot;;[.A174])&gt;0;&quot;mouse&quot;;&quot;other&quot;)" office:value-type="string" office:string-value="mouse">
            <text:p>mouse</text:p>
          </table:table-cell>
          <table:table-cell table:formula="of:=IF(SEARCH(&quot;FR&quot;;[.A174])&gt;0;&quot;fingers relative&quot;;&quot;other&quot;)" office:value-type="float" office:value="0">
            <text:p>#VALUE!</text:p>
          </table:table-cell>
          <table:table-cell table:formula="of:=IF(SEARCH(&quot;FA&quot;;[.A174])&gt;0;&quot;fingers absolute&quot;;&quot;other&quot;)" office:value-type="float" office:value="0">
            <text:p>#VALUE!</text:p>
          </table:table-cell>
          <table:table-cell table:formula="of:=IF(SEARCH(&quot;Trackpad&quot;;[.A174])&gt;0;&quot;trackpad&quot;;&quot;other&quot;)" office:value-type="float" office:value="0">
            <text:p>#VALUE!</text:p>
          </table:table-cell>
          <table:table-cell table:formula="of:=RIGHT([.A174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Mouse/P33M2/P33M2mouseA</text:p>
          </table:table-cell>
          <table:table-cell office:value-type="float" office:value="0.5522">
            <text:p>0.5522</text:p>
          </table:table-cell>
          <table:table-cell office:value-type="float" office:value="0.1149">
            <text:p>0.1149</text:p>
          </table:table-cell>
          <table:table-cell office:value-type="float" office:value="398.7314">
            <text:p>398.7314</text:p>
          </table:table-cell>
          <table:table-cell office:value-type="float" office:value="11.513">
            <text:p>11.513</text:p>
          </table:table-cell>
          <table:table-cell table:number-columns-repeated="2" office:value-type="float" office:value="0">
            <text:p>0</text:p>
          </table:table-cell>
          <table:table-cell office:value-type="float" office:value="4.2535">
            <text:p>4.2535</text:p>
          </table:table-cell>
          <table:table-cell office:value-type="float" office:value="22.0617">
            <text:p>22.0617</text:p>
          </table:table-cell>
          <table:table-cell office:value-type="float" office:value="398.7314">
            <text:p>398.731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7.7023">
            <text:p>7.7023</text:p>
          </table:table-cell>
          <table:table-cell table:formula="of:=IF(SEARCH(&quot;mouse&quot;;[.A175])&gt;0;&quot;mouse&quot;;&quot;other&quot;)" office:value-type="string" office:string-value="mouse">
            <text:p>mouse</text:p>
          </table:table-cell>
          <table:table-cell table:formula="of:=IF(SEARCH(&quot;FR&quot;;[.A175])&gt;0;&quot;fingers relative&quot;;&quot;other&quot;)" office:value-type="float" office:value="0">
            <text:p>#VALUE!</text:p>
          </table:table-cell>
          <table:table-cell table:formula="of:=IF(SEARCH(&quot;FA&quot;;[.A175])&gt;0;&quot;fingers absolute&quot;;&quot;other&quot;)" office:value-type="float" office:value="0">
            <text:p>#VALUE!</text:p>
          </table:table-cell>
          <table:table-cell table:formula="of:=IF(SEARCH(&quot;Trackpad&quot;;[.A175])&gt;0;&quot;trackpad&quot;;&quot;other&quot;)" office:value-type="float" office:value="0">
            <text:p>#VALUE!</text:p>
          </table:table-cell>
          <table:table-cell table:formula="of:=RIGHT([.A175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Mouse/P33M2/P33M2mouseC</text:p>
          </table:table-cell>
          <table:table-cell office:value-type="float" office:value="1.1793">
            <text:p>1.1793</text:p>
          </table:table-cell>
          <table:table-cell office:value-type="float" office:value="0.6178">
            <text:p>0.6178</text:p>
          </table:table-cell>
          <table:table-cell office:value-type="float" office:value="397.552">
            <text:p>397.552</text:p>
          </table:table-cell>
          <table:table-cell office:value-type="float" office:value="6.3194">
            <text:p>6.3194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6.1297">
            <text:p>6.1297</text:p>
          </table:table-cell>
          <table:table-cell office:value-type="float" office:value="5.7598">
            <text:p>5.7598</text:p>
          </table:table-cell>
          <table:table-cell office:value-type="float" office:value="397.552">
            <text:p>397.55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1976">
            <text:p>5.1976</text:p>
          </table:table-cell>
          <table:table-cell table:formula="of:=IF(SEARCH(&quot;mouse&quot;;[.A176])&gt;0;&quot;mouse&quot;;&quot;other&quot;)" office:value-type="string" office:string-value="mouse">
            <text:p>mouse</text:p>
          </table:table-cell>
          <table:table-cell table:formula="of:=IF(SEARCH(&quot;FR&quot;;[.A176])&gt;0;&quot;fingers relative&quot;;&quot;other&quot;)" office:value-type="float" office:value="0">
            <text:p>#VALUE!</text:p>
          </table:table-cell>
          <table:table-cell table:formula="of:=IF(SEARCH(&quot;FA&quot;;[.A176])&gt;0;&quot;fingers absolute&quot;;&quot;other&quot;)" office:value-type="float" office:value="0">
            <text:p>#VALUE!</text:p>
          </table:table-cell>
          <table:table-cell table:formula="of:=IF(SEARCH(&quot;Trackpad&quot;;[.A176])&gt;0;&quot;trackpad&quot;;&quot;other&quot;)" office:value-type="float" office:value="0">
            <text:p>#VALUE!</text:p>
          </table:table-cell>
          <table:table-cell table:formula="of:=RIGHT([.A176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Mouse/P33M2/P33M2mouseB</text:p>
          </table:table-cell>
          <table:table-cell office:value-type="float" office:value="0.8625">
            <text:p>0.8625</text:p>
          </table:table-cell>
          <table:table-cell office:value-type="float" office:value="0.3132">
            <text:p>0.3132</text:p>
          </table:table-cell>
          <table:table-cell office:value-type="float" office:value="401.8746">
            <text:p>401.8746</text:p>
          </table:table-cell>
          <table:table-cell office:value-type="float" office:value="7.0346">
            <text:p>7.0346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4.9724">
            <text:p>4.9724</text:p>
          </table:table-cell>
          <table:table-cell office:value-type="float" office:value="13.2221">
            <text:p>13.2221</text:p>
          </table:table-cell>
          <table:table-cell office:value-type="float" office:value="401.8746">
            <text:p>401.874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5.7651">
            <text:p>5.7651</text:p>
          </table:table-cell>
          <table:table-cell table:formula="of:=IF(SEARCH(&quot;mouse&quot;;[.A177])&gt;0;&quot;mouse&quot;;&quot;other&quot;)" office:value-type="string" office:string-value="mouse">
            <text:p>mouse</text:p>
          </table:table-cell>
          <table:table-cell table:formula="of:=IF(SEARCH(&quot;FR&quot;;[.A177])&gt;0;&quot;fingers relative&quot;;&quot;other&quot;)" office:value-type="float" office:value="0">
            <text:p>#VALUE!</text:p>
          </table:table-cell>
          <table:table-cell table:formula="of:=IF(SEARCH(&quot;FA&quot;;[.A177])&gt;0;&quot;fingers absolute&quot;;&quot;other&quot;)" office:value-type="float" office:value="0">
            <text:p>#VALUE!</text:p>
          </table:table-cell>
          <table:table-cell table:formula="of:=IF(SEARCH(&quot;Trackpad&quot;;[.A177])&gt;0;&quot;trackpad&quot;;&quot;other&quot;)" office:value-type="float" office:value="0">
            <text:p>#VALUE!</text:p>
          </table:table-cell>
          <table:table-cell table:formula="of:=RIGHT([.A177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FR/P33FR1/P33FR1fingersA</text:p>
          </table:table-cell>
          <table:table-cell office:value-type="float" office:value="1.4391">
            <text:p>1.4391</text:p>
          </table:table-cell>
          <table:table-cell office:value-type="float" office:value="0.8108">
            <text:p>0.8108</text:p>
          </table:table-cell>
          <table:table-cell office:value-type="float" office:value="390.3217">
            <text:p>390.3217</text:p>
          </table:table-cell>
          <table:table-cell office:value-type="float" office:value="9.1599">
            <text:p>9.1599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9628">
            <text:p>3.9628</text:p>
          </table:table-cell>
          <table:table-cell office:value-type="float" office:value="26.7482">
            <text:p>26.7482</text:p>
          </table:table-cell>
          <table:table-cell office:value-type="float" office:value="390.3217">
            <text:p>390.321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7536">
            <text:p>2.7536</text:p>
          </table:table-cell>
          <table:table-cell table:formula="of:=IF(SEARCH(&quot;mouse&quot;;[.A178])&gt;0;&quot;mouse&quot;;&quot;other&quot;)" office:value-type="float" office:value="0">
            <text:p>#VALUE!</text:p>
          </table:table-cell>
          <table:table-cell table:formula="of:=IF(SEARCH(&quot;FR&quot;;[.A178])&gt;0;&quot;fingers relative&quot;;&quot;other&quot;)" office:value-type="string" office:string-value="fingers relative">
            <text:p>fingers relative</text:p>
          </table:table-cell>
          <table:table-cell table:formula="of:=IF(SEARCH(&quot;FA&quot;;[.A178])&gt;0;&quot;fingers absolute&quot;;&quot;other&quot;)" office:value-type="float" office:value="0">
            <text:p>#VALUE!</text:p>
          </table:table-cell>
          <table:table-cell table:formula="of:=IF(SEARCH(&quot;Trackpad&quot;;[.A178])&gt;0;&quot;trackpad&quot;;&quot;other&quot;)" office:value-type="float" office:value="0">
            <text:p>#VALUE!</text:p>
          </table:table-cell>
          <table:table-cell table:formula="of:=RIGHT([.A178];1)" office:value-type="string" office:string-value="A">
            <text:p>A</text:p>
          </table:table-cell>
        </table:table-row>
        <table:table-row table:style-name="ro2">
          <table:table-cell office:value-type="string">
            <text:p>P33-data/FR/P33FR1/P33FR1fingersC</text:p>
          </table:table-cell>
          <table:table-cell office:value-type="float" office:value="2.5396">
            <text:p>2.5396</text:p>
          </table:table-cell>
          <table:table-cell office:value-type="float" office:value="0.8797">
            <text:p>0.8797</text:p>
          </table:table-cell>
          <table:table-cell office:value-type="float" office:value="397.7402">
            <text:p>397.7402</text:p>
          </table:table-cell>
          <table:table-cell office:value-type="float" office:value="3.2604">
            <text:p>3.2604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6.1208">
            <text:p>6.1208</text:p>
          </table:table-cell>
          <table:table-cell office:value-type="float" office:value="5.7987">
            <text:p>5.7987</text:p>
          </table:table-cell>
          <table:table-cell office:value-type="float" office:value="397.7402">
            <text:p>397.740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4102">
            <text:p>2.4102</text:p>
          </table:table-cell>
          <table:table-cell table:formula="of:=IF(SEARCH(&quot;mouse&quot;;[.A179])&gt;0;&quot;mouse&quot;;&quot;other&quot;)" office:value-type="float" office:value="0">
            <text:p>#VALUE!</text:p>
          </table:table-cell>
          <table:table-cell table:formula="of:=IF(SEARCH(&quot;FR&quot;;[.A179])&gt;0;&quot;fingers relative&quot;;&quot;other&quot;)" office:value-type="string" office:string-value="fingers relative">
            <text:p>fingers relative</text:p>
          </table:table-cell>
          <table:table-cell table:formula="of:=IF(SEARCH(&quot;FA&quot;;[.A179])&gt;0;&quot;fingers absolute&quot;;&quot;other&quot;)" office:value-type="float" office:value="0">
            <text:p>#VALUE!</text:p>
          </table:table-cell>
          <table:table-cell table:formula="of:=IF(SEARCH(&quot;Trackpad&quot;;[.A179])&gt;0;&quot;trackpad&quot;;&quot;other&quot;)" office:value-type="float" office:value="0">
            <text:p>#VALUE!</text:p>
          </table:table-cell>
          <table:table-cell table:formula="of:=RIGHT([.A179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R/P33FR1/P33FR1fingersB</text:p>
          </table:table-cell>
          <table:table-cell office:value-type="float" office:value="1.4778">
            <text:p>1.4778</text:p>
          </table:table-cell>
          <table:table-cell office:value-type="float" office:value="0.2814">
            <text:p>0.2814</text:p>
          </table:table-cell>
          <table:table-cell office:value-type="float" office:value="382.7901">
            <text:p>382.7901</text:p>
          </table:table-cell>
          <table:table-cell office:value-type="float" office:value="71.7531">
            <text:p>71.7531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4.9646">
            <text:p>4.9646</text:p>
          </table:table-cell>
          <table:table-cell office:value-type="float" office:value="12.6653">
            <text:p>12.6653</text:p>
          </table:table-cell>
          <table:table-cell office:value-type="float" office:value="382.7901">
            <text:p>382.790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3594">
            <text:p>3.3594</text:p>
          </table:table-cell>
          <table:table-cell table:formula="of:=IF(SEARCH(&quot;mouse&quot;;[.A180])&gt;0;&quot;mouse&quot;;&quot;other&quot;)" office:value-type="float" office:value="0">
            <text:p>#VALUE!</text:p>
          </table:table-cell>
          <table:table-cell table:formula="of:=IF(SEARCH(&quot;FR&quot;;[.A180])&gt;0;&quot;fingers relative&quot;;&quot;other&quot;)" office:value-type="string" office:string-value="fingers relative">
            <text:p>fingers relative</text:p>
          </table:table-cell>
          <table:table-cell table:formula="of:=IF(SEARCH(&quot;FA&quot;;[.A180])&gt;0;&quot;fingers absolute&quot;;&quot;other&quot;)" office:value-type="float" office:value="0">
            <text:p>#VALUE!</text:p>
          </table:table-cell>
          <table:table-cell table:formula="of:=IF(SEARCH(&quot;Trackpad&quot;;[.A180])&gt;0;&quot;trackpad&quot;;&quot;other&quot;)" office:value-type="float" office:value="0">
            <text:p>#VALUE!</text:p>
          </table:table-cell>
          <table:table-cell table:formula="of:=RIGHT([.A180];1)" office:value-type="string" office:string-value="B">
            <text:p>B</text:p>
          </table:table-cell>
        </table:table-row>
        <table:table-row table:style-name="ro2">
          <table:table-cell office:value-type="string">
            <text:p>P33-data/FR/P33FR11/P33FR12ndTimeC</text:p>
          </table:table-cell>
          <table:table-cell office:value-type="float" office:value="4.255">
            <text:p>4.255</text:p>
          </table:table-cell>
          <table:table-cell office:value-type="float" office:value="2.9927">
            <text:p>2.9927</text:p>
          </table:table-cell>
          <table:table-cell office:value-type="float" office:value="556.9184">
            <text:p>556.9184</text:p>
          </table:table-cell>
          <table:table-cell office:value-type="float" office:value="88.1917">
            <text:p>88.1917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6.6727">
            <text:p>6.6727</text:p>
          </table:table-cell>
          <table:table-cell office:value-type="float" office:value="5.513">
            <text:p>5.513</text:p>
          </table:table-cell>
          <table:table-cell office:value-type="float" office:value="556.9184">
            <text:p>556.9184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.5682">
            <text:p>1.5682</text:p>
          </table:table-cell>
          <table:table-cell table:formula="of:=IF(SEARCH(&quot;mouse&quot;;[.A181])&gt;0;&quot;mouse&quot;;&quot;other&quot;)" office:value-type="float" office:value="0">
            <text:p>#VALUE!</text:p>
          </table:table-cell>
          <table:table-cell table:formula="of:=IF(SEARCH(&quot;FR&quot;;[.A181])&gt;0;&quot;fingers relative&quot;;&quot;other&quot;)" office:value-type="string" office:string-value="fingers relative">
            <text:p>fingers relative</text:p>
          </table:table-cell>
          <table:table-cell table:formula="of:=IF(SEARCH(&quot;FA&quot;;[.A181])&gt;0;&quot;fingers absolute&quot;;&quot;other&quot;)" office:value-type="float" office:value="0">
            <text:p>#VALUE!</text:p>
          </table:table-cell>
          <table:table-cell table:formula="of:=IF(SEARCH(&quot;Trackpad&quot;;[.A181])&gt;0;&quot;trackpad&quot;;&quot;other&quot;)" office:value-type="float" office:value="0">
            <text:p>#VALUE!</text:p>
          </table:table-cell>
          <table:table-cell table:formula="of:=RIGHT([.A181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R/P33FR11/P33FR12ndTimeA</text:p>
          </table:table-cell>
          <table:table-cell office:value-type="float" office:value="1.4365">
            <text:p>1.4365</text:p>
          </table:table-cell>
          <table:table-cell office:value-type="float" office:value="0.5952">
            <text:p>0.5952</text:p>
          </table:table-cell>
          <table:table-cell office:value-type="float" office:value="401.4232">
            <text:p>401.4232</text:p>
          </table:table-cell>
          <table:table-cell office:value-type="float" office:value="25.5405">
            <text:p>25.5405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4.0035">
            <text:p>4.0035</text:p>
          </table:table-cell>
          <table:table-cell office:value-type="float" office:value="26.6922">
            <text:p>26.6922</text:p>
          </table:table-cell>
          <table:table-cell office:value-type="float" office:value="401.4232">
            <text:p>401.4232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7869">
            <text:p>2.7869</text:p>
          </table:table-cell>
          <table:table-cell table:formula="of:=IF(SEARCH(&quot;mouse&quot;;[.A182])&gt;0;&quot;mouse&quot;;&quot;other&quot;)" office:value-type="float" office:value="0">
            <text:p>#VALUE!</text:p>
          </table:table-cell>
          <table:table-cell table:formula="of:=IF(SEARCH(&quot;FR&quot;;[.A182])&gt;0;&quot;fingers relative&quot;;&quot;other&quot;)" office:value-type="string" office:string-value="fingers relative">
            <text:p>fingers relative</text:p>
          </table:table-cell>
          <table:table-cell table:formula="of:=IF(SEARCH(&quot;FA&quot;;[.A182])&gt;0;&quot;fingers absolute&quot;;&quot;other&quot;)" office:value-type="float" office:value="0">
            <text:p>#VALUE!</text:p>
          </table:table-cell>
          <table:table-cell table:formula="of:=IF(SEARCH(&quot;Trackpad&quot;;[.A182])&gt;0;&quot;trackpad&quot;;&quot;other&quot;)" office:value-type="float" office:value="0">
            <text:p>#VALUE!</text:p>
          </table:table-cell>
          <table:table-cell table:formula="of:=RIGHT([.A182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R/P33FR11/P33FR12ndTimeB</text:p>
          </table:table-cell>
          <table:table-cell office:value-type="float" office:value="1.9224">
            <text:p>1.9224</text:p>
          </table:table-cell>
          <table:table-cell office:value-type="float" office:value="0.9441">
            <text:p>0.9441</text:p>
          </table:table-cell>
          <table:table-cell office:value-type="float" office:value="392.2721">
            <text:p>392.2721</text:p>
          </table:table-cell>
          <table:table-cell office:value-type="float" office:value="27.0876">
            <text:p>27.0876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5.1229">
            <text:p>5.1229</text:p>
          </table:table-cell>
          <table:table-cell office:value-type="float" office:value="11.59">
            <text:p>11.59</text:p>
          </table:table-cell>
          <table:table-cell office:value-type="float" office:value="392.2721">
            <text:p>392.272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6649">
            <text:p>2.6649</text:p>
          </table:table-cell>
          <table:table-cell table:formula="of:=IF(SEARCH(&quot;mouse&quot;;[.A183])&gt;0;&quot;mouse&quot;;&quot;other&quot;)" office:value-type="float" office:value="0">
            <text:p>#VALUE!</text:p>
          </table:table-cell>
          <table:table-cell table:formula="of:=IF(SEARCH(&quot;FR&quot;;[.A183])&gt;0;&quot;fingers relative&quot;;&quot;other&quot;)" office:value-type="string" office:string-value="fingers relative">
            <text:p>fingers relative</text:p>
          </table:table-cell>
          <table:table-cell table:formula="of:=IF(SEARCH(&quot;FA&quot;;[.A183])&gt;0;&quot;fingers absolute&quot;;&quot;other&quot;)" office:value-type="float" office:value="0">
            <text:p>#VALUE!</text:p>
          </table:table-cell>
          <table:table-cell table:formula="of:=IF(SEARCH(&quot;Trackpad&quot;;[.A183])&gt;0;&quot;trackpad&quot;;&quot;other&quot;)" office:value-type="float" office:value="0">
            <text:p>#VALUE!</text:p>
          </table:table-cell>
          <table:table-cell table:formula="of:=RIGHT([.A183];1)" office:value-type="string" office:string-value="B">
            <text:p>B</text:p>
          </table:table-cell>
        </table:table-row>
        <table:table-row table:style-name="ro2">
          <table:table-cell office:value-type="string">
            <text:p>P33-data/FR/P33FR31/P33FR32ndTimeC</text:p>
          </table:table-cell>
          <table:table-cell office:value-type="float" office:value="2.6305">
            <text:p>2.6305</text:p>
          </table:table-cell>
          <table:table-cell office:value-type="float" office:value="0.567">
            <text:p>0.567</text:p>
          </table:table-cell>
          <table:table-cell office:value-type="float" office:value="545.0517">
            <text:p>545.0517</text:p>
          </table:table-cell>
          <table:table-cell office:value-type="float" office:value="105.0513">
            <text:p>105.0513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6.5037">
            <text:p>6.5037</text:p>
          </table:table-cell>
          <table:table-cell office:value-type="float" office:value="6.0734">
            <text:p>6.0734</text:p>
          </table:table-cell>
          <table:table-cell office:value-type="float" office:value="545.0517">
            <text:p>545.0517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2.4724">
            <text:p>2.4724</text:p>
          </table:table-cell>
          <table:table-cell table:formula="of:=IF(SEARCH(&quot;mouse&quot;;[.A184])&gt;0;&quot;mouse&quot;;&quot;other&quot;)" office:value-type="float" office:value="0">
            <text:p>#VALUE!</text:p>
          </table:table-cell>
          <table:table-cell table:formula="of:=IF(SEARCH(&quot;FR&quot;;[.A184])&gt;0;&quot;fingers relative&quot;;&quot;other&quot;)" office:value-type="string" office:string-value="fingers relative">
            <text:p>fingers relative</text:p>
          </table:table-cell>
          <table:table-cell table:formula="of:=IF(SEARCH(&quot;FA&quot;;[.A184])&gt;0;&quot;fingers absolute&quot;;&quot;other&quot;)" office:value-type="float" office:value="0">
            <text:p>#VALUE!</text:p>
          </table:table-cell>
          <table:table-cell table:formula="of:=IF(SEARCH(&quot;Trackpad&quot;;[.A184])&gt;0;&quot;trackpad&quot;;&quot;other&quot;)" office:value-type="float" office:value="0">
            <text:p>#VALUE!</text:p>
          </table:table-cell>
          <table:table-cell table:formula="of:=RIGHT([.A184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R/P33FR31/P33FR32ndTimeA</text:p>
          </table:table-cell>
          <table:table-cell office:value-type="float" office:value="1.078">
            <text:p>1.078</text:p>
          </table:table-cell>
          <table:table-cell office:value-type="float" office:value="0.5067">
            <text:p>0.5067</text:p>
          </table:table-cell>
          <table:table-cell office:value-type="float" office:value="392.3173">
            <text:p>392.3173</text:p>
          </table:table-cell>
          <table:table-cell office:value-type="float" office:value="21.7384">
            <text:p>21.7384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3.9584">
            <text:p>3.9584</text:p>
          </table:table-cell>
          <table:table-cell office:value-type="float" office:value="26.9729">
            <text:p>26.9729</text:p>
          </table:table-cell>
          <table:table-cell office:value-type="float" office:value="392.3173">
            <text:p>392.3173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6718">
            <text:p>3.6718</text:p>
          </table:table-cell>
          <table:table-cell table:formula="of:=IF(SEARCH(&quot;mouse&quot;;[.A185])&gt;0;&quot;mouse&quot;;&quot;other&quot;)" office:value-type="float" office:value="0">
            <text:p>#VALUE!</text:p>
          </table:table-cell>
          <table:table-cell table:formula="of:=IF(SEARCH(&quot;FR&quot;;[.A185])&gt;0;&quot;fingers relative&quot;;&quot;other&quot;)" office:value-type="string" office:string-value="fingers relative">
            <text:p>fingers relative</text:p>
          </table:table-cell>
          <table:table-cell table:formula="of:=IF(SEARCH(&quot;FA&quot;;[.A185])&gt;0;&quot;fingers absolute&quot;;&quot;other&quot;)" office:value-type="float" office:value="0">
            <text:p>#VALUE!</text:p>
          </table:table-cell>
          <table:table-cell table:formula="of:=IF(SEARCH(&quot;Trackpad&quot;;[.A185])&gt;0;&quot;trackpad&quot;;&quot;other&quot;)" office:value-type="float" office:value="0">
            <text:p>#VALUE!</text:p>
          </table:table-cell>
          <table:table-cell table:formula="of:=RIGHT([.A185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R/P33FR31/P33FR32ndTimeB</text:p>
          </table:table-cell>
          <table:table-cell office:value-type="float" office:value="1.9182">
            <text:p>1.9182</text:p>
          </table:table-cell>
          <table:table-cell office:value-type="float" office:value="1.1243">
            <text:p>1.1243</text:p>
          </table:table-cell>
          <table:table-cell office:value-type="float" office:value="395.1288">
            <text:p>395.1288</text:p>
          </table:table-cell>
          <table:table-cell office:value-type="float" office:value="16.6363">
            <text:p>16.6363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5.0755">
            <text:p>5.0755</text:p>
          </table:table-cell>
          <table:table-cell office:value-type="float" office:value="12.0763">
            <text:p>12.0763</text:p>
          </table:table-cell>
          <table:table-cell office:value-type="float" office:value="395.1288">
            <text:p>395.1288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6459">
            <text:p>2.6459</text:p>
          </table:table-cell>
          <table:table-cell table:formula="of:=IF(SEARCH(&quot;mouse&quot;;[.A186])&gt;0;&quot;mouse&quot;;&quot;other&quot;)" office:value-type="float" office:value="0">
            <text:p>#VALUE!</text:p>
          </table:table-cell>
          <table:table-cell table:formula="of:=IF(SEARCH(&quot;FR&quot;;[.A186])&gt;0;&quot;fingers relative&quot;;&quot;other&quot;)" office:value-type="string" office:string-value="fingers relative">
            <text:p>fingers relative</text:p>
          </table:table-cell>
          <table:table-cell table:formula="of:=IF(SEARCH(&quot;FA&quot;;[.A186])&gt;0;&quot;fingers absolute&quot;;&quot;other&quot;)" office:value-type="float" office:value="0">
            <text:p>#VALUE!</text:p>
          </table:table-cell>
          <table:table-cell table:formula="of:=IF(SEARCH(&quot;Trackpad&quot;;[.A186])&gt;0;&quot;trackpad&quot;;&quot;other&quot;)" office:value-type="float" office:value="0">
            <text:p>#VALUE!</text:p>
          </table:table-cell>
          <table:table-cell table:formula="of:=RIGHT([.A186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FR/P33FR3/P33FR3fingersB</text:p>
          </table:table-cell>
          <table:table-cell office:value-type="float" office:value="1.4289">
            <text:p>1.4289</text:p>
          </table:table-cell>
          <table:table-cell office:value-type="float" office:value="0.4465">
            <text:p>0.4465</text:p>
          </table:table-cell>
          <table:table-cell office:value-type="float" office:value="395.2561">
            <text:p>395.2561</text:p>
          </table:table-cell>
          <table:table-cell office:value-type="float" office:value="6.7012">
            <text:p>6.7012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5.1495">
            <text:p>5.1495</text:p>
          </table:table-cell>
          <table:table-cell office:value-type="float" office:value="11.4588">
            <text:p>11.4588</text:p>
          </table:table-cell>
          <table:table-cell office:value-type="float" office:value="395.2561">
            <text:p>395.256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6039">
            <text:p>3.6039</text:p>
          </table:table-cell>
          <table:table-cell table:formula="of:=IF(SEARCH(&quot;mouse&quot;;[.A187])&gt;0;&quot;mouse&quot;;&quot;other&quot;)" office:value-type="float" office:value="0">
            <text:p>#VALUE!</text:p>
          </table:table-cell>
          <table:table-cell table:formula="of:=IF(SEARCH(&quot;FR&quot;;[.A187])&gt;0;&quot;fingers relative&quot;;&quot;other&quot;)" office:value-type="string" office:string-value="fingers relative">
            <text:p>fingers relative</text:p>
          </table:table-cell>
          <table:table-cell table:formula="of:=IF(SEARCH(&quot;FA&quot;;[.A187])&gt;0;&quot;fingers absolute&quot;;&quot;other&quot;)" office:value-type="float" office:value="0">
            <text:p>#VALUE!</text:p>
          </table:table-cell>
          <table:table-cell table:formula="of:=IF(SEARCH(&quot;Trackpad&quot;;[.A187])&gt;0;&quot;trackpad&quot;;&quot;other&quot;)" office:value-type="float" office:value="0">
            <text:p>#VALUE!</text:p>
          </table:table-cell>
          <table:table-cell table:formula="of:=RIGHT([.A187];1)" office:value-type="string" office:string-value="B">
            <text:p>B</text:p>
          </table:table-cell>
        </table:table-row>
        <table:table-row table:style-name="ro2">
          <table:table-cell office:value-type="string">
            <text:p>P33-data/FR/P33FR3/P33FR3fingersC</text:p>
          </table:table-cell>
          <table:table-cell office:value-type="float" office:value="1.9811">
            <text:p>1.9811</text:p>
          </table:table-cell>
          <table:table-cell office:value-type="float" office:value="0.3164">
            <text:p>0.3164</text:p>
          </table:table-cell>
          <table:table-cell office:value-type="float" office:value="552.3703">
            <text:p>552.3703</text:p>
          </table:table-cell>
          <table:table-cell office:value-type="float" office:value="132.4109">
            <text:p>132.4109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6.2404">
            <text:p>6.2404</text:p>
          </table:table-cell>
          <table:table-cell office:value-type="float" office:value="7.404">
            <text:p>7.404</text:p>
          </table:table-cell>
          <table:table-cell office:value-type="float" office:value="552.3703">
            <text:p>552.3703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3.1499">
            <text:p>3.1499</text:p>
          </table:table-cell>
          <table:table-cell table:formula="of:=IF(SEARCH(&quot;mouse&quot;;[.A188])&gt;0;&quot;mouse&quot;;&quot;other&quot;)" office:value-type="float" office:value="0">
            <text:p>#VALUE!</text:p>
          </table:table-cell>
          <table:table-cell table:formula="of:=IF(SEARCH(&quot;FR&quot;;[.A188])&gt;0;&quot;fingers relative&quot;;&quot;other&quot;)" office:value-type="string" office:string-value="fingers relative">
            <text:p>fingers relative</text:p>
          </table:table-cell>
          <table:table-cell table:formula="of:=IF(SEARCH(&quot;FA&quot;;[.A188])&gt;0;&quot;fingers absolute&quot;;&quot;other&quot;)" office:value-type="float" office:value="0">
            <text:p>#VALUE!</text:p>
          </table:table-cell>
          <table:table-cell table:formula="of:=IF(SEARCH(&quot;Trackpad&quot;;[.A188])&gt;0;&quot;trackpad&quot;;&quot;other&quot;)" office:value-type="float" office:value="0">
            <text:p>#VALUE!</text:p>
          </table:table-cell>
          <table:table-cell table:formula="of:=RIGHT([.A188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R/P33FR3/P33FR3fingersA</text:p>
          </table:table-cell>
          <table:table-cell office:value-type="float" office:value="1.1102">
            <text:p>1.1102</text:p>
          </table:table-cell>
          <table:table-cell office:value-type="float" office:value="0.2914">
            <text:p>0.2914</text:p>
          </table:table-cell>
          <table:table-cell office:value-type="float" office:value="371.8294">
            <text:p>371.8294</text:p>
          </table:table-cell>
          <table:table-cell office:value-type="float" office:value="80.1518">
            <text:p>80.1518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4.1564">
            <text:p>4.1564</text:p>
          </table:table-cell>
          <table:table-cell office:value-type="float" office:value="22.0899">
            <text:p>22.0899</text:p>
          </table:table-cell>
          <table:table-cell office:value-type="float" office:value="371.8294">
            <text:p>371.829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744">
            <text:p>3.744</text:p>
          </table:table-cell>
          <table:table-cell table:formula="of:=IF(SEARCH(&quot;mouse&quot;;[.A189])&gt;0;&quot;mouse&quot;;&quot;other&quot;)" office:value-type="float" office:value="0">
            <text:p>#VALUE!</text:p>
          </table:table-cell>
          <table:table-cell table:formula="of:=IF(SEARCH(&quot;FR&quot;;[.A189])&gt;0;&quot;fingers relative&quot;;&quot;other&quot;)" office:value-type="string" office:string-value="fingers relative">
            <text:p>fingers relative</text:p>
          </table:table-cell>
          <table:table-cell table:formula="of:=IF(SEARCH(&quot;FA&quot;;[.A189])&gt;0;&quot;fingers absolute&quot;;&quot;other&quot;)" office:value-type="float" office:value="0">
            <text:p>#VALUE!</text:p>
          </table:table-cell>
          <table:table-cell table:formula="of:=IF(SEARCH(&quot;Trackpad&quot;;[.A189])&gt;0;&quot;trackpad&quot;;&quot;other&quot;)" office:value-type="float" office:value="0">
            <text:p>#VALUE!</text:p>
          </table:table-cell>
          <table:table-cell table:formula="of:=RIGHT([.A189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R/P33FR21/P33FR22ndTimeA</text:p>
          </table:table-cell>
          <table:table-cell office:value-type="float" office:value="2.5042">
            <text:p>2.5042</text:p>
          </table:table-cell>
          <table:table-cell office:value-type="float" office:value="4.0411">
            <text:p>4.0411</text:p>
          </table:table-cell>
          <table:table-cell office:value-type="float" office:value="396.4174">
            <text:p>396.4174</text:p>
          </table:table-cell>
          <table:table-cell office:value-type="float" office:value="41.3563">
            <text:p>41.3563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4.033">
            <text:p>4.033</text:p>
          </table:table-cell>
          <table:table-cell office:value-type="float" office:value="25.7914">
            <text:p>25.7914</text:p>
          </table:table-cell>
          <table:table-cell office:value-type="float" office:value="396.4174">
            <text:p>396.417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1.6105">
            <text:p>1.6105</text:p>
          </table:table-cell>
          <table:table-cell table:formula="of:=IF(SEARCH(&quot;mouse&quot;;[.A190])&gt;0;&quot;mouse&quot;;&quot;other&quot;)" office:value-type="float" office:value="0">
            <text:p>#VALUE!</text:p>
          </table:table-cell>
          <table:table-cell table:formula="of:=IF(SEARCH(&quot;FR&quot;;[.A190])&gt;0;&quot;fingers relative&quot;;&quot;other&quot;)" office:value-type="string" office:string-value="fingers relative">
            <text:p>fingers relative</text:p>
          </table:table-cell>
          <table:table-cell table:formula="of:=IF(SEARCH(&quot;FA&quot;;[.A190])&gt;0;&quot;fingers absolute&quot;;&quot;other&quot;)" office:value-type="float" office:value="0">
            <text:p>#VALUE!</text:p>
          </table:table-cell>
          <table:table-cell table:formula="of:=IF(SEARCH(&quot;Trackpad&quot;;[.A190])&gt;0;&quot;trackpad&quot;;&quot;other&quot;)" office:value-type="float" office:value="0">
            <text:p>#VALUE!</text:p>
          </table:table-cell>
          <table:table-cell table:formula="of:=RIGHT([.A190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R/P33FR21/P33FR22ndTimeB</text:p>
          </table:table-cell>
          <table:table-cell office:value-type="float" office:value="2.0844">
            <text:p>2.0844</text:p>
          </table:table-cell>
          <table:table-cell office:value-type="float" office:value="0.6387">
            <text:p>0.6387</text:p>
          </table:table-cell>
          <table:table-cell office:value-type="float" office:value="339.0975">
            <text:p>339.0975</text:p>
          </table:table-cell>
          <table:table-cell office:value-type="float" office:value="115.3356">
            <text:p>115.3356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4.663">
            <text:p>4.663</text:p>
          </table:table-cell>
          <table:table-cell office:value-type="float" office:value="13.9347">
            <text:p>13.9347</text:p>
          </table:table-cell>
          <table:table-cell office:value-type="float" office:value="339.0975">
            <text:p>339.097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2372">
            <text:p>2.2372</text:p>
          </table:table-cell>
          <table:table-cell table:formula="of:=IF(SEARCH(&quot;mouse&quot;;[.A191])&gt;0;&quot;mouse&quot;;&quot;other&quot;)" office:value-type="float" office:value="0">
            <text:p>#VALUE!</text:p>
          </table:table-cell>
          <table:table-cell table:formula="of:=IF(SEARCH(&quot;FR&quot;;[.A191])&gt;0;&quot;fingers relative&quot;;&quot;other&quot;)" office:value-type="string" office:string-value="fingers relative">
            <text:p>fingers relative</text:p>
          </table:table-cell>
          <table:table-cell table:formula="of:=IF(SEARCH(&quot;FA&quot;;[.A191])&gt;0;&quot;fingers absolute&quot;;&quot;other&quot;)" office:value-type="float" office:value="0">
            <text:p>#VALUE!</text:p>
          </table:table-cell>
          <table:table-cell table:formula="of:=IF(SEARCH(&quot;Trackpad&quot;;[.A191])&gt;0;&quot;trackpad&quot;;&quot;other&quot;)" office:value-type="float" office:value="0">
            <text:p>#VALUE!</text:p>
          </table:table-cell>
          <table:table-cell table:formula="of:=RIGHT([.A191];1)" office:value-type="string" office:string-value="B">
            <text:p>B</text:p>
          </table:table-cell>
        </table:table-row>
        <table:table-row table:style-name="ro2">
          <table:table-cell office:value-type="string">
            <text:p>P33-data/FR/P33FR21/P33FR22ndTimeC</text:p>
          </table:table-cell>
          <table:table-cell office:value-type="float" office:value="4.4933">
            <text:p>4.4933</text:p>
          </table:table-cell>
          <table:table-cell office:value-type="float" office:value="3.0262">
            <text:p>3.0262</text:p>
          </table:table-cell>
          <table:table-cell office:value-type="float" office:value="340.5536">
            <text:p>340.5536</text:p>
          </table:table-cell>
          <table:table-cell office:value-type="float" office:value="120.7208">
            <text:p>120.7208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5.7605">
            <text:p>5.7605</text:p>
          </table:table-cell>
          <table:table-cell office:value-type="float" office:value="6.4001">
            <text:p>6.4001</text:p>
          </table:table-cell>
          <table:table-cell office:value-type="float" office:value="340.5536">
            <text:p>340.5536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1.282">
            <text:p>1.282</text:p>
          </table:table-cell>
          <table:table-cell table:formula="of:=IF(SEARCH(&quot;mouse&quot;;[.A192])&gt;0;&quot;mouse&quot;;&quot;other&quot;)" office:value-type="float" office:value="0">
            <text:p>#VALUE!</text:p>
          </table:table-cell>
          <table:table-cell table:formula="of:=IF(SEARCH(&quot;FR&quot;;[.A192])&gt;0;&quot;fingers relative&quot;;&quot;other&quot;)" office:value-type="string" office:string-value="fingers relative">
            <text:p>fingers relative</text:p>
          </table:table-cell>
          <table:table-cell table:formula="of:=IF(SEARCH(&quot;FA&quot;;[.A192])&gt;0;&quot;fingers absolute&quot;;&quot;other&quot;)" office:value-type="float" office:value="0">
            <text:p>#VALUE!</text:p>
          </table:table-cell>
          <table:table-cell table:formula="of:=IF(SEARCH(&quot;Trackpad&quot;;[.A192])&gt;0;&quot;trackpad&quot;;&quot;other&quot;)" office:value-type="float" office:value="0">
            <text:p>#VALUE!</text:p>
          </table:table-cell>
          <table:table-cell table:formula="of:=RIGHT([.A192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R/P33FR2/P33FR2fingersB</text:p>
          </table:table-cell>
          <table:table-cell office:value-type="float" office:value="1.2912">
            <text:p>1.2912</text:p>
          </table:table-cell>
          <table:table-cell office:value-type="float" office:value="0.3721">
            <text:p>0.3721</text:p>
          </table:table-cell>
          <table:table-cell office:value-type="float" office:value="366.0716">
            <text:p>366.0716</text:p>
          </table:table-cell>
          <table:table-cell office:value-type="float" office:value="89.6964">
            <text:p>89.6964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5.0867">
            <text:p>5.0867</text:p>
          </table:table-cell>
          <table:table-cell office:value-type="float" office:value="11.0991">
            <text:p>11.0991</text:p>
          </table:table-cell>
          <table:table-cell office:value-type="float" office:value="366.0716">
            <text:p>366.0716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9396">
            <text:p>3.9396</text:p>
          </table:table-cell>
          <table:table-cell table:formula="of:=IF(SEARCH(&quot;mouse&quot;;[.A193])&gt;0;&quot;mouse&quot;;&quot;other&quot;)" office:value-type="float" office:value="0">
            <text:p>#VALUE!</text:p>
          </table:table-cell>
          <table:table-cell table:formula="of:=IF(SEARCH(&quot;FR&quot;;[.A193])&gt;0;&quot;fingers relative&quot;;&quot;other&quot;)" office:value-type="string" office:string-value="fingers relative">
            <text:p>fingers relative</text:p>
          </table:table-cell>
          <table:table-cell table:formula="of:=IF(SEARCH(&quot;FA&quot;;[.A193])&gt;0;&quot;fingers absolute&quot;;&quot;other&quot;)" office:value-type="float" office:value="0">
            <text:p>#VALUE!</text:p>
          </table:table-cell>
          <table:table-cell table:formula="of:=IF(SEARCH(&quot;Trackpad&quot;;[.A193])&gt;0;&quot;trackpad&quot;;&quot;other&quot;)" office:value-type="float" office:value="0">
            <text:p>#VALUE!</text:p>
          </table:table-cell>
          <table:table-cell table:formula="of:=RIGHT([.A193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FR/P33FR2/P33FR2fingersA</text:p>
          </table:table-cell>
          <table:table-cell office:value-type="float" office:value="1.015">
            <text:p>1.015</text:p>
          </table:table-cell>
          <table:table-cell office:value-type="float" office:value="0.321">
            <text:p>0.321</text:p>
          </table:table-cell>
          <table:table-cell office:value-type="float" office:value="376.8292">
            <text:p>376.8292</text:p>
          </table:table-cell>
          <table:table-cell office:value-type="float" office:value="72.8899">
            <text:p>72.88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4.2252">
            <text:p>4.2252</text:p>
          </table:table-cell>
          <table:table-cell office:value-type="float" office:value="21.2859">
            <text:p>21.2859</text:p>
          </table:table-cell>
          <table:table-cell office:value-type="float" office:value="376.8292">
            <text:p>376.8292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4.1626">
            <text:p>4.1626</text:p>
          </table:table-cell>
          <table:table-cell table:formula="of:=IF(SEARCH(&quot;mouse&quot;;[.A194])&gt;0;&quot;mouse&quot;;&quot;other&quot;)" office:value-type="float" office:value="0">
            <text:p>#VALUE!</text:p>
          </table:table-cell>
          <table:table-cell table:formula="of:=IF(SEARCH(&quot;FR&quot;;[.A194])&gt;0;&quot;fingers relative&quot;;&quot;other&quot;)" office:value-type="string" office:string-value="fingers relative">
            <text:p>fingers relative</text:p>
          </table:table-cell>
          <table:table-cell table:formula="of:=IF(SEARCH(&quot;FA&quot;;[.A194])&gt;0;&quot;fingers absolute&quot;;&quot;other&quot;)" office:value-type="float" office:value="0">
            <text:p>#VALUE!</text:p>
          </table:table-cell>
          <table:table-cell table:formula="of:=IF(SEARCH(&quot;Trackpad&quot;;[.A194])&gt;0;&quot;trackpad&quot;;&quot;other&quot;)" office:value-type="float" office:value="0">
            <text:p>#VALUE!</text:p>
          </table:table-cell>
          <table:table-cell table:formula="of:=RIGHT([.A194];1)" office:value-type="string" office:string-value="A">
            <text:p>A</text:p>
          </table:table-cell>
        </table:table-row>
        <table:table-row table:style-name="ro2">
          <table:table-cell office:value-type="string">
            <text:p>P33-data/FR/P33FR2/P33FR2fingersC</text:p>
          </table:table-cell>
          <table:table-cell office:value-type="float" office:value="2.1813">
            <text:p>2.1813</text:p>
          </table:table-cell>
          <table:table-cell office:value-type="float" office:value="0.6173">
            <text:p>0.6173</text:p>
          </table:table-cell>
          <table:table-cell office:value-type="float" office:value="394.3974">
            <text:p>394.3974</text:p>
          </table:table-cell>
          <table:table-cell office:value-type="float" office:value="14.5395">
            <text:p>14.5395</text:p>
          </table:table-cell>
          <table:table-cell office:value-type="float" office:value="0.36">
            <text:p>0.36</text:p>
          </table:table-cell>
          <table:table-cell office:value-type="float" office:value="0.04">
            <text:p>0.04</text:p>
          </table:table-cell>
          <table:table-cell office:value-type="float" office:value="6.292">
            <text:p>6.292</text:p>
          </table:table-cell>
          <table:table-cell office:value-type="float" office:value="5.0983">
            <text:p>5.0983</text:p>
          </table:table-cell>
          <table:table-cell office:value-type="float" office:value="394.3974">
            <text:p>394.3974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8845">
            <text:p>2.8845</text:p>
          </table:table-cell>
          <table:table-cell table:formula="of:=IF(SEARCH(&quot;mouse&quot;;[.A195])&gt;0;&quot;mouse&quot;;&quot;other&quot;)" office:value-type="float" office:value="0">
            <text:p>#VALUE!</text:p>
          </table:table-cell>
          <table:table-cell table:formula="of:=IF(SEARCH(&quot;FR&quot;;[.A195])&gt;0;&quot;fingers relative&quot;;&quot;other&quot;)" office:value-type="string" office:string-value="fingers relative">
            <text:p>fingers relative</text:p>
          </table:table-cell>
          <table:table-cell table:formula="of:=IF(SEARCH(&quot;FA&quot;;[.A195])&gt;0;&quot;fingers absolute&quot;;&quot;other&quot;)" office:value-type="float" office:value="0">
            <text:p>#VALUE!</text:p>
          </table:table-cell>
          <table:table-cell table:formula="of:=IF(SEARCH(&quot;Trackpad&quot;;[.A195])&gt;0;&quot;trackpad&quot;;&quot;other&quot;)" office:value-type="float" office:value="0">
            <text:p>#VALUE!</text:p>
          </table:table-cell>
          <table:table-cell table:formula="of:=RIGHT([.A195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3-data/Trackpad/P33T1/P33T1trackpadC</text:p>
          </table:table-cell>
          <table:table-cell office:value-type="float" office:value="1.745">
            <text:p>1.745</text:p>
          </table:table-cell>
          <table:table-cell office:value-type="float" office:value="0.2426">
            <text:p>0.2426</text:p>
          </table:table-cell>
          <table:table-cell office:value-type="float" office:value="399.6879">
            <text:p>399.6879</text:p>
          </table:table-cell>
          <table:table-cell office:value-type="float" office:value="2.7776">
            <text:p>2.777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6.3166">
            <text:p>6.3166</text:p>
          </table:table-cell>
          <table:table-cell office:value-type="float" office:value="5.0782">
            <text:p>5.0782</text:p>
          </table:table-cell>
          <table:table-cell office:value-type="float" office:value="399.6879">
            <text:p>399.6879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6198">
            <text:p>3.6198</text:p>
          </table:table-cell>
          <table:table-cell table:formula="of:=IF(SEARCH(&quot;mouse&quot;;[.A196])&gt;0;&quot;mouse&quot;;&quot;other&quot;)" office:value-type="float" office:value="0">
            <text:p>#VALUE!</text:p>
          </table:table-cell>
          <table:table-cell table:formula="of:=IF(SEARCH(&quot;FR&quot;;[.A196])&gt;0;&quot;fingers relative&quot;;&quot;other&quot;)" office:value-type="float" office:value="0">
            <text:p>#VALUE!</text:p>
          </table:table-cell>
          <table:table-cell table:formula="of:=IF(SEARCH(&quot;FA&quot;;[.A196])&gt;0;&quot;fingers absolute&quot;;&quot;other&quot;)" office:value-type="float" office:value="0">
            <text:p>#VALUE!</text:p>
          </table:table-cell>
          <table:table-cell table:formula="of:=IF(SEARCH(&quot;Trackpad&quot;;[.A196])&gt;0;&quot;trackpad&quot;;&quot;other&quot;)" office:value-type="string" office:string-value="trackpad">
            <text:p>trackpad</text:p>
          </table:table-cell>
          <table:table-cell table:formula="of:=RIGHT([.A196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3-data/Trackpad/P33T1/P33T1trackpadA</text:p>
          </table:table-cell>
          <table:table-cell office:value-type="float" office:value="1.2658">
            <text:p>1.2658</text:p>
          </table:table-cell>
          <table:table-cell office:value-type="float" office:value="0.6236">
            <text:p>0.6236</text:p>
          </table:table-cell>
          <table:table-cell office:value-type="float" office:value="382.0897">
            <text:p>382.0897</text:p>
          </table:table-cell>
          <table:table-cell office:value-type="float" office:value="70.351">
            <text:p>70.351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4.1361">
            <text:p>4.1361</text:p>
          </table:table-cell>
          <table:table-cell office:value-type="float" office:value="23.042">
            <text:p>23.042</text:p>
          </table:table-cell>
          <table:table-cell office:value-type="float" office:value="382.0897">
            <text:p>382.089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2675">
            <text:p>3.2675</text:p>
          </table:table-cell>
          <table:table-cell table:formula="of:=IF(SEARCH(&quot;mouse&quot;;[.A197])&gt;0;&quot;mouse&quot;;&quot;other&quot;)" office:value-type="float" office:value="0">
            <text:p>#VALUE!</text:p>
          </table:table-cell>
          <table:table-cell table:formula="of:=IF(SEARCH(&quot;FR&quot;;[.A197])&gt;0;&quot;fingers relative&quot;;&quot;other&quot;)" office:value-type="float" office:value="0">
            <text:p>#VALUE!</text:p>
          </table:table-cell>
          <table:table-cell table:formula="of:=IF(SEARCH(&quot;FA&quot;;[.A197])&gt;0;&quot;fingers absolute&quot;;&quot;other&quot;)" office:value-type="float" office:value="0">
            <text:p>#VALUE!</text:p>
          </table:table-cell>
          <table:table-cell table:formula="of:=IF(SEARCH(&quot;Trackpad&quot;;[.A197])&gt;0;&quot;trackpad&quot;;&quot;other&quot;)" office:value-type="string" office:string-value="trackpad">
            <text:p>trackpad</text:p>
          </table:table-cell>
          <table:table-cell table:formula="of:=RIGHT([.A197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P33-data/Trackpad/P33T1/P33T1trackpadB</text:p>
          </table:table-cell>
          <table:table-cell office:value-type="float" office:value="1.3766">
            <text:p>1.3766</text:p>
          </table:table-cell>
          <table:table-cell office:value-type="float" office:value="0.2487">
            <text:p>0.2487</text:p>
          </table:table-cell>
          <table:table-cell office:value-type="float" office:value="394.7147">
            <text:p>394.7147</text:p>
          </table:table-cell>
          <table:table-cell office:value-type="float" office:value="20.2497">
            <text:p>20.2497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4.9501">
            <text:p>4.9501</text:p>
          </table:table-cell>
          <table:table-cell office:value-type="float" office:value="13.196">
            <text:p>13.196</text:p>
          </table:table-cell>
          <table:table-cell office:value-type="float" office:value="394.7147">
            <text:p>394.7147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5958">
            <text:p>3.5958</text:p>
          </table:table-cell>
          <table:table-cell table:formula="of:=IF(SEARCH(&quot;mouse&quot;;[.A198])&gt;0;&quot;mouse&quot;;&quot;other&quot;)" office:value-type="float" office:value="0">
            <text:p>#VALUE!</text:p>
          </table:table-cell>
          <table:table-cell table:formula="of:=IF(SEARCH(&quot;FR&quot;;[.A198])&gt;0;&quot;fingers relative&quot;;&quot;other&quot;)" office:value-type="float" office:value="0">
            <text:p>#VALUE!</text:p>
          </table:table-cell>
          <table:table-cell table:formula="of:=IF(SEARCH(&quot;FA&quot;;[.A198])&gt;0;&quot;fingers absolute&quot;;&quot;other&quot;)" office:value-type="float" office:value="0">
            <text:p>#VALUE!</text:p>
          </table:table-cell>
          <table:table-cell table:formula="of:=IF(SEARCH(&quot;Trackpad&quot;;[.A198])&gt;0;&quot;trackpad&quot;;&quot;other&quot;)" office:value-type="string" office:string-value="trackpad">
            <text:p>trackpad</text:p>
          </table:table-cell>
          <table:table-cell table:formula="of:=RIGHT([.A198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3-data/Trackpad/P33T3/P33T3trackpadA</text:p>
          </table:table-cell>
          <table:table-cell office:value-type="float" office:value="1.1349">
            <text:p>1.1349</text:p>
          </table:table-cell>
          <table:table-cell office:value-type="float" office:value="0.3134">
            <text:p>0.3134</text:p>
          </table:table-cell>
          <table:table-cell office:value-type="float" office:value="327.5844">
            <text:p>327.5844</text:p>
          </table:table-cell>
          <table:table-cell office:value-type="float" office:value="142.5551">
            <text:p>142.5551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4.1346">
            <text:p>4.1346</text:p>
          </table:table-cell>
          <table:table-cell office:value-type="float" office:value="19.7769">
            <text:p>19.7769</text:p>
          </table:table-cell>
          <table:table-cell office:value-type="float" office:value="327.5844">
            <text:p>327.584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6432">
            <text:p>3.6432</text:p>
          </table:table-cell>
          <table:table-cell table:formula="of:=IF(SEARCH(&quot;mouse&quot;;[.A199])&gt;0;&quot;mouse&quot;;&quot;other&quot;)" office:value-type="float" office:value="0">
            <text:p>#VALUE!</text:p>
          </table:table-cell>
          <table:table-cell table:formula="of:=IF(SEARCH(&quot;FR&quot;;[.A199])&gt;0;&quot;fingers relative&quot;;&quot;other&quot;)" office:value-type="float" office:value="0">
            <text:p>#VALUE!</text:p>
          </table:table-cell>
          <table:table-cell table:formula="of:=IF(SEARCH(&quot;FA&quot;;[.A199])&gt;0;&quot;fingers absolute&quot;;&quot;other&quot;)" office:value-type="float" office:value="0">
            <text:p>#VALUE!</text:p>
          </table:table-cell>
          <table:table-cell table:formula="of:=IF(SEARCH(&quot;Trackpad&quot;;[.A199])&gt;0;&quot;trackpad&quot;;&quot;other&quot;)" office:value-type="string" office:string-value="trackpad">
            <text:p>trackpad</text:p>
          </table:table-cell>
          <table:table-cell table:formula="of:=RIGHT([.A199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P33-data/Trackpad/P33T3/P33T3trackpadC</text:p>
          </table:table-cell>
          <table:table-cell office:value-type="float" office:value="1.727">
            <text:p>1.727</text:p>
          </table:table-cell>
          <table:table-cell office:value-type="float" office:value="0.4687">
            <text:p>0.4687</text:p>
          </table:table-cell>
          <table:table-cell office:value-type="float" office:value="598.8369">
            <text:p>598.8369</text:p>
          </table:table-cell>
          <table:table-cell office:value-type="float" office:value="3.3107">
            <text:p>3.310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6.87">
            <text:p>6.87</text:p>
          </table:table-cell>
          <table:table-cell office:value-type="float" office:value="5.1638">
            <text:p>5.1638</text:p>
          </table:table-cell>
          <table:table-cell office:value-type="float" office:value="598.8369">
            <text:p>598.8369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3.978">
            <text:p>3.978</text:p>
          </table:table-cell>
          <table:table-cell table:formula="of:=IF(SEARCH(&quot;mouse&quot;;[.A200])&gt;0;&quot;mouse&quot;;&quot;other&quot;)" office:value-type="float" office:value="0">
            <text:p>#VALUE!</text:p>
          </table:table-cell>
          <table:table-cell table:formula="of:=IF(SEARCH(&quot;FR&quot;;[.A200])&gt;0;&quot;fingers relative&quot;;&quot;other&quot;)" office:value-type="float" office:value="0">
            <text:p>#VALUE!</text:p>
          </table:table-cell>
          <table:table-cell table:formula="of:=IF(SEARCH(&quot;FA&quot;;[.A200])&gt;0;&quot;fingers absolute&quot;;&quot;other&quot;)" office:value-type="float" office:value="0">
            <text:p>#VALUE!</text:p>
          </table:table-cell>
          <table:table-cell table:formula="of:=IF(SEARCH(&quot;Trackpad&quot;;[.A200])&gt;0;&quot;trackpad&quot;;&quot;other&quot;)" office:value-type="string" office:string-value="trackpad">
            <text:p>trackpad</text:p>
          </table:table-cell>
          <table:table-cell table:formula="of:=RIGHT([.A200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3-data/Trackpad/P33T3/P33T3trackpadB</text:p>
          </table:table-cell>
          <table:table-cell office:value-type="float" office:value="1.234">
            <text:p>1.234</text:p>
          </table:table-cell>
          <table:table-cell office:value-type="float" office:value="0.3851">
            <text:p>0.3851</text:p>
          </table:table-cell>
          <table:table-cell office:value-type="float" office:value="398.8412">
            <text:p>398.8412</text:p>
          </table:table-cell>
          <table:table-cell office:value-type="float" office:value="5.4018">
            <text:p>5.4018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.1679">
            <text:p>5.1679</text:p>
          </table:table-cell>
          <table:table-cell office:value-type="float" office:value="11.4116">
            <text:p>11.4116</text:p>
          </table:table-cell>
          <table:table-cell office:value-type="float" office:value="398.8412">
            <text:p>398.8412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4.1879">
            <text:p>4.1879</text:p>
          </table:table-cell>
          <table:table-cell table:formula="of:=IF(SEARCH(&quot;mouse&quot;;[.A201])&gt;0;&quot;mouse&quot;;&quot;other&quot;)" office:value-type="float" office:value="0">
            <text:p>#VALUE!</text:p>
          </table:table-cell>
          <table:table-cell table:formula="of:=IF(SEARCH(&quot;FR&quot;;[.A201])&gt;0;&quot;fingers relative&quot;;&quot;other&quot;)" office:value-type="float" office:value="0">
            <text:p>#VALUE!</text:p>
          </table:table-cell>
          <table:table-cell table:formula="of:=IF(SEARCH(&quot;FA&quot;;[.A201])&gt;0;&quot;fingers absolute&quot;;&quot;other&quot;)" office:value-type="float" office:value="0">
            <text:p>#VALUE!</text:p>
          </table:table-cell>
          <table:table-cell table:formula="of:=IF(SEARCH(&quot;Trackpad&quot;;[.A201])&gt;0;&quot;trackpad&quot;;&quot;other&quot;)" office:value-type="string" office:string-value="trackpad">
            <text:p>trackpad</text:p>
          </table:table-cell>
          <table:table-cell table:formula="of:=RIGHT([.A201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3-data/Trackpad/P33T2/P33T2trackpadC</text:p>
          </table:table-cell>
          <table:table-cell office:value-type="float" office:value="1.5269">
            <text:p>1.5269</text:p>
          </table:table-cell>
          <table:table-cell office:value-type="float" office:value="0.4046">
            <text:p>0.4046</text:p>
          </table:table-cell>
          <table:table-cell office:value-type="float" office:value="384.6406">
            <text:p>384.6406</text:p>
          </table:table-cell>
          <table:table-cell office:value-type="float" office:value="70.6733">
            <text:p>70.6733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6.14">
            <text:p>6.14</text:p>
          </table:table-cell>
          <table:table-cell office:value-type="float" office:value="5.5328">
            <text:p>5.5328</text:p>
          </table:table-cell>
          <table:table-cell office:value-type="float" office:value="384.6406">
            <text:p>384.6406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.0212">
            <text:p>4.0212</text:p>
          </table:table-cell>
          <table:table-cell table:formula="of:=IF(SEARCH(&quot;mouse&quot;;[.A202])&gt;0;&quot;mouse&quot;;&quot;other&quot;)" office:value-type="float" office:value="0">
            <text:p>#VALUE!</text:p>
          </table:table-cell>
          <table:table-cell table:formula="of:=IF(SEARCH(&quot;FR&quot;;[.A202])&gt;0;&quot;fingers relative&quot;;&quot;other&quot;)" office:value-type="float" office:value="0">
            <text:p>#VALUE!</text:p>
          </table:table-cell>
          <table:table-cell table:formula="of:=IF(SEARCH(&quot;FA&quot;;[.A202])&gt;0;&quot;fingers absolute&quot;;&quot;other&quot;)" office:value-type="float" office:value="0">
            <text:p>#VALUE!</text:p>
          </table:table-cell>
          <table:table-cell table:formula="of:=IF(SEARCH(&quot;Trackpad&quot;;[.A202])&gt;0;&quot;trackpad&quot;;&quot;other&quot;)" office:value-type="string" office:string-value="trackpad">
            <text:p>trackpad</text:p>
          </table:table-cell>
          <table:table-cell table:formula="of:=RIGHT([.A202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3-data/Trackpad/P33T2/P33T2trackpadB</text:p>
          </table:table-cell>
          <table:table-cell office:value-type="float" office:value="1.4929">
            <text:p>1.4929</text:p>
          </table:table-cell>
          <table:table-cell office:value-type="float" office:value="0.4954">
            <text:p>0.4954</text:p>
          </table:table-cell>
          <table:table-cell office:value-type="float" office:value="398.062">
            <text:p>398.062</text:p>
          </table:table-cell>
          <table:table-cell office:value-type="float" office:value="4.4262">
            <text:p>4.426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5.2883">
            <text:p>5.2883</text:p>
          </table:table-cell>
          <table:table-cell office:value-type="float" office:value="10.4534">
            <text:p>10.4534</text:p>
          </table:table-cell>
          <table:table-cell office:value-type="float" office:value="398.062">
            <text:p>398.062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5424">
            <text:p>3.5424</text:p>
          </table:table-cell>
          <table:table-cell table:formula="of:=IF(SEARCH(&quot;mouse&quot;;[.A203])&gt;0;&quot;mouse&quot;;&quot;other&quot;)" office:value-type="float" office:value="0">
            <text:p>#VALUE!</text:p>
          </table:table-cell>
          <table:table-cell table:formula="of:=IF(SEARCH(&quot;FR&quot;;[.A203])&gt;0;&quot;fingers relative&quot;;&quot;other&quot;)" office:value-type="float" office:value="0">
            <text:p>#VALUE!</text:p>
          </table:table-cell>
          <table:table-cell table:formula="of:=IF(SEARCH(&quot;FA&quot;;[.A203])&gt;0;&quot;fingers absolute&quot;;&quot;other&quot;)" office:value-type="float" office:value="0">
            <text:p>#VALUE!</text:p>
          </table:table-cell>
          <table:table-cell table:formula="of:=IF(SEARCH(&quot;Trackpad&quot;;[.A203])&gt;0;&quot;trackpad&quot;;&quot;other&quot;)" office:value-type="string" office:string-value="trackpad">
            <text:p>trackpad</text:p>
          </table:table-cell>
          <table:table-cell table:formula="of:=RIGHT([.A203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3-data/Trackpad/P33T2/P33T2trackpadA</text:p>
          </table:table-cell>
          <table:table-cell office:value-type="float" office:value="1.3317">
            <text:p>1.3317</text:p>
          </table:table-cell>
          <table:table-cell office:value-type="float" office:value="0.2458">
            <text:p>0.2458</text:p>
          </table:table-cell>
          <table:table-cell office:value-type="float" office:value="396.8869">
            <text:p>396.8869</text:p>
          </table:table-cell>
          <table:table-cell office:value-type="float" office:value="6.212">
            <text:p>6.212</text:p>
          </table:table-cell>
          <table:table-cell table:number-columns-repeated="2" office:value-type="float" office:value="0">
            <text:p>0</text:p>
          </table:table-cell>
          <table:table-cell office:value-type="float" office:value="4.4546">
            <text:p>4.4546</text:p>
          </table:table-cell>
          <table:table-cell office:value-type="float" office:value="18.9663">
            <text:p>18.9663</text:p>
          </table:table-cell>
          <table:table-cell office:value-type="float" office:value="396.8869">
            <text:p>396.8869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345">
            <text:p>3.345</text:p>
          </table:table-cell>
          <table:table-cell table:formula="of:=IF(SEARCH(&quot;mouse&quot;;[.A204])&gt;0;&quot;mouse&quot;;&quot;other&quot;)" office:value-type="float" office:value="0">
            <text:p>#VALUE!</text:p>
          </table:table-cell>
          <table:table-cell table:formula="of:=IF(SEARCH(&quot;FR&quot;;[.A204])&gt;0;&quot;fingers relative&quot;;&quot;other&quot;)" office:value-type="float" office:value="0">
            <text:p>#VALUE!</text:p>
          </table:table-cell>
          <table:table-cell table:formula="of:=IF(SEARCH(&quot;FA&quot;;[.A204])&gt;0;&quot;fingers absolute&quot;;&quot;other&quot;)" office:value-type="float" office:value="0">
            <text:p>#VALUE!</text:p>
          </table:table-cell>
          <table:table-cell table:formula="of:=IF(SEARCH(&quot;Trackpad&quot;;[.A204])&gt;0;&quot;trackpad&quot;;&quot;other&quot;)" office:value-type="string" office:string-value="trackpad">
            <text:p>trackpad</text:p>
          </table:table-cell>
          <table:table-cell table:formula="of:=RIGHT([.A204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A/P33FA3/P33FA3fingersC</text:p>
          </table:table-cell>
          <table:table-cell office:value-type="float" office:value="1.9378">
            <text:p>1.9378</text:p>
          </table:table-cell>
          <table:table-cell office:value-type="float" office:value="0.2424">
            <text:p>0.2424</text:p>
          </table:table-cell>
          <table:table-cell office:value-type="float" office:value="233.4391">
            <text:p>233.4391</text:p>
          </table:table-cell>
          <table:table-cell office:value-type="float" office:value="153.2612">
            <text:p>153.2612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5.8641">
            <text:p>5.8641</text:p>
          </table:table-cell>
          <table:table-cell office:value-type="float" office:value="4.0779">
            <text:p>4.0779</text:p>
          </table:table-cell>
          <table:table-cell office:value-type="float" office:value="233.4391">
            <text:p>233.4391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0262">
            <text:p>3.0262</text:p>
          </table:table-cell>
          <table:table-cell table:formula="of:=IF(SEARCH(&quot;mouse&quot;;[.A205])&gt;0;&quot;mouse&quot;;&quot;other&quot;)" office:value-type="float" office:value="0">
            <text:p>#VALUE!</text:p>
          </table:table-cell>
          <table:table-cell table:formula="of:=IF(SEARCH(&quot;FR&quot;;[.A205])&gt;0;&quot;fingers relative&quot;;&quot;other&quot;)" office:value-type="float" office:value="0">
            <text:p>#VALUE!</text:p>
          </table:table-cell>
          <table:table-cell table:formula="of:=IF(SEARCH(&quot;FA&quot;;[.A205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05])&gt;0;&quot;trackpad&quot;;&quot;other&quot;)" office:value-type="float" office:value="0">
            <text:p>#VALUE!</text:p>
          </table:table-cell>
          <table:table-cell table:formula="of:=RIGHT([.A205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A/P33FA3/P33FA3fingersA</text:p>
          </table:table-cell>
          <table:table-cell office:value-type="float" office:value="1.1856">
            <text:p>1.1856</text:p>
          </table:table-cell>
          <table:table-cell office:value-type="float" office:value="0.7695">
            <text:p>0.7695</text:p>
          </table:table-cell>
          <table:table-cell office:value-type="float" office:value="340.1673">
            <text:p>340.1673</text:p>
          </table:table-cell>
          <table:table-cell office:value-type="float" office:value="124.5261">
            <text:p>124.5261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3.6782">
            <text:p>3.6782</text:p>
          </table:table-cell>
          <table:table-cell office:value-type="float" office:value="28.8253">
            <text:p>28.8253</text:p>
          </table:table-cell>
          <table:table-cell office:value-type="float" office:value="340.1673">
            <text:p>340.1673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1024">
            <text:p>3.1024</text:p>
          </table:table-cell>
          <table:table-cell table:formula="of:=IF(SEARCH(&quot;mouse&quot;;[.A206])&gt;0;&quot;mouse&quot;;&quot;other&quot;)" office:value-type="float" office:value="0">
            <text:p>#VALUE!</text:p>
          </table:table-cell>
          <table:table-cell table:formula="of:=IF(SEARCH(&quot;FR&quot;;[.A206])&gt;0;&quot;fingers relative&quot;;&quot;other&quot;)" office:value-type="float" office:value="0">
            <text:p>#VALUE!</text:p>
          </table:table-cell>
          <table:table-cell table:formula="of:=IF(SEARCH(&quot;FA&quot;;[.A206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06])&gt;0;&quot;trackpad&quot;;&quot;other&quot;)" office:value-type="float" office:value="0">
            <text:p>#VALUE!</text:p>
          </table:table-cell>
          <table:table-cell table:formula="of:=RIGHT([.A206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A/P33FA3/P33FA3fingersB</text:p>
          </table:table-cell>
          <table:table-cell office:value-type="float" office:value="1.6345">
            <text:p>1.6345</text:p>
          </table:table-cell>
          <table:table-cell office:value-type="float" office:value="0.2951">
            <text:p>0.2951</text:p>
          </table:table-cell>
          <table:table-cell office:value-type="float" office:value="339.9881">
            <text:p>339.9881</text:p>
          </table:table-cell>
          <table:table-cell office:value-type="float" office:value="97.8417">
            <text:p>97.8417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4.9499">
            <text:p>4.9499</text:p>
          </table:table-cell>
          <table:table-cell office:value-type="float" office:value="11.3678">
            <text:p>11.3678</text:p>
          </table:table-cell>
          <table:table-cell office:value-type="float" office:value="339.9881">
            <text:p>339.988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0284">
            <text:p>3.0284</text:p>
          </table:table-cell>
          <table:table-cell table:formula="of:=IF(SEARCH(&quot;mouse&quot;;[.A207])&gt;0;&quot;mouse&quot;;&quot;other&quot;)" office:value-type="float" office:value="0">
            <text:p>#VALUE!</text:p>
          </table:table-cell>
          <table:table-cell table:formula="of:=IF(SEARCH(&quot;FR&quot;;[.A207])&gt;0;&quot;fingers relative&quot;;&quot;other&quot;)" office:value-type="float" office:value="0">
            <text:p>#VALUE!</text:p>
          </table:table-cell>
          <table:table-cell table:formula="of:=IF(SEARCH(&quot;FA&quot;;[.A207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07])&gt;0;&quot;trackpad&quot;;&quot;other&quot;)" office:value-type="float" office:value="0">
            <text:p>#VALUE!</text:p>
          </table:table-cell>
          <table:table-cell table:formula="of:=RIGHT([.A207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FA/P33FA11/P33FA12ndTimeB</text:p>
          </table:table-cell>
          <table:table-cell office:value-type="float" office:value="1.5116">
            <text:p>1.5116</text:p>
          </table:table-cell>
          <table:table-cell office:value-type="float" office:value="0.2592">
            <text:p>0.2592</text:p>
          </table:table-cell>
          <table:table-cell office:value-type="float" office:value="217.2421">
            <text:p>217.2421</text:p>
          </table:table-cell>
          <table:table-cell office:value-type="float" office:value="146.2431">
            <text:p>146.2431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4.3261">
            <text:p>4.3261</text:p>
          </table:table-cell>
          <table:table-cell office:value-type="float" office:value="11.3989">
            <text:p>11.3989</text:p>
          </table:table-cell>
          <table:table-cell office:value-type="float" office:value="217.2421">
            <text:p>217.242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8619">
            <text:p>2.8619</text:p>
          </table:table-cell>
          <table:table-cell table:formula="of:=IF(SEARCH(&quot;mouse&quot;;[.A208])&gt;0;&quot;mouse&quot;;&quot;other&quot;)" office:value-type="float" office:value="0">
            <text:p>#VALUE!</text:p>
          </table:table-cell>
          <table:table-cell table:formula="of:=IF(SEARCH(&quot;FR&quot;;[.A208])&gt;0;&quot;fingers relative&quot;;&quot;other&quot;)" office:value-type="float" office:value="0">
            <text:p>#VALUE!</text:p>
          </table:table-cell>
          <table:table-cell table:formula="of:=IF(SEARCH(&quot;FA&quot;;[.A208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08])&gt;0;&quot;trackpad&quot;;&quot;other&quot;)" office:value-type="float" office:value="0">
            <text:p>#VALUE!</text:p>
          </table:table-cell>
          <table:table-cell table:formula="of:=RIGHT([.A208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FA/P33FA11/P33FA12ndTimeA</text:p>
          </table:table-cell>
          <table:table-cell office:value-type="float" office:value="1.0847">
            <text:p>1.0847</text:p>
          </table:table-cell>
          <table:table-cell office:value-type="float" office:value="0.4228">
            <text:p>0.4228</text:p>
          </table:table-cell>
          <table:table-cell office:value-type="float" office:value="343.451">
            <text:p>343.451</text:p>
          </table:table-cell>
          <table:table-cell office:value-type="float" office:value="118.8388">
            <text:p>118.8388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3.7829">
            <text:p>3.7829</text:p>
          </table:table-cell>
          <table:table-cell office:value-type="float" office:value="26.906">
            <text:p>26.906</text:p>
          </table:table-cell>
          <table:table-cell office:value-type="float" office:value="343.451">
            <text:p>343.451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4874">
            <text:p>3.4874</text:p>
          </table:table-cell>
          <table:table-cell table:formula="of:=IF(SEARCH(&quot;mouse&quot;;[.A209])&gt;0;&quot;mouse&quot;;&quot;other&quot;)" office:value-type="float" office:value="0">
            <text:p>#VALUE!</text:p>
          </table:table-cell>
          <table:table-cell table:formula="of:=IF(SEARCH(&quot;FR&quot;;[.A209])&gt;0;&quot;fingers relative&quot;;&quot;other&quot;)" office:value-type="float" office:value="0">
            <text:p>#VALUE!</text:p>
          </table:table-cell>
          <table:table-cell table:formula="of:=IF(SEARCH(&quot;FA&quot;;[.A209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09])&gt;0;&quot;trackpad&quot;;&quot;other&quot;)" office:value-type="float" office:value="0">
            <text:p>#VALUE!</text:p>
          </table:table-cell>
          <table:table-cell table:formula="of:=RIGHT([.A209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A/P33FA11/P33FA12ndTimeC</text:p>
          </table:table-cell>
          <table:table-cell office:value-type="float" office:value="2.0523">
            <text:p>2.0523</text:p>
          </table:table-cell>
          <table:table-cell office:value-type="float" office:value="0.9101">
            <text:p>0.9101</text:p>
          </table:table-cell>
          <table:table-cell office:value-type="float" office:value="355.6528">
            <text:p>355.6528</text:p>
          </table:table-cell>
          <table:table-cell office:value-type="float" office:value="98.6964">
            <text:p>98.6964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6.2485">
            <text:p>6.2485</text:p>
          </table:table-cell>
          <table:table-cell office:value-type="float" office:value="4.7402">
            <text:p>4.7402</text:p>
          </table:table-cell>
          <table:table-cell office:value-type="float" office:value="355.6528">
            <text:p>355.6528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0446">
            <text:p>3.0446</text:p>
          </table:table-cell>
          <table:table-cell table:formula="of:=IF(SEARCH(&quot;mouse&quot;;[.A210])&gt;0;&quot;mouse&quot;;&quot;other&quot;)" office:value-type="float" office:value="0">
            <text:p>#VALUE!</text:p>
          </table:table-cell>
          <table:table-cell table:formula="of:=IF(SEARCH(&quot;FR&quot;;[.A210])&gt;0;&quot;fingers relative&quot;;&quot;other&quot;)" office:value-type="float" office:value="0">
            <text:p>#VALUE!</text:p>
          </table:table-cell>
          <table:table-cell table:formula="of:=IF(SEARCH(&quot;FA&quot;;[.A210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0])&gt;0;&quot;trackpad&quot;;&quot;other&quot;)" office:value-type="float" office:value="0">
            <text:p>#VALUE!</text:p>
          </table:table-cell>
          <table:table-cell table:formula="of:=RIGHT([.A210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A/P33FA31/P33FA32ndTimeC</text:p>
          </table:table-cell>
          <table:table-cell office:value-type="float" office:value="1.807">
            <text:p>1.807</text:p>
          </table:table-cell>
          <table:table-cell office:value-type="float" office:value="0.5111">
            <text:p>0.5111</text:p>
          </table:table-cell>
          <table:table-cell office:value-type="float" office:value="208.5822">
            <text:p>208.5822</text:p>
          </table:table-cell>
          <table:table-cell office:value-type="float" office:value="168.7189">
            <text:p>168.7189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5.2855">
            <text:p>5.2855</text:p>
          </table:table-cell>
          <table:table-cell office:value-type="float" office:value="5.4888">
            <text:p>5.4888</text:p>
          </table:table-cell>
          <table:table-cell office:value-type="float" office:value="208.5822">
            <text:p>208.582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9249">
            <text:p>2.9249</text:p>
          </table:table-cell>
          <table:table-cell table:formula="of:=IF(SEARCH(&quot;mouse&quot;;[.A211])&gt;0;&quot;mouse&quot;;&quot;other&quot;)" office:value-type="float" office:value="0">
            <text:p>#VALUE!</text:p>
          </table:table-cell>
          <table:table-cell table:formula="of:=IF(SEARCH(&quot;FR&quot;;[.A211])&gt;0;&quot;fingers relative&quot;;&quot;other&quot;)" office:value-type="float" office:value="0">
            <text:p>#VALUE!</text:p>
          </table:table-cell>
          <table:table-cell table:formula="of:=IF(SEARCH(&quot;FA&quot;;[.A211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1])&gt;0;&quot;trackpad&quot;;&quot;other&quot;)" office:value-type="float" office:value="0">
            <text:p>#VALUE!</text:p>
          </table:table-cell>
          <table:table-cell table:formula="of:=RIGHT([.A211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A/P33FA31/P33FA32ndTimeB</text:p>
          </table:table-cell>
          <table:table-cell office:value-type="float" office:value="1.2682">
            <text:p>1.2682</text:p>
          </table:table-cell>
          <table:table-cell office:value-type="float" office:value="0.2596">
            <text:p>0.2596</text:p>
          </table:table-cell>
          <table:table-cell office:value-type="float" office:value="381.2983">
            <text:p>381.2983</text:p>
          </table:table-cell>
          <table:table-cell office:value-type="float" office:value="51.7605">
            <text:p>51.7605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5.0028">
            <text:p>5.0028</text:p>
          </table:table-cell>
          <table:table-cell office:value-type="float" office:value="12.275">
            <text:p>12.275</text:p>
          </table:table-cell>
          <table:table-cell office:value-type="float" office:value="381.2983">
            <text:p>381.298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9448">
            <text:p>3.9448</text:p>
          </table:table-cell>
          <table:table-cell table:formula="of:=IF(SEARCH(&quot;mouse&quot;;[.A212])&gt;0;&quot;mouse&quot;;&quot;other&quot;)" office:value-type="float" office:value="0">
            <text:p>#VALUE!</text:p>
          </table:table-cell>
          <table:table-cell table:formula="of:=IF(SEARCH(&quot;FR&quot;;[.A212])&gt;0;&quot;fingers relative&quot;;&quot;other&quot;)" office:value-type="float" office:value="0">
            <text:p>#VALUE!</text:p>
          </table:table-cell>
          <table:table-cell table:formula="of:=IF(SEARCH(&quot;FA&quot;;[.A212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2])&gt;0;&quot;trackpad&quot;;&quot;other&quot;)" office:value-type="float" office:value="0">
            <text:p>#VALUE!</text:p>
          </table:table-cell>
          <table:table-cell table:formula="of:=RIGHT([.A212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FA/P33FA31/P33FA32ndTimeA</text:p>
          </table:table-cell>
          <table:table-cell office:value-type="float" office:value="2.7842">
            <text:p>2.7842</text:p>
          </table:table-cell>
          <table:table-cell office:value-type="float" office:value="6.026">
            <text:p>6.026</text:p>
          </table:table-cell>
          <table:table-cell office:value-type="float" office:value="340.97">
            <text:p>340.97</text:p>
          </table:table-cell>
          <table:table-cell office:value-type="float" office:value="116.4779">
            <text:p>116.477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4.0267">
            <text:p>4.0267</text:p>
          </table:table-cell>
          <table:table-cell office:value-type="float" office:value="22.2867">
            <text:p>22.2867</text:p>
          </table:table-cell>
          <table:table-cell office:value-type="float" office:value="340.97">
            <text:p>340.9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1.4463">
            <text:p>1.4463</text:p>
          </table:table-cell>
          <table:table-cell table:formula="of:=IF(SEARCH(&quot;mouse&quot;;[.A213])&gt;0;&quot;mouse&quot;;&quot;other&quot;)" office:value-type="float" office:value="0">
            <text:p>#VALUE!</text:p>
          </table:table-cell>
          <table:table-cell table:formula="of:=IF(SEARCH(&quot;FR&quot;;[.A213])&gt;0;&quot;fingers relative&quot;;&quot;other&quot;)" office:value-type="float" office:value="0">
            <text:p>#VALUE!</text:p>
          </table:table-cell>
          <table:table-cell table:formula="of:=IF(SEARCH(&quot;FA&quot;;[.A213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3])&gt;0;&quot;trackpad&quot;;&quot;other&quot;)" office:value-type="float" office:value="0">
            <text:p>#VALUE!</text:p>
          </table:table-cell>
          <table:table-cell table:formula="of:=RIGHT([.A213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A/P33FA2/P33FA2fingersC</text:p>
          </table:table-cell>
          <table:table-cell office:value-type="float" office:value="2.9246">
            <text:p>2.9246</text:p>
          </table:table-cell>
          <table:table-cell office:value-type="float" office:value="0.4375">
            <text:p>0.4375</text:p>
          </table:table-cell>
          <table:table-cell office:value-type="float" office:value="329.3164">
            <text:p>329.3164</text:p>
          </table:table-cell>
          <table:table-cell office:value-type="float" office:value="232.5761">
            <text:p>232.5761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7.1986">
            <text:p>7.1986</text:p>
          </table:table-cell>
          <table:table-cell office:value-type="float" office:value="2.2573">
            <text:p>2.2573</text:p>
          </table:table-cell>
          <table:table-cell office:value-type="float" office:value="329.3164">
            <text:p>329.3164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2.4614">
            <text:p>2.4614</text:p>
          </table:table-cell>
          <table:table-cell table:formula="of:=IF(SEARCH(&quot;mouse&quot;;[.A214])&gt;0;&quot;mouse&quot;;&quot;other&quot;)" office:value-type="float" office:value="0">
            <text:p>#VALUE!</text:p>
          </table:table-cell>
          <table:table-cell table:formula="of:=IF(SEARCH(&quot;FR&quot;;[.A214])&gt;0;&quot;fingers relative&quot;;&quot;other&quot;)" office:value-type="float" office:value="0">
            <text:p>#VALUE!</text:p>
          </table:table-cell>
          <table:table-cell table:formula="of:=IF(SEARCH(&quot;FA&quot;;[.A214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4])&gt;0;&quot;trackpad&quot;;&quot;other&quot;)" office:value-type="float" office:value="0">
            <text:p>#VALUE!</text:p>
          </table:table-cell>
          <table:table-cell table:formula="of:=RIGHT([.A214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A/P33FA2/P33FA2fingersB</text:p>
          </table:table-cell>
          <table:table-cell office:value-type="float" office:value="1.6644">
            <text:p>1.6644</text:p>
          </table:table-cell>
          <table:table-cell office:value-type="float" office:value="0.316">
            <text:p>0.316</text:p>
          </table:table-cell>
          <table:table-cell office:value-type="float" office:value="304.1712">
            <text:p>304.1712</text:p>
          </table:table-cell>
          <table:table-cell office:value-type="float" office:value="126.6644">
            <text:p>126.6644</text:p>
          </table:table-cell>
          <table:table-cell office:value-type="float" office:value="0.36">
            <text:p>0.36</text:p>
          </table:table-cell>
          <table:table-cell office:value-type="float" office:value="0.04">
            <text:p>0.04</text:p>
          </table:table-cell>
          <table:table-cell office:value-type="float" office:value="4.7402">
            <text:p>4.7402</text:p>
          </table:table-cell>
          <table:table-cell office:value-type="float" office:value="11.823">
            <text:p>11.823</text:p>
          </table:table-cell>
          <table:table-cell office:value-type="float" office:value="304.1712">
            <text:p>304.1712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8481">
            <text:p>2.8481</text:p>
          </table:table-cell>
          <table:table-cell table:formula="of:=IF(SEARCH(&quot;mouse&quot;;[.A215])&gt;0;&quot;mouse&quot;;&quot;other&quot;)" office:value-type="float" office:value="0">
            <text:p>#VALUE!</text:p>
          </table:table-cell>
          <table:table-cell table:formula="of:=IF(SEARCH(&quot;FR&quot;;[.A215])&gt;0;&quot;fingers relative&quot;;&quot;other&quot;)" office:value-type="float" office:value="0">
            <text:p>#VALUE!</text:p>
          </table:table-cell>
          <table:table-cell table:formula="of:=IF(SEARCH(&quot;FA&quot;;[.A215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5])&gt;0;&quot;trackpad&quot;;&quot;other&quot;)" office:value-type="float" office:value="0">
            <text:p>#VALUE!</text:p>
          </table:table-cell>
          <table:table-cell table:formula="of:=RIGHT([.A215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FA/P33FA2/P33FA2fingersA</text:p>
          </table:table-cell>
          <table:table-cell office:value-type="float" office:value="1.3464">
            <text:p>1.3464</text:p>
          </table:table-cell>
          <table:table-cell office:value-type="float" office:value="0.3121">
            <text:p>0.3121</text:p>
          </table:table-cell>
          <table:table-cell office:value-type="float" office:value="333.2497">
            <text:p>333.2497</text:p>
          </table:table-cell>
          <table:table-cell office:value-type="float" office:value="125.2201">
            <text:p>125.2201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4.0176">
            <text:p>4.0176</text:p>
          </table:table-cell>
          <table:table-cell office:value-type="float" office:value="21.9293">
            <text:p>21.9293</text:p>
          </table:table-cell>
          <table:table-cell office:value-type="float" office:value="333.2497">
            <text:p>333.249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984">
            <text:p>2.984</text:p>
          </table:table-cell>
          <table:table-cell table:formula="of:=IF(SEARCH(&quot;mouse&quot;;[.A216])&gt;0;&quot;mouse&quot;;&quot;other&quot;)" office:value-type="float" office:value="0">
            <text:p>#VALUE!</text:p>
          </table:table-cell>
          <table:table-cell table:formula="of:=IF(SEARCH(&quot;FR&quot;;[.A216])&gt;0;&quot;fingers relative&quot;;&quot;other&quot;)" office:value-type="float" office:value="0">
            <text:p>#VALUE!</text:p>
          </table:table-cell>
          <table:table-cell table:formula="of:=IF(SEARCH(&quot;FA&quot;;[.A216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6])&gt;0;&quot;trackpad&quot;;&quot;other&quot;)" office:value-type="float" office:value="0">
            <text:p>#VALUE!</text:p>
          </table:table-cell>
          <table:table-cell table:formula="of:=RIGHT([.A216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A/P33FA1/P33FA1fingersC</text:p>
          </table:table-cell>
          <table:table-cell office:value-type="float" office:value="2.2464">
            <text:p>2.2464</text:p>
          </table:table-cell>
          <table:table-cell office:value-type="float" office:value="0.3282">
            <text:p>0.3282</text:p>
          </table:table-cell>
          <table:table-cell office:value-type="float" office:value="328.4272">
            <text:p>328.4272</text:p>
          </table:table-cell>
          <table:table-cell office:value-type="float" office:value="137.1982">
            <text:p>137.198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5.4621">
            <text:p>5.4621</text:p>
          </table:table-cell>
          <table:table-cell office:value-type="float" office:value="7.6232">
            <text:p>7.6232</text:p>
          </table:table-cell>
          <table:table-cell office:value-type="float" office:value="328.4272">
            <text:p>328.427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4315">
            <text:p>2.4315</text:p>
          </table:table-cell>
          <table:table-cell table:formula="of:=IF(SEARCH(&quot;mouse&quot;;[.A217])&gt;0;&quot;mouse&quot;;&quot;other&quot;)" office:value-type="float" office:value="0">
            <text:p>#VALUE!</text:p>
          </table:table-cell>
          <table:table-cell table:formula="of:=IF(SEARCH(&quot;FR&quot;;[.A217])&gt;0;&quot;fingers relative&quot;;&quot;other&quot;)" office:value-type="float" office:value="0">
            <text:p>#VALUE!</text:p>
          </table:table-cell>
          <table:table-cell table:formula="of:=IF(SEARCH(&quot;FA&quot;;[.A217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7])&gt;0;&quot;trackpad&quot;;&quot;other&quot;)" office:value-type="float" office:value="0">
            <text:p>#VALUE!</text:p>
          </table:table-cell>
          <table:table-cell table:formula="of:=RIGHT([.A217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3-data/FA/P33FA1/P33FA1fingersA</text:p>
          </table:table-cell>
          <table:table-cell office:value-type="float" office:value="1.3131">
            <text:p>1.3131</text:p>
          </table:table-cell>
          <table:table-cell office:value-type="float" office:value="0.5571">
            <text:p>0.5571</text:p>
          </table:table-cell>
          <table:table-cell office:value-type="float" office:value="359.4469">
            <text:p>359.4469</text:p>
          </table:table-cell>
          <table:table-cell office:value-type="float" office:value="99.1178">
            <text:p>99.1178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3.8539">
            <text:p>3.8539</text:p>
          </table:table-cell>
          <table:table-cell office:value-type="float" office:value="26.7065">
            <text:p>26.7065</text:p>
          </table:table-cell>
          <table:table-cell office:value-type="float" office:value="359.4469">
            <text:p>359.4469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9349">
            <text:p>2.9349</text:p>
          </table:table-cell>
          <table:table-cell table:formula="of:=IF(SEARCH(&quot;mouse&quot;;[.A218])&gt;0;&quot;mouse&quot;;&quot;other&quot;)" office:value-type="float" office:value="0">
            <text:p>#VALUE!</text:p>
          </table:table-cell>
          <table:table-cell table:formula="of:=IF(SEARCH(&quot;FR&quot;;[.A218])&gt;0;&quot;fingers relative&quot;;&quot;other&quot;)" office:value-type="float" office:value="0">
            <text:p>#VALUE!</text:p>
          </table:table-cell>
          <table:table-cell table:formula="of:=IF(SEARCH(&quot;FA&quot;;[.A218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8])&gt;0;&quot;trackpad&quot;;&quot;other&quot;)" office:value-type="float" office:value="0">
            <text:p>#VALUE!</text:p>
          </table:table-cell>
          <table:table-cell table:formula="of:=RIGHT([.A218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A/P33FA1/P33FA1fingersB</text:p>
          </table:table-cell>
          <table:table-cell office:value-type="float" office:value="1.5758">
            <text:p>1.5758</text:p>
          </table:table-cell>
          <table:table-cell office:value-type="float" office:value="0.1685">
            <text:p>0.1685</text:p>
          </table:table-cell>
          <table:table-cell office:value-type="float" office:value="221.3682">
            <text:p>221.3682</text:p>
          </table:table-cell>
          <table:table-cell office:value-type="float" office:value="128.9782">
            <text:p>128.9782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4.5568">
            <text:p>4.5568</text:p>
          </table:table-cell>
          <table:table-cell office:value-type="float" office:value="9.8227">
            <text:p>9.8227</text:p>
          </table:table-cell>
          <table:table-cell office:value-type="float" office:value="221.3682">
            <text:p>221.3682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8917">
            <text:p>2.8917</text:p>
          </table:table-cell>
          <table:table-cell table:formula="of:=IF(SEARCH(&quot;mouse&quot;;[.A219])&gt;0;&quot;mouse&quot;;&quot;other&quot;)" office:value-type="float" office:value="0">
            <text:p>#VALUE!</text:p>
          </table:table-cell>
          <table:table-cell table:formula="of:=IF(SEARCH(&quot;FR&quot;;[.A219])&gt;0;&quot;fingers relative&quot;;&quot;other&quot;)" office:value-type="float" office:value="0">
            <text:p>#VALUE!</text:p>
          </table:table-cell>
          <table:table-cell table:formula="of:=IF(SEARCH(&quot;FA&quot;;[.A219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19])&gt;0;&quot;trackpad&quot;;&quot;other&quot;)" office:value-type="float" office:value="0">
            <text:p>#VALUE!</text:p>
          </table:table-cell>
          <table:table-cell table:formula="of:=RIGHT([.A219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FA/P33FA21/P33FA22ndTimeB</text:p>
          </table:table-cell>
          <table:table-cell office:value-type="float" office:value="1.3849">
            <text:p>1.3849</text:p>
          </table:table-cell>
          <table:table-cell office:value-type="float" office:value="0.2412">
            <text:p>0.2412</text:p>
          </table:table-cell>
          <table:table-cell office:value-type="float" office:value="276.8245">
            <text:p>276.8245</text:p>
          </table:table-cell>
          <table:table-cell office:value-type="float" office:value="154.6892">
            <text:p>154.6892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4.6209">
            <text:p>4.6209</text:p>
          </table:table-cell>
          <table:table-cell office:value-type="float" office:value="11.7268">
            <text:p>11.7268</text:p>
          </table:table-cell>
          <table:table-cell office:value-type="float" office:value="276.8245">
            <text:p>276.824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3366">
            <text:p>3.3366</text:p>
          </table:table-cell>
          <table:table-cell table:formula="of:=IF(SEARCH(&quot;mouse&quot;;[.A220])&gt;0;&quot;mouse&quot;;&quot;other&quot;)" office:value-type="float" office:value="0">
            <text:p>#VALUE!</text:p>
          </table:table-cell>
          <table:table-cell table:formula="of:=IF(SEARCH(&quot;FR&quot;;[.A220])&gt;0;&quot;fingers relative&quot;;&quot;other&quot;)" office:value-type="float" office:value="0">
            <text:p>#VALUE!</text:p>
          </table:table-cell>
          <table:table-cell table:formula="of:=IF(SEARCH(&quot;FA&quot;;[.A220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20])&gt;0;&quot;trackpad&quot;;&quot;other&quot;)" office:value-type="float" office:value="0">
            <text:p>#VALUE!</text:p>
          </table:table-cell>
          <table:table-cell table:formula="of:=RIGHT([.A220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3-data/FA/P33FA21/P33FA22ndTimeA</text:p>
          </table:table-cell>
          <table:table-cell office:value-type="float" office:value="1.0801">
            <text:p>1.0801</text:p>
          </table:table-cell>
          <table:table-cell office:value-type="float" office:value="0.6918">
            <text:p>0.6918</text:p>
          </table:table-cell>
          <table:table-cell office:value-type="float" office:value="368.9848">
            <text:p>368.9848</text:p>
          </table:table-cell>
          <table:table-cell office:value-type="float" office:value="79.8609">
            <text:p>79.8609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4.1594">
            <text:p>4.1594</text:p>
          </table:table-cell>
          <table:table-cell office:value-type="float" office:value="21.8729">
            <text:p>21.8729</text:p>
          </table:table-cell>
          <table:table-cell office:value-type="float" office:value="368.9848">
            <text:p>368.984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851">
            <text:p>3.851</text:p>
          </table:table-cell>
          <table:table-cell table:formula="of:=IF(SEARCH(&quot;mouse&quot;;[.A221])&gt;0;&quot;mouse&quot;;&quot;other&quot;)" office:value-type="float" office:value="0">
            <text:p>#VALUE!</text:p>
          </table:table-cell>
          <table:table-cell table:formula="of:=IF(SEARCH(&quot;FR&quot;;[.A221])&gt;0;&quot;fingers relative&quot;;&quot;other&quot;)" office:value-type="float" office:value="0">
            <text:p>#VALUE!</text:p>
          </table:table-cell>
          <table:table-cell table:formula="of:=IF(SEARCH(&quot;FA&quot;;[.A221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21])&gt;0;&quot;trackpad&quot;;&quot;other&quot;)" office:value-type="float" office:value="0">
            <text:p>#VALUE!</text:p>
          </table:table-cell>
          <table:table-cell table:formula="of:=RIGHT([.A221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3-data/FA/P33FA21/P33FA22ndTimeC</text:p>
          </table:table-cell>
          <table:table-cell office:value-type="float" office:value="2.049">
            <text:p>2.049</text:p>
          </table:table-cell>
          <table:table-cell office:value-type="float" office:value="0.5167">
            <text:p>0.5167</text:p>
          </table:table-cell>
          <table:table-cell office:value-type="float" office:value="197.362">
            <text:p>197.362</text:p>
          </table:table-cell>
          <table:table-cell office:value-type="float" office:value="130.0994">
            <text:p>130.0994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4.755">
            <text:p>4.755</text:p>
          </table:table-cell>
          <table:table-cell office:value-type="float" office:value="7.5902">
            <text:p>7.5902</text:p>
          </table:table-cell>
          <table:table-cell office:value-type="float" office:value="197.362">
            <text:p>197.36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3206">
            <text:p>2.3206</text:p>
          </table:table-cell>
          <table:table-cell table:formula="of:=IF(SEARCH(&quot;mouse&quot;;[.A222])&gt;0;&quot;mouse&quot;;&quot;other&quot;)" office:value-type="float" office:value="0">
            <text:p>#VALUE!</text:p>
          </table:table-cell>
          <table:table-cell table:formula="of:=IF(SEARCH(&quot;FR&quot;;[.A222])&gt;0;&quot;fingers relative&quot;;&quot;other&quot;)" office:value-type="float" office:value="0">
            <text:p>#VALUE!</text:p>
          </table:table-cell>
          <table:table-cell table:formula="of:=IF(SEARCH(&quot;FA&quot;;[.A222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22])&gt;0;&quot;trackpad&quot;;&quot;other&quot;)" office:value-type="float" office:value="0">
            <text:p>#VALUE!</text:p>
          </table:table-cell>
          <table:table-cell table:formula="of:=RIGHT([.A222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1-data/Mouse/P31M2/P31M2mouseB</text:p>
          </table:table-cell>
          <table:table-cell office:value-type="float" office:value="0.73">
            <text:p>0.73</text:p>
          </table:table-cell>
          <table:table-cell office:value-type="float" office:value="0.2041">
            <text:p>0.2041</text:p>
          </table:table-cell>
          <table:table-cell office:value-type="float" office:value="399.2815">
            <text:p>399.2815</text:p>
          </table:table-cell>
          <table:table-cell office:value-type="float" office:value="3.6088">
            <text:p>3.6088</text:p>
          </table:table-cell>
          <table:table-cell table:number-columns-repeated="2" office:value-type="float" office:value="0">
            <text:p>0</text:p>
          </table:table-cell>
          <table:table-cell office:value-type="float" office:value="5.2414">
            <text:p>5.2414</text:p>
          </table:table-cell>
          <table:table-cell office:value-type="float" office:value="10.8419">
            <text:p>10.8419</text:p>
          </table:table-cell>
          <table:table-cell office:value-type="float" office:value="399.2815">
            <text:p>399.281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7.1795">
            <text:p>7.1795</text:p>
          </table:table-cell>
          <table:table-cell table:formula="of:=IF(SEARCH(&quot;mouse&quot;;[.A223])&gt;0;&quot;mouse&quot;;&quot;other&quot;)" office:value-type="string" office:string-value="mouse">
            <text:p>mouse</text:p>
          </table:table-cell>
          <table:table-cell table:formula="of:=IF(SEARCH(&quot;FR&quot;;[.A223])&gt;0;&quot;fingers relative&quot;;&quot;other&quot;)" office:value-type="float" office:value="0">
            <text:p>#VALUE!</text:p>
          </table:table-cell>
          <table:table-cell table:formula="of:=IF(SEARCH(&quot;FA&quot;;[.A223])&gt;0;&quot;fingers absolute&quot;;&quot;other&quot;)" office:value-type="float" office:value="0">
            <text:p>#VALUE!</text:p>
          </table:table-cell>
          <table:table-cell table:formula="of:=IF(SEARCH(&quot;Trackpad&quot;;[.A223])&gt;0;&quot;trackpad&quot;;&quot;other&quot;)" office:value-type="float" office:value="0">
            <text:p>#VALUE!</text:p>
          </table:table-cell>
          <table:table-cell table:formula="of:=RIGHT([.A223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1-data/Mouse/P31M2/P31M2mouseA</text:p>
          </table:table-cell>
          <table:table-cell office:value-type="float" office:value="0.6892">
            <text:p>0.6892</text:p>
          </table:table-cell>
          <table:table-cell office:value-type="float" office:value="0.4408">
            <text:p>0.4408</text:p>
          </table:table-cell>
          <table:table-cell office:value-type="float" office:value="404.1009">
            <text:p>404.1009</text:p>
          </table:table-cell>
          <table:table-cell office:value-type="float" office:value="16.9651">
            <text:p>16.9651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4.0707">
            <text:p>4.0707</text:p>
          </table:table-cell>
          <table:table-cell office:value-type="float" office:value="25.5708">
            <text:p>25.5708</text:p>
          </table:table-cell>
          <table:table-cell office:value-type="float" office:value="404.1009">
            <text:p>404.1009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5.9066">
            <text:p>5.9066</text:p>
          </table:table-cell>
          <table:table-cell table:formula="of:=IF(SEARCH(&quot;mouse&quot;;[.A224])&gt;0;&quot;mouse&quot;;&quot;other&quot;)" office:value-type="string" office:string-value="mouse">
            <text:p>mouse</text:p>
          </table:table-cell>
          <table:table-cell table:formula="of:=IF(SEARCH(&quot;FR&quot;;[.A224])&gt;0;&quot;fingers relative&quot;;&quot;other&quot;)" office:value-type="float" office:value="0">
            <text:p>#VALUE!</text:p>
          </table:table-cell>
          <table:table-cell table:formula="of:=IF(SEARCH(&quot;FA&quot;;[.A224])&gt;0;&quot;fingers absolute&quot;;&quot;other&quot;)" office:value-type="float" office:value="0">
            <text:p>#VALUE!</text:p>
          </table:table-cell>
          <table:table-cell table:formula="of:=IF(SEARCH(&quot;Trackpad&quot;;[.A224])&gt;0;&quot;trackpad&quot;;&quot;other&quot;)" office:value-type="float" office:value="0">
            <text:p>#VALUE!</text:p>
          </table:table-cell>
          <table:table-cell table:formula="of:=RIGHT([.A224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1-data/Mouse/P31M2/P31M2mouseC</text:p>
          </table:table-cell>
          <table:table-cell office:value-type="float" office:value="0.9459">
            <text:p>0.9459</text:p>
          </table:table-cell>
          <table:table-cell office:value-type="float" office:value="0.3453">
            <text:p>0.3453</text:p>
          </table:table-cell>
          <table:table-cell office:value-type="float" office:value="398.642">
            <text:p>398.642</text:p>
          </table:table-cell>
          <table:table-cell office:value-type="float" office:value="2.9884">
            <text:p>2.9884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5.798">
            <text:p>5.798</text:p>
          </table:table-cell>
          <table:table-cell office:value-type="float" office:value="7.296">
            <text:p>7.296</text:p>
          </table:table-cell>
          <table:table-cell office:value-type="float" office:value="398.642">
            <text:p>398.642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6.1294">
            <text:p>6.1294</text:p>
          </table:table-cell>
          <table:table-cell table:formula="of:=IF(SEARCH(&quot;mouse&quot;;[.A225])&gt;0;&quot;mouse&quot;;&quot;other&quot;)" office:value-type="string" office:string-value="mouse">
            <text:p>mouse</text:p>
          </table:table-cell>
          <table:table-cell table:formula="of:=IF(SEARCH(&quot;FR&quot;;[.A225])&gt;0;&quot;fingers relative&quot;;&quot;other&quot;)" office:value-type="float" office:value="0">
            <text:p>#VALUE!</text:p>
          </table:table-cell>
          <table:table-cell table:formula="of:=IF(SEARCH(&quot;FA&quot;;[.A225])&gt;0;&quot;fingers absolute&quot;;&quot;other&quot;)" office:value-type="float" office:value="0">
            <text:p>#VALUE!</text:p>
          </table:table-cell>
          <table:table-cell table:formula="of:=IF(SEARCH(&quot;Trackpad&quot;;[.A225])&gt;0;&quot;trackpad&quot;;&quot;other&quot;)" office:value-type="float" office:value="0">
            <text:p>#VALUE!</text:p>
          </table:table-cell>
          <table:table-cell table:formula="of:=RIGHT([.A225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1-data/Mouse/P31M1/P31M1mouseC</text:p>
          </table:table-cell>
          <table:table-cell office:value-type="float" office:value="1.0813">
            <text:p>1.0813</text:p>
          </table:table-cell>
          <table:table-cell office:value-type="float" office:value="0.506">
            <text:p>0.506</text:p>
          </table:table-cell>
          <table:table-cell office:value-type="float" office:value="397.4453">
            <text:p>397.4453</text:p>
          </table:table-cell>
          <table:table-cell office:value-type="float" office:value="3.0264">
            <text:p>3.026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5.1811">
            <text:p>5.1811</text:p>
          </table:table-cell>
          <table:table-cell office:value-type="float" office:value="397.4453">
            <text:p>397.4453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5.8078">
            <text:p>5.8078</text:p>
          </table:table-cell>
          <table:table-cell table:formula="of:=IF(SEARCH(&quot;mouse&quot;;[.A226])&gt;0;&quot;mouse&quot;;&quot;other&quot;)" office:value-type="string" office:string-value="mouse">
            <text:p>mouse</text:p>
          </table:table-cell>
          <table:table-cell table:formula="of:=IF(SEARCH(&quot;FR&quot;;[.A226])&gt;0;&quot;fingers relative&quot;;&quot;other&quot;)" office:value-type="float" office:value="0">
            <text:p>#VALUE!</text:p>
          </table:table-cell>
          <table:table-cell table:formula="of:=IF(SEARCH(&quot;FA&quot;;[.A226])&gt;0;&quot;fingers absolute&quot;;&quot;other&quot;)" office:value-type="float" office:value="0">
            <text:p>#VALUE!</text:p>
          </table:table-cell>
          <table:table-cell table:formula="of:=IF(SEARCH(&quot;Trackpad&quot;;[.A226])&gt;0;&quot;trackpad&quot;;&quot;other&quot;)" office:value-type="float" office:value="0">
            <text:p>#VALUE!</text:p>
          </table:table-cell>
          <table:table-cell table:formula="of:=RIGHT([.A226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1-data/Mouse/P31M1/P31M1mouseB</text:p>
          </table:table-cell>
          <table:table-cell office:value-type="float" office:value="0.673">
            <text:p>0.673</text:p>
          </table:table-cell>
          <table:table-cell office:value-type="float" office:value="0.1378">
            <text:p>0.1378</text:p>
          </table:table-cell>
          <table:table-cell office:value-type="float" office:value="396.7253">
            <text:p>396.7253</text:p>
          </table:table-cell>
          <table:table-cell office:value-type="float" office:value="4.2457">
            <text:p>4.245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.0469">
            <text:p>5.0469</text:p>
          </table:table-cell>
          <table:table-cell office:value-type="float" office:value="12.3752">
            <text:p>12.3752</text:p>
          </table:table-cell>
          <table:table-cell office:value-type="float" office:value="396.7253">
            <text:p>396.725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7.4992">
            <text:p>7.4992</text:p>
          </table:table-cell>
          <table:table-cell table:formula="of:=IF(SEARCH(&quot;mouse&quot;;[.A227])&gt;0;&quot;mouse&quot;;&quot;other&quot;)" office:value-type="string" office:string-value="mouse">
            <text:p>mouse</text:p>
          </table:table-cell>
          <table:table-cell table:formula="of:=IF(SEARCH(&quot;FR&quot;;[.A227])&gt;0;&quot;fingers relative&quot;;&quot;other&quot;)" office:value-type="float" office:value="0">
            <text:p>#VALUE!</text:p>
          </table:table-cell>
          <table:table-cell table:formula="of:=IF(SEARCH(&quot;FA&quot;;[.A227])&gt;0;&quot;fingers absolute&quot;;&quot;other&quot;)" office:value-type="float" office:value="0">
            <text:p>#VALUE!</text:p>
          </table:table-cell>
          <table:table-cell table:formula="of:=IF(SEARCH(&quot;Trackpad&quot;;[.A227])&gt;0;&quot;trackpad&quot;;&quot;other&quot;)" office:value-type="float" office:value="0">
            <text:p>#VALUE!</text:p>
          </table:table-cell>
          <table:table-cell table:formula="of:=RIGHT([.A227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1-data/Mouse/P31M1/P31M1mouseA</text:p>
          </table:table-cell>
          <table:table-cell office:value-type="float" office:value="0.5385">
            <text:p>0.5385</text:p>
          </table:table-cell>
          <table:table-cell office:value-type="float" office:value="0.1622">
            <text:p>0.1622</text:p>
          </table:table-cell>
          <table:table-cell office:value-type="float" office:value="403.4238">
            <text:p>403.4238</text:p>
          </table:table-cell>
          <table:table-cell office:value-type="float" office:value="13.2925">
            <text:p>13.2925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4.1312">
            <text:p>4.1312</text:p>
          </table:table-cell>
          <table:table-cell office:value-type="float" office:value="24.4148">
            <text:p>24.4148</text:p>
          </table:table-cell>
          <table:table-cell office:value-type="float" office:value="403.4238">
            <text:p>403.423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7.6723">
            <text:p>7.6723</text:p>
          </table:table-cell>
          <table:table-cell table:formula="of:=IF(SEARCH(&quot;mouse&quot;;[.A228])&gt;0;&quot;mouse&quot;;&quot;other&quot;)" office:value-type="string" office:string-value="mouse">
            <text:p>mouse</text:p>
          </table:table-cell>
          <table:table-cell table:formula="of:=IF(SEARCH(&quot;FR&quot;;[.A228])&gt;0;&quot;fingers relative&quot;;&quot;other&quot;)" office:value-type="float" office:value="0">
            <text:p>#VALUE!</text:p>
          </table:table-cell>
          <table:table-cell table:formula="of:=IF(SEARCH(&quot;FA&quot;;[.A228])&gt;0;&quot;fingers absolute&quot;;&quot;other&quot;)" office:value-type="float" office:value="0">
            <text:p>#VALUE!</text:p>
          </table:table-cell>
          <table:table-cell table:formula="of:=IF(SEARCH(&quot;Trackpad&quot;;[.A228])&gt;0;&quot;trackpad&quot;;&quot;other&quot;)" office:value-type="float" office:value="0">
            <text:p>#VALUE!</text:p>
          </table:table-cell>
          <table:table-cell table:formula="of:=RIGHT([.A228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1-data/Mouse/P31M3/P31M3mouseB</text:p>
          </table:table-cell>
          <table:table-cell office:value-type="float" office:value="0.7386">
            <text:p>0.7386</text:p>
          </table:table-cell>
          <table:table-cell office:value-type="float" office:value="0.4595">
            <text:p>0.4595</text:p>
          </table:table-cell>
          <table:table-cell office:value-type="float" office:value="399.871">
            <text:p>399.871</text:p>
          </table:table-cell>
          <table:table-cell office:value-type="float" office:value="6.3628">
            <text:p>6.3628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5.192">
            <text:p>5.192</text:p>
          </table:table-cell>
          <table:table-cell office:value-type="float" office:value="11.2469">
            <text:p>11.2469</text:p>
          </table:table-cell>
          <table:table-cell office:value-type="float" office:value="399.871">
            <text:p>399.87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7.0294">
            <text:p>7.0294</text:p>
          </table:table-cell>
          <table:table-cell table:formula="of:=IF(SEARCH(&quot;mouse&quot;;[.A229])&gt;0;&quot;mouse&quot;;&quot;other&quot;)" office:value-type="string" office:string-value="mouse">
            <text:p>mouse</text:p>
          </table:table-cell>
          <table:table-cell table:formula="of:=IF(SEARCH(&quot;FR&quot;;[.A229])&gt;0;&quot;fingers relative&quot;;&quot;other&quot;)" office:value-type="float" office:value="0">
            <text:p>#VALUE!</text:p>
          </table:table-cell>
          <table:table-cell table:formula="of:=IF(SEARCH(&quot;FA&quot;;[.A229])&gt;0;&quot;fingers absolute&quot;;&quot;other&quot;)" office:value-type="float" office:value="0">
            <text:p>#VALUE!</text:p>
          </table:table-cell>
          <table:table-cell table:formula="of:=IF(SEARCH(&quot;Trackpad&quot;;[.A229])&gt;0;&quot;trackpad&quot;;&quot;other&quot;)" office:value-type="float" office:value="0">
            <text:p>#VALUE!</text:p>
          </table:table-cell>
          <table:table-cell table:formula="of:=RIGHT([.A229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1-data/Mouse/P31M3/P31M3mouseA</text:p>
          </table:table-cell>
          <table:table-cell office:value-type="float" office:value="0.506">
            <text:p>0.506</text:p>
          </table:table-cell>
          <table:table-cell office:value-type="float" office:value="0.0649">
            <text:p>0.0649</text:p>
          </table:table-cell>
          <table:table-cell office:value-type="float" office:value="400.5583">
            <text:p>400.5583</text:p>
          </table:table-cell>
          <table:table-cell office:value-type="float" office:value="17.711">
            <text:p>17.711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4.0704">
            <text:p>4.0704</text:p>
          </table:table-cell>
          <table:table-cell office:value-type="float" office:value="25.3507">
            <text:p>25.3507</text:p>
          </table:table-cell>
          <table:table-cell office:value-type="float" office:value="400.5583">
            <text:p>400.5583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8.0444">
            <text:p>8.0444</text:p>
          </table:table-cell>
          <table:table-cell table:formula="of:=IF(SEARCH(&quot;mouse&quot;;[.A230])&gt;0;&quot;mouse&quot;;&quot;other&quot;)" office:value-type="string" office:string-value="mouse">
            <text:p>mouse</text:p>
          </table:table-cell>
          <table:table-cell table:formula="of:=IF(SEARCH(&quot;FR&quot;;[.A230])&gt;0;&quot;fingers relative&quot;;&quot;other&quot;)" office:value-type="float" office:value="0">
            <text:p>#VALUE!</text:p>
          </table:table-cell>
          <table:table-cell table:formula="of:=IF(SEARCH(&quot;FA&quot;;[.A230])&gt;0;&quot;fingers absolute&quot;;&quot;other&quot;)" office:value-type="float" office:value="0">
            <text:p>#VALUE!</text:p>
          </table:table-cell>
          <table:table-cell table:formula="of:=IF(SEARCH(&quot;Trackpad&quot;;[.A230])&gt;0;&quot;trackpad&quot;;&quot;other&quot;)" office:value-type="float" office:value="0">
            <text:p>#VALUE!</text:p>
          </table:table-cell>
          <table:table-cell table:formula="of:=RIGHT([.A230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1-data/Mouse/P31M3/P31M3mouseC</text:p>
          </table:table-cell>
          <table:table-cell office:value-type="float" office:value="1.0579">
            <text:p>1.0579</text:p>
          </table:table-cell>
          <table:table-cell office:value-type="float" office:value="0.3111">
            <text:p>0.3111</text:p>
          </table:table-cell>
          <table:table-cell office:value-type="float" office:value="598.6054">
            <text:p>598.6054</text:p>
          </table:table-cell>
          <table:table-cell office:value-type="float" office:value="1.9878">
            <text:p>1.9878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.9287">
            <text:p>6.9287</text:p>
          </table:table-cell>
          <table:table-cell office:value-type="float" office:value="4.9544">
            <text:p>4.9544</text:p>
          </table:table-cell>
          <table:table-cell office:value-type="float" office:value="598.6054">
            <text:p>598.6054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6.5495">
            <text:p>6.5495</text:p>
          </table:table-cell>
          <table:table-cell table:formula="of:=IF(SEARCH(&quot;mouse&quot;;[.A231])&gt;0;&quot;mouse&quot;;&quot;other&quot;)" office:value-type="string" office:string-value="mouse">
            <text:p>mouse</text:p>
          </table:table-cell>
          <table:table-cell table:formula="of:=IF(SEARCH(&quot;FR&quot;;[.A231])&gt;0;&quot;fingers relative&quot;;&quot;other&quot;)" office:value-type="float" office:value="0">
            <text:p>#VALUE!</text:p>
          </table:table-cell>
          <table:table-cell table:formula="of:=IF(SEARCH(&quot;FA&quot;;[.A231])&gt;0;&quot;fingers absolute&quot;;&quot;other&quot;)" office:value-type="float" office:value="0">
            <text:p>#VALUE!</text:p>
          </table:table-cell>
          <table:table-cell table:formula="of:=IF(SEARCH(&quot;Trackpad&quot;;[.A231])&gt;0;&quot;trackpad&quot;;&quot;other&quot;)" office:value-type="float" office:value="0">
            <text:p>#VALUE!</text:p>
          </table:table-cell>
          <table:table-cell table:formula="of:=RIGHT([.A231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1-data/FR/P31FR1/P31FR1fingersA</text:p>
          </table:table-cell>
          <table:table-cell office:value-type="float" office:value="1.1179">
            <text:p>1.1179</text:p>
          </table:table-cell>
          <table:table-cell office:value-type="float" office:value="0.1955">
            <text:p>0.1955</text:p>
          </table:table-cell>
          <table:table-cell office:value-type="float" office:value="368.9168">
            <text:p>368.9168</text:p>
          </table:table-cell>
          <table:table-cell office:value-type="float" office:value="82.3218">
            <text:p>82.3218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3.8996">
            <text:p>3.8996</text:p>
          </table:table-cell>
          <table:table-cell office:value-type="float" office:value="26.4938">
            <text:p>26.4938</text:p>
          </table:table-cell>
          <table:table-cell office:value-type="float" office:value="368.9168">
            <text:p>368.916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4885">
            <text:p>3.4885</text:p>
          </table:table-cell>
          <table:table-cell table:formula="of:=IF(SEARCH(&quot;mouse&quot;;[.A232])&gt;0;&quot;mouse&quot;;&quot;other&quot;)" office:value-type="float" office:value="0">
            <text:p>#VALUE!</text:p>
          </table:table-cell>
          <table:table-cell table:formula="of:=IF(SEARCH(&quot;FR&quot;;[.A232])&gt;0;&quot;fingers relative&quot;;&quot;other&quot;)" office:value-type="string" office:string-value="fingers relative">
            <text:p>fingers relative</text:p>
          </table:table-cell>
          <table:table-cell table:formula="of:=IF(SEARCH(&quot;FA&quot;;[.A232])&gt;0;&quot;fingers absolute&quot;;&quot;other&quot;)" office:value-type="float" office:value="0">
            <text:p>#VALUE!</text:p>
          </table:table-cell>
          <table:table-cell table:formula="of:=IF(SEARCH(&quot;Trackpad&quot;;[.A232])&gt;0;&quot;trackpad&quot;;&quot;other&quot;)" office:value-type="float" office:value="0">
            <text:p>#VALUE!</text:p>
          </table:table-cell>
          <table:table-cell table:formula="of:=RIGHT([.A232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1-data/FR/P31FR1/P31FR1fingersB</text:p>
          </table:table-cell>
          <table:table-cell office:value-type="float" office:value="1.4718">
            <text:p>1.4718</text:p>
          </table:table-cell>
          <table:table-cell office:value-type="float" office:value="0.3597">
            <text:p>0.3597</text:p>
          </table:table-cell>
          <table:table-cell office:value-type="float" office:value="383.2285">
            <text:p>383.2285</text:p>
          </table:table-cell>
          <table:table-cell office:value-type="float" office:value="46.6624">
            <text:p>46.6624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4.9133">
            <text:p>4.9133</text:p>
          </table:table-cell>
          <table:table-cell office:value-type="float" office:value="13.1544">
            <text:p>13.1544</text:p>
          </table:table-cell>
          <table:table-cell office:value-type="float" office:value="383.2285">
            <text:p>383.228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3382">
            <text:p>3.3382</text:p>
          </table:table-cell>
          <table:table-cell table:formula="of:=IF(SEARCH(&quot;mouse&quot;;[.A233])&gt;0;&quot;mouse&quot;;&quot;other&quot;)" office:value-type="float" office:value="0">
            <text:p>#VALUE!</text:p>
          </table:table-cell>
          <table:table-cell table:formula="of:=IF(SEARCH(&quot;FR&quot;;[.A233])&gt;0;&quot;fingers relative&quot;;&quot;other&quot;)" office:value-type="string" office:string-value="fingers relative">
            <text:p>fingers relative</text:p>
          </table:table-cell>
          <table:table-cell table:formula="of:=IF(SEARCH(&quot;FA&quot;;[.A233])&gt;0;&quot;fingers absolute&quot;;&quot;other&quot;)" office:value-type="float" office:value="0">
            <text:p>#VALUE!</text:p>
          </table:table-cell>
          <table:table-cell table:formula="of:=IF(SEARCH(&quot;Trackpad&quot;;[.A233])&gt;0;&quot;trackpad&quot;;&quot;other&quot;)" office:value-type="float" office:value="0">
            <text:p>#VALUE!</text:p>
          </table:table-cell>
          <table:table-cell table:formula="of:=RIGHT([.A233];1)" office:value-type="string" office:string-value="B">
            <text:p>B</text:p>
          </table:table-cell>
        </table:table-row>
        <table:table-row table:style-name="ro2">
          <table:table-cell office:value-type="string">
            <text:p>P31-data/FR/P31FR1/P31FR1fingersC</text:p>
          </table:table-cell>
          <table:table-cell office:value-type="float" office:value="2.8366">
            <text:p>2.8366</text:p>
          </table:table-cell>
          <table:table-cell office:value-type="float" office:value="1.0389">
            <text:p>1.0389</text:p>
          </table:table-cell>
          <table:table-cell office:value-type="float" office:value="396.1897">
            <text:p>396.1897</text:p>
          </table:table-cell>
          <table:table-cell office:value-type="float" office:value="10.917">
            <text:p>10.917</text:p>
          </table:table-cell>
          <table:table-cell office:value-type="float" office:value="0.48">
            <text:p>0.48</text:p>
          </table:table-cell>
          <table:table-cell office:value-type="float" office:value="0.08">
            <text:p>0.08</text:p>
          </table:table-cell>
          <table:table-cell office:value-type="float" office:value="6.1758">
            <text:p>6.1758</text:p>
          </table:table-cell>
          <table:table-cell office:value-type="float" office:value="5.5573">
            <text:p>5.5573</text:p>
          </table:table-cell>
          <table:table-cell office:value-type="float" office:value="396.1897">
            <text:p>396.1897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.1772">
            <text:p>2.1772</text:p>
          </table:table-cell>
          <table:table-cell table:formula="of:=IF(SEARCH(&quot;mouse&quot;;[.A234])&gt;0;&quot;mouse&quot;;&quot;other&quot;)" office:value-type="float" office:value="0">
            <text:p>#VALUE!</text:p>
          </table:table-cell>
          <table:table-cell table:formula="of:=IF(SEARCH(&quot;FR&quot;;[.A234])&gt;0;&quot;fingers relative&quot;;&quot;other&quot;)" office:value-type="string" office:string-value="fingers relative">
            <text:p>fingers relative</text:p>
          </table:table-cell>
          <table:table-cell table:formula="of:=IF(SEARCH(&quot;FA&quot;;[.A234])&gt;0;&quot;fingers absolute&quot;;&quot;other&quot;)" office:value-type="float" office:value="0">
            <text:p>#VALUE!</text:p>
          </table:table-cell>
          <table:table-cell table:formula="of:=IF(SEARCH(&quot;Trackpad&quot;;[.A234])&gt;0;&quot;trackpad&quot;;&quot;other&quot;)" office:value-type="float" office:value="0">
            <text:p>#VALUE!</text:p>
          </table:table-cell>
          <table:table-cell table:formula="of:=RIGHT([.A234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1-data/FR/P31FR2/P31FR2fingersB</text:p>
          </table:table-cell>
          <table:table-cell office:value-type="float" office:value="1.7714">
            <text:p>1.7714</text:p>
          </table:table-cell>
          <table:table-cell office:value-type="float" office:value="0.8407">
            <text:p>0.8407</text:p>
          </table:table-cell>
          <table:table-cell office:value-type="float" office:value="395.8941">
            <text:p>395.8941</text:p>
          </table:table-cell>
          <table:table-cell office:value-type="float" office:value="16.2536">
            <text:p>16.2536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5.1238">
            <text:p>5.1238</text:p>
          </table:table-cell>
          <table:table-cell office:value-type="float" office:value="11.6898">
            <text:p>11.6898</text:p>
          </table:table-cell>
          <table:table-cell office:value-type="float" office:value="395.8941">
            <text:p>395.894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8925">
            <text:p>2.8925</text:p>
          </table:table-cell>
          <table:table-cell table:formula="of:=IF(SEARCH(&quot;mouse&quot;;[.A235])&gt;0;&quot;mouse&quot;;&quot;other&quot;)" office:value-type="float" office:value="0">
            <text:p>#VALUE!</text:p>
          </table:table-cell>
          <table:table-cell table:formula="of:=IF(SEARCH(&quot;FR&quot;;[.A235])&gt;0;&quot;fingers relative&quot;;&quot;other&quot;)" office:value-type="string" office:string-value="fingers relative">
            <text:p>fingers relative</text:p>
          </table:table-cell>
          <table:table-cell table:formula="of:=IF(SEARCH(&quot;FA&quot;;[.A235])&gt;0;&quot;fingers absolute&quot;;&quot;other&quot;)" office:value-type="float" office:value="0">
            <text:p>#VALUE!</text:p>
          </table:table-cell>
          <table:table-cell table:formula="of:=IF(SEARCH(&quot;Trackpad&quot;;[.A235])&gt;0;&quot;trackpad&quot;;&quot;other&quot;)" office:value-type="float" office:value="0">
            <text:p>#VALUE!</text:p>
          </table:table-cell>
          <table:table-cell table:formula="of:=RIGHT([.A235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1-data/FR/P31FR2/P31FR2fingersA</text:p>
          </table:table-cell>
          <table:table-cell office:value-type="float" office:value="1.3415">
            <text:p>1.3415</text:p>
          </table:table-cell>
          <table:table-cell office:value-type="float" office:value="0.6356">
            <text:p>0.6356</text:p>
          </table:table-cell>
          <table:table-cell office:value-type="float" office:value="397.2886">
            <text:p>397.2886</text:p>
          </table:table-cell>
          <table:table-cell office:value-type="float" office:value="12.3854">
            <text:p>12.3854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4.031">
            <text:p>4.031</text:p>
          </table:table-cell>
          <table:table-cell office:value-type="float" office:value="25.8867">
            <text:p>25.8867</text:p>
          </table:table-cell>
          <table:table-cell office:value-type="float" office:value="397.2886">
            <text:p>397.2886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0049">
            <text:p>3.0049</text:p>
          </table:table-cell>
          <table:table-cell table:formula="of:=IF(SEARCH(&quot;mouse&quot;;[.A236])&gt;0;&quot;mouse&quot;;&quot;other&quot;)" office:value-type="float" office:value="0">
            <text:p>#VALUE!</text:p>
          </table:table-cell>
          <table:table-cell table:formula="of:=IF(SEARCH(&quot;FR&quot;;[.A236])&gt;0;&quot;fingers relative&quot;;&quot;other&quot;)" office:value-type="string" office:string-value="fingers relative">
            <text:p>fingers relative</text:p>
          </table:table-cell>
          <table:table-cell table:formula="of:=IF(SEARCH(&quot;FA&quot;;[.A236])&gt;0;&quot;fingers absolute&quot;;&quot;other&quot;)" office:value-type="float" office:value="0">
            <text:p>#VALUE!</text:p>
          </table:table-cell>
          <table:table-cell table:formula="of:=IF(SEARCH(&quot;Trackpad&quot;;[.A236])&gt;0;&quot;trackpad&quot;;&quot;other&quot;)" office:value-type="float" office:value="0">
            <text:p>#VALUE!</text:p>
          </table:table-cell>
          <table:table-cell table:formula="of:=RIGHT([.A236];1)" office:value-type="string" office:string-value="A">
            <text:p>A</text:p>
          </table:table-cell>
        </table:table-row>
        <table:table-row table:style-name="ro2">
          <table:table-cell office:value-type="string">
            <text:p>P31-data/FR/P31FR2/P31FR2fingersC</text:p>
          </table:table-cell>
          <table:table-cell office:value-type="float" office:value="3.6501">
            <text:p>3.6501</text:p>
          </table:table-cell>
          <table:table-cell office:value-type="float" office:value="3.9729">
            <text:p>3.9729</text:p>
          </table:table-cell>
          <table:table-cell office:value-type="float" office:value="565.703">
            <text:p>565.703</text:p>
          </table:table-cell>
          <table:table-cell office:value-type="float" office:value="126.977">
            <text:p>126.977</text:p>
          </table:table-cell>
          <table:table-cell office:value-type="float" office:value="0.32">
            <text:p>0.32</text:p>
          </table:table-cell>
          <table:table-cell office:value-type="float" office:value="0.08">
            <text:p>0.08</text:p>
          </table:table-cell>
          <table:table-cell office:value-type="float" office:value="6.7013">
            <text:p>6.7013</text:p>
          </table:table-cell>
          <table:table-cell office:value-type="float" office:value="5.4889">
            <text:p>5.4889</text:p>
          </table:table-cell>
          <table:table-cell office:value-type="float" office:value="565.703">
            <text:p>565.703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.8359">
            <text:p>1.8359</text:p>
          </table:table-cell>
          <table:table-cell table:formula="of:=IF(SEARCH(&quot;mouse&quot;;[.A237])&gt;0;&quot;mouse&quot;;&quot;other&quot;)" office:value-type="float" office:value="0">
            <text:p>#VALUE!</text:p>
          </table:table-cell>
          <table:table-cell table:formula="of:=IF(SEARCH(&quot;FR&quot;;[.A237])&gt;0;&quot;fingers relative&quot;;&quot;other&quot;)" office:value-type="string" office:string-value="fingers relative">
            <text:p>fingers relative</text:p>
          </table:table-cell>
          <table:table-cell table:formula="of:=IF(SEARCH(&quot;FA&quot;;[.A237])&gt;0;&quot;fingers absolute&quot;;&quot;other&quot;)" office:value-type="float" office:value="0">
            <text:p>#VALUE!</text:p>
          </table:table-cell>
          <table:table-cell table:formula="of:=IF(SEARCH(&quot;Trackpad&quot;;[.A237])&gt;0;&quot;trackpad&quot;;&quot;other&quot;)" office:value-type="float" office:value="0">
            <text:p>#VALUE!</text:p>
          </table:table-cell>
          <table:table-cell table:formula="of:=RIGHT([.A237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1-data/FR/P31FR3/P31FR3fingersB</text:p>
          </table:table-cell>
          <table:table-cell office:value-type="float" office:value="1.654">
            <text:p>1.654</text:p>
          </table:table-cell>
          <table:table-cell office:value-type="float" office:value="1.0887">
            <text:p>1.0887</text:p>
          </table:table-cell>
          <table:table-cell office:value-type="float" office:value="399.8625">
            <text:p>399.8625</text:p>
          </table:table-cell>
          <table:table-cell office:value-type="float" office:value="14.174">
            <text:p>14.174</text:p>
          </table:table-cell>
          <table:table-cell office:value-type="float" office:value="0.24">
            <text:p>0.24</text:p>
          </table:table-cell>
          <table:table-cell office:value-type="float" office:value="0.04">
            <text:p>0.04</text:p>
          </table:table-cell>
          <table:table-cell office:value-type="float" office:value="5.2423">
            <text:p>5.2423</text:p>
          </table:table-cell>
          <table:table-cell office:value-type="float" office:value="10.8502">
            <text:p>10.8502</text:p>
          </table:table-cell>
          <table:table-cell office:value-type="float" office:value="399.8625">
            <text:p>399.8625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1695">
            <text:p>3.1695</text:p>
          </table:table-cell>
          <table:table-cell table:formula="of:=IF(SEARCH(&quot;mouse&quot;;[.A238])&gt;0;&quot;mouse&quot;;&quot;other&quot;)" office:value-type="float" office:value="0">
            <text:p>#VALUE!</text:p>
          </table:table-cell>
          <table:table-cell table:formula="of:=IF(SEARCH(&quot;FR&quot;;[.A238])&gt;0;&quot;fingers relative&quot;;&quot;other&quot;)" office:value-type="string" office:string-value="fingers relative">
            <text:p>fingers relative</text:p>
          </table:table-cell>
          <table:table-cell table:formula="of:=IF(SEARCH(&quot;FA&quot;;[.A238])&gt;0;&quot;fingers absolute&quot;;&quot;other&quot;)" office:value-type="float" office:value="0">
            <text:p>#VALUE!</text:p>
          </table:table-cell>
          <table:table-cell table:formula="of:=IF(SEARCH(&quot;Trackpad&quot;;[.A238])&gt;0;&quot;trackpad&quot;;&quot;other&quot;)" office:value-type="float" office:value="0">
            <text:p>#VALUE!</text:p>
          </table:table-cell>
          <table:table-cell table:formula="of:=RIGHT([.A238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1-data/FR/P31FR3/P31FR3fingersA</text:p>
          </table:table-cell>
          <table:table-cell office:value-type="float" office:value="1.4579">
            <text:p>1.4579</text:p>
          </table:table-cell>
          <table:table-cell office:value-type="float" office:value="1.6416">
            <text:p>1.6416</text:p>
          </table:table-cell>
          <table:table-cell office:value-type="float" office:value="403.6707">
            <text:p>403.6707</text:p>
          </table:table-cell>
          <table:table-cell office:value-type="float" office:value="12.1188">
            <text:p>12.1188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4.1274">
            <text:p>4.1274</text:p>
          </table:table-cell>
          <table:table-cell office:value-type="float" office:value="24.4981">
            <text:p>24.4981</text:p>
          </table:table-cell>
          <table:table-cell office:value-type="float" office:value="403.6707">
            <text:p>403.6707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2.8311">
            <text:p>2.8311</text:p>
          </table:table-cell>
          <table:table-cell table:formula="of:=IF(SEARCH(&quot;mouse&quot;;[.A239])&gt;0;&quot;mouse&quot;;&quot;other&quot;)" office:value-type="float" office:value="0">
            <text:p>#VALUE!</text:p>
          </table:table-cell>
          <table:table-cell table:formula="of:=IF(SEARCH(&quot;FR&quot;;[.A239])&gt;0;&quot;fingers relative&quot;;&quot;other&quot;)" office:value-type="string" office:string-value="fingers relative">
            <text:p>fingers relative</text:p>
          </table:table-cell>
          <table:table-cell table:formula="of:=IF(SEARCH(&quot;FA&quot;;[.A239])&gt;0;&quot;fingers absolute&quot;;&quot;other&quot;)" office:value-type="float" office:value="0">
            <text:p>#VALUE!</text:p>
          </table:table-cell>
          <table:table-cell table:formula="of:=IF(SEARCH(&quot;Trackpad&quot;;[.A239])&gt;0;&quot;trackpad&quot;;&quot;other&quot;)" office:value-type="float" office:value="0">
            <text:p>#VALUE!</text:p>
          </table:table-cell>
          <table:table-cell table:formula="of:=RIGHT([.A239];1)" office:value-type="string" office:string-value="A">
            <text:p>A</text:p>
          </table:table-cell>
        </table:table-row>
        <table:table-row table:style-name="ro2">
          <table:table-cell office:value-type="string">
            <text:p>P31-data/FR/P31FR3/P31FR3fingersC</text:p>
          </table:table-cell>
          <table:table-cell office:value-type="float" office:value="1.7088">
            <text:p>1.7088</text:p>
          </table:table-cell>
          <table:table-cell office:value-type="float" office:value="0.4726">
            <text:p>0.4726</text:p>
          </table:table-cell>
          <table:table-cell office:value-type="float" office:value="400.1307">
            <text:p>400.1307</text:p>
          </table:table-cell>
          <table:table-cell office:value-type="float" office:value="4.6026">
            <text:p>4.6026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6.3529">
            <text:p>6.3529</text:p>
          </table:table-cell>
          <table:table-cell office:value-type="float" office:value="4.9559">
            <text:p>4.9559</text:p>
          </table:table-cell>
          <table:table-cell office:value-type="float" office:value="400.1307">
            <text:p>400.1307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7178">
            <text:p>3.7178</text:p>
          </table:table-cell>
          <table:table-cell table:formula="of:=IF(SEARCH(&quot;mouse&quot;;[.A240])&gt;0;&quot;mouse&quot;;&quot;other&quot;)" office:value-type="float" office:value="0">
            <text:p>#VALUE!</text:p>
          </table:table-cell>
          <table:table-cell table:formula="of:=IF(SEARCH(&quot;FR&quot;;[.A240])&gt;0;&quot;fingers relative&quot;;&quot;other&quot;)" office:value-type="string" office:string-value="fingers relative">
            <text:p>fingers relative</text:p>
          </table:table-cell>
          <table:table-cell table:formula="of:=IF(SEARCH(&quot;FA&quot;;[.A240])&gt;0;&quot;fingers absolute&quot;;&quot;other&quot;)" office:value-type="float" office:value="0">
            <text:p>#VALUE!</text:p>
          </table:table-cell>
          <table:table-cell table:formula="of:=IF(SEARCH(&quot;Trackpad&quot;;[.A240])&gt;0;&quot;trackpad&quot;;&quot;other&quot;)" office:value-type="float" office:value="0">
            <text:p>#VALUE!</text:p>
          </table:table-cell>
          <table:table-cell table:formula="of:=RIGHT([.A240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1-data/Trackpad/P31T2/P31T2trackpadA</text:p>
          </table:table-cell>
          <table:table-cell office:value-type="float" office:value="1.0623">
            <text:p>1.0623</text:p>
          </table:table-cell>
          <table:table-cell office:value-type="float" office:value="0.29">
            <text:p>0.29</text:p>
          </table:table-cell>
          <table:table-cell office:value-type="float" office:value="377.076">
            <text:p>377.076</text:p>
          </table:table-cell>
          <table:table-cell office:value-type="float" office:value="74.3288">
            <text:p>74.3288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4.0157">
            <text:p>4.0157</text:p>
          </table:table-cell>
          <table:table-cell office:value-type="float" office:value="24.8485">
            <text:p>24.8485</text:p>
          </table:table-cell>
          <table:table-cell office:value-type="float" office:value="377.076">
            <text:p>377.076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7801">
            <text:p>3.7801</text:p>
          </table:table-cell>
          <table:table-cell table:formula="of:=IF(SEARCH(&quot;mouse&quot;;[.A241])&gt;0;&quot;mouse&quot;;&quot;other&quot;)" office:value-type="float" office:value="0">
            <text:p>#VALUE!</text:p>
          </table:table-cell>
          <table:table-cell table:formula="of:=IF(SEARCH(&quot;FR&quot;;[.A241])&gt;0;&quot;fingers relative&quot;;&quot;other&quot;)" office:value-type="float" office:value="0">
            <text:p>#VALUE!</text:p>
          </table:table-cell>
          <table:table-cell table:formula="of:=IF(SEARCH(&quot;FA&quot;;[.A241])&gt;0;&quot;fingers absolute&quot;;&quot;other&quot;)" office:value-type="float" office:value="0">
            <text:p>#VALUE!</text:p>
          </table:table-cell>
          <table:table-cell table:formula="of:=IF(SEARCH(&quot;Trackpad&quot;;[.A241])&gt;0;&quot;trackpad&quot;;&quot;other&quot;)" office:value-type="string" office:string-value="trackpad">
            <text:p>trackpad</text:p>
          </table:table-cell>
          <table:table-cell table:formula="of:=RIGHT([.A241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P31-data/Trackpad/P31T2/P31T2trackpadC</text:p>
          </table:table-cell>
          <table:table-cell office:value-type="float" office:value="1.666">
            <text:p>1.666</text:p>
          </table:table-cell>
          <table:table-cell office:value-type="float" office:value="0.5194">
            <text:p>0.5194</text:p>
          </table:table-cell>
          <table:table-cell office:value-type="float" office:value="398.8401">
            <text:p>398.8401</text:p>
          </table:table-cell>
          <table:table-cell office:value-type="float" office:value="3.1302">
            <text:p>3.1302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6.0231">
            <text:p>6.0231</text:p>
          </table:table-cell>
          <table:table-cell office:value-type="float" office:value="6.2288">
            <text:p>6.2288</text:p>
          </table:table-cell>
          <table:table-cell office:value-type="float" office:value="398.8401">
            <text:p>398.8401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6152">
            <text:p>3.6152</text:p>
          </table:table-cell>
          <table:table-cell table:formula="of:=IF(SEARCH(&quot;mouse&quot;;[.A242])&gt;0;&quot;mouse&quot;;&quot;other&quot;)" office:value-type="float" office:value="0">
            <text:p>#VALUE!</text:p>
          </table:table-cell>
          <table:table-cell table:formula="of:=IF(SEARCH(&quot;FR&quot;;[.A242])&gt;0;&quot;fingers relative&quot;;&quot;other&quot;)" office:value-type="float" office:value="0">
            <text:p>#VALUE!</text:p>
          </table:table-cell>
          <table:table-cell table:formula="of:=IF(SEARCH(&quot;FA&quot;;[.A242])&gt;0;&quot;fingers absolute&quot;;&quot;other&quot;)" office:value-type="float" office:value="0">
            <text:p>#VALUE!</text:p>
          </table:table-cell>
          <table:table-cell table:formula="of:=IF(SEARCH(&quot;Trackpad&quot;;[.A242])&gt;0;&quot;trackpad&quot;;&quot;other&quot;)" office:value-type="string" office:string-value="trackpad">
            <text:p>trackpad</text:p>
          </table:table-cell>
          <table:table-cell table:formula="of:=RIGHT([.A242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1-data/Trackpad/P31T2/P31T2trackpadB</text:p>
          </table:table-cell>
          <table:table-cell office:value-type="float" office:value="1.3503">
            <text:p>1.3503</text:p>
          </table:table-cell>
          <table:table-cell office:value-type="float" office:value="0.5207">
            <text:p>0.5207</text:p>
          </table:table-cell>
          <table:table-cell office:value-type="float" office:value="396.3523">
            <text:p>396.3523</text:p>
          </table:table-cell>
          <table:table-cell office:value-type="float" office:value="6.8696">
            <text:p>6.8696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4.9081">
            <text:p>4.9081</text:p>
          </table:table-cell>
          <table:table-cell office:value-type="float" office:value="13.6556">
            <text:p>13.6556</text:p>
          </table:table-cell>
          <table:table-cell office:value-type="float" office:value="396.3523">
            <text:p>396.3523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6347">
            <text:p>3.6347</text:p>
          </table:table-cell>
          <table:table-cell table:formula="of:=IF(SEARCH(&quot;mouse&quot;;[.A243])&gt;0;&quot;mouse&quot;;&quot;other&quot;)" office:value-type="float" office:value="0">
            <text:p>#VALUE!</text:p>
          </table:table-cell>
          <table:table-cell table:formula="of:=IF(SEARCH(&quot;FR&quot;;[.A243])&gt;0;&quot;fingers relative&quot;;&quot;other&quot;)" office:value-type="float" office:value="0">
            <text:p>#VALUE!</text:p>
          </table:table-cell>
          <table:table-cell table:formula="of:=IF(SEARCH(&quot;FA&quot;;[.A243])&gt;0;&quot;fingers absolute&quot;;&quot;other&quot;)" office:value-type="float" office:value="0">
            <text:p>#VALUE!</text:p>
          </table:table-cell>
          <table:table-cell table:formula="of:=IF(SEARCH(&quot;Trackpad&quot;;[.A243])&gt;0;&quot;trackpad&quot;;&quot;other&quot;)" office:value-type="string" office:string-value="trackpad">
            <text:p>trackpad</text:p>
          </table:table-cell>
          <table:table-cell table:formula="of:=RIGHT([.A243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1-data/Trackpad/P31T1/P31T1trackpadC</text:p>
          </table:table-cell>
          <table:table-cell office:value-type="float" office:value="1.7104">
            <text:p>1.7104</text:p>
          </table:table-cell>
          <table:table-cell office:value-type="float" office:value="0.4839">
            <text:p>0.4839</text:p>
          </table:table-cell>
          <table:table-cell office:value-type="float" office:value="395.8961">
            <text:p>395.8961</text:p>
          </table:table-cell>
          <table:table-cell office:value-type="float" office:value="4.6226">
            <text:p>4.6226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6.1896">
            <text:p>6.1896</text:p>
          </table:table-cell>
          <table:table-cell office:value-type="float" office:value="5.4996">
            <text:p>5.4996</text:p>
          </table:table-cell>
          <table:table-cell office:value-type="float" office:value="395.8961">
            <text:p>395.8961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6188">
            <text:p>3.6188</text:p>
          </table:table-cell>
          <table:table-cell table:formula="of:=IF(SEARCH(&quot;mouse&quot;;[.A244])&gt;0;&quot;mouse&quot;;&quot;other&quot;)" office:value-type="float" office:value="0">
            <text:p>#VALUE!</text:p>
          </table:table-cell>
          <table:table-cell table:formula="of:=IF(SEARCH(&quot;FR&quot;;[.A244])&gt;0;&quot;fingers relative&quot;;&quot;other&quot;)" office:value-type="float" office:value="0">
            <text:p>#VALUE!</text:p>
          </table:table-cell>
          <table:table-cell table:formula="of:=IF(SEARCH(&quot;FA&quot;;[.A244])&gt;0;&quot;fingers absolute&quot;;&quot;other&quot;)" office:value-type="float" office:value="0">
            <text:p>#VALUE!</text:p>
          </table:table-cell>
          <table:table-cell table:formula="of:=IF(SEARCH(&quot;Trackpad&quot;;[.A244])&gt;0;&quot;trackpad&quot;;&quot;other&quot;)" office:value-type="string" office:string-value="trackpad">
            <text:p>trackpad</text:p>
          </table:table-cell>
          <table:table-cell table:formula="of:=RIGHT([.A244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1-data/Trackpad/P31T1/P31T1trackpadA</text:p>
          </table:table-cell>
          <table:table-cell office:value-type="float" office:value="1.2413">
            <text:p>1.2413</text:p>
          </table:table-cell>
          <table:table-cell office:value-type="float" office:value="0.6887">
            <text:p>0.6887</text:p>
          </table:table-cell>
          <table:table-cell office:value-type="float" office:value="364.1603">
            <text:p>364.1603</text:p>
          </table:table-cell>
          <table:table-cell office:value-type="float" office:value="101.0054">
            <text:p>101.0054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3.815">
            <text:p>3.815</text:p>
          </table:table-cell>
          <table:table-cell office:value-type="float" office:value="27.8531">
            <text:p>27.8531</text:p>
          </table:table-cell>
          <table:table-cell office:value-type="float" office:value="364.1603">
            <text:p>364.1603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0733">
            <text:p>3.0733</text:p>
          </table:table-cell>
          <table:table-cell table:formula="of:=IF(SEARCH(&quot;mouse&quot;;[.A245])&gt;0;&quot;mouse&quot;;&quot;other&quot;)" office:value-type="float" office:value="0">
            <text:p>#VALUE!</text:p>
          </table:table-cell>
          <table:table-cell table:formula="of:=IF(SEARCH(&quot;FR&quot;;[.A245])&gt;0;&quot;fingers relative&quot;;&quot;other&quot;)" office:value-type="float" office:value="0">
            <text:p>#VALUE!</text:p>
          </table:table-cell>
          <table:table-cell table:formula="of:=IF(SEARCH(&quot;FA&quot;;[.A245])&gt;0;&quot;fingers absolute&quot;;&quot;other&quot;)" office:value-type="float" office:value="0">
            <text:p>#VALUE!</text:p>
          </table:table-cell>
          <table:table-cell table:formula="of:=IF(SEARCH(&quot;Trackpad&quot;;[.A245])&gt;0;&quot;trackpad&quot;;&quot;other&quot;)" office:value-type="string" office:string-value="trackpad">
            <text:p>trackpad</text:p>
          </table:table-cell>
          <table:table-cell table:formula="of:=RIGHT([.A245];1)" office:value-type="string" office:string-value="A">
            <text:p>A</text:p>
          </table:table-cell>
        </table:table-row>
        <table:table-row table:style-name="ro3" table:visibility="filter">
          <table:table-cell office:value-type="string">
            <text:p>P31-data/Trackpad/P31T1/P31T1trackpadB</text:p>
          </table:table-cell>
          <table:table-cell office:value-type="float" office:value="1.5608">
            <text:p>1.5608</text:p>
          </table:table-cell>
          <table:table-cell office:value-type="float" office:value="0.7457">
            <text:p>0.7457</text:p>
          </table:table-cell>
          <table:table-cell office:value-type="float" office:value="397.3162">
            <text:p>397.3162</text:p>
          </table:table-cell>
          <table:table-cell office:value-type="float" office:value="6.0216">
            <text:p>6.0216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4.9267">
            <text:p>4.9267</text:p>
          </table:table-cell>
          <table:table-cell office:value-type="float" office:value="13.507">
            <text:p>13.507</text:p>
          </table:table-cell>
          <table:table-cell office:value-type="float" office:value="397.3162">
            <text:p>397.3162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1566">
            <text:p>3.1566</text:p>
          </table:table-cell>
          <table:table-cell table:formula="of:=IF(SEARCH(&quot;mouse&quot;;[.A246])&gt;0;&quot;mouse&quot;;&quot;other&quot;)" office:value-type="float" office:value="0">
            <text:p>#VALUE!</text:p>
          </table:table-cell>
          <table:table-cell table:formula="of:=IF(SEARCH(&quot;FR&quot;;[.A246])&gt;0;&quot;fingers relative&quot;;&quot;other&quot;)" office:value-type="float" office:value="0">
            <text:p>#VALUE!</text:p>
          </table:table-cell>
          <table:table-cell table:formula="of:=IF(SEARCH(&quot;FA&quot;;[.A246])&gt;0;&quot;fingers absolute&quot;;&quot;other&quot;)" office:value-type="float" office:value="0">
            <text:p>#VALUE!</text:p>
          </table:table-cell>
          <table:table-cell table:formula="of:=IF(SEARCH(&quot;Trackpad&quot;;[.A246])&gt;0;&quot;trackpad&quot;;&quot;other&quot;)" office:value-type="string" office:string-value="trackpad">
            <text:p>trackpad</text:p>
          </table:table-cell>
          <table:table-cell table:formula="of:=RIGHT([.A246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1-data/Trackpad/P31T3/P31T3trackpadB</text:p>
          </table:table-cell>
          <table:table-cell office:value-type="float" office:value="1.3331">
            <text:p>1.3331</text:p>
          </table:table-cell>
          <table:table-cell office:value-type="float" office:value="0.4763">
            <text:p>0.4763</text:p>
          </table:table-cell>
          <table:table-cell office:value-type="float" office:value="399.641">
            <text:p>399.641</text:p>
          </table:table-cell>
          <table:table-cell office:value-type="float" office:value="6.049">
            <text:p>6.049</text:p>
          </table:table-cell>
          <table:table-cell table:number-columns-repeated="2" office:value-type="float" office:value="0">
            <text:p>0</text:p>
          </table:table-cell>
          <table:table-cell office:value-type="float" office:value="4.9048">
            <text:p>4.9048</text:p>
          </table:table-cell>
          <table:table-cell office:value-type="float" office:value="13.8015">
            <text:p>13.8015</text:p>
          </table:table-cell>
          <table:table-cell office:value-type="float" office:value="399.641">
            <text:p>399.64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6791">
            <text:p>3.6791</text:p>
          </table:table-cell>
          <table:table-cell table:formula="of:=IF(SEARCH(&quot;mouse&quot;;[.A247])&gt;0;&quot;mouse&quot;;&quot;other&quot;)" office:value-type="float" office:value="0">
            <text:p>#VALUE!</text:p>
          </table:table-cell>
          <table:table-cell table:formula="of:=IF(SEARCH(&quot;FR&quot;;[.A247])&gt;0;&quot;fingers relative&quot;;&quot;other&quot;)" office:value-type="float" office:value="0">
            <text:p>#VALUE!</text:p>
          </table:table-cell>
          <table:table-cell table:formula="of:=IF(SEARCH(&quot;FA&quot;;[.A247])&gt;0;&quot;fingers absolute&quot;;&quot;other&quot;)" office:value-type="float" office:value="0">
            <text:p>#VALUE!</text:p>
          </table:table-cell>
          <table:table-cell table:formula="of:=IF(SEARCH(&quot;Trackpad&quot;;[.A247])&gt;0;&quot;trackpad&quot;;&quot;other&quot;)" office:value-type="string" office:string-value="trackpad">
            <text:p>trackpad</text:p>
          </table:table-cell>
          <table:table-cell table:formula="of:=RIGHT([.A247];1)" office:value-type="string" office:string-value="B">
            <text:p>B</text:p>
          </table:table-cell>
        </table:table-row>
        <table:table-row table:style-name="ro3" table:visibility="filter">
          <table:table-cell office:value-type="string">
            <text:p>P31-data/Trackpad/P31T3/P31T3trackpadC</text:p>
          </table:table-cell>
          <table:table-cell office:value-type="float" office:value="1.593">
            <text:p>1.593</text:p>
          </table:table-cell>
          <table:table-cell office:value-type="float" office:value="0.291">
            <text:p>0.291</text:p>
          </table:table-cell>
          <table:table-cell office:value-type="float" office:value="398.9881">
            <text:p>398.9881</text:p>
          </table:table-cell>
          <table:table-cell office:value-type="float" office:value="3.483">
            <text:p>3.48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6.1448">
            <text:p>6.1448</text:p>
          </table:table-cell>
          <table:table-cell office:value-type="float" office:value="5.7196">
            <text:p>5.7196</text:p>
          </table:table-cell>
          <table:table-cell office:value-type="float" office:value="398.9881">
            <text:p>398.9881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3.8573">
            <text:p>3.8573</text:p>
          </table:table-cell>
          <table:table-cell table:formula="of:=IF(SEARCH(&quot;mouse&quot;;[.A248])&gt;0;&quot;mouse&quot;;&quot;other&quot;)" office:value-type="float" office:value="0">
            <text:p>#VALUE!</text:p>
          </table:table-cell>
          <table:table-cell table:formula="of:=IF(SEARCH(&quot;FR&quot;;[.A248])&gt;0;&quot;fingers relative&quot;;&quot;other&quot;)" office:value-type="float" office:value="0">
            <text:p>#VALUE!</text:p>
          </table:table-cell>
          <table:table-cell table:formula="of:=IF(SEARCH(&quot;FA&quot;;[.A248])&gt;0;&quot;fingers absolute&quot;;&quot;other&quot;)" office:value-type="float" office:value="0">
            <text:p>#VALUE!</text:p>
          </table:table-cell>
          <table:table-cell table:formula="of:=IF(SEARCH(&quot;Trackpad&quot;;[.A248])&gt;0;&quot;trackpad&quot;;&quot;other&quot;)" office:value-type="string" office:string-value="trackpad">
            <text:p>trackpad</text:p>
          </table:table-cell>
          <table:table-cell table:formula="of:=RIGHT([.A248];1)" office:value-type="string" office:string-value="C">
            <text:p>C</text:p>
          </table:table-cell>
        </table:table-row>
        <table:table-row table:style-name="ro3" table:visibility="filter">
          <table:table-cell office:value-type="string">
            <text:p>P31-data/Trackpad/P31T3/P31T3trackpadA</text:p>
          </table:table-cell>
          <table:table-cell office:value-type="float" office:value="1.0946">
            <text:p>1.0946</text:p>
          </table:table-cell>
          <table:table-cell office:value-type="float" office:value="0.4174">
            <text:p>0.4174</text:p>
          </table:table-cell>
          <table:table-cell office:value-type="float" office:value="380.9334">
            <text:p>380.9334</text:p>
          </table:table-cell>
          <table:table-cell office:value-type="float" office:value="73.5118">
            <text:p>73.5118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4.4152">
            <text:p>4.4152</text:p>
          </table:table-cell>
          <table:table-cell office:value-type="float" office:value="18.732">
            <text:p>18.732</text:p>
          </table:table-cell>
          <table:table-cell office:value-type="float" office:value="380.9334">
            <text:p>380.9334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4.0336">
            <text:p>4.0336</text:p>
          </table:table-cell>
          <table:table-cell table:formula="of:=IF(SEARCH(&quot;mouse&quot;;[.A249])&gt;0;&quot;mouse&quot;;&quot;other&quot;)" office:value-type="float" office:value="0">
            <text:p>#VALUE!</text:p>
          </table:table-cell>
          <table:table-cell table:formula="of:=IF(SEARCH(&quot;FR&quot;;[.A249])&gt;0;&quot;fingers relative&quot;;&quot;other&quot;)" office:value-type="float" office:value="0">
            <text:p>#VALUE!</text:p>
          </table:table-cell>
          <table:table-cell table:formula="of:=IF(SEARCH(&quot;FA&quot;;[.A249])&gt;0;&quot;fingers absolute&quot;;&quot;other&quot;)" office:value-type="float" office:value="0">
            <text:p>#VALUE!</text:p>
          </table:table-cell>
          <table:table-cell table:formula="of:=IF(SEARCH(&quot;Trackpad&quot;;[.A249])&gt;0;&quot;trackpad&quot;;&quot;other&quot;)" office:value-type="string" office:string-value="trackpad">
            <text:p>trackpad</text:p>
          </table:table-cell>
          <table:table-cell table:formula="of:=RIGHT([.A249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1-data/FA/P31FA1/P31FA1fingersA</text:p>
          </table:table-cell>
          <table:table-cell office:value-type="float" office:value="1.2163">
            <text:p>1.2163</text:p>
          </table:table-cell>
          <table:table-cell office:value-type="float" office:value="0.1678">
            <text:p>0.1678</text:p>
          </table:table-cell>
          <table:table-cell office:value-type="float" office:value="387.8728">
            <text:p>387.8728</text:p>
          </table:table-cell>
          <table:table-cell office:value-type="float" office:value="29.3027">
            <text:p>29.3027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3.6723">
            <text:p>3.6723</text:p>
          </table:table-cell>
          <table:table-cell office:value-type="float" office:value="33.0128">
            <text:p>33.0128</text:p>
          </table:table-cell>
          <table:table-cell office:value-type="float" office:value="387.8728">
            <text:p>387.8728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0194">
            <text:p>3.0194</text:p>
          </table:table-cell>
          <table:table-cell table:formula="of:=IF(SEARCH(&quot;mouse&quot;;[.A250])&gt;0;&quot;mouse&quot;;&quot;other&quot;)" office:value-type="float" office:value="0">
            <text:p>#VALUE!</text:p>
          </table:table-cell>
          <table:table-cell table:formula="of:=IF(SEARCH(&quot;FR&quot;;[.A250])&gt;0;&quot;fingers relative&quot;;&quot;other&quot;)" office:value-type="float" office:value="0">
            <text:p>#VALUE!</text:p>
          </table:table-cell>
          <table:table-cell table:formula="of:=IF(SEARCH(&quot;FA&quot;;[.A250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50])&gt;0;&quot;trackpad&quot;;&quot;other&quot;)" office:value-type="float" office:value="0">
            <text:p>#VALUE!</text:p>
          </table:table-cell>
          <table:table-cell table:formula="of:=RIGHT([.A250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1-data/FA/P31FA1/P31FA1fingersC</text:p>
          </table:table-cell>
          <table:table-cell office:value-type="float" office:value="2.2223">
            <text:p>2.2223</text:p>
          </table:table-cell>
          <table:table-cell office:value-type="float" office:value="0.3444">
            <text:p>0.3444</text:p>
          </table:table-cell>
          <table:table-cell office:value-type="float" office:value="354.9698">
            <text:p>354.9698</text:p>
          </table:table-cell>
          <table:table-cell office:value-type="float" office:value="56.0516">
            <text:p>56.0516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9.0431">
            <text:p>9.0431</text:p>
          </table:table-cell>
          <table:table-cell office:value-type="float" office:value="0.6742">
            <text:p>0.6742</text:p>
          </table:table-cell>
          <table:table-cell office:value-type="float" office:value="354.9698">
            <text:p>354.9698</text:p>
          </table:table-cell>
          <table:table-cell office:value-type="float" office:value="4.9896">
            <text:p>4.989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.0693">
            <text:p>4.0693</text:p>
          </table:table-cell>
          <table:table-cell table:formula="of:=IF(SEARCH(&quot;mouse&quot;;[.A251])&gt;0;&quot;mouse&quot;;&quot;other&quot;)" office:value-type="float" office:value="0">
            <text:p>#VALUE!</text:p>
          </table:table-cell>
          <table:table-cell table:formula="of:=IF(SEARCH(&quot;FR&quot;;[.A251])&gt;0;&quot;fingers relative&quot;;&quot;other&quot;)" office:value-type="float" office:value="0">
            <text:p>#VALUE!</text:p>
          </table:table-cell>
          <table:table-cell table:formula="of:=IF(SEARCH(&quot;FA&quot;;[.A251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51])&gt;0;&quot;trackpad&quot;;&quot;other&quot;)" office:value-type="float" office:value="0">
            <text:p>#VALUE!</text:p>
          </table:table-cell>
          <table:table-cell table:formula="of:=RIGHT([.A251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1-data/FA/P31FA1/P31FA1fingersB</text:p>
          </table:table-cell>
          <table:table-cell office:value-type="float" office:value="1.5631">
            <text:p>1.5631</text:p>
          </table:table-cell>
          <table:table-cell office:value-type="float" office:value="0.1957">
            <text:p>0.1957</text:p>
          </table:table-cell>
          <table:table-cell office:value-type="float" office:value="267.141">
            <text:p>267.141</text:p>
          </table:table-cell>
          <table:table-cell office:value-type="float" office:value="129.0397">
            <text:p>129.0397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4.6152">
            <text:p>4.6152</text:p>
          </table:table-cell>
          <table:table-cell office:value-type="float" office:value="11.3636">
            <text:p>11.3636</text:p>
          </table:table-cell>
          <table:table-cell office:value-type="float" office:value="267.141">
            <text:p>267.141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9526">
            <text:p>2.9526</text:p>
          </table:table-cell>
          <table:table-cell table:formula="of:=IF(SEARCH(&quot;mouse&quot;;[.A252])&gt;0;&quot;mouse&quot;;&quot;other&quot;)" office:value-type="float" office:value="0">
            <text:p>#VALUE!</text:p>
          </table:table-cell>
          <table:table-cell table:formula="of:=IF(SEARCH(&quot;FR&quot;;[.A252])&gt;0;&quot;fingers relative&quot;;&quot;other&quot;)" office:value-type="float" office:value="0">
            <text:p>#VALUE!</text:p>
          </table:table-cell>
          <table:table-cell table:formula="of:=IF(SEARCH(&quot;FA&quot;;[.A252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52])&gt;0;&quot;trackpad&quot;;&quot;other&quot;)" office:value-type="float" office:value="0">
            <text:p>#VALUE!</text:p>
          </table:table-cell>
          <table:table-cell table:formula="of:=RIGHT([.A252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1-data/FA/P31FA2/P31FA2fingersC</text:p>
          </table:table-cell>
          <table:table-cell office:value-type="float" office:value="2.3842">
            <text:p>2.3842</text:p>
          </table:table-cell>
          <table:table-cell office:value-type="float" office:value="1.0612">
            <text:p>1.0612</text:p>
          </table:table-cell>
          <table:table-cell office:value-type="float" office:value="449.8644">
            <text:p>449.8644</text:p>
          </table:table-cell>
          <table:table-cell office:value-type="float" office:value="235.6379">
            <text:p>235.637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6.423">
            <text:p>6.423</text:p>
          </table:table-cell>
          <table:table-cell office:value-type="float" office:value="5.3046">
            <text:p>5.3046</text:p>
          </table:table-cell>
          <table:table-cell office:value-type="float" office:value="449.8644">
            <text:p>449.8644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2.694">
            <text:p>2.694</text:p>
          </table:table-cell>
          <table:table-cell table:formula="of:=IF(SEARCH(&quot;mouse&quot;;[.A253])&gt;0;&quot;mouse&quot;;&quot;other&quot;)" office:value-type="float" office:value="0">
            <text:p>#VALUE!</text:p>
          </table:table-cell>
          <table:table-cell table:formula="of:=IF(SEARCH(&quot;FR&quot;;[.A253])&gt;0;&quot;fingers relative&quot;;&quot;other&quot;)" office:value-type="float" office:value="0">
            <text:p>#VALUE!</text:p>
          </table:table-cell>
          <table:table-cell table:formula="of:=IF(SEARCH(&quot;FA&quot;;[.A253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53])&gt;0;&quot;trackpad&quot;;&quot;other&quot;)" office:value-type="float" office:value="0">
            <text:p>#VALUE!</text:p>
          </table:table-cell>
          <table:table-cell table:formula="of:=RIGHT([.A253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1-data/FA/P31FA2/P31FA2fingersA</text:p>
          </table:table-cell>
          <table:table-cell office:value-type="float" office:value="1.0793">
            <text:p>1.0793</text:p>
          </table:table-cell>
          <table:table-cell office:value-type="float" office:value="0.1202">
            <text:p>0.1202</text:p>
          </table:table-cell>
          <table:table-cell office:value-type="float" office:value="386.6272">
            <text:p>386.6272</text:p>
          </table:table-cell>
          <table:table-cell office:value-type="float" office:value="71.4002">
            <text:p>71.4002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4.0043">
            <text:p>4.0043</text:p>
          </table:table-cell>
          <table:table-cell office:value-type="float" office:value="25.693">
            <text:p>25.693</text:p>
          </table:table-cell>
          <table:table-cell office:value-type="float" office:value="386.6272">
            <text:p>386.6272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.7102">
            <text:p>3.7102</text:p>
          </table:table-cell>
          <table:table-cell table:formula="of:=IF(SEARCH(&quot;mouse&quot;;[.A254])&gt;0;&quot;mouse&quot;;&quot;other&quot;)" office:value-type="float" office:value="0">
            <text:p>#VALUE!</text:p>
          </table:table-cell>
          <table:table-cell table:formula="of:=IF(SEARCH(&quot;FR&quot;;[.A254])&gt;0;&quot;fingers relative&quot;;&quot;other&quot;)" office:value-type="float" office:value="0">
            <text:p>#VALUE!</text:p>
          </table:table-cell>
          <table:table-cell table:formula="of:=IF(SEARCH(&quot;FA&quot;;[.A254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54])&gt;0;&quot;trackpad&quot;;&quot;other&quot;)" office:value-type="float" office:value="0">
            <text:p>#VALUE!</text:p>
          </table:table-cell>
          <table:table-cell table:formula="of:=RIGHT([.A254];1)" office:value-type="string" office:string-value="A">
            <text:p>A</text:p>
          </table:table-cell>
        </table:table-row>
        <table:table-row table:style-name="ro2" table:visibility="filter">
          <table:table-cell office:value-type="string">
            <text:p>P31-data/FA/P31FA2/P31FA2fingersB</text:p>
          </table:table-cell>
          <table:table-cell office:value-type="float" office:value="1.6946">
            <text:p>1.6946</text:p>
          </table:table-cell>
          <table:table-cell office:value-type="float" office:value="0.3436">
            <text:p>0.3436</text:p>
          </table:table-cell>
          <table:table-cell office:value-type="float" office:value="327.7387">
            <text:p>327.7387</text:p>
          </table:table-cell>
          <table:table-cell office:value-type="float" office:value="136.347">
            <text:p>136.347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4.542">
            <text:p>4.542</text:p>
          </table:table-cell>
          <table:table-cell office:value-type="float" office:value="14.7">
            <text:p>14.7</text:p>
          </table:table-cell>
          <table:table-cell office:value-type="float" office:value="327.7387">
            <text:p>327.7387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2.6802">
            <text:p>2.6802</text:p>
          </table:table-cell>
          <table:table-cell table:formula="of:=IF(SEARCH(&quot;mouse&quot;;[.A255])&gt;0;&quot;mouse&quot;;&quot;other&quot;)" office:value-type="float" office:value="0">
            <text:p>#VALUE!</text:p>
          </table:table-cell>
          <table:table-cell table:formula="of:=IF(SEARCH(&quot;FR&quot;;[.A255])&gt;0;&quot;fingers relative&quot;;&quot;other&quot;)" office:value-type="float" office:value="0">
            <text:p>#VALUE!</text:p>
          </table:table-cell>
          <table:table-cell table:formula="of:=IF(SEARCH(&quot;FA&quot;;[.A255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55])&gt;0;&quot;trackpad&quot;;&quot;other&quot;)" office:value-type="float" office:value="0">
            <text:p>#VALUE!</text:p>
          </table:table-cell>
          <table:table-cell table:formula="of:=RIGHT([.A255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1-data/FA/P31FA3/P31FA3fingersB</text:p>
          </table:table-cell>
          <table:table-cell office:value-type="float" office:value="1.5027">
            <text:p>1.5027</text:p>
          </table:table-cell>
          <table:table-cell office:value-type="float" office:value="1.0096">
            <text:p>1.0096</text:p>
          </table:table-cell>
          <table:table-cell office:value-type="float" office:value="368.6819">
            <text:p>368.6819</text:p>
          </table:table-cell>
          <table:table-cell office:value-type="float" office:value="85.5514">
            <text:p>85.5514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office:value-type="float" office:value="5.0469">
            <text:p>5.0469</text:p>
          </table:table-cell>
          <table:table-cell office:value-type="float" office:value="11.5011">
            <text:p>11.5011</text:p>
          </table:table-cell>
          <table:table-cell office:value-type="float" office:value="368.6819">
            <text:p>368.6819</text:p>
          </table:table-cell>
          <table:table-cell office:value-type="float" office:value="3.9832">
            <text:p>3.9832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 office:value-type="float" office:value="3.3586">
            <text:p>3.3586</text:p>
          </table:table-cell>
          <table:table-cell table:formula="of:=IF(SEARCH(&quot;mouse&quot;;[.A256])&gt;0;&quot;mouse&quot;;&quot;other&quot;)" office:value-type="float" office:value="0">
            <text:p>#VALUE!</text:p>
          </table:table-cell>
          <table:table-cell table:formula="of:=IF(SEARCH(&quot;FR&quot;;[.A256])&gt;0;&quot;fingers relative&quot;;&quot;other&quot;)" office:value-type="float" office:value="0">
            <text:p>#VALUE!</text:p>
          </table:table-cell>
          <table:table-cell table:formula="of:=IF(SEARCH(&quot;FA&quot;;[.A256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56])&gt;0;&quot;trackpad&quot;;&quot;other&quot;)" office:value-type="float" office:value="0">
            <text:p>#VALUE!</text:p>
          </table:table-cell>
          <table:table-cell table:formula="of:=RIGHT([.A256];1)" office:value-type="string" office:string-value="B">
            <text:p>B</text:p>
          </table:table-cell>
        </table:table-row>
        <table:table-row table:style-name="ro2" table:visibility="filter">
          <table:table-cell office:value-type="string">
            <text:p>P31-data/FA/P31FA3/P31FA3fingersC</text:p>
          </table:table-cell>
          <table:table-cell office:value-type="float" office:value="1.8986">
            <text:p>1.8986</text:p>
          </table:table-cell>
          <table:table-cell office:value-type="float" office:value="0.2973">
            <text:p>0.2973</text:p>
          </table:table-cell>
          <table:table-cell office:value-type="float" office:value="534.5986">
            <text:p>534.5986</text:p>
          </table:table-cell>
          <table:table-cell office:value-type="float" office:value="74.4941">
            <text:p>74.4941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6.6827">
            <text:p>6.6827</text:p>
          </table:table-cell>
          <table:table-cell office:value-type="float" office:value="5.2551">
            <text:p>5.2551</text:p>
          </table:table-cell>
          <table:table-cell office:value-type="float" office:value="534.5986">
            <text:p>534.5986</text:p>
          </table:table-cell>
          <table:table-cell office:value-type="float" office:value="5.5593">
            <text:p>5.5593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3.5198">
            <text:p>3.5198</text:p>
          </table:table-cell>
          <table:table-cell table:formula="of:=IF(SEARCH(&quot;mouse&quot;;[.A257])&gt;0;&quot;mouse&quot;;&quot;other&quot;)" office:value-type="float" office:value="0">
            <text:p>#VALUE!</text:p>
          </table:table-cell>
          <table:table-cell table:formula="of:=IF(SEARCH(&quot;FR&quot;;[.A257])&gt;0;&quot;fingers relative&quot;;&quot;other&quot;)" office:value-type="float" office:value="0">
            <text:p>#VALUE!</text:p>
          </table:table-cell>
          <table:table-cell table:formula="of:=IF(SEARCH(&quot;FA&quot;;[.A257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57])&gt;0;&quot;trackpad&quot;;&quot;other&quot;)" office:value-type="float" office:value="0">
            <text:p>#VALUE!</text:p>
          </table:table-cell>
          <table:table-cell table:formula="of:=RIGHT([.A257];1)" office:value-type="string" office:string-value="C">
            <text:p>C</text:p>
          </table:table-cell>
        </table:table-row>
        <table:table-row table:style-name="ro2" table:visibility="filter">
          <table:table-cell office:value-type="string">
            <text:p>P31-data/FA/P31FA3/P31FA3fingersA</text:p>
          </table:table-cell>
          <table:table-cell office:value-type="float" office:value="1.0089">
            <text:p>1.0089</text:p>
          </table:table-cell>
          <table:table-cell office:value-type="float" office:value="0.328">
            <text:p>0.328</text:p>
          </table:table-cell>
          <table:table-cell office:value-type="float" office:value="400.0126">
            <text:p>400.0126</text:p>
          </table:table-cell>
          <table:table-cell office:value-type="float" office:value="22.0493">
            <text:p>22.049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4.1488">
            <text:p>4.1488</text:p>
          </table:table-cell>
          <table:table-cell office:value-type="float" office:value="23.898">
            <text:p>23.898</text:p>
          </table:table-cell>
          <table:table-cell office:value-type="float" office:value="400.0126">
            <text:p>400.0126</text:p>
          </table:table-cell>
          <table:table-cell office:value-type="float" office:value="3.0032">
            <text:p>3.0032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4.1124">
            <text:p>4.1124</text:p>
          </table:table-cell>
          <table:table-cell table:formula="of:=IF(SEARCH(&quot;mouse&quot;;[.A258])&gt;0;&quot;mouse&quot;;&quot;other&quot;)" office:value-type="float" office:value="0">
            <text:p>#VALUE!</text:p>
          </table:table-cell>
          <table:table-cell table:formula="of:=IF(SEARCH(&quot;FR&quot;;[.A258])&gt;0;&quot;fingers relative&quot;;&quot;other&quot;)" office:value-type="float" office:value="0">
            <text:p>#VALUE!</text:p>
          </table:table-cell>
          <table:table-cell table:formula="of:=IF(SEARCH(&quot;FA&quot;;[.A258])&gt;0;&quot;fingers absolute&quot;;&quot;other&quot;)" office:value-type="string" office:string-value="fingers absolute">
            <text:p>fingers absolute</text:p>
          </table:table-cell>
          <table:table-cell table:formula="of:=IF(SEARCH(&quot;Trackpad&quot;;[.A258])&gt;0;&quot;trackpad&quot;;&quot;other&quot;)" office:value-type="float" office:value="0">
            <text:p>#VALUE!</text:p>
          </table:table-cell>
          <table:table-cell table:formula="of:=RIGHT([.A258];1)" office:value-type="string" office:string-value="A">
            <text:p>A</text:p>
          </table:table-cell>
        </table:table-row>
      </table:table>
      <table:table table:name="Sheet2" table:style-name="ta1">
        <table:table-column table:style-name="co14" table:default-cell-style-name="Default"/>
        <table:table-column table:style-name="co13" table:number-columns-repeated="4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D</text:p>
          </table:table-cell>
          <table:table-cell office:value-type="string">
            <text:p>Mean MT</text:p>
          </table:table-cell>
          <table:table-cell office:value-type="string">
            <text:p>Error</text:p>
          </table:table-cell>
          <table:table-cell office:value-type="string">
            <text:p>Outlier</text:p>
          </table:table-cell>
        </table:table-row>
        <table:table-row table:style-name="ro2">
          <table:table-cell office:value-type="string">
            <text:p>Mouse</text:p>
          </table:table-cell>
          <table:table-cell office:value-type="string">
            <text:p>A</text:p>
          </table:table-cell>
          <table:table-cell office:value-type="float" office:value="0.66">
            <text:p>0.66</text:p>
          </table:table-cell>
          <table:table-cell office:value-type="float" office:value="0.048">
            <text:p>0.048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string">
            <text:p>Mouse</text:p>
          </table:table-cell>
          <table:table-cell office:value-type="string">
            <text:p>B</text:p>
          </table:table-cell>
          <table:table-cell office:value-type="float" office:value="0.84">
            <text:p>0.84</text:p>
          </table:table-cell>
          <table:table-cell office:value-type="float" office:value="0.06">
            <text:p>0.06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string">
            <text:p>Mouse</text:p>
          </table:table-cell>
          <table:table-cell office:value-type="string">
            <text:p>C</text:p>
          </table:table-cell>
          <table:table-cell office:value-type="float" office:value="1.2">
            <text:p>1.2</text:p>
          </table:table-cell>
          <table:table-cell office:value-type="float" office:value="0.128">
            <text:p>0.128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string">
            <text:p>Fingers relative</text:p>
          </table:table-cell>
          <table:table-cell office:value-type="string">
            <text:p>A</text:p>
          </table:table-cell>
          <table:table-cell office:value-type="float" office:value="1.41">
            <text:p>1.41</text:p>
          </table:table-cell>
          <table:table-cell office:value-type="float" office:value="0.1">
            <text:p>0.1</text:p>
          </table:table-cell>
          <table:table-cell office:value-type="float" office:value="0.033">
            <text:p>0.033</text:p>
          </table:table-cell>
        </table:table-row>
        <table:table-row table:style-name="ro2">
          <table:table-cell office:value-type="string">
            <text:p>Fingers relative</text:p>
          </table:table-cell>
          <table:table-cell office:value-type="string">
            <text:p>B</text:p>
          </table:table-cell>
          <table:table-cell office:value-type="float" office:value="1.82">
            <text:p>1.82</text:p>
          </table:table-cell>
          <table:table-cell office:value-type="float" office:value="0.155">
            <text:p>0.155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Fingers relative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Fingers Absolute</text:p>
          </table:table-cell>
          <table:table-cell office:value-type="string">
            <text:p>A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 office:value-type="string">
            <text:p>Fingers Absolute</text:p>
          </table:table-cell>
          <table:table-cell office:value-type="string">
            <text:p>B</text:p>
          </table:table-cell>
          <table:table-cell office:value-type="float" office:value="1.57">
            <text:p>1.57</text:p>
          </table:table-cell>
          <table:table-cell office:value-type="float" office:value="0.37">
            <text:p>0.37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Fingers Absolute</text:p>
          </table:table-cell>
          <table:table-cell office:value-type="string">
            <text:p>C</text:p>
          </table:table-cell>
          <table:table-cell office:value-type="float" office:value="2.3">
            <text:p>2.3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rackpad</text:p>
          </table:table-cell>
          <table:table-cell office:value-type="string">
            <text:p>A</text:p>
          </table:table-cell>
          <table:table-cell office:value-type="float" office:value="1.17">
            <text:p>1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rackpad</text:p>
          </table:table-cell>
          <table:table-cell office:value-type="string">
            <text:p>B</text:p>
          </table:table-cell>
          <table:table-cell office:value-type="float" office:value="1.35">
            <text:p>1.35</text:p>
          </table:table-cell>
          <table:table-cell office:value-type="float" office:value="0.02">
            <text:p>0.02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string">
            <text:p>Trackpad</text:p>
          </table:table-cell>
          <table:table-cell office:value-type="string">
            <text:p>C</text:p>
          </table:table-cell>
          <table:table-cell office:value-type="float" office:value="1.74">
            <text:p>1.74</text:p>
          </table:table-cell>
          <table:table-cell office:value-type="float" office:value="0.12">
            <text:p>0.12</text:p>
          </table:table-cell>
          <table:table-cell office:value-type="float" office:value="0.012">
            <text:p>0.012</text:p>
          </table:table-cell>
        </table:table-row>
      </table:table>
      <table:named-expressions/>
      <table:database-ranges>
        <table:database-range table:name="__Anonymous_Sheet_DB__0" table:target-range-address="Sheet1.A1:Sheet1.S258" table:display-filter-buttons="true">
          <table:filter>
            <table:filter-and>
              <table:filter-condition table:field-number="18" table:value="C" table:operator="="/>
              <table:filter-condition table:field-number="15" table:value="fingers relativ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5T12:11:51</dc:date>
    <dc:creator>julian </dc:creator>
    <meta:generator>LibreOffice/3.5$Linux_x86 LibreOffice_project/350m1$Build-2</meta:generator>
    <meta:editing-duration>P0D</meta:editing-duration>
    <meta:editing-cycles>1</meta:editing-cycles>
    <meta:document-statistic meta:table-count="2" meta:cell-count="4967" meta:object-count="0"/>
  </office:meta>
</office:document-meta>
</file>